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Table1" style:family="table">
      <style:table-properties style:width="7.5819in" fo:margin-left="-0.075in" fo:margin-top="0in" fo:margin-bottom="0in" table:align="left" style:writing-mode="lr-tb"/>
    </style:style>
    <style:style style:name="Table1.A" style:family="table-column">
      <style:table-column-properties style:column-width="5.3861in"/>
    </style:style>
    <style:style style:name="Table1.B" style:family="table-column">
      <style:table-column-properties style:column-width="2.195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.A2" style:family="table-cell">
      <style:table-cell-properties fo:background-color="#8db3e2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A3" style:family="table-cell">
      <style:table-cell-properties fo:background-color="#c4bc96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A5" style:family="table-cell">
      <style:table-cell-properties fo:background-color="#e5b8b7" fo:padding-left="0.075in" fo:padding-right="0.075in" fo:padding-top="0in" fo:padding-bottom="0in" fo:border="0.5pt solid #000000" style:writing-mode="lr-tb">
        <style:background-image/>
      </style:table-cell-properties>
    </style:style>
    <style:style style:name="P1" style:family="paragraph" style:parent-style-name="Standard" style:list-style-name="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2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3" style:family="paragraph" style:parent-style-name="Standard" style:list-style-name="">
      <style:paragraph-properties fo:margin-top="0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4" style:family="paragraph" style:parent-style-name="Standard" style:list-style-name="">
      <style:paragraph-properties fo:margin-top="0.1945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5" style:family="paragraph" style:parent-style-name="Standard">
      <style:paragraph-properties fo:margin-top="0.1945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6" style:family="paragraph" style:parent-style-name="Standard" style:list-style-name="WWNum1">
      <style:paragraph-properties fo:margin-top="0.1945in" fo:margin-bottom="0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7" style:family="paragraph" style:parent-style-name="Standard" style:list-style-name="WWNum1">
      <style:paragraph-properties fo:margin-top="0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8" style:family="paragraph" style:parent-style-name="Standard" style:list-style-name="WWNum2">
      <style:paragraph-properties fo:margin-top="0.1945in" fo:margin-bottom="0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9" style:family="paragraph" style:parent-style-name="Standard" style:list-style-name="WWNum2">
      <style:paragraph-properties fo:margin-top="0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0" style:family="paragraph" style:parent-style-name="Standard" style:list-style-name="WWNum3">
      <style:paragraph-properties fo:margin-top="0.1945in" fo:margin-bottom="0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1" style:family="paragraph" style:parent-style-name="Standard" style:list-style-name="WWNum3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2" style:family="paragraph" style:parent-style-name="Standard" style:list-style-name="WWNum3">
      <style:paragraph-properties fo:margin-top="0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3" style:family="paragraph" style:parent-style-name="Standard" style:list-style-name="WWNum4">
      <style:paragraph-properties fo:margin-top="0.1945in" fo:margin-bottom="0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4" style:family="paragraph" style:parent-style-name="Standard" style:list-style-name="WWNum4">
      <style:paragraph-properties fo:margin-top="0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5" style:family="paragraph" style:parent-style-name="Standard" style:list-style-name="WWNum5">
      <style:paragraph-properties fo:margin-top="0.1945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6" style:family="paragraph" style:parent-style-name="Standard">
      <style:paragraph-properties fo:margin-top="0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7" style:family="paragraph" style:parent-style-name="Standard" style:list-style-name="WWNum42">
      <style:paragraph-properties fo:margin-top="0.1945in" fo:margin-bottom="0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8" style:family="paragraph" style:parent-style-name="Standard" style:list-style-name="WWNum42">
      <style:paragraph-properties fo:margin-top="0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9" style:family="paragraph" style:parent-style-name="Standard" style:list-style-name="WWNum43">
      <style:paragraph-properties fo:margin-top="0.1945in" fo:margin-bottom="0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20" style:family="paragraph" style:parent-style-name="Standard" style:list-style-name="WWNum43">
      <style:paragraph-properties fo:margin-top="0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21" style:family="paragraph" style:parent-style-name="Standard" style:list-style-name="WWNum44">
      <style:paragraph-properties fo:margin-top="0.1945in" fo:margin-bottom="0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22" style:family="paragraph" style:parent-style-name="Standard" style:list-style-name="WWNum44">
      <style:paragraph-properties fo:margin-top="0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23" style:family="paragraph" style:parent-style-name="Standard" style:list-style-name="WWNum45">
      <style:paragraph-properties fo:margin-top="0.1945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24" style:family="paragraph" style:parent-style-name="Standard" style:list-style-name="WWNum46">
      <style:paragraph-properties fo:margin-top="0.1945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2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26" style:family="paragraph" style:parent-style-name="Standard" style:list-style-name="WWNum47">
      <style:paragraph-properties fo:margin-top="0.1945in" fo:margin-bottom="0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27" style:family="paragraph" style:parent-style-name="Standard" style:list-style-name="WWNum47">
      <style:paragraph-properties fo:margin-top="0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28" style:family="paragraph" style:parent-style-name="Standard" style:list-style-name="WWNum48">
      <style:paragraph-properties fo:margin-top="0.1945in" fo:margin-bottom="0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29" style:family="paragraph" style:parent-style-name="Standard" style:list-style-name="WWNum48">
      <style:paragraph-properties fo:margin-top="0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30" style:family="paragraph" style:parent-style-name="Standard" style:list-style-name="WWNum49">
      <style:paragraph-properties fo:margin-top="0.1945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31" style:family="paragraph" style:parent-style-name="Standard" style:list-style-name="WWNum50">
      <style:paragraph-properties fo:margin-top="0.1945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32" style:family="paragraph" style:parent-style-name="Standard" style:list-style-name="WWNum51">
      <style:paragraph-properties fo:margin-top="0.1945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33" style:family="paragraph" style:parent-style-name="Standard" style:list-style-name="WWNum52">
      <style:paragraph-properties fo:margin-top="0.1945in" fo:margin-bottom="0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34" style:family="paragraph" style:parent-style-name="Standard" style:list-style-name="WWNum52">
      <style:paragraph-properties fo:margin-top="0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35" style:family="paragraph" style:parent-style-name="Standard" style:list-style-name="WWNum53">
      <style:paragraph-properties fo:margin-top="0.1945in" fo:margin-bottom="0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36" style:family="paragraph" style:parent-style-name="Standard" style:list-style-name="WWNum53">
      <style:paragraph-properties fo:margin-top="0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37" style:family="paragraph" style:parent-style-name="Standard" style:list-style-name="WWNum54">
      <style:paragraph-properties fo:margin-top="0.1945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38" style:family="paragraph" style:parent-style-name="Standard" style:list-style-name="WWNum55">
      <style:paragraph-properties fo:margin-top="0.1945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39" style:family="paragraph" style:parent-style-name="Standard" style:list-style-name="WWNum56">
      <style:paragraph-properties fo:margin-top="0.1945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40" style:family="paragraph" style:parent-style-name="Standard" style:list-style-name="WWNum57">
      <style:paragraph-properties fo:margin-left="1in" fo:margin-top="0.1945in" fo:margin-bottom="0in" style:contextual-spacing="false" fo:line-height="100%" fo:text-align="start" style:justify-single-word="false" fo:orphans="2" fo:widows="2" fo:text-indent="-0.25in" style:auto-text-indent="false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41" style:family="paragraph" style:parent-style-name="Standard" style:list-style-name="WWNum57">
      <style:paragraph-properties fo:margin-left="1in" fo:margin-top="0in" fo:margin-bottom="0.1945in" style:contextual-spacing="false" fo:line-height="100%" fo:text-align="start" style:justify-single-word="false" fo:orphans="2" fo:widows="2" fo:text-indent="-0.25in" style:auto-text-indent="false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42" style:family="paragraph" style:parent-style-name="Standard" style:list-style-name="WWNum58">
      <style:paragraph-properties fo:margin-left="1in" fo:margin-top="0.1945in" fo:margin-bottom="0in" style:contextual-spacing="false" fo:line-height="100%" fo:text-align="start" style:justify-single-word="false" fo:orphans="2" fo:widows="2" fo:text-indent="-0.25in" style:auto-text-indent="false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43" style:family="paragraph" style:parent-style-name="Standard" style:list-style-name="WWNum58">
      <style:paragraph-properties fo:margin-left="1in" fo:margin-top="0in" fo:margin-bottom="0.1945in" style:contextual-spacing="false" fo:line-height="100%" fo:text-align="start" style:justify-single-word="false" fo:orphans="2" fo:widows="2" fo:text-indent="-0.25in" style:auto-text-indent="false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44" style:family="paragraph" style:parent-style-name="Standard" style:list-style-name="WWNum59">
      <style:paragraph-properties fo:margin-left="1in" fo:margin-top="0.1945in" fo:margin-bottom="0in" style:contextual-spacing="false" fo:line-height="100%" fo:text-align="start" style:justify-single-word="false" fo:orphans="2" fo:widows="2" fo:text-indent="-0.25in" style:auto-text-indent="false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45" style:family="paragraph" style:parent-style-name="Standard" style:list-style-name="WWNum59">
      <style:paragraph-properties fo:margin-left="1in" fo:margin-top="0in" fo:margin-bottom="0.1945in" style:contextual-spacing="false" fo:line-height="100%" fo:text-align="start" style:justify-single-word="false" fo:orphans="2" fo:widows="2" fo:text-indent="-0.25in" style:auto-text-indent="false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46" style:family="paragraph" style:parent-style-name="Standard" style:list-style-name="WWNum60">
      <style:paragraph-properties fo:margin-left="1in" fo:margin-top="0.1945in" fo:margin-bottom="0.1945in" style:contextual-spacing="false" fo:line-height="100%" fo:text-align="start" style:justify-single-word="false" fo:orphans="2" fo:widows="2" fo:text-indent="-0.25in" style:auto-text-indent="false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47" style:family="paragraph" style:parent-style-name="Standard" style:list-style-name="WWNum61">
      <style:paragraph-properties fo:margin-left="1in" fo:margin-top="0.1945in" fo:margin-bottom="0.1945in" style:contextual-spacing="false" fo:line-height="100%" fo:text-align="start" style:justify-single-word="false" fo:orphans="2" fo:widows="2" fo:text-indent="-0.25in" style:auto-text-indent="false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48" style:family="paragraph" style:parent-style-name="Standard" style:list-style-name="WWNum6">
      <style:paragraph-properties fo:margin-top="0.1945in" fo:margin-bottom="0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49" style:family="paragraph" style:parent-style-name="Standard" style:list-style-name="WWNum6">
      <style:paragraph-properties fo:margin-top="0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50" style:family="paragraph" style:parent-style-name="Standard" style:list-style-name="WWNum7">
      <style:paragraph-properties fo:margin-top="0.1945in" fo:margin-bottom="0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51" style:family="paragraph" style:parent-style-name="Standard" style:list-style-name="WWNum7">
      <style:paragraph-properties fo:margin-top="0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52" style:family="paragraph" style:parent-style-name="Standard" style:list-style-name="WWNum8">
      <style:paragraph-properties fo:margin-top="0.1945in" fo:margin-bottom="0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53" style:family="paragraph" style:parent-style-name="Standard" style:list-style-name="WWNum8">
      <style:paragraph-properties fo:margin-top="0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54" style:family="paragraph" style:parent-style-name="Standard" style:list-style-name="WWNum9">
      <style:paragraph-properties fo:margin-top="0.1945in" fo:margin-bottom="0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55" style:family="paragraph" style:parent-style-name="Standard" style:list-style-name="WWNum9">
      <style:paragraph-properties fo:margin-top="0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56" style:family="paragraph" style:parent-style-name="Standard" style:list-style-name="WWNum10">
      <style:paragraph-properties fo:margin-top="0.1945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57" style:family="paragraph" style:parent-style-name="Standard" style:list-style-name="WWNum11">
      <style:paragraph-properties fo:margin-top="0.1945in" fo:margin-bottom="0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58" style:family="paragraph" style:parent-style-name="Standard" style:list-style-name="WWNum11">
      <style:paragraph-properties fo:margin-top="0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59" style:family="paragraph" style:parent-style-name="Standard" style:list-style-name="WWNum12">
      <style:paragraph-properties fo:margin-top="0.1945in" fo:margin-bottom="0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60" style:family="paragraph" style:parent-style-name="Standard" style:list-style-name="WWNum12">
      <style:paragraph-properties fo:margin-top="0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61" style:family="paragraph" style:parent-style-name="Standard" style:list-style-name="WWNum13">
      <style:paragraph-properties fo:margin-top="0.1945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62" style:family="paragraph" style:parent-style-name="Standard" style:list-style-name="WWNum14">
      <style:paragraph-properties fo:margin-top="0.1945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63" style:family="paragraph" style:parent-style-name="Standard" style:list-style-name="WWNum15">
      <style:paragraph-properties fo:margin-top="0.1945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64" style:family="paragraph" style:parent-style-name="Standard" style:list-style-name="WWNum16">
      <style:paragraph-properties fo:margin-top="0.1945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65" style:family="paragraph" style:parent-style-name="Standard" style:list-style-name="WWNum17">
      <style:paragraph-properties fo:margin-top="0.1945in" fo:margin-bottom="0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66" style:family="paragraph" style:parent-style-name="Standard" style:list-style-name="WWNum17">
      <style:paragraph-properties fo:margin-top="0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67" style:family="paragraph" style:parent-style-name="Standard" style:list-style-name="WWNum18">
      <style:paragraph-properties fo:margin-top="0.1945in" fo:margin-bottom="0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68" style:family="paragraph" style:parent-style-name="Standard" style:list-style-name="WWNum18">
      <style:paragraph-properties fo:margin-top="0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69" style:family="paragraph" style:parent-style-name="Standard" style:list-style-name="WWNum19">
      <style:paragraph-properties fo:margin-top="0.1945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70" style:family="paragraph" style:parent-style-name="Standard" style:list-style-name="WWNum20">
      <style:paragraph-properties fo:margin-top="0.1945in" fo:margin-bottom="0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71" style:family="paragraph" style:parent-style-name="Standard" style:list-style-name="WWNum20">
      <style:paragraph-properties fo:margin-top="0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72" style:family="paragraph" style:parent-style-name="Standard" style:list-style-name="WWNum21">
      <style:paragraph-properties fo:margin-top="0.1945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73" style:family="paragraph" style:parent-style-name="Standard" style:list-style-name="WWNum22">
      <style:paragraph-properties fo:margin-top="0.1945in" fo:margin-bottom="0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74" style:family="paragraph" style:parent-style-name="Standard" style:list-style-name="WWNum22">
      <style:paragraph-properties fo:margin-top="0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75" style:family="paragraph" style:parent-style-name="Standard" style:list-style-name="WWNum23">
      <style:paragraph-properties fo:margin-top="0.1945in" fo:margin-bottom="0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76" style:family="paragraph" style:parent-style-name="Standard" style:list-style-name="WWNum23">
      <style:paragraph-properties fo:margin-top="0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77" style:family="paragraph" style:parent-style-name="Standard" style:list-style-name="WWNum24">
      <style:paragraph-properties fo:margin-top="0.1945in" fo:margin-bottom="0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78" style:family="paragraph" style:parent-style-name="Standard" style:list-style-name="WWNum24">
      <style:paragraph-properties fo:margin-top="0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79" style:family="paragraph" style:parent-style-name="Standard" style:list-style-name="WWNum25">
      <style:paragraph-properties fo:margin-top="0.1945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80" style:family="paragraph" style:parent-style-name="Standard" style:list-style-name="WWNum26">
      <style:paragraph-properties fo:margin-top="0.1945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81" style:family="paragraph" style:parent-style-name="Standard" style:list-style-name="WWNum27">
      <style:paragraph-properties fo:margin-left="1in" fo:margin-top="0.1945in" fo:margin-bottom="0in" style:contextual-spacing="false" fo:line-height="100%" fo:text-align="start" style:justify-single-word="false" fo:orphans="2" fo:widows="2" fo:text-indent="-0.25in" style:auto-text-indent="false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82" style:family="paragraph" style:parent-style-name="Standard" style:list-style-name="WWNum27">
      <style:paragraph-properties fo:margin-left="1in" fo:margin-top="0in" fo:margin-bottom="0.1945in" style:contextual-spacing="false" fo:line-height="100%" fo:text-align="start" style:justify-single-word="false" fo:orphans="2" fo:widows="2" fo:text-indent="-0.25in" style:auto-text-indent="false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83" style:family="paragraph" style:parent-style-name="Standard" style:list-style-name="WWNum28">
      <style:paragraph-properties fo:margin-left="1in" fo:margin-top="0.1945in" fo:margin-bottom="0in" style:contextual-spacing="false" fo:line-height="100%" fo:text-align="start" style:justify-single-word="false" fo:orphans="2" fo:widows="2" fo:text-indent="-0.25in" style:auto-text-indent="false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84" style:family="paragraph" style:parent-style-name="Standard" style:list-style-name="WWNum28">
      <style:paragraph-properties fo:margin-left="1in" fo:margin-top="0in" fo:margin-bottom="0.1945in" style:contextual-spacing="false" fo:line-height="100%" fo:text-align="start" style:justify-single-word="false" fo:orphans="2" fo:widows="2" fo:text-indent="-0.25in" style:auto-text-indent="false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85" style:family="paragraph" style:parent-style-name="Standard" style:list-style-name="WWNum29">
      <style:paragraph-properties fo:margin-left="1in" fo:margin-top="0.1945in" fo:margin-bottom="0.1945in" style:contextual-spacing="false" fo:line-height="100%" fo:text-align="start" style:justify-single-word="false" fo:orphans="2" fo:widows="2" fo:text-indent="-0.25in" style:auto-text-indent="false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86" style:family="paragraph" style:parent-style-name="Standard" style:list-style-name="WWNum30">
      <style:paragraph-properties fo:margin-left="1in" fo:margin-top="0.1945in" fo:margin-bottom="0.1945in" style:contextual-spacing="false" fo:line-height="100%" fo:text-align="start" style:justify-single-word="false" fo:orphans="2" fo:widows="2" fo:text-indent="-0.25in" style:auto-text-indent="false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87" style:family="paragraph" style:parent-style-name="Standard" style:list-style-name="WWNum31">
      <style:paragraph-properties fo:margin-left="1in" fo:margin-top="0.1945in" fo:margin-bottom="0.1945in" style:contextual-spacing="false" fo:line-height="100%" fo:text-align="start" style:justify-single-word="false" fo:orphans="2" fo:widows="2" fo:text-indent="-0.25in" style:auto-text-indent="false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88" style:family="paragraph" style:parent-style-name="Standard" style:list-style-name="WWNum32">
      <style:paragraph-properties fo:margin-top="0.1945in" fo:margin-bottom="0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89" style:family="paragraph" style:parent-style-name="Standard" style:list-style-name="WWNum32">
      <style:paragraph-properties fo:margin-top="0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90" style:family="paragraph" style:parent-style-name="Standard" style:list-style-name="WWNum33">
      <style:paragraph-properties fo:margin-top="0.1945in" fo:margin-bottom="0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91" style:family="paragraph" style:parent-style-name="Standard" style:list-style-name="WWNum33">
      <style:paragraph-properties fo:margin-top="0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92" style:family="paragraph" style:parent-style-name="Standard" style:list-style-name="WWNum34">
      <style:paragraph-properties fo:margin-top="0.1945in" fo:margin-bottom="0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93" style:family="paragraph" style:parent-style-name="Standard" style:list-style-name="WWNum34">
      <style:paragraph-properties fo:margin-top="0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94" style:family="paragraph" style:parent-style-name="Standard" style:list-style-name="WWNum35">
      <style:paragraph-properties fo:margin-top="0.1945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95" style:family="paragraph" style:parent-style-name="Standard" style:list-style-name="WWNum36">
      <style:paragraph-properties fo:margin-top="0.1945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96" style:family="paragraph" style:parent-style-name="Standard" style:list-style-name="WWNum37">
      <style:paragraph-properties fo:margin-top="0.1945in" fo:margin-bottom="0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97" style:family="paragraph" style:parent-style-name="Standard" style:list-style-name="WWNum37">
      <style:paragraph-properties fo:margin-top="0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98" style:family="paragraph" style:parent-style-name="Standard" style:list-style-name="WWNum38">
      <style:paragraph-properties fo:margin-top="0.1945in" fo:margin-bottom="0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99" style:family="paragraph" style:parent-style-name="Standard" style:list-style-name="WWNum38">
      <style:paragraph-properties fo:margin-top="0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00" style:family="paragraph" style:parent-style-name="Standard" style:list-style-name="WWNum39">
      <style:paragraph-properties fo:margin-top="0.1945in" fo:margin-bottom="0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01" style:family="paragraph" style:parent-style-name="Standard" style:list-style-name="WWNum39">
      <style:paragraph-properties fo:margin-top="0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02" style:family="paragraph" style:parent-style-name="Standard" style:list-style-name="WWNum40">
      <style:paragraph-properties fo:margin-top="0.1945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03" style:family="paragraph" style:parent-style-name="Standard" style:list-style-name="WWNum41">
      <style:paragraph-properties fo:margin-top="0.1945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04" style:family="paragraph" style:parent-style-name="Standard" style:list-style-name="WWNum62">
      <style:paragraph-properties fo:margin-top="0.1945in" fo:margin-bottom="0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05" style:family="paragraph" style:parent-style-name="Standard" style:list-style-name="WWNum62">
      <style:paragraph-properties fo:margin-top="0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06" style:family="paragraph" style:parent-style-name="Standard" style:list-style-name="WWNum63">
      <style:paragraph-properties fo:margin-top="0.1945in" fo:margin-bottom="0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07" style:family="paragraph" style:parent-style-name="Standard" style:list-style-name="WWNum63">
      <style:paragraph-properties fo:margin-top="0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08" style:family="paragraph" style:parent-style-name="Standard" style:list-style-name="WWNum64">
      <style:paragraph-properties fo:margin-top="0.1945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09" style:family="paragraph" style:parent-style-name="Standard" style:list-style-name="WWNum65">
      <style:paragraph-properties fo:margin-top="0.1945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10" style:family="paragraph" style:parent-style-name="Standard" style:list-style-name="WWNum66">
      <style:paragraph-properties fo:margin-top="0.1945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11" style:family="paragraph" style:parent-style-name="Standard" style:list-style-name="WWNum67">
      <style:paragraph-properties fo:margin-top="0.1945in" fo:margin-bottom="0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12" style:family="paragraph" style:parent-style-name="Standard" style:list-style-name="WWNum67">
      <style:paragraph-properties fo:margin-top="0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13" style:family="paragraph" style:parent-style-name="Standard" style:list-style-name="WWNum68">
      <style:paragraph-properties fo:margin-top="0.1945in" fo:margin-bottom="0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14" style:family="paragraph" style:parent-style-name="Standard" style:list-style-name="WWNum68">
      <style:paragraph-properties fo:margin-top="0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15" style:family="paragraph" style:parent-style-name="Standard" style:list-style-name="WWNum69">
      <style:paragraph-properties fo:margin-top="0.1945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16" style:family="paragraph" style:parent-style-name="Standard" style:list-style-name="WWNum70">
      <style:paragraph-properties fo:margin-top="0.1945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17" style:family="paragraph" style:parent-style-name="Standard" style:list-style-name="WWNum71">
      <style:paragraph-properties fo:margin-top="0.1945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18" style:family="paragraph" style:parent-style-name="Standard" style:list-style-name="WWNum72">
      <style:paragraph-properties fo:margin-left="1in" fo:margin-top="0.1945in" fo:margin-bottom="0in" style:contextual-spacing="false" fo:line-height="100%" fo:text-align="start" style:justify-single-word="false" fo:orphans="2" fo:widows="2" fo:text-indent="-0.25in" style:auto-text-indent="false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19" style:family="paragraph" style:parent-style-name="Standard" style:list-style-name="WWNum72">
      <style:paragraph-properties fo:margin-left="1in" fo:margin-top="0in" fo:margin-bottom="0in" style:contextual-spacing="false" fo:line-height="100%" fo:text-align="start" style:justify-single-word="false" fo:orphans="2" fo:widows="2" fo:text-indent="-0.25in" style:auto-text-indent="false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20" style:family="paragraph" style:parent-style-name="Standard" style:list-style-name="WWNum72">
      <style:paragraph-properties fo:margin-left="1in" fo:margin-top="0in" fo:margin-bottom="0.1945in" style:contextual-spacing="false" fo:line-height="100%" fo:text-align="start" style:justify-single-word="false" fo:orphans="2" fo:widows="2" fo:text-indent="-0.25in" style:auto-text-indent="false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21" style:family="paragraph" style:parent-style-name="Standard" style:list-style-name="WWNum73">
      <style:paragraph-properties fo:margin-left="1in" fo:margin-top="0.1945in" fo:margin-bottom="0in" style:contextual-spacing="false" fo:line-height="100%" fo:text-align="start" style:justify-single-word="false" fo:orphans="2" fo:widows="2" fo:text-indent="-0.25in" style:auto-text-indent="false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22" style:family="paragraph" style:parent-style-name="Standard" style:list-style-name="WWNum73">
      <style:paragraph-properties fo:margin-left="1in" fo:margin-top="0in" fo:margin-bottom="0in" style:contextual-spacing="false" fo:line-height="100%" fo:text-align="start" style:justify-single-word="false" fo:orphans="2" fo:widows="2" fo:text-indent="-0.25in" style:auto-text-indent="false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23" style:family="paragraph" style:parent-style-name="Standard" style:list-style-name="WWNum73">
      <style:paragraph-properties fo:margin-left="1in" fo:margin-top="0in" fo:margin-bottom="0.1945in" style:contextual-spacing="false" fo:line-height="100%" fo:text-align="start" style:justify-single-word="false" fo:orphans="2" fo:widows="2" fo:text-indent="-0.25in" style:auto-text-indent="false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24" style:family="paragraph" style:parent-style-name="Standard" style:list-style-name="WWNum74">
      <style:paragraph-properties fo:margin-left="1in" fo:margin-top="0.1945in" fo:margin-bottom="0in" style:contextual-spacing="false" fo:line-height="100%" fo:text-align="start" style:justify-single-word="false" fo:orphans="2" fo:widows="2" fo:text-indent="-0.25in" style:auto-text-indent="false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25" style:family="paragraph" style:parent-style-name="Standard" style:list-style-name="WWNum74">
      <style:paragraph-properties fo:margin-left="1in" fo:margin-top="0in" fo:margin-bottom="0.1945in" style:contextual-spacing="false" fo:line-height="100%" fo:text-align="start" style:justify-single-word="false" fo:orphans="2" fo:widows="2" fo:text-indent="-0.25in" style:auto-text-indent="false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26" style:family="paragraph" style:parent-style-name="Standard" style:list-style-name="WWNum75">
      <style:paragraph-properties fo:margin-left="1in" fo:margin-top="0.1945in" fo:margin-bottom="0in" style:contextual-spacing="false" fo:line-height="100%" fo:text-align="start" style:justify-single-word="false" fo:orphans="2" fo:widows="2" fo:text-indent="-0.25in" style:auto-text-indent="false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27" style:family="paragraph" style:parent-style-name="Standard" style:list-style-name="WWNum75">
      <style:paragraph-properties fo:margin-left="1in" fo:margin-top="0in" fo:margin-bottom="0.1945in" style:contextual-spacing="false" fo:line-height="100%" fo:text-align="start" style:justify-single-word="false" fo:orphans="2" fo:widows="2" fo:text-indent="-0.25in" style:auto-text-indent="false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28" style:family="paragraph" style:parent-style-name="Standard" style:list-style-name="WWNum76">
      <style:paragraph-properties fo:margin-left="1in" fo:margin-top="0.1945in" fo:margin-bottom="0in" style:contextual-spacing="false" fo:line-height="100%" fo:text-align="start" style:justify-single-word="false" fo:orphans="2" fo:widows="2" fo:text-indent="-0.25in" style:auto-text-indent="false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29" style:family="paragraph" style:parent-style-name="Standard" style:list-style-name="WWNum76">
      <style:paragraph-properties fo:margin-left="1in" fo:margin-top="0in" fo:margin-bottom="0.1945in" style:contextual-spacing="false" fo:line-height="100%" fo:text-align="start" style:justify-single-word="false" fo:orphans="2" fo:widows="2" fo:text-indent="-0.25in" style:auto-text-indent="false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30" style:family="paragraph" style:parent-style-name="Standard" style:list-style-name="WWNum77">
      <style:paragraph-properties fo:margin-left="1in" fo:margin-top="0.1945in" fo:margin-bottom="0in" style:contextual-spacing="false" fo:line-height="100%" fo:text-align="start" style:justify-single-word="false" fo:orphans="2" fo:widows="2" fo:text-indent="-0.25in" style:auto-text-indent="false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31" style:family="paragraph" style:parent-style-name="Standard" style:list-style-name="WWNum77">
      <style:paragraph-properties fo:margin-left="1in" fo:margin-top="0in" fo:margin-bottom="0in" style:contextual-spacing="false" fo:line-height="100%" fo:text-align="start" style:justify-single-word="false" fo:orphans="2" fo:widows="2" fo:text-indent="-0.25in" style:auto-text-indent="false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32" style:family="paragraph" style:parent-style-name="Standard" style:list-style-name="WWNum77">
      <style:paragraph-properties fo:margin-left="1in" fo:margin-top="0in" fo:margin-bottom="0.1945in" style:contextual-spacing="false" fo:line-height="100%" fo:text-align="start" style:justify-single-word="false" fo:orphans="2" fo:widows="2" fo:text-indent="-0.25in" style:auto-text-indent="false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33" style:family="paragraph" style:parent-style-name="Standard" style:list-style-name="WWNum78">
      <style:paragraph-properties fo:margin-left="1in" fo:margin-top="0.1945in" fo:margin-bottom="0in" style:contextual-spacing="false" fo:line-height="100%" fo:text-align="start" style:justify-single-word="false" fo:orphans="2" fo:widows="2" fo:text-indent="-0.25in" style:auto-text-indent="false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34" style:family="paragraph" style:parent-style-name="Standard" style:list-style-name="WWNum78">
      <style:paragraph-properties fo:margin-left="1in" fo:margin-top="0in" fo:margin-bottom="0in" style:contextual-spacing="false" fo:line-height="100%" fo:text-align="start" style:justify-single-word="false" fo:orphans="2" fo:widows="2" fo:text-indent="-0.25in" style:auto-text-indent="false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35" style:family="paragraph" style:parent-style-name="Standard" style:list-style-name="WWNum78">
      <style:paragraph-properties fo:margin-left="1in" fo:margin-top="0in" fo:margin-bottom="0.1945in" style:contextual-spacing="false" fo:line-height="100%" fo:text-align="start" style:justify-single-word="false" fo:orphans="2" fo:widows="2" fo:text-indent="-0.25in" style:auto-text-indent="false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36" style:family="paragraph" style:parent-style-name="Standard" style:list-style-name="WWNum78">
      <style:paragraph-properties fo:margin-left="1.5in" fo:margin-top="0in" fo:margin-bottom="0in" style:contextual-spacing="false" fo:line-height="100%" fo:text-align="start" style:justify-single-word="false" fo:orphans="2" fo:widows="2" fo:text-indent="-0.25in" style:auto-text-indent="false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37" style:family="paragraph" style:parent-style-name="Standard" style:list-style-name="WWNum79">
      <style:paragraph-properties fo:margin-left="1in" fo:margin-top="0.1945in" fo:margin-bottom="0in" style:contextual-spacing="false" fo:line-height="100%" fo:text-align="start" style:justify-single-word="false" fo:orphans="2" fo:widows="2" fo:text-indent="-0.25in" style:auto-text-indent="false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38" style:family="paragraph" style:parent-style-name="Standard" style:list-style-name="WWNum79">
      <style:paragraph-properties fo:margin-left="1in" fo:margin-top="0in" fo:margin-bottom="0.1945in" style:contextual-spacing="false" fo:line-height="100%" fo:text-align="start" style:justify-single-word="false" fo:orphans="2" fo:widows="2" fo:text-indent="-0.25in" style:auto-text-indent="false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39" style:family="paragraph" style:parent-style-name="Standard" style:list-style-name="WWNum80">
      <style:paragraph-properties fo:margin-left="1in" fo:margin-top="0.1945in" fo:margin-bottom="0in" style:contextual-spacing="false" fo:line-height="100%" fo:text-align="start" style:justify-single-word="false" fo:orphans="2" fo:widows="2" fo:text-indent="-0.25in" style:auto-text-indent="false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40" style:family="paragraph" style:parent-style-name="Standard" style:list-style-name="WWNum80">
      <style:paragraph-properties fo:margin-left="1in" fo:margin-top="0in" fo:margin-bottom="0.1945in" style:contextual-spacing="false" fo:line-height="100%" fo:text-align="start" style:justify-single-word="false" fo:orphans="2" fo:widows="2" fo:text-indent="-0.25in" style:auto-text-indent="false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41" style:family="paragraph" style:parent-style-name="Standard" style:list-style-name="WWNum81">
      <style:paragraph-properties fo:margin-left="1in" fo:margin-top="0.1945in" fo:margin-bottom="0.1945in" style:contextual-spacing="false" fo:line-height="100%" fo:text-align="start" style:justify-single-word="false" fo:orphans="2" fo:widows="2" fo:text-indent="-0.25in" style:auto-text-indent="false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42" style:family="paragraph" style:parent-style-name="Standard" style:list-style-name="WWNum82">
      <style:paragraph-properties fo:margin-top="0.1945in" fo:margin-bottom="0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43" style:family="paragraph" style:parent-style-name="Standard" style:list-style-name="WWNum82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44" style:family="paragraph" style:parent-style-name="Standard" style:list-style-name="WWNum82">
      <style:paragraph-properties fo:margin-top="0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45" style:family="paragraph" style:parent-style-name="Standard" style:list-style-name="WWNum83">
      <style:paragraph-properties fo:margin-top="0.1945in" fo:margin-bottom="0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46" style:family="paragraph" style:parent-style-name="Standard" style:list-style-name="WWNum83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47" style:family="paragraph" style:parent-style-name="Standard" style:list-style-name="WWNum83">
      <style:paragraph-properties fo:margin-top="0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48" style:family="paragraph" style:parent-style-name="Standard" style:list-style-name="WWNum84">
      <style:paragraph-properties fo:margin-top="0.1945in" fo:margin-bottom="0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49" style:family="paragraph" style:parent-style-name="Standard" style:list-style-name="WWNum84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50" style:family="paragraph" style:parent-style-name="Standard" style:list-style-name="WWNum84">
      <style:paragraph-properties fo:margin-top="0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51" style:family="paragraph" style:parent-style-name="Standard" style:list-style-name="WWNum85">
      <style:paragraph-properties fo:margin-top="0.1945in" fo:margin-bottom="0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52" style:family="paragraph" style:parent-style-name="Standard" style:list-style-name="WWNum85">
      <style:paragraph-properties fo:margin-top="0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53" style:family="paragraph" style:parent-style-name="Standard" style:list-style-name="WWNum86">
      <style:paragraph-properties fo:margin-top="0.1945in" fo:margin-bottom="0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54" style:family="paragraph" style:parent-style-name="Standard" style:list-style-name="WWNum86">
      <style:paragraph-properties fo:margin-top="0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55" style:family="paragraph" style:parent-style-name="Standard">
      <style:paragraph-properties fo:margin-top="0in" fo:margin-bottom="0.1945in" style:contextual-spacing="false" fo:line-height="100%" fo:text-align="end" style:justify-single-word="false" fo:orphans="2" fo:widows="2" style:writing-mode="rl-tb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56" style:family="paragraph" style:parent-style-name="Standard">
      <style:paragraph-properties fo:margin-top="0.1945in" fo:margin-bottom="0.1945in" style:contextual-spacing="false" fo:line-height="100%" fo:text-align="end" style:justify-single-word="false" fo:orphans="2" fo:widows="2" style:writing-mode="rl-tb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57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5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3.5pt" fo:language="en" fo:country="US" fo:font-weight="bold" style:letter-kerning="false" style:font-name-asian="Times New Roman1" style:font-size-asian="13.5pt" style:language-asian="fr" style:country-asian="FR" style:font-weight-asian="bold" style:font-name-complex="Times New Roman1" style:font-size-complex="13.5pt" style:language-complex="ar" style:country-complex="SA" style:font-weight-complex="bold"/>
    </style:style>
    <style:style style:name="P159" style:family="paragraph" style:parent-style-name="Standard" style:list-style-name="">
      <style:paragraph-properties fo:margin-top="0.1945in" fo:margin-bottom="0in" style:contextual-spacing="false" fo:line-height="100%" fo:text-align="start" style:justify-single-word="false" fo:orphans="2" fo:widows="2"/>
      <style:text-properties style:font-name="Times New Roman" fo:font-size="13.5pt" fo:language="en" fo:country="US" fo:font-weight="bold" style:letter-kerning="false" style:font-name-asian="Times New Roman1" style:font-size-asian="13.5pt" style:language-asian="fr" style:country-asian="FR" style:font-weight-asian="bold" style:font-name-complex="Times New Roman1" style:font-size-complex="13.5pt" style:language-complex="ar" style:country-complex="SA" style:font-weight-complex="bold"/>
    </style:style>
    <style:style style:name="P160" style:family="paragraph" style:parent-style-name="Standard" style:list-style-name="">
      <style:paragraph-properties fo:margin-top="0.1945in" fo:margin-bottom="0in" style:contextual-spacing="false" fo:line-height="100%" fo:text-align="start" style:justify-single-word="false" fo:orphans="2" fo:widows="2"/>
      <style:text-properties style:font-name="Times New Roman" fo:font-size="13.5pt" fo:language="fr" fo:country="FR" fo:font-weight="bold" style:letter-kerning="false" style:font-name-asian="Times New Roman1" style:font-size-asian="13.5pt" style:language-asian="fr" style:country-asian="FR" style:font-weight-asian="bold" style:font-name-complex="Times New Roman1" style:font-size-complex="13.5pt" style:language-complex="ar" style:country-complex="SA" style:font-weight-complex="bold"/>
    </style:style>
    <style:style style:name="P161" style:family="paragraph" style:parent-style-name="Normal_20__28_Web_29_">
      <style:paragraph-properties fo:margin-top="0in" fo:margin-bottom="0.1945in" style:contextual-spacing="false" fo:text-align="start" style:justify-single-word="false" fo:orphans="2" fo:widows="2"/>
      <style:text-properties fo:language="fr" fo:country="FR" style:letter-kerning="false" style:language-complex="ar" style:country-complex="SA"/>
    </style:style>
    <style:style style:name="P162" style:family="paragraph" style:parent-style-name="Normal_20__28_Web_29_">
      <style:paragraph-properties fo:margin-top="0.1945in" fo:margin-bottom="0.1945in" style:contextual-spacing="false" fo:text-align="start" style:justify-single-word="false" fo:orphans="2" fo:widows="2"/>
      <style:text-properties fo:language="fr" fo:country="FR" style:letter-kerning="false" style:language-complex="ar" style:country-complex="SA"/>
    </style:style>
    <style:style style:name="P163" style:family="paragraph" style:parent-style-name="Normal_20__28_Web_29_" style:list-style-name="WWNum87">
      <style:paragraph-properties fo:margin-top="0.1945in" fo:margin-bottom="0in" style:contextual-spacing="false" fo:text-align="start" style:justify-single-word="false" fo:orphans="2" fo:widows="2"/>
      <style:text-properties fo:language="fr" fo:country="FR" style:letter-kerning="false" style:language-complex="ar" style:country-complex="SA"/>
    </style:style>
    <style:style style:name="P164" style:family="paragraph" style:parent-style-name="Normal_20__28_Web_29_" style:list-style-name="WWNum87">
      <style:paragraph-properties fo:margin-top="0in" fo:margin-bottom="0in" style:contextual-spacing="false" fo:text-align="start" style:justify-single-word="false" fo:orphans="2" fo:widows="2"/>
      <style:text-properties fo:language="fr" fo:country="FR" style:letter-kerning="false" style:language-complex="ar" style:country-complex="SA"/>
    </style:style>
    <style:style style:name="P165" style:family="paragraph" style:parent-style-name="Normal_20__28_Web_29_" style:list-style-name="WWNum87">
      <style:paragraph-properties fo:margin-top="0in" fo:margin-bottom="0.1945in" style:contextual-spacing="false" fo:text-align="start" style:justify-single-word="false" fo:orphans="2" fo:widows="2"/>
      <style:text-properties fo:language="fr" fo:country="FR" style:letter-kerning="false" style:language-complex="ar" style:country-complex="SA"/>
    </style:style>
    <style:style style:name="P166" style:family="paragraph" style:parent-style-name="Normal_20__28_Web_29_" style:list-style-name="WWNum88">
      <style:paragraph-properties fo:margin-top="0.1945in" fo:margin-bottom="0in" style:contextual-spacing="false" fo:text-align="start" style:justify-single-word="false" fo:orphans="2" fo:widows="2"/>
      <style:text-properties fo:language="fr" fo:country="FR" style:letter-kerning="false" style:language-complex="ar" style:country-complex="SA"/>
    </style:style>
    <style:style style:name="P167" style:family="paragraph" style:parent-style-name="Normal_20__28_Web_29_" style:list-style-name="WWNum88">
      <style:paragraph-properties fo:margin-top="0in" fo:margin-bottom="0in" style:contextual-spacing="false" fo:text-align="start" style:justify-single-word="false" fo:orphans="2" fo:widows="2"/>
      <style:text-properties fo:language="fr" fo:country="FR" style:letter-kerning="false" style:language-complex="ar" style:country-complex="SA"/>
    </style:style>
    <style:style style:name="P168" style:family="paragraph" style:parent-style-name="Normal_20__28_Web_29_" style:list-style-name="WWNum88">
      <style:paragraph-properties fo:margin-top="0in" fo:margin-bottom="0.1945in" style:contextual-spacing="false" fo:text-align="start" style:justify-single-word="false" fo:orphans="2" fo:widows="2"/>
      <style:text-properties fo:language="fr" fo:country="FR" style:letter-kerning="false" style:language-complex="ar" style:country-complex="SA"/>
    </style:style>
    <style:style style:name="P169" style:family="paragraph" style:parent-style-name="Normal_20__28_Web_29_" style:list-style-name="WWNum89">
      <style:paragraph-properties fo:margin-top="0.1945in" fo:margin-bottom="0in" style:contextual-spacing="false" fo:text-align="start" style:justify-single-word="false" fo:orphans="2" fo:widows="2"/>
      <style:text-properties fo:language="fr" fo:country="FR" style:letter-kerning="false" style:language-complex="ar" style:country-complex="SA"/>
    </style:style>
    <style:style style:name="P170" style:family="paragraph" style:parent-style-name="Normal_20__28_Web_29_" style:list-style-name="WWNum89">
      <style:paragraph-properties fo:margin-top="0in" fo:margin-bottom="0.1945in" style:contextual-spacing="false" fo:text-align="start" style:justify-single-word="false" fo:orphans="2" fo:widows="2"/>
      <style:text-properties fo:language="fr" fo:country="FR" style:letter-kerning="false" style:language-complex="ar" style:country-complex="SA"/>
    </style:style>
    <style:style style:name="P171" style:family="paragraph" style:parent-style-name="Normal_20__28_Web_29_" style:list-style-name="WWNum90">
      <style:paragraph-properties fo:margin-top="0.1945in" fo:margin-bottom="0in" style:contextual-spacing="false" fo:text-align="start" style:justify-single-word="false" fo:orphans="2" fo:widows="2"/>
      <style:text-properties fo:language="fr" fo:country="FR" style:letter-kerning="false" style:language-complex="ar" style:country-complex="SA"/>
    </style:style>
    <style:style style:name="P172" style:family="paragraph" style:parent-style-name="Normal_20__28_Web_29_" style:list-style-name="WWNum90">
      <style:paragraph-properties fo:margin-top="0in" fo:margin-bottom="0.1945in" style:contextual-spacing="false" fo:text-align="start" style:justify-single-word="false" fo:orphans="2" fo:widows="2"/>
      <style:text-properties fo:language="fr" fo:country="FR" style:letter-kerning="false" style:language-complex="ar" style:country-complex="SA"/>
    </style:style>
    <style:style style:name="P173" style:family="paragraph" style:parent-style-name="Normal_20__28_Web_29_" style:list-style-name="WWNum91">
      <style:paragraph-properties fo:margin-top="0.1945in" fo:margin-bottom="0.1945in" style:contextual-spacing="false" fo:text-align="start" style:justify-single-word="false" fo:orphans="2" fo:widows="2"/>
      <style:text-properties fo:language="fr" fo:country="FR" style:letter-kerning="false" style:language-complex="ar" style:country-complex="SA"/>
    </style:style>
    <style:style style:name="P174" style:family="paragraph" style:parent-style-name="Normal_20__28_Web_29_" style:list-style-name="WWNum92">
      <style:paragraph-properties fo:margin-top="0.1945in" fo:margin-bottom="0in" style:contextual-spacing="false" fo:text-align="start" style:justify-single-word="false" fo:orphans="2" fo:widows="2"/>
      <style:text-properties fo:language="fr" fo:country="FR" style:letter-kerning="false" style:language-complex="ar" style:country-complex="SA"/>
    </style:style>
    <style:style style:name="P175" style:family="paragraph" style:parent-style-name="Normal_20__28_Web_29_" style:list-style-name="WWNum92">
      <style:paragraph-properties fo:margin-top="0in" fo:margin-bottom="0in" style:contextual-spacing="false" fo:text-align="start" style:justify-single-word="false" fo:orphans="2" fo:widows="2"/>
      <style:text-properties fo:language="fr" fo:country="FR" style:letter-kerning="false" style:language-complex="ar" style:country-complex="SA"/>
    </style:style>
    <style:style style:name="P176" style:family="paragraph" style:parent-style-name="Normal_20__28_Web_29_" style:list-style-name="WWNum92">
      <style:paragraph-properties fo:margin-top="0in" fo:margin-bottom="0.1945in" style:contextual-spacing="false" fo:text-align="start" style:justify-single-word="false" fo:orphans="2" fo:widows="2"/>
      <style:text-properties fo:language="fr" fo:country="FR" style:letter-kerning="false" style:language-complex="ar" style:country-complex="SA"/>
    </style:style>
    <style:style style:name="P177" style:family="paragraph" style:parent-style-name="Normal_20__28_Web_29_" style:list-style-name="WWNum93">
      <style:paragraph-properties fo:margin-top="0.1945in" fo:margin-bottom="0in" style:contextual-spacing="false" fo:text-align="start" style:justify-single-word="false" fo:orphans="2" fo:widows="2"/>
      <style:text-properties fo:language="fr" fo:country="FR" style:letter-kerning="false" style:language-complex="ar" style:country-complex="SA"/>
    </style:style>
    <style:style style:name="P178" style:family="paragraph" style:parent-style-name="Normal_20__28_Web_29_" style:list-style-name="WWNum93">
      <style:paragraph-properties fo:margin-top="0in" fo:margin-bottom="0in" style:contextual-spacing="false" fo:text-align="start" style:justify-single-word="false" fo:orphans="2" fo:widows="2"/>
      <style:text-properties fo:language="fr" fo:country="FR" style:letter-kerning="false" style:language-complex="ar" style:country-complex="SA"/>
    </style:style>
    <style:style style:name="P179" style:family="paragraph" style:parent-style-name="Normal_20__28_Web_29_" style:list-style-name="WWNum93">
      <style:paragraph-properties fo:margin-top="0in" fo:margin-bottom="0.1945in" style:contextual-spacing="false" fo:text-align="start" style:justify-single-word="false" fo:orphans="2" fo:widows="2"/>
      <style:text-properties fo:language="fr" fo:country="FR" style:letter-kerning="false" style:language-complex="ar" style:country-complex="SA"/>
    </style:style>
    <style:style style:name="P180" style:family="paragraph" style:parent-style-name="Normal_20__28_Web_29_" style:list-style-name="WWNum94">
      <style:paragraph-properties fo:margin-top="0.1945in" fo:margin-bottom="0in" style:contextual-spacing="false" fo:text-align="start" style:justify-single-word="false" fo:orphans="2" fo:widows="2"/>
      <style:text-properties fo:language="fr" fo:country="FR" style:letter-kerning="false" style:language-complex="ar" style:country-complex="SA"/>
    </style:style>
    <style:style style:name="P181" style:family="paragraph" style:parent-style-name="Normal_20__28_Web_29_" style:list-style-name="WWNum94">
      <style:paragraph-properties fo:margin-top="0in" fo:margin-bottom="0.1945in" style:contextual-spacing="false" fo:text-align="start" style:justify-single-word="false" fo:orphans="2" fo:widows="2"/>
      <style:text-properties fo:language="fr" fo:country="FR" style:letter-kerning="false" style:language-complex="ar" style:country-complex="SA"/>
    </style:style>
    <style:style style:name="P182" style:family="paragraph" style:parent-style-name="Normal_20__28_Web_29_" style:list-style-name="WWNum95">
      <style:paragraph-properties fo:margin-top="0.1945in" fo:margin-bottom="0in" style:contextual-spacing="false" fo:text-align="start" style:justify-single-word="false" fo:orphans="2" fo:widows="2"/>
      <style:text-properties fo:language="fr" fo:country="FR" style:letter-kerning="false" style:language-complex="ar" style:country-complex="SA"/>
    </style:style>
    <style:style style:name="P183" style:family="paragraph" style:parent-style-name="Normal_20__28_Web_29_" style:list-style-name="WWNum95">
      <style:paragraph-properties fo:margin-top="0in" fo:margin-bottom="0.1945in" style:contextual-spacing="false" fo:text-align="start" style:justify-single-word="false" fo:orphans="2" fo:widows="2"/>
      <style:text-properties fo:language="fr" fo:country="FR" style:letter-kerning="false" style:language-complex="ar" style:country-complex="SA"/>
    </style:style>
    <style:style style:name="P184" style:family="paragraph" style:parent-style-name="Normal_20__28_Web_29_" style:list-style-name="WWNum96">
      <style:paragraph-properties fo:margin-top="0.1945in" fo:margin-bottom="0.1945in" style:contextual-spacing="false" fo:text-align="start" style:justify-single-word="false" fo:orphans="2" fo:widows="2"/>
      <style:text-properties fo:language="fr" fo:country="FR" style:letter-kerning="false" style:language-complex="ar" style:country-complex="SA"/>
    </style:style>
    <style:style style:name="P185" style:family="paragraph" style:parent-style-name="Footer">
      <style:paragraph-properties fo:text-align="center" style:justify-single-word="false"/>
    </style:style>
    <style:style style:name="P186" style:family="paragraph" style:parent-style-name="Normal_20__28_Web_29_">
      <style:paragraph-properties fo:margin-top="0in" fo:margin-bottom="0.1945in" style:contextual-spacing="false" fo:text-align="start" style:justify-single-word="false" fo:orphans="2" fo:widows="2"/>
      <style:text-properties fo:language="fr" fo:country="FR" style:letter-kerning="false" style:language-complex="ar" style:country-complex="SA"/>
    </style:style>
    <style:style style:name="P187" style:family="paragraph" style:parent-style-name="Normal_20__28_Web_29_">
      <style:paragraph-properties fo:margin-top="0.1945in" fo:margin-bottom="0.1945in" style:contextual-spacing="false" fo:text-align="start" style:justify-single-word="false" fo:orphans="2" fo:widows="2"/>
      <style:text-properties fo:language="fr" fo:country="FR" style:letter-kerning="false" style:language-complex="ar" style:country-complex="SA"/>
    </style:style>
    <style:style style:name="P188" style:family="paragraph" style:parent-style-name="Normal_20__28_Web_29_" style:list-style-name="WWNum87">
      <style:paragraph-properties fo:margin-top="0.1945in" fo:margin-bottom="0in" style:contextual-spacing="false" fo:text-align="start" style:justify-single-word="false" fo:orphans="2" fo:widows="2"/>
      <style:text-properties fo:language="fr" fo:country="FR" style:letter-kerning="false" style:language-complex="ar" style:country-complex="SA"/>
    </style:style>
    <style:style style:name="P189" style:family="paragraph" style:parent-style-name="Normal_20__28_Web_29_" style:list-style-name="WWNum87">
      <style:paragraph-properties fo:margin-top="0in" fo:margin-bottom="0in" style:contextual-spacing="false" fo:text-align="start" style:justify-single-word="false" fo:orphans="2" fo:widows="2"/>
      <style:text-properties fo:language="fr" fo:country="FR" style:letter-kerning="false" style:language-complex="ar" style:country-complex="SA"/>
    </style:style>
    <style:style style:name="P190" style:family="paragraph" style:parent-style-name="Normal_20__28_Web_29_" style:list-style-name="WWNum87">
      <style:paragraph-properties fo:margin-top="0in" fo:margin-bottom="0.1945in" style:contextual-spacing="false" fo:text-align="start" style:justify-single-word="false" fo:orphans="2" fo:widows="2"/>
      <style:text-properties fo:language="fr" fo:country="FR" style:letter-kerning="false" style:language-complex="ar" style:country-complex="SA"/>
    </style:style>
    <style:style style:name="P191" style:family="paragraph" style:parent-style-name="Normal_20__28_Web_29_" style:list-style-name="WWNum88">
      <style:paragraph-properties fo:margin-top="0.1945in" fo:margin-bottom="0in" style:contextual-spacing="false" fo:text-align="start" style:justify-single-word="false" fo:orphans="2" fo:widows="2"/>
      <style:text-properties fo:language="fr" fo:country="FR" style:letter-kerning="false" style:language-complex="ar" style:country-complex="SA"/>
    </style:style>
    <style:style style:name="P192" style:family="paragraph" style:parent-style-name="Normal_20__28_Web_29_" style:list-style-name="WWNum88">
      <style:paragraph-properties fo:margin-top="0in" fo:margin-bottom="0in" style:contextual-spacing="false" fo:text-align="start" style:justify-single-word="false" fo:orphans="2" fo:widows="2"/>
      <style:text-properties fo:language="fr" fo:country="FR" style:letter-kerning="false" style:language-complex="ar" style:country-complex="SA"/>
    </style:style>
    <style:style style:name="P193" style:family="paragraph" style:parent-style-name="Normal_20__28_Web_29_" style:list-style-name="WWNum88">
      <style:paragraph-properties fo:margin-top="0in" fo:margin-bottom="0.1945in" style:contextual-spacing="false" fo:text-align="start" style:justify-single-word="false" fo:orphans="2" fo:widows="2"/>
      <style:text-properties fo:language="fr" fo:country="FR" style:letter-kerning="false" style:language-complex="ar" style:country-complex="SA"/>
    </style:style>
    <style:style style:name="P194" style:family="paragraph" style:parent-style-name="Normal_20__28_Web_29_" style:list-style-name="WWNum89">
      <style:paragraph-properties fo:margin-top="0.1945in" fo:margin-bottom="0in" style:contextual-spacing="false" fo:text-align="start" style:justify-single-word="false" fo:orphans="2" fo:widows="2"/>
      <style:text-properties fo:language="fr" fo:country="FR" style:letter-kerning="false" style:language-complex="ar" style:country-complex="SA"/>
    </style:style>
    <style:style style:name="P195" style:family="paragraph" style:parent-style-name="Normal_20__28_Web_29_" style:list-style-name="WWNum89">
      <style:paragraph-properties fo:margin-top="0in" fo:margin-bottom="0.1945in" style:contextual-spacing="false" fo:text-align="start" style:justify-single-word="false" fo:orphans="2" fo:widows="2"/>
      <style:text-properties fo:language="fr" fo:country="FR" style:letter-kerning="false" style:language-complex="ar" style:country-complex="SA"/>
    </style:style>
    <style:style style:name="P196" style:family="paragraph" style:parent-style-name="Normal_20__28_Web_29_" style:list-style-name="WWNum90">
      <style:paragraph-properties fo:margin-top="0.1945in" fo:margin-bottom="0in" style:contextual-spacing="false" fo:text-align="start" style:justify-single-word="false" fo:orphans="2" fo:widows="2"/>
      <style:text-properties fo:language="fr" fo:country="FR" style:letter-kerning="false" style:language-complex="ar" style:country-complex="SA"/>
    </style:style>
    <style:style style:name="P197" style:family="paragraph" style:parent-style-name="Normal_20__28_Web_29_" style:list-style-name="WWNum90">
      <style:paragraph-properties fo:margin-top="0in" fo:margin-bottom="0.1945in" style:contextual-spacing="false" fo:text-align="start" style:justify-single-word="false" fo:orphans="2" fo:widows="2"/>
      <style:text-properties fo:language="fr" fo:country="FR" style:letter-kerning="false" style:language-complex="ar" style:country-complex="SA"/>
    </style:style>
    <style:style style:name="P198" style:family="paragraph" style:parent-style-name="Normal_20__28_Web_29_" style:list-style-name="WWNum91">
      <style:paragraph-properties fo:margin-top="0.1945in" fo:margin-bottom="0.1945in" style:contextual-spacing="false" fo:text-align="start" style:justify-single-word="false" fo:orphans="2" fo:widows="2"/>
      <style:text-properties fo:language="fr" fo:country="FR" style:letter-kerning="false" style:language-complex="ar" style:country-complex="SA"/>
    </style:style>
    <style:style style:name="P199" style:family="paragraph" style:parent-style-name="Normal_20__28_Web_29_" style:list-style-name="WWNum92">
      <style:paragraph-properties fo:margin-top="0.1945in" fo:margin-bottom="0in" style:contextual-spacing="false" fo:text-align="start" style:justify-single-word="false" fo:orphans="2" fo:widows="2"/>
      <style:text-properties fo:language="fr" fo:country="FR" style:letter-kerning="false" style:language-complex="ar" style:country-complex="SA"/>
    </style:style>
    <style:style style:name="P200" style:family="paragraph" style:parent-style-name="Normal_20__28_Web_29_" style:list-style-name="WWNum92">
      <style:paragraph-properties fo:margin-top="0in" fo:margin-bottom="0in" style:contextual-spacing="false" fo:text-align="start" style:justify-single-word="false" fo:orphans="2" fo:widows="2"/>
      <style:text-properties fo:language="fr" fo:country="FR" style:letter-kerning="false" style:language-complex="ar" style:country-complex="SA"/>
    </style:style>
    <style:style style:name="P201" style:family="paragraph" style:parent-style-name="Normal_20__28_Web_29_" style:list-style-name="WWNum92">
      <style:paragraph-properties fo:margin-top="0in" fo:margin-bottom="0.1945in" style:contextual-spacing="false" fo:text-align="start" style:justify-single-word="false" fo:orphans="2" fo:widows="2"/>
      <style:text-properties fo:language="fr" fo:country="FR" style:letter-kerning="false" style:language-complex="ar" style:country-complex="SA"/>
    </style:style>
    <style:style style:name="P202" style:family="paragraph" style:parent-style-name="Normal_20__28_Web_29_" style:list-style-name="WWNum93">
      <style:paragraph-properties fo:margin-top="0.1945in" fo:margin-bottom="0in" style:contextual-spacing="false" fo:text-align="start" style:justify-single-word="false" fo:orphans="2" fo:widows="2"/>
      <style:text-properties fo:language="fr" fo:country="FR" style:letter-kerning="false" style:language-complex="ar" style:country-complex="SA"/>
    </style:style>
    <style:style style:name="P203" style:family="paragraph" style:parent-style-name="Normal_20__28_Web_29_" style:list-style-name="WWNum93">
      <style:paragraph-properties fo:margin-top="0in" fo:margin-bottom="0in" style:contextual-spacing="false" fo:text-align="start" style:justify-single-word="false" fo:orphans="2" fo:widows="2"/>
      <style:text-properties fo:language="fr" fo:country="FR" style:letter-kerning="false" style:language-complex="ar" style:country-complex="SA"/>
    </style:style>
    <style:style style:name="P204" style:family="paragraph" style:parent-style-name="Normal_20__28_Web_29_" style:list-style-name="WWNum93">
      <style:paragraph-properties fo:margin-top="0in" fo:margin-bottom="0.1945in" style:contextual-spacing="false" fo:text-align="start" style:justify-single-word="false" fo:orphans="2" fo:widows="2"/>
      <style:text-properties fo:language="fr" fo:country="FR" style:letter-kerning="false" style:language-complex="ar" style:country-complex="SA"/>
    </style:style>
    <style:style style:name="P205" style:family="paragraph" style:parent-style-name="Normal_20__28_Web_29_" style:list-style-name="WWNum94">
      <style:paragraph-properties fo:margin-top="0.1945in" fo:margin-bottom="0in" style:contextual-spacing="false" fo:text-align="start" style:justify-single-word="false" fo:orphans="2" fo:widows="2"/>
      <style:text-properties fo:language="fr" fo:country="FR" style:letter-kerning="false" style:language-complex="ar" style:country-complex="SA"/>
    </style:style>
    <style:style style:name="P206" style:family="paragraph" style:parent-style-name="Normal_20__28_Web_29_" style:list-style-name="WWNum94">
      <style:paragraph-properties fo:margin-top="0in" fo:margin-bottom="0.1945in" style:contextual-spacing="false" fo:text-align="start" style:justify-single-word="false" fo:orphans="2" fo:widows="2"/>
      <style:text-properties fo:language="fr" fo:country="FR" style:letter-kerning="false" style:language-complex="ar" style:country-complex="SA"/>
    </style:style>
    <style:style style:name="P207" style:family="paragraph" style:parent-style-name="Normal_20__28_Web_29_" style:list-style-name="WWNum95">
      <style:paragraph-properties fo:margin-top="0.1945in" fo:margin-bottom="0in" style:contextual-spacing="false" fo:text-align="start" style:justify-single-word="false" fo:orphans="2" fo:widows="2"/>
      <style:text-properties fo:language="fr" fo:country="FR" style:letter-kerning="false" style:language-complex="ar" style:country-complex="SA"/>
    </style:style>
    <style:style style:name="P208" style:family="paragraph" style:parent-style-name="Normal_20__28_Web_29_" style:list-style-name="WWNum95">
      <style:paragraph-properties fo:margin-top="0in" fo:margin-bottom="0.1945in" style:contextual-spacing="false" fo:text-align="start" style:justify-single-word="false" fo:orphans="2" fo:widows="2"/>
      <style:text-properties fo:language="fr" fo:country="FR" style:letter-kerning="false" style:language-complex="ar" style:country-complex="SA"/>
    </style:style>
    <style:style style:name="P209" style:family="paragraph" style:parent-style-name="Normal_20__28_Web_29_" style:list-style-name="WWNum96">
      <style:paragraph-properties fo:margin-top="0.1945in" fo:margin-bottom="0.1945in" style:contextual-spacing="false" fo:text-align="start" style:justify-single-word="false" fo:orphans="2" fo:widows="2"/>
      <style:text-properties fo:language="fr" fo:country="FR" style:letter-kerning="false" style:language-complex="ar" style:country-complex="SA"/>
    </style:style>
    <style:style style:name="P210" style:family="paragraph" style:parent-style-name="Quotations" style:list-style-name="L1"/>
    <style:style style:name="P211" style:family="paragraph" style:parent-style-name="Quotations">
      <style:paragraph-properties fo:margin-top="0in" fo:margin-bottom="0.1945in" style:contextual-spacing="false" fo:line-height="100%" fo:text-align="start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212" style:family="paragraph" style:parent-style-name="Standard">
      <style:text-properties fo:language="en" fo:country="US"/>
    </style:style>
    <style:style style:name="P21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3.5pt" fo:language="en" fo:country="US" fo:font-weight="bold" style:letter-kerning="false" style:font-name-asian="Times New Roman1" style:font-size-asian="13.5pt" style:language-asian="fr" style:country-asian="FR" style:font-weight-asian="bold" style:font-name-complex="Times New Roman1" style:font-size-complex="13.5pt" style:language-complex="ar" style:country-complex="SA" style:font-weight-complex="bold"/>
    </style:style>
    <style:style style:name="P214" style:family="paragraph" style:parent-style-name="Standard" style:list-style-name="">
      <style:paragraph-properties fo:margin-top="0.1945in" fo:margin-bottom="0in" style:contextual-spacing="false" fo:line-height="100%" fo:text-align="start" style:justify-single-word="false" fo:orphans="2" fo:widows="2"/>
      <style:text-properties style:font-name="Times New Roman" fo:font-size="13.5pt" fo:language="en" fo:country="US" fo:font-weight="bold" style:letter-kerning="false" style:font-name-asian="Times New Roman1" style:font-size-asian="13.5pt" style:language-asian="fr" style:country-asian="FR" style:font-weight-asian="bold" style:font-name-complex="Times New Roman1" style:font-size-complex="13.5pt" style:language-complex="ar" style:country-complex="SA" style:font-weight-complex="bold"/>
    </style:style>
    <style:style style:name="P215" style:family="paragraph" style:parent-style-name="Standard" style:list-style-name="">
      <style:paragraph-properties fo:margin-top="0.1945in" fo:margin-bottom="0in" style:contextual-spacing="false" fo:line-height="100%" fo:text-align="start" style:justify-single-word="false" fo:orphans="2" fo:widows="2"/>
      <style:text-properties style:font-name="Times New Roman" fo:font-size="13.5pt" fo:language="fr" fo:country="FR" fo:font-weight="bold" style:letter-kerning="false" style:font-name-asian="Times New Roman1" style:font-size-asian="13.5pt" style:language-asian="fr" style:country-asian="FR" style:font-weight-asian="bold" style:font-name-complex="Times New Roman1" style:font-size-complex="13.5pt" style:language-complex="ar" style:country-complex="SA" style:font-weight-complex="bold"/>
    </style:style>
    <style:style style:name="P216" style:family="paragraph" style:parent-style-name="Standard" style:list-style-name="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217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218" style:family="paragraph" style:parent-style-name="Standard" style:list-style-name="">
      <style:paragraph-properties fo:margin-top="0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219" style:family="paragraph" style:parent-style-name="Standard" style:list-style-name="">
      <style:paragraph-properties fo:margin-top="0.1945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220" style:family="paragraph" style:parent-style-name="Standard">
      <style:paragraph-properties fo:margin-top="0.1945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221" style:family="paragraph" style:parent-style-name="Standard" style:list-style-name="WWNum1">
      <style:paragraph-properties fo:margin-top="0.1945in" fo:margin-bottom="0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222" style:family="paragraph" style:parent-style-name="Standard" style:list-style-name="WWNum1">
      <style:paragraph-properties fo:margin-top="0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223" style:family="paragraph" style:parent-style-name="Standard" style:list-style-name="WWNum2">
      <style:paragraph-properties fo:margin-top="0.1945in" fo:margin-bottom="0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224" style:family="paragraph" style:parent-style-name="Standard" style:list-style-name="WWNum2">
      <style:paragraph-properties fo:margin-top="0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225" style:family="paragraph" style:parent-style-name="Standard" style:list-style-name="WWNum3">
      <style:paragraph-properties fo:margin-top="0.1945in" fo:margin-bottom="0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226" style:family="paragraph" style:parent-style-name="Standard" style:list-style-name="WWNum3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227" style:family="paragraph" style:parent-style-name="Standard" style:list-style-name="WWNum3">
      <style:paragraph-properties fo:margin-top="0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228" style:family="paragraph" style:parent-style-name="Standard" style:list-style-name="WWNum4">
      <style:paragraph-properties fo:margin-top="0.1945in" fo:margin-bottom="0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229" style:family="paragraph" style:parent-style-name="Standard" style:list-style-name="WWNum4">
      <style:paragraph-properties fo:margin-top="0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230" style:family="paragraph" style:parent-style-name="Standard" style:list-style-name="WWNum5">
      <style:paragraph-properties fo:margin-top="0.1945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231" style:family="paragraph" style:parent-style-name="Standard">
      <style:paragraph-properties fo:margin-top="0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232" style:family="paragraph" style:parent-style-name="Standard" style:list-style-name="WWNum42">
      <style:paragraph-properties fo:margin-top="0.1945in" fo:margin-bottom="0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233" style:family="paragraph" style:parent-style-name="Standard" style:list-style-name="WWNum42">
      <style:paragraph-properties fo:margin-top="0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234" style:family="paragraph" style:parent-style-name="Standard" style:list-style-name="WWNum43">
      <style:paragraph-properties fo:margin-top="0.1945in" fo:margin-bottom="0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235" style:family="paragraph" style:parent-style-name="Standard" style:list-style-name="WWNum43">
      <style:paragraph-properties fo:margin-top="0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236" style:family="paragraph" style:parent-style-name="Standard" style:list-style-name="WWNum44">
      <style:paragraph-properties fo:margin-top="0.1945in" fo:margin-bottom="0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237" style:family="paragraph" style:parent-style-name="Standard" style:list-style-name="WWNum44">
      <style:paragraph-properties fo:margin-top="0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238" style:family="paragraph" style:parent-style-name="Standard" style:list-style-name="WWNum45">
      <style:paragraph-properties fo:margin-top="0.1945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239" style:family="paragraph" style:parent-style-name="Standard" style:list-style-name="WWNum46">
      <style:paragraph-properties fo:margin-top="0.1945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240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241" style:family="paragraph" style:parent-style-name="Standard" style:list-style-name="WWNum47">
      <style:paragraph-properties fo:margin-top="0.1945in" fo:margin-bottom="0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242" style:family="paragraph" style:parent-style-name="Standard" style:list-style-name="WWNum47">
      <style:paragraph-properties fo:margin-top="0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243" style:family="paragraph" style:parent-style-name="Standard" style:list-style-name="WWNum48">
      <style:paragraph-properties fo:margin-top="0.1945in" fo:margin-bottom="0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244" style:family="paragraph" style:parent-style-name="Standard" style:list-style-name="WWNum48">
      <style:paragraph-properties fo:margin-top="0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245" style:family="paragraph" style:parent-style-name="Standard" style:list-style-name="WWNum49">
      <style:paragraph-properties fo:margin-top="0.1945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246" style:family="paragraph" style:parent-style-name="Standard" style:list-style-name="WWNum50">
      <style:paragraph-properties fo:margin-top="0.1945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247" style:family="paragraph" style:parent-style-name="Standard" style:list-style-name="WWNum51">
      <style:paragraph-properties fo:margin-top="0.1945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248" style:family="paragraph" style:parent-style-name="Standard" style:list-style-name="WWNum52">
      <style:paragraph-properties fo:margin-top="0.1945in" fo:margin-bottom="0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249" style:family="paragraph" style:parent-style-name="Standard" style:list-style-name="WWNum52">
      <style:paragraph-properties fo:margin-top="0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250" style:family="paragraph" style:parent-style-name="Standard" style:list-style-name="WWNum53">
      <style:paragraph-properties fo:margin-top="0.1945in" fo:margin-bottom="0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251" style:family="paragraph" style:parent-style-name="Standard" style:list-style-name="WWNum53">
      <style:paragraph-properties fo:margin-top="0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252" style:family="paragraph" style:parent-style-name="Standard" style:list-style-name="WWNum54">
      <style:paragraph-properties fo:margin-top="0.1945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253" style:family="paragraph" style:parent-style-name="Standard" style:list-style-name="WWNum55">
      <style:paragraph-properties fo:margin-top="0.1945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254" style:family="paragraph" style:parent-style-name="Standard" style:list-style-name="WWNum56">
      <style:paragraph-properties fo:margin-top="0.1945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255" style:family="paragraph" style:parent-style-name="Standard" style:list-style-name="WWNum57">
      <style:paragraph-properties fo:margin-left="1in" fo:margin-top="0.1945in" fo:margin-bottom="0in" style:contextual-spacing="false" fo:line-height="100%" fo:text-align="start" style:justify-single-word="false" fo:orphans="2" fo:widows="2" fo:text-indent="-0.25in" style:auto-text-indent="false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256" style:family="paragraph" style:parent-style-name="Standard" style:list-style-name="WWNum57">
      <style:paragraph-properties fo:margin-left="1in" fo:margin-top="0in" fo:margin-bottom="0.1945in" style:contextual-spacing="false" fo:line-height="100%" fo:text-align="start" style:justify-single-word="false" fo:orphans="2" fo:widows="2" fo:text-indent="-0.25in" style:auto-text-indent="false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257" style:family="paragraph" style:parent-style-name="Standard" style:list-style-name="WWNum58">
      <style:paragraph-properties fo:margin-left="1in" fo:margin-top="0.1945in" fo:margin-bottom="0in" style:contextual-spacing="false" fo:line-height="100%" fo:text-align="start" style:justify-single-word="false" fo:orphans="2" fo:widows="2" fo:text-indent="-0.25in" style:auto-text-indent="false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258" style:family="paragraph" style:parent-style-name="Standard" style:list-style-name="WWNum58">
      <style:paragraph-properties fo:margin-left="1in" fo:margin-top="0in" fo:margin-bottom="0.1945in" style:contextual-spacing="false" fo:line-height="100%" fo:text-align="start" style:justify-single-word="false" fo:orphans="2" fo:widows="2" fo:text-indent="-0.25in" style:auto-text-indent="false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259" style:family="paragraph" style:parent-style-name="Standard" style:list-style-name="WWNum59">
      <style:paragraph-properties fo:margin-left="1in" fo:margin-top="0.1945in" fo:margin-bottom="0in" style:contextual-spacing="false" fo:line-height="100%" fo:text-align="start" style:justify-single-word="false" fo:orphans="2" fo:widows="2" fo:text-indent="-0.25in" style:auto-text-indent="false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260" style:family="paragraph" style:parent-style-name="Standard" style:list-style-name="WWNum59">
      <style:paragraph-properties fo:margin-left="1in" fo:margin-top="0in" fo:margin-bottom="0.1945in" style:contextual-spacing="false" fo:line-height="100%" fo:text-align="start" style:justify-single-word="false" fo:orphans="2" fo:widows="2" fo:text-indent="-0.25in" style:auto-text-indent="false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261" style:family="paragraph" style:parent-style-name="Standard" style:list-style-name="WWNum60">
      <style:paragraph-properties fo:margin-left="1in" fo:margin-top="0.1945in" fo:margin-bottom="0.1945in" style:contextual-spacing="false" fo:line-height="100%" fo:text-align="start" style:justify-single-word="false" fo:orphans="2" fo:widows="2" fo:text-indent="-0.25in" style:auto-text-indent="false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262" style:family="paragraph" style:parent-style-name="Standard" style:list-style-name="WWNum61">
      <style:paragraph-properties fo:margin-left="1in" fo:margin-top="0.1945in" fo:margin-bottom="0.1945in" style:contextual-spacing="false" fo:line-height="100%" fo:text-align="start" style:justify-single-word="false" fo:orphans="2" fo:widows="2" fo:text-indent="-0.25in" style:auto-text-indent="false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263" style:family="paragraph" style:parent-style-name="Standard" style:list-style-name="WWNum6">
      <style:paragraph-properties fo:margin-top="0.1945in" fo:margin-bottom="0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264" style:family="paragraph" style:parent-style-name="Standard" style:list-style-name="WWNum6">
      <style:paragraph-properties fo:margin-top="0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265" style:family="paragraph" style:parent-style-name="Standard" style:list-style-name="WWNum7">
      <style:paragraph-properties fo:margin-top="0.1945in" fo:margin-bottom="0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266" style:family="paragraph" style:parent-style-name="Standard" style:list-style-name="WWNum7">
      <style:paragraph-properties fo:margin-top="0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267" style:family="paragraph" style:parent-style-name="Standard" style:list-style-name="WWNum8">
      <style:paragraph-properties fo:margin-top="0.1945in" fo:margin-bottom="0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268" style:family="paragraph" style:parent-style-name="Standard" style:list-style-name="WWNum8">
      <style:paragraph-properties fo:margin-top="0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269" style:family="paragraph" style:parent-style-name="Standard" style:list-style-name="WWNum9">
      <style:paragraph-properties fo:margin-top="0.1945in" fo:margin-bottom="0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270" style:family="paragraph" style:parent-style-name="Standard" style:list-style-name="WWNum9">
      <style:paragraph-properties fo:margin-top="0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271" style:family="paragraph" style:parent-style-name="Standard" style:list-style-name="WWNum10">
      <style:paragraph-properties fo:margin-top="0.1945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272" style:family="paragraph" style:parent-style-name="Standard" style:list-style-name="WWNum11">
      <style:paragraph-properties fo:margin-top="0.1945in" fo:margin-bottom="0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273" style:family="paragraph" style:parent-style-name="Standard" style:list-style-name="WWNum11">
      <style:paragraph-properties fo:margin-top="0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274" style:family="paragraph" style:parent-style-name="Standard" style:list-style-name="WWNum12">
      <style:paragraph-properties fo:margin-top="0.1945in" fo:margin-bottom="0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275" style:family="paragraph" style:parent-style-name="Standard" style:list-style-name="WWNum12">
      <style:paragraph-properties fo:margin-top="0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276" style:family="paragraph" style:parent-style-name="Standard" style:list-style-name="WWNum13">
      <style:paragraph-properties fo:margin-top="0.1945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277" style:family="paragraph" style:parent-style-name="Standard" style:list-style-name="WWNum14">
      <style:paragraph-properties fo:margin-top="0.1945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278" style:family="paragraph" style:parent-style-name="Standard" style:list-style-name="WWNum15">
      <style:paragraph-properties fo:margin-top="0.1945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279" style:family="paragraph" style:parent-style-name="Standard" style:list-style-name="WWNum16">
      <style:paragraph-properties fo:margin-top="0.1945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280" style:family="paragraph" style:parent-style-name="Standard" style:list-style-name="WWNum17">
      <style:paragraph-properties fo:margin-top="0.1945in" fo:margin-bottom="0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281" style:family="paragraph" style:parent-style-name="Standard" style:list-style-name="WWNum17">
      <style:paragraph-properties fo:margin-top="0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282" style:family="paragraph" style:parent-style-name="Standard" style:list-style-name="WWNum18">
      <style:paragraph-properties fo:margin-top="0.1945in" fo:margin-bottom="0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283" style:family="paragraph" style:parent-style-name="Standard" style:list-style-name="WWNum18">
      <style:paragraph-properties fo:margin-top="0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284" style:family="paragraph" style:parent-style-name="Standard" style:list-style-name="WWNum19">
      <style:paragraph-properties fo:margin-top="0.1945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285" style:family="paragraph" style:parent-style-name="Standard" style:list-style-name="WWNum20">
      <style:paragraph-properties fo:margin-top="0.1945in" fo:margin-bottom="0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286" style:family="paragraph" style:parent-style-name="Standard" style:list-style-name="WWNum20">
      <style:paragraph-properties fo:margin-top="0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287" style:family="paragraph" style:parent-style-name="Standard" style:list-style-name="WWNum21">
      <style:paragraph-properties fo:margin-top="0.1945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288" style:family="paragraph" style:parent-style-name="Standard" style:list-style-name="WWNum22">
      <style:paragraph-properties fo:margin-top="0.1945in" fo:margin-bottom="0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289" style:family="paragraph" style:parent-style-name="Standard" style:list-style-name="WWNum22">
      <style:paragraph-properties fo:margin-top="0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290" style:family="paragraph" style:parent-style-name="Standard" style:list-style-name="WWNum23">
      <style:paragraph-properties fo:margin-top="0.1945in" fo:margin-bottom="0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291" style:family="paragraph" style:parent-style-name="Standard" style:list-style-name="WWNum23">
      <style:paragraph-properties fo:margin-top="0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292" style:family="paragraph" style:parent-style-name="Standard" style:list-style-name="WWNum24">
      <style:paragraph-properties fo:margin-top="0.1945in" fo:margin-bottom="0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293" style:family="paragraph" style:parent-style-name="Standard" style:list-style-name="WWNum24">
      <style:paragraph-properties fo:margin-top="0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294" style:family="paragraph" style:parent-style-name="Standard" style:list-style-name="WWNum25">
      <style:paragraph-properties fo:margin-top="0.1945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295" style:family="paragraph" style:parent-style-name="Standard" style:list-style-name="WWNum26">
      <style:paragraph-properties fo:margin-top="0.1945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296" style:family="paragraph" style:parent-style-name="Standard" style:list-style-name="WWNum27">
      <style:paragraph-properties fo:margin-left="1in" fo:margin-top="0.1945in" fo:margin-bottom="0in" style:contextual-spacing="false" fo:line-height="100%" fo:text-align="start" style:justify-single-word="false" fo:orphans="2" fo:widows="2" fo:text-indent="-0.25in" style:auto-text-indent="false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297" style:family="paragraph" style:parent-style-name="Standard" style:list-style-name="WWNum27">
      <style:paragraph-properties fo:margin-left="1in" fo:margin-top="0in" fo:margin-bottom="0.1945in" style:contextual-spacing="false" fo:line-height="100%" fo:text-align="start" style:justify-single-word="false" fo:orphans="2" fo:widows="2" fo:text-indent="-0.25in" style:auto-text-indent="false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298" style:family="paragraph" style:parent-style-name="Standard" style:list-style-name="WWNum28">
      <style:paragraph-properties fo:margin-left="1in" fo:margin-top="0.1945in" fo:margin-bottom="0in" style:contextual-spacing="false" fo:line-height="100%" fo:text-align="start" style:justify-single-word="false" fo:orphans="2" fo:widows="2" fo:text-indent="-0.25in" style:auto-text-indent="false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299" style:family="paragraph" style:parent-style-name="Standard" style:list-style-name="WWNum28">
      <style:paragraph-properties fo:margin-left="1in" fo:margin-top="0in" fo:margin-bottom="0.1945in" style:contextual-spacing="false" fo:line-height="100%" fo:text-align="start" style:justify-single-word="false" fo:orphans="2" fo:widows="2" fo:text-indent="-0.25in" style:auto-text-indent="false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300" style:family="paragraph" style:parent-style-name="Standard" style:list-style-name="WWNum29">
      <style:paragraph-properties fo:margin-left="1in" fo:margin-top="0.1945in" fo:margin-bottom="0.1945in" style:contextual-spacing="false" fo:line-height="100%" fo:text-align="start" style:justify-single-word="false" fo:orphans="2" fo:widows="2" fo:text-indent="-0.25in" style:auto-text-indent="false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301" style:family="paragraph" style:parent-style-name="Standard" style:list-style-name="WWNum30">
      <style:paragraph-properties fo:margin-left="1in" fo:margin-top="0.1945in" fo:margin-bottom="0.1945in" style:contextual-spacing="false" fo:line-height="100%" fo:text-align="start" style:justify-single-word="false" fo:orphans="2" fo:widows="2" fo:text-indent="-0.25in" style:auto-text-indent="false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302" style:family="paragraph" style:parent-style-name="Standard" style:list-style-name="WWNum31">
      <style:paragraph-properties fo:margin-left="1in" fo:margin-top="0.1945in" fo:margin-bottom="0.1945in" style:contextual-spacing="false" fo:line-height="100%" fo:text-align="start" style:justify-single-word="false" fo:orphans="2" fo:widows="2" fo:text-indent="-0.25in" style:auto-text-indent="false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303" style:family="paragraph" style:parent-style-name="Standard" style:list-style-name="WWNum32">
      <style:paragraph-properties fo:margin-top="0.1945in" fo:margin-bottom="0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304" style:family="paragraph" style:parent-style-name="Standard" style:list-style-name="WWNum32">
      <style:paragraph-properties fo:margin-top="0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305" style:family="paragraph" style:parent-style-name="Standard" style:list-style-name="WWNum33">
      <style:paragraph-properties fo:margin-top="0.1945in" fo:margin-bottom="0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306" style:family="paragraph" style:parent-style-name="Standard" style:list-style-name="WWNum33">
      <style:paragraph-properties fo:margin-top="0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307" style:family="paragraph" style:parent-style-name="Standard" style:list-style-name="WWNum34">
      <style:paragraph-properties fo:margin-top="0.1945in" fo:margin-bottom="0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308" style:family="paragraph" style:parent-style-name="Standard" style:list-style-name="WWNum34">
      <style:paragraph-properties fo:margin-top="0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309" style:family="paragraph" style:parent-style-name="Standard" style:list-style-name="WWNum35">
      <style:paragraph-properties fo:margin-top="0.1945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310" style:family="paragraph" style:parent-style-name="Standard" style:list-style-name="WWNum36">
      <style:paragraph-properties fo:margin-top="0.1945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311" style:family="paragraph" style:parent-style-name="Standard" style:list-style-name="WWNum37">
      <style:paragraph-properties fo:margin-top="0.1945in" fo:margin-bottom="0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312" style:family="paragraph" style:parent-style-name="Standard" style:list-style-name="WWNum37">
      <style:paragraph-properties fo:margin-top="0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313" style:family="paragraph" style:parent-style-name="Standard" style:list-style-name="WWNum38">
      <style:paragraph-properties fo:margin-top="0.1945in" fo:margin-bottom="0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314" style:family="paragraph" style:parent-style-name="Standard" style:list-style-name="WWNum38">
      <style:paragraph-properties fo:margin-top="0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315" style:family="paragraph" style:parent-style-name="Standard" style:list-style-name="WWNum39">
      <style:paragraph-properties fo:margin-top="0.1945in" fo:margin-bottom="0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316" style:family="paragraph" style:parent-style-name="Standard" style:list-style-name="WWNum39">
      <style:paragraph-properties fo:margin-top="0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317" style:family="paragraph" style:parent-style-name="Standard" style:list-style-name="WWNum40">
      <style:paragraph-properties fo:margin-top="0.1945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318" style:family="paragraph" style:parent-style-name="Standard" style:list-style-name="WWNum41">
      <style:paragraph-properties fo:margin-top="0.1945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319" style:family="paragraph" style:parent-style-name="Standard" style:list-style-name="WWNum62">
      <style:paragraph-properties fo:margin-top="0.1945in" fo:margin-bottom="0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320" style:family="paragraph" style:parent-style-name="Standard" style:list-style-name="WWNum62">
      <style:paragraph-properties fo:margin-top="0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321" style:family="paragraph" style:parent-style-name="Standard" style:list-style-name="WWNum63">
      <style:paragraph-properties fo:margin-top="0.1945in" fo:margin-bottom="0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322" style:family="paragraph" style:parent-style-name="Standard" style:list-style-name="WWNum63">
      <style:paragraph-properties fo:margin-top="0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323" style:family="paragraph" style:parent-style-name="Standard" style:list-style-name="WWNum64">
      <style:paragraph-properties fo:margin-top="0.1945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324" style:family="paragraph" style:parent-style-name="Standard" style:list-style-name="WWNum65">
      <style:paragraph-properties fo:margin-top="0.1945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325" style:family="paragraph" style:parent-style-name="Standard" style:list-style-name="WWNum66">
      <style:paragraph-properties fo:margin-top="0.1945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326" style:family="paragraph" style:parent-style-name="Standard" style:list-style-name="WWNum67">
      <style:paragraph-properties fo:margin-top="0.1945in" fo:margin-bottom="0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327" style:family="paragraph" style:parent-style-name="Standard" style:list-style-name="WWNum67">
      <style:paragraph-properties fo:margin-top="0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328" style:family="paragraph" style:parent-style-name="Standard" style:list-style-name="WWNum68">
      <style:paragraph-properties fo:margin-top="0.1945in" fo:margin-bottom="0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329" style:family="paragraph" style:parent-style-name="Standard" style:list-style-name="WWNum68">
      <style:paragraph-properties fo:margin-top="0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330" style:family="paragraph" style:parent-style-name="Standard" style:list-style-name="WWNum69">
      <style:paragraph-properties fo:margin-top="0.1945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331" style:family="paragraph" style:parent-style-name="Standard" style:list-style-name="WWNum70">
      <style:paragraph-properties fo:margin-top="0.1945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332" style:family="paragraph" style:parent-style-name="Standard" style:list-style-name="WWNum71">
      <style:paragraph-properties fo:margin-top="0.1945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333" style:family="paragraph" style:parent-style-name="Standard" style:list-style-name="WWNum72">
      <style:paragraph-properties fo:margin-left="1in" fo:margin-top="0.1945in" fo:margin-bottom="0in" style:contextual-spacing="false" fo:line-height="100%" fo:text-align="start" style:justify-single-word="false" fo:orphans="2" fo:widows="2" fo:text-indent="-0.25in" style:auto-text-indent="false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334" style:family="paragraph" style:parent-style-name="Standard" style:list-style-name="WWNum72">
      <style:paragraph-properties fo:margin-left="1in" fo:margin-top="0in" fo:margin-bottom="0in" style:contextual-spacing="false" fo:line-height="100%" fo:text-align="start" style:justify-single-word="false" fo:orphans="2" fo:widows="2" fo:text-indent="-0.25in" style:auto-text-indent="false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335" style:family="paragraph" style:parent-style-name="Standard" style:list-style-name="WWNum72">
      <style:paragraph-properties fo:margin-left="1in" fo:margin-top="0in" fo:margin-bottom="0.1945in" style:contextual-spacing="false" fo:line-height="100%" fo:text-align="start" style:justify-single-word="false" fo:orphans="2" fo:widows="2" fo:text-indent="-0.25in" style:auto-text-indent="false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336" style:family="paragraph" style:parent-style-name="Standard" style:list-style-name="WWNum73">
      <style:paragraph-properties fo:margin-left="1in" fo:margin-top="0.1945in" fo:margin-bottom="0in" style:contextual-spacing="false" fo:line-height="100%" fo:text-align="start" style:justify-single-word="false" fo:orphans="2" fo:widows="2" fo:text-indent="-0.25in" style:auto-text-indent="false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337" style:family="paragraph" style:parent-style-name="Standard" style:list-style-name="WWNum73">
      <style:paragraph-properties fo:margin-left="1in" fo:margin-top="0in" fo:margin-bottom="0in" style:contextual-spacing="false" fo:line-height="100%" fo:text-align="start" style:justify-single-word="false" fo:orphans="2" fo:widows="2" fo:text-indent="-0.25in" style:auto-text-indent="false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338" style:family="paragraph" style:parent-style-name="Standard" style:list-style-name="WWNum73">
      <style:paragraph-properties fo:margin-left="1in" fo:margin-top="0in" fo:margin-bottom="0.1945in" style:contextual-spacing="false" fo:line-height="100%" fo:text-align="start" style:justify-single-word="false" fo:orphans="2" fo:widows="2" fo:text-indent="-0.25in" style:auto-text-indent="false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339" style:family="paragraph" style:parent-style-name="Standard" style:list-style-name="WWNum74">
      <style:paragraph-properties fo:margin-left="1in" fo:margin-top="0.1945in" fo:margin-bottom="0in" style:contextual-spacing="false" fo:line-height="100%" fo:text-align="start" style:justify-single-word="false" fo:orphans="2" fo:widows="2" fo:text-indent="-0.25in" style:auto-text-indent="false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340" style:family="paragraph" style:parent-style-name="Standard" style:list-style-name="WWNum74">
      <style:paragraph-properties fo:margin-left="1in" fo:margin-top="0in" fo:margin-bottom="0.1945in" style:contextual-spacing="false" fo:line-height="100%" fo:text-align="start" style:justify-single-word="false" fo:orphans="2" fo:widows="2" fo:text-indent="-0.25in" style:auto-text-indent="false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341" style:family="paragraph" style:parent-style-name="Standard" style:list-style-name="WWNum75">
      <style:paragraph-properties fo:margin-left="1in" fo:margin-top="0.1945in" fo:margin-bottom="0in" style:contextual-spacing="false" fo:line-height="100%" fo:text-align="start" style:justify-single-word="false" fo:orphans="2" fo:widows="2" fo:text-indent="-0.25in" style:auto-text-indent="false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342" style:family="paragraph" style:parent-style-name="Standard" style:list-style-name="WWNum75">
      <style:paragraph-properties fo:margin-left="1in" fo:margin-top="0in" fo:margin-bottom="0.1945in" style:contextual-spacing="false" fo:line-height="100%" fo:text-align="start" style:justify-single-word="false" fo:orphans="2" fo:widows="2" fo:text-indent="-0.25in" style:auto-text-indent="false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343" style:family="paragraph" style:parent-style-name="Standard" style:list-style-name="WWNum76">
      <style:paragraph-properties fo:margin-left="1in" fo:margin-top="0.1945in" fo:margin-bottom="0in" style:contextual-spacing="false" fo:line-height="100%" fo:text-align="start" style:justify-single-word="false" fo:orphans="2" fo:widows="2" fo:text-indent="-0.25in" style:auto-text-indent="false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344" style:family="paragraph" style:parent-style-name="Standard" style:list-style-name="WWNum76">
      <style:paragraph-properties fo:margin-left="1in" fo:margin-top="0in" fo:margin-bottom="0.1945in" style:contextual-spacing="false" fo:line-height="100%" fo:text-align="start" style:justify-single-word="false" fo:orphans="2" fo:widows="2" fo:text-indent="-0.25in" style:auto-text-indent="false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345" style:family="paragraph" style:parent-style-name="Standard" style:list-style-name="WWNum77">
      <style:paragraph-properties fo:margin-left="1in" fo:margin-top="0.1945in" fo:margin-bottom="0in" style:contextual-spacing="false" fo:line-height="100%" fo:text-align="start" style:justify-single-word="false" fo:orphans="2" fo:widows="2" fo:text-indent="-0.25in" style:auto-text-indent="false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346" style:family="paragraph" style:parent-style-name="Standard" style:list-style-name="WWNum77">
      <style:paragraph-properties fo:margin-left="1in" fo:margin-top="0in" fo:margin-bottom="0in" style:contextual-spacing="false" fo:line-height="100%" fo:text-align="start" style:justify-single-word="false" fo:orphans="2" fo:widows="2" fo:text-indent="-0.25in" style:auto-text-indent="false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347" style:family="paragraph" style:parent-style-name="Standard" style:list-style-name="WWNum77">
      <style:paragraph-properties fo:margin-left="1in" fo:margin-top="0in" fo:margin-bottom="0.1945in" style:contextual-spacing="false" fo:line-height="100%" fo:text-align="start" style:justify-single-word="false" fo:orphans="2" fo:widows="2" fo:text-indent="-0.25in" style:auto-text-indent="false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348" style:family="paragraph" style:parent-style-name="Standard" style:list-style-name="WWNum78">
      <style:paragraph-properties fo:margin-left="1in" fo:margin-top="0.1945in" fo:margin-bottom="0in" style:contextual-spacing="false" fo:line-height="100%" fo:text-align="start" style:justify-single-word="false" fo:orphans="2" fo:widows="2" fo:text-indent="-0.25in" style:auto-text-indent="false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349" style:family="paragraph" style:parent-style-name="Standard" style:list-style-name="WWNum78">
      <style:paragraph-properties fo:margin-left="1in" fo:margin-top="0in" fo:margin-bottom="0in" style:contextual-spacing="false" fo:line-height="100%" fo:text-align="start" style:justify-single-word="false" fo:orphans="2" fo:widows="2" fo:text-indent="-0.25in" style:auto-text-indent="false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350" style:family="paragraph" style:parent-style-name="Standard" style:list-style-name="WWNum78">
      <style:paragraph-properties fo:margin-left="1in" fo:margin-top="0in" fo:margin-bottom="0.1945in" style:contextual-spacing="false" fo:line-height="100%" fo:text-align="start" style:justify-single-word="false" fo:orphans="2" fo:widows="2" fo:text-indent="-0.25in" style:auto-text-indent="false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351" style:family="paragraph" style:parent-style-name="Standard" style:list-style-name="WWNum78">
      <style:paragraph-properties fo:margin-left="1.5in" fo:margin-top="0in" fo:margin-bottom="0in" style:contextual-spacing="false" fo:line-height="100%" fo:text-align="start" style:justify-single-word="false" fo:orphans="2" fo:widows="2" fo:text-indent="-0.25in" style:auto-text-indent="false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352" style:family="paragraph" style:parent-style-name="Standard" style:list-style-name="WWNum79">
      <style:paragraph-properties fo:margin-left="1in" fo:margin-top="0.1945in" fo:margin-bottom="0in" style:contextual-spacing="false" fo:line-height="100%" fo:text-align="start" style:justify-single-word="false" fo:orphans="2" fo:widows="2" fo:text-indent="-0.25in" style:auto-text-indent="false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353" style:family="paragraph" style:parent-style-name="Standard" style:list-style-name="WWNum79">
      <style:paragraph-properties fo:margin-left="1in" fo:margin-top="0in" fo:margin-bottom="0.1945in" style:contextual-spacing="false" fo:line-height="100%" fo:text-align="start" style:justify-single-word="false" fo:orphans="2" fo:widows="2" fo:text-indent="-0.25in" style:auto-text-indent="false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354" style:family="paragraph" style:parent-style-name="Standard" style:list-style-name="WWNum80">
      <style:paragraph-properties fo:margin-left="1in" fo:margin-top="0.1945in" fo:margin-bottom="0in" style:contextual-spacing="false" fo:line-height="100%" fo:text-align="start" style:justify-single-word="false" fo:orphans="2" fo:widows="2" fo:text-indent="-0.25in" style:auto-text-indent="false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355" style:family="paragraph" style:parent-style-name="Standard" style:list-style-name="WWNum80">
      <style:paragraph-properties fo:margin-left="1in" fo:margin-top="0in" fo:margin-bottom="0.1945in" style:contextual-spacing="false" fo:line-height="100%" fo:text-align="start" style:justify-single-word="false" fo:orphans="2" fo:widows="2" fo:text-indent="-0.25in" style:auto-text-indent="false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356" style:family="paragraph" style:parent-style-name="Standard" style:list-style-name="WWNum81">
      <style:paragraph-properties fo:margin-left="1in" fo:margin-top="0.1945in" fo:margin-bottom="0.1945in" style:contextual-spacing="false" fo:line-height="100%" fo:text-align="start" style:justify-single-word="false" fo:orphans="2" fo:widows="2" fo:text-indent="-0.25in" style:auto-text-indent="false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357" style:family="paragraph" style:parent-style-name="Standard" style:list-style-name="WWNum82">
      <style:paragraph-properties fo:margin-top="0.1945in" fo:margin-bottom="0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358" style:family="paragraph" style:parent-style-name="Standard" style:list-style-name="WWNum82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359" style:family="paragraph" style:parent-style-name="Standard" style:list-style-name="WWNum82">
      <style:paragraph-properties fo:margin-top="0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360" style:family="paragraph" style:parent-style-name="Standard" style:list-style-name="WWNum83">
      <style:paragraph-properties fo:margin-top="0.1945in" fo:margin-bottom="0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361" style:family="paragraph" style:parent-style-name="Standard" style:list-style-name="WWNum83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362" style:family="paragraph" style:parent-style-name="Standard" style:list-style-name="WWNum83">
      <style:paragraph-properties fo:margin-top="0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363" style:family="paragraph" style:parent-style-name="Standard" style:list-style-name="WWNum84">
      <style:paragraph-properties fo:margin-top="0.1945in" fo:margin-bottom="0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364" style:family="paragraph" style:parent-style-name="Standard" style:list-style-name="WWNum84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365" style:family="paragraph" style:parent-style-name="Standard" style:list-style-name="WWNum84">
      <style:paragraph-properties fo:margin-top="0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366" style:family="paragraph" style:parent-style-name="Standard" style:list-style-name="WWNum85">
      <style:paragraph-properties fo:margin-top="0.1945in" fo:margin-bottom="0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367" style:family="paragraph" style:parent-style-name="Standard" style:list-style-name="WWNum85">
      <style:paragraph-properties fo:margin-top="0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368" style:family="paragraph" style:parent-style-name="Standard" style:list-style-name="WWNum86">
      <style:paragraph-properties fo:margin-top="0.1945in" fo:margin-bottom="0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369" style:family="paragraph" style:parent-style-name="Standard" style:list-style-name="WWNum86">
      <style:paragraph-properties fo:margin-top="0in" fo:margin-bottom="0.1945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370" style:family="paragraph" style:parent-style-name="Standard">
      <style:paragraph-properties fo:margin-top="0in" fo:margin-bottom="0.1945in" style:contextual-spacing="false" fo:line-height="100%" fo:text-align="end" style:justify-single-word="false" fo:orphans="2" fo:widows="2" style:writing-mode="rl-tb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371" style:family="paragraph" style:parent-style-name="Standard">
      <style:paragraph-properties fo:margin-top="0.1945in" fo:margin-bottom="0.1945in" style:contextual-spacing="false" fo:line-height="100%" fo:text-align="end" style:justify-single-word="false" fo:orphans="2" fo:widows="2" style:writing-mode="rl-tb"/>
      <style:text-properties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37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373" style:family="paragraph" style:parent-style-name="Standard">
      <style:paragraph-properties fo:margin-top="0in" fo:margin-bottom="0.1945in" style:contextual-spacing="false" fo:line-height="100%" fo:text-align="start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37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color="#c9211e" loext:opacity="100%" style:font-name="Calibri" fo:font-size="11pt" fo:language="fr" fo:country="FR" fo:font-weight="bold" style:letter-kerning="false" style:font-name-asian="Calibri1" style:font-size-asian="11pt" style:language-asian="en" style:country-asian="US" style:font-weight-asian="bold" style:font-name-complex="Arial" style:font-size-complex="11pt" style:language-complex="ar" style:country-complex="SA" style:font-weight-complex="bold"/>
    </style:style>
    <style:style style:name="P37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color="#000000" loext:opacity="100%" style:font-name="Calibri" fo:font-size="11pt" fo:language="fr" fo:country="FR" fo:font-weight="normal" style:letter-kerning="false" style:font-name-asian="Calibri1" style:font-size-asian="11pt" style:language-asian="en" style:country-asian="US" style:font-weight-asian="normal" style:font-name-complex="Arial" style:font-size-complex="11pt" style:language-complex="ar" style:country-complex="SA" style:font-weight-complex="normal"/>
    </style:style>
    <style:style style:name="T1" style:family="text">
      <style:text-properties style:font-name="Times New Roman" fo:font-size="13.5pt" fo:language="en" fo:country="US" fo:font-weight="bold" style:font-name-asian="Times New Roman1" style:font-size-asian="13.5pt" style:language-asian="fr" style:country-asian="FR" style:font-weight-asian="bold" style:font-name-complex="Times New Roman1" style:font-size-complex="13.5pt" style:font-weight-complex="bold"/>
    </style:style>
    <style:style style:name="T2" style:family="text">
      <style:text-properties style:font-name="Times New Roman" fo:font-size="13.5pt" fo:font-weight="bold" style:font-name-asian="Times New Roman1" style:font-size-asian="13.5pt" style:language-asian="fr" style:country-asian="FR" style:font-weight-asian="bold" style:font-name-complex="Times New Roman1" style:font-size-complex="13.5pt" style:font-weight-complex="bold"/>
    </style:style>
    <style:style style:name="T3" style:family="text">
      <style:text-properties style:font-name="Times New Roman" fo:font-size="12pt" fo:language="en" fo:country="US" fo:font-weight="bold" style:font-name-asian="Times New Roman1" style:font-size-asian="12pt" style:language-asian="fr" style:country-asian="FR" style:font-weight-asian="bold" style:font-name-complex="Times New Roman1" style:font-size-complex="12pt" style:font-weight-complex="bold"/>
    </style:style>
    <style:style style:name="T4" style:family="text">
      <style:text-properties style:font-name="Times New Roman" fo:font-size="12pt" fo:language="en" fo:country="US" style:font-name-asian="Times New Roman1" style:font-size-asian="12pt" style:language-asian="fr" style:country-asian="FR" style:font-name-complex="Times New Roman1" style:font-size-complex="12pt"/>
    </style:style>
    <style:style style:name="T5" style:family="text">
      <style:text-properties style:font-name="Times New Roman" fo:font-size="12pt" fo:font-weight="bold" style:font-name-asian="Times New Roman1" style:font-size-asian="12pt" style:language-asian="fr" style:country-asian="FR" style:font-weight-asian="bold" style:font-name-complex="Times New Roman1" style:font-size-complex="12pt" style:font-weight-complex="bold"/>
    </style:style>
    <style:style style:name="T6" style:family="text">
      <style:text-properties style:font-name="Times New Roman" fo:font-size="12pt" style:font-name-asian="Times New Roman1" style:font-size-asian="12pt" style:language-asian="fr" style:country-asian="FR" style:font-name-complex="Times New Roman1" style:font-size-complex="12pt"/>
    </style:style>
    <style:style style:name="T7" style:family="text">
      <style:text-properties fo:font-weight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Courier New1" fo:font-size="10pt" fo:language="en" fo:country="US" style:font-name-asian="Times New Roman1" style:font-size-asian="10pt" style:language-asian="fr" style:country-asian="FR" style:font-name-complex="Courier New2" style:font-size-complex="10pt"/>
    </style:style>
    <style:style style:name="T10" style:family="text">
      <style:text-properties style:font-name="Courier New1" fo:font-size="10pt" style:font-name-asian="Times New Roman1" style:font-size-asian="10pt" style:language-asian="fr" style:country-asian="FR" style:font-name-complex="Courier New2" style:font-size-complex="10pt"/>
    </style:style>
    <style:style style:name="T11" style:family="text">
      <style:text-properties style:font-name="Courier New1" fo:font-size="10pt" fo:font-weight="bold" style:font-name-asian="Times New Roman1" style:font-size-asian="10pt" style:language-asian="fr" style:country-asian="FR" style:font-weight-asian="bold" style:font-name-complex="Courier New2" style:font-size-complex="10pt" style:font-weight-complex="bold"/>
    </style:style>
    <style:style style:name="T12" style:family="text">
      <style:text-properties fo:language="en" fo:country="US"/>
    </style:style>
    <style:style style:name="T13" style:family="text">
      <style:text-properties fo:language="en" fo:country="US" fo:font-weight="bold" style:font-weight-asian="bold" style:font-weight-complex="bold"/>
    </style:style>
    <style:style style:name="T14" style:family="text">
      <style:text-properties fo:color="#ff0000" loext:opacity="100%" fo:font-weight="bold" style:font-weight-asian="bold" style:font-weight-complex="bold"/>
    </style:style>
    <style:style style:name="T15" style:family="text">
      <style:text-properties fo:color="#ff0000" loext:opacity="100%" style:font-name="Times New Roman" fo:font-size="12pt" style:font-name-asian="Times New Roman1" style:font-size-asian="12pt" style:language-asian="fr" style:country-asian="FR" style:font-name-complex="Times New Roman1" style:font-size-complex="12pt"/>
    </style:style>
    <style:style style:name="T16" style:family="text">
      <style:text-properties fo:color="#ff0000" loext:opacity="100%" style:font-name="Times New Roman" fo:font-size="12pt" fo:font-weight="bold" style:font-name-asian="Times New Roman1" style:font-size-asian="12pt" style:language-asian="fr" style:country-asian="FR" style:font-weight-asian="bold" style:font-name-complex="Times New Roman1" style:font-size-complex="12pt" style:font-weight-complex="bold"/>
    </style:style>
    <style:style style:name="T17" style:family="text">
      <style:text-properties style:font-name-complex="Arial"/>
    </style:style>
    <style:style style:name="T18" style:family="text">
      <style:text-properties fo:font-size="12pt" fo:font-weight="bold" style:font-size-asian="12pt" style:language-asian="fr" style:country-asian="FR" style:font-weight-asian="bold" style:font-size-complex="12pt" style:font-weight-complex="bold"/>
    </style:style>
    <style:style style:name="T19" style:family="text">
      <style:text-properties style:font-weight-complex="bold"/>
    </style:style>
    <style:style style:name="T20" style:family="text">
      <style:text-properties fo:color="#ff0000" loext:opacity="100%" fo:language="en" fo:country="US" fo:font-weight="bold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h text:style-name="P1" text:outline-level="3" loext:marker-style-name="T1"><text:span text:style-name="T1">promps</text:span><text:span text:style-name="T1"/></text:h>
          </table:table-cell>
          <table:table-cell table:style-name="Table1.A1" office:value-type="string">
            <text:p text:style-name="P2" loext:marker-style-name="T8"><text:span text:style-name="T8">tables</text:span><text:span text:style-name="T8"/></text:p>
          </table:table-cell>
        </table:table-row>
        <table:table-row table:style-name="Table1.1">
          <table:table-cell table:style-name="Table1.A2" office:value-type="string">
            <text:h text:style-name="P3" text:outline-level="3" loext:marker-style-name="T1"><text:span text:style-name="T1">Task: Phase 1 - Authentication &amp; User Profile Structural Integration</text:span><text:span text:style-name="T1"/></text:h>
            <text:p text:style-name="P5" loext:marker-style-name="T4"><text:span text:style-name="T3">Goal:</text:span><text:span text:style-name="T4"> Establish a robust and organized Authentication layer by syncing the Django Auth system and </text:span><text:span text:style-name="T9">api_userprofile</text:span><text:span text:style-name="T4"> table with the new frontend architecture.</text:span></text:p>
            <text:h text:style-name="P4" text:outline-level="4" loext:marker-style-name="T3"><text:span text:style-name="T3">1. Identity Mapping (Backend to Frontend)</text:span><text:span text:style-name="T3"/></text:h>
            <text:list text:style-name="WWNum1">
              <text:list-item>
                <text:p text:style-name="P6" loext:marker-style-name="T4"><text:span text:style-name="T3">Database Audit:</text:span><text:span text:style-name="T4"> Reference the </text:span><text:span text:style-name="T9">auth_user</text:span><text:span text:style-name="T4"> and </text:span><text:span text:style-name="T9">api_userprofile</text:span><text:span text:style-name="T4"> tables in </text:span><text:span text:style-name="T9">sql_code.txt</text:span><text:span text:style-name="T4">. Ensure that the </text:span><text:span text:style-name="T9">UserType</text:span><text:span text:style-name="T4"> and </text:span><text:span text:style-name="T9">UserProfileType</text:span><text:span text:style-name="T4"> in Graphene expose the essential fields (Username, Email, Bio, Avatar, Role).</text:span></text:p>
              </text:list-item>
              <text:list-item>
                <text:p text:style-name="P7" loext:marker-style-name="T4"><text:span text:style-name="T3">Schema Definition:</text:span><text:span text:style-name="T4"> Create a </text:span><text:span text:style-name="T9">user.graphql</text:span><text:span text:style-name="T4"> file in </text:span><text:span text:style-name="T9">src/integration/graphql/</text:span><text:span text:style-name="T4">. Define the </text:span><text:span text:style-name="T9">MeQuery</text:span><text:span text:style-name="T4"> to fetch the currently logged-in user's data and their profile details.</text:span></text:p>
              </text:list-item>
            </text:list>
            <text:h text:style-name="P4" text:outline-level="4" loext:marker-style-name="T5"><text:span text:style-name="T5">2. Path &amp; Context Alignment</text:span><text:span text:style-name="T5"/></text:h>
            <text:list text:style-name="WWNum2">
              <text:list-item>
                <text:p text:style-name="P8" loext:marker-style-name="T4"><text:span text:style-name="T3">Cleanup:</text:span><text:span text:style-name="T4"> In </text:span><text:span text:style-name="T9">src/modules/public/views/Home.vue</text:span><text:span text:style-name="T4"> and any login/register components, remove old REST-based authentication logic (e.g., old axios calls to </text:span><text:span text:style-name="T9">/api/login/</text:span><text:span text:style-name="T4">).</text:span></text:p>
              </text:list-item>
              <text:list-item>
                <text:p text:style-name="P9" loext:marker-style-name="T4"><text:span text:style-name="T3">Alias Sync:</text:span><text:span text:style-name="T4"> Ensure all Auth-related components (like </text:span><text:span text:style-name="T9">LoginForm.vue</text:span><text:span text:style-name="T4"> or </text:span><text:span text:style-name="T9">UserAvatar.vue</text:span><text:span text:style-name="T4">) use the new </text:span><text:span text:style-name="T9">@modules</text:span><text:span text:style-name="T4">, </text:span><text:span text:style-name="T9">@shared</text:span><text:span text:style-name="T4">, and </text:span><text:span text:style-name="T9">@integration</text:span><text:span text:style-name="T4"> aliases.</text:span></text:p>
              </text:list-item>
            </text:list>
            <text:h text:style-name="P4" text:outline-level="4" loext:marker-style-name="T5"><text:span text:style-name="T5">3. Logic Layer (Auth Composable)</text:span><text:span text:style-name="T5"/></text:h>
            <text:list text:style-name="WWNum3">
              <text:list-item>
                <text:p text:style-name="P10" loext:marker-style-name="T4"><text:span text:style-name="T3">Unified State:</text:span><text:span text:style-name="T4"> Create (or refactor) </text:span><text:span text:style-name="T9">useAuth.js</text:span><text:span text:style-name="T4"> in </text:span><text:span text:style-name="T9">src/composables</text:span><text:span text:style-name="T4">.</text:span></text:p>
              </text:list-item>
              <text:list-item>
                <text:p text:style-name="P11" loext:marker-style-name="T4"><text:span text:style-name="T3">Apollo Logic:</text:span><text:span text:style-name="T4"> This composable should handle:</text:span></text:p>
                <text:list>
                  <text:list-item>
                    <text:p text:style-name="P11" loext:marker-style-name="T6"><text:span text:style-name="T6">The </text:span><text:span text:style-name="T10">Login</text:span><text:span text:style-name="T6"> mutation.</text:span></text:p>
                  </text:list-item>
                  <text:list-item>
                    <text:p text:style-name="P11" loext:marker-style-name="T6"><text:span text:style-name="T6">Storing the token securely.</text:span><text:span text:style-name="T6"/></text:p>
                  </text:list-item>
                  <text:list-item>
                    <text:p text:style-name="P12" loext:marker-style-name="T4"><text:span text:style-name="T4">Providing a reactive </text:span><text:span text:style-name="T9">user</text:span><text:span text:style-name="T4"> object to the entire app (Public &amp; Dashboard).</text:span></text:p>
                  </text:list-item>
                </text:list>
              </text:list-item>
            </text:list>
            <text:h text:style-name="P4" text:outline-level="4" loext:marker-style-name="T5"><text:span text:style-name="T5">4. Security &amp; Sanitization</text:span><text:span text:style-name="T5"/></text:h>
            <text:list text:style-name="WWNum4">
              <text:list-item>
                <text:p text:style-name="P13" loext:marker-style-name="T4"><text:span text:style-name="T3">Redeclaration Fix:</text:span><text:span text:style-name="T4"> Remove any hardcoded </text:span><text:span text:style-name="T9">const user = ...</text:span><text:span text:style-name="T4"> or duplicate user refs in the views that might conflict with the new reactive Auth state.</text:span></text:p>
              </text:list-item>
              <text:list-item>
                <text:p text:style-name="P14" loext:marker-style-name="T4"><text:span text:style-name="T3">Shared Components:</text:span><text:span text:style-name="T4"> Update any shared navigation bars to use the new </text:span><text:span text:style-name="T9">useAuth</text:span><text:span text:style-name="T4"> state to toggle between "Login" and "Profile" links.</text:span></text:p>
              </text:list-item>
            </text:list>
            <text:h text:style-name="P4" text:outline-level="4" loext:marker-style-name="T5"><text:span text:style-name="T5">5. Gateway Verification</text:span><text:span text:style-name="T5"/></text:h>
            <text:list text:style-name="WWNum5">
              <text:list-item>
                <text:p text:style-name="P15" loext:marker-style-name="T4"><text:span text:style-name="T3">Proxy Check:</text:span><text:span text:style-name="T4"> Ensure that the Vite proxy correctly handles the </text:span><text:span text:style-name="T9">CSRF</text:span><text:span text:style-name="T4"> tokens and </text:span><text:span text:style-name="T9">Authorization</text:span><text:span text:style-name="T4"> headers when communicating with the Django backend on port 8000.</text:span></text:p>
              </text:list-item>
            </text:list>
            <text:p text:style-name="P157" loext:marker-style-name="T12"/>
            <text:p text:style-name="P157" loext:marker-style-name="T12"/>
            <text:p text:style-name="P157" loext:marker-style-name="T12"><text:soft-page-break/></text:p>
            <text:p text:style-name="P157" loext:marker-style-name="T12"/>
          </table:table-cell>
          <table:table-cell table:style-name="Table1.A2" office:value-type="string">
            <text:p text:style-name="P158" loext:marker-style-name="T1"/>
          </table:table-cell>
        </table:table-row>
        <table:table-row table:style-name="Table1.1">
          <table:table-cell table:style-name="Table1.A3" office:value-type="string">
            <text:p text:style-name="P16" loext:marker-style-name="T6"><text:span text:style-name="T5">"المهمة: ربط 'كيان المستخدمين' (auth_user) بنظام التوجيه والظهور الشرطي في الهيكلية الجديدة.</text:span><text:span text:style-name="T5"/></text:p>
            <text:p text:style-name="P5" loext:marker-style-name="T6"><text:span text:style-name="T5">1. مطابقة الهوية (Identity Mapping):</text:span><text:span text:style-name="T5"/></text:p>
            <text:list text:style-name="WWNum42">
              <text:list-item>
                <text:p text:style-name="P17" loext:marker-style-name="T6"><text:span text:style-name="T6">تأكد من أن </text:span><text:span text:style-name="T10">UserType</text:span><text:span text:style-name="T6"> في Graphene يسحب حقول (</text:span><text:span text:style-name="T10">username</text:span><text:span text:style-name="T6">, </text:span><text:span text:style-name="T10">email</text:span><text:span text:style-name="T6">, </text:span><text:span text:style-name="T10">is_staff</text:span><text:span text:style-name="T6">).</text:span></text:p>
              </text:list-item>
              <text:list-item>
                <text:p text:style-name="P18" loext:marker-style-name="T6"><text:span text:style-name="T6">قم بتحديث استعلام </text:span><text:span text:style-name="T10">me.graphql</text:span><text:span text:style-name="T6"> ليجلب بيانات المستخدم الحالي فور تحميل الصفحة.</text:span></text:p>
              </text:list-item>
            </text:list>
            <text:p text:style-name="P5" loext:marker-style-name="T6"><text:span text:style-name="T5">2. منطق الظهور الشرطي (Conditional Visibility):</text:span><text:span text:style-name="T5"/></text:p>
            <text:list text:style-name="WWNum43">
              <text:list-item>
                <text:p text:style-name="P19" loext:marker-style-name="T6"><text:span text:style-name="T6">في مكون </text:span><text:span text:style-name="T10">Navbar.vue</text:span><text:span text:style-name="T6">: استخدم حقل </text:span><text:span text:style-name="T10">is_staff</text:span><text:span text:style-name="T6"> لتحديد ظهور رابط 'لوحة التحكم'. إذا كانت القيمة </text:span><text:span text:style-name="T10">0</text:span><text:span text:style-name="T6"> (زبون)، يختفي الرابط تماماً من الواجهة.</text:span></text:p>
              </text:list-item>
              <text:list-item>
                <text:p text:style-name="P20" loext:marker-style-name="T6"><text:span text:style-name="T6">في صفحة 'الملف الشخصي': اربط البيانات بجدول </text:span><text:span text:style-name="T10">api_userprofile</text:span><text:span text:style-name="T6"> (الذي يحتوي على الصورة والعنوان) باستخدام الـ </text:span><text:span text:style-name="T10">user_id</text:span><text:span text:style-name="T6"> المستمد من هذا الجدول.</text:span></text:p>
              </text:list-item>
            </text:list>
            <text:p text:style-name="P5" loext:marker-style-name="T6"><text:span text:style-name="T5">3. حماية المسارات (Route Guards):</text:span><text:span text:style-name="T5"/></text:p>
            <text:list text:style-name="WWNum44">
              <text:list-item>
                <text:p text:style-name="P21" loext:marker-style-name="T6"><text:span text:style-name="T6">في </text:span><text:span text:style-name="T10">src/router/index.js</text:span><text:span text:style-name="T6">: أضف </text:span><text:span text:style-name="T10">meta: { requiresStaff: true }</text:span><text:span text:style-name="T6"> للمسارات الخاصة بـ (المنتجات، الخامات، الشحن).</text:span></text:p>
              </text:list-item>
              <text:list-item>
                <text:p text:style-name="P22" loext:marker-style-name="T6"><text:span text:style-name="T6">برمج وظيفة </text:span><text:span text:style-name="T10">beforeEach</text:span><text:span text:style-name="T6"> للتحقق من أن المستخدم المسجل لديه صلاحيات </text:span><text:span text:style-name="T10">is_staff</text:span><text:span text:style-name="T6"> قبل السماح له برؤية مكونات الداشبورد.</text:span></text:p>
              </text:list-item>
            </text:list>
            <text:p text:style-name="P5" loext:marker-style-name="T6"><text:span text:style-name="T5">4. طبقة المنطق (Logic Layer):</text:span><text:span text:style-name="T5"/></text:p>
            <text:list text:style-name="WWNum45">
              <text:list-item>
                <text:p text:style-name="P23" loext:marker-style-name="T6"><text:span text:style-name="T6">حدث </text:span><text:span text:style-name="T10">useAuth.js</text:span><text:span text:style-name="T6"> ليدعم وظائف "تحديث البريد" أو "تغيير كلمة المرور" التي تؤثر مباشرة على هذا الجدول.</text:span></text:p>
              </text:list-item>
            </text:list>
            <text:p text:style-name="P5" loext:marker-style-name="T6"><text:span text:style-name="T5">5. الأمان والخصوصية:</text:span><text:span text:style-name="T5"/></text:p>
            <text:list text:style-name="WWNum46">
              <text:list-item>
                <text:p text:style-name="P24" loext:marker-style-name="T6"><text:span text:style-name="T6">تأكد من أن الـ Password لا يتم إرساله أبداً في أي استعلام GraphQL (Exclusion)."</text:span><text:span text:style-name="T6"/></text:p>
              </text:list-item>
            </text:list>
            <text:h text:style-name="P159" text:outline-level="3" loext:marker-style-name="T1"/>
          </table:table-cell>
          <table:table-cell table:style-name="Table1.A3" office:value-type="string">
            <text:p text:style-name="P25" loext:marker-style-name="T14"><text:span text:style-name="T14">auth_user</text:span><text:span text:style-name="T14"/></text:p>
          </table:table-cell>
        </table:table-row>
        <table:table-row table:style-name="Table1.1">
          <table:table-cell table:style-name="Table1.A2" office:value-type="string">
            <text:p text:style-name="P16" loext:marker-style-name="T6"><text:span text:style-name="T5">"المهمة: ربط وتفعيل 'ملف المستخدم' (api_userprofile) في الهيكلية الجديدة لضمان ظهور البيانات الشخصية.</text:span><text:span text:style-name="T5"/></text:p>
            <text:p text:style-name="P5" loext:marker-style-name="T6"><text:span text:style-name="T5">1. مطابقة الكيان (Entity Mapping):</text:span><text:span text:style-name="T5"/></text:p>
            <text:list text:style-name="WWNum47">
              <text:list-item>
                <text:p text:style-name="P26" loext:marker-style-name="T6"><text:span text:style-name="T6">تأكد من أن </text:span><text:span text:style-name="T10">UserProfileType</text:span><text:span text:style-name="T6"> في Graphene يغطي حقول (</text:span><text:span text:style-name="T10">phone</text:span><text:span text:style-name="T6">, </text:span><text:span text:style-name="T10">address</text:span><text:span text:style-name="T6">, </text:span><text:span text:style-name="T10">avatar</text:span><text:span text:style-name="T6">, </text:span><text:span text:style-name="T10">settings</text:span><text:span text:style-name="T6">).</text:span></text:p>
              </text:list-item>
              <text:list-item>
                <text:p text:style-name="P27" loext:marker-style-name="T6"><text:span text:style-name="T6">قم بتحديث استعلام </text:span><text:span text:style-name="T10">me.graphql</text:span><text:span text:style-name="T6"> ليقوم بعمل </text:span><text:span text:style-name="T10">Join</text:span><text:span text:style-name="T6"> مع جدول </text:span><text:span text:style-name="T10">api_userprofile</text:span><text:span text:style-name="T6"> لجلب بيانات المستخدم كاملة في طلب واحد.</text:span></text:p>
              </text:list-item>
            </text:list>
            <text:p text:style-name="P5" loext:marker-style-name="T6"><text:span text:style-name="T5">2. مواءمة الظهور في الواجهة (UI Visibility):</text:span><text:span text:style-name="T5"/></text:p>
            <text:list text:style-name="WWNum48">
              <text:list-item>
                <text:p text:style-name="P28" loext:marker-style-name="T6"><text:span text:style-name="T6">في </text:span><text:span text:style-name="T10">Navbar.vue</text:span><text:span text:style-name="T6"> (للزبون والمدير)، استبدل الأيقونة الافتراضية بصورة المستخدم الحقيقية من حقل </text:span><text:span text:style-name="T10">avatar</text:span><text:span text:style-name="T6">.</text:span></text:p>
              </text:list-item>
              <text:list-item>
                <text:p text:style-name="P29" loext:marker-style-name="T6"><text:span text:style-name="T6">قم بتفعيل صفحة 'إعدادات الحساب' (</text:span><text:span text:style-name="T10">ProfileSettings.vue</text:span><text:span text:style-name="T6">) في </text:span><text:soft-page-break/><text:span text:style-name="T10">modules/public</text:span><text:span text:style-name="T6">. يجب أن تظهر الحقول مملوءة ببيانات </text:span><text:span text:style-name="T10">api_userprofile</text:span><text:span text:style-name="T6"> الحالية.</text:span></text:p>
              </text:list-item>
            </text:list>
            <text:p text:style-name="P5" loext:marker-style-name="T6"><text:span text:style-name="T5">3. طبقة المنطق (Logic Layer):</text:span><text:span text:style-name="T5"/></text:p>
            <text:list text:style-name="WWNum49">
              <text:list-item>
                <text:p text:style-name="P30" loext:marker-style-name="T6"><text:span text:style-name="T6">أضف وظيفة </text:span><text:span text:style-name="T10">updateProfile</text:span><text:span text:style-name="T6"> في </text:span><text:span text:style-name="T10">useAuth.js</text:span><text:span text:style-name="T6"> تتيح للمستخدم رفع صورة جديدة أو تحديث هاتفه وعنوانه في قاعدة البيانات.</text:span></text:p>
              </text:list-item>
            </text:list>
            <text:p text:style-name="P5" loext:marker-style-name="T6"><text:span text:style-name="T5">4. التزامن مع نظام الشحن:</text:span><text:span text:style-name="T5"/></text:p>
            <text:list text:style-name="WWNum50">
              <text:list-item>
                <text:p text:style-name="P31" loext:marker-style-name="T6"><text:span text:style-name="T6">تأكد من أن حقل </text:span><text:span text:style-name="T10">address</text:span><text:span text:style-name="T6"> في هذا الجدول يتم اقتراحه تلقائياً كـ "عنوان شحن افتراضي" عند وصول الزبون لجدول </text:span><text:span text:style-name="T10">api_shipping</text:span><text:span text:style-name="T6"> في صفحة الدفع.</text:span></text:p>
              </text:list-item>
            </text:list>
            <text:p text:style-name="P5" loext:marker-style-name="T6"><text:span text:style-name="T5">5. لوحة التحكم (Admin View):</text:span><text:span text:style-name="T5"/></text:p>
            <text:list text:style-name="WWNum51">
              <text:list-item>
                <text:p text:style-name="P32" loext:marker-style-name="T6"><text:span text:style-name="T6">في صفحة 'إدارة المستخدمين' بالداشبورد، اجعل المدير قادراً على رؤية رقم الهاتف والعنوان لكل مستخدم مباشرة من هذا الجدول."</text:span><text:span text:style-name="T6"/></text:p>
              </text:list-item>
            </text:list>
            <text:h text:style-name="P160" text:outline-level="3" loext:marker-style-name="T2"/>
          </table:table-cell>
          <table:table-cell table:style-name="Table1.A2" office:value-type="string">
            <text:p text:style-name="P25" loext:marker-style-name="T14"><text:span text:style-name="T14">api_userprofile</text:span><text:span text:style-name="T14"/></text:p>
          </table:table-cell>
        </table:table-row>
        <table:table-row table:style-name="Table1.1">
          <table:table-cell table:style-name="Table1.A5" office:value-type="string">
            <text:p text:style-name="P16" loext:marker-style-name="T6"><text:span text:style-name="T5">"المهمة: ربط وتفعيل 'كيان المجموعات' (auth_group) داخل لوحة التحكم (Admin Dashboard) وتخليص المكونات من البيانات الثابتة.</text:span><text:span text:style-name="T5"/></text:p>
            <text:p text:style-name="P5" loext:marker-style-name="T6"><text:span text:style-name="T5">1. طبقة البيانات (GraphQL Layer):</text:span><text:span text:style-name="T5"/></text:p>
            <text:list text:style-name="WWNum52">
              <text:list-item>
                <text:p text:style-name="P33" loext:marker-style-name="T6"><text:span text:style-name="T6">أنشئ استعلام </text:span><text:span text:style-name="T10">allGroups</text:span><text:span text:style-name="T6"> في </text:span><text:span text:style-name="T10">groups.graphql</text:span><text:span text:style-name="T6"> لجلب أسماء المجموعات وعدد المنتسبين إليها من جدول </text:span><text:span text:style-name="T10">auth_user_groups</text:span><text:span text:style-name="T6">.</text:span></text:p>
              </text:list-item>
              <text:list-item>
                <text:p text:style-name="P34" loext:marker-style-name="T6"><text:span text:style-name="T6">أضف Mutation تسمى </text:span><text:span text:style-name="T10">assignUserToGroup</text:span><text:span text:style-name="T6"> لربط مستخدم بمجموعة معينة برمجياً.</text:span></text:p>
              </text:list-item>
            </text:list>
            <text:p text:style-name="P5" loext:marker-style-name="T6"><text:span text:style-name="T5">2. مواءمة الظهور في </text:span><text:span text:style-name="T11">usersManager.vue</text:span><text:span text:style-name="T5">:</text:span></text:p>
            <text:list text:style-name="WWNum53">
              <text:list-item>
                <text:p text:style-name="P35" loext:marker-style-name="T6"><text:span text:style-name="T6">أضف عموداً جديداً في جدول المستخدمين يعرض 'المجموعة' التي ينتمي إليها كل مستخدم (مثلاً: Admin, Staff, Customer).</text:span><text:span text:style-name="T6"/></text:p>
              </text:list-item>
              <text:list-item>
                <text:p text:style-name="P36" loext:marker-style-name="T6"><text:span text:style-name="T6">استبدل العرض النصي الثابت بقائمة منسدلة (Select Box) تسحب خياراتها من جدول </text:span><text:span text:style-name="T10">auth_group</text:span><text:span text:style-name="T6"> الحقيقي.</text:span></text:p>
              </text:list-item>
            </text:list>
            <text:p text:style-name="P5" loext:marker-style-name="T6"><text:span text:style-name="T5">3. طبقة المنطق (Logic Layer):</text:span><text:span text:style-name="T5"/></text:p>
            <text:list text:style-name="WWNum54">
              <text:list-item>
                <text:p text:style-name="P37" loext:marker-style-name="T6"><text:span text:style-name="T6">في </text:span><text:span text:style-name="T10">useAuth.js</text:span><text:span text:style-name="T6"> أو </text:span><text:span text:style-name="T10">useUsers.js</text:span><text:span text:style-name="T6"> أضف منطقاً يتحقق من 'انتماء المستخدم لمجموعة' (Check Group Membership) لإظهار أو إخفاء أقسام معينة في الداشبورد (مثلاً: قسم 'المالية' يظهر فقط لمجموعة 'المحاسبين').</text:span></text:p>
              </text:list-item>
            </text:list>
            <text:p text:style-name="P5" loext:marker-style-name="T6"><text:span text:style-name="T5">4. واجهة إدارة المجموعات:</text:span><text:span text:style-name="T5"/></text:p>
            <text:list text:style-name="WWNum55">
              <text:list-item>
                <text:p text:style-name="P38" loext:marker-style-name="T6"><text:span text:style-name="T6">قم بتفعيل مكون </text:span><text:span text:style-name="T10">GroupsManager.vue</text:span><text:span text:style-name="T6"> (إذا وجد) ليتيح للمدير (منصور) إضافة مجموعة جديدة أو حذف مجموعة قديمة مباشرة من الواجهة.</text:span></text:p>
              </text:list-item>
            </text:list>
            <text:p text:style-name="P5" loext:marker-style-name="T6"><text:span text:style-name="T5">5. التنظيم الشجري:</text:span><text:span text:style-name="T5"/></text:p>
            <text:list text:style-name="WWNum56">
              <text:list-item>
                <text:p text:style-name="P39" loext:marker-style-name="T6"><text:span text:style-name="T6">تأكد من أن جميع العمليات تتم عبر نظام Apollo Client المعتمد في المشروع مع معالجة حالات الخطأ (مثل محاولة حذف مجموعة مرتبطة بمستخدمين)."</text:span><text:span text:style-name="T6"/></text:p>
              </text:list-item>
            </text:list>
            <text:h text:style-name="P160" text:outline-level="3" loext:marker-style-name="T2"><text:soft-page-break/></text:h>
          </table:table-cell>
          <table:table-cell table:style-name="Table1.A5" office:value-type="string">
            <text:p text:style-name="P25" loext:marker-style-name="T14"><text:span text:style-name="T14">auth_group</text:span><text:span text:style-name="T14"/></text:p>
          </table:table-cell>
        </table:table-row>
        <table:table-row table:style-name="Table1.1">
          <table:table-cell table:style-name="Table1.A2" office:value-type="string">
            <text:p text:style-name="P16" loext:marker-style-name="T6"><text:span text:style-name="T6">سنقوم الآن بربط هذه الصلاحيات بواجهة المستخدم لضمان أن الأزرار الحساسة (مثل "حذف منتج" أو "تعديل سعر الخامة") لا تظهر إلا لمن يملك "المفتاح" المناسب:</text:span><text:span text:style-name="T6"/></text:p>
            <text:p text:style-name="P5" loext:marker-style-name="T6"><text:span text:style-name="T5">"المهمة: ربط وتفعيل 'كيان الصلاحيات' (auth_permission) لضبط ظهور العناصر التفاعلية في الهيكلية الجديدة.</text:span><text:span text:style-name="T5"/></text:p>
            <text:p text:style-name="P5" loext:marker-style-name="T6"><text:span text:style-name="T5">1. طبقة البيانات (GraphQL Layer):</text:span><text:span text:style-name="T5"/></text:p>
            <text:list text:style-name="WWNum57">
              <text:list-item>
                <text:p text:style-name="P40" loext:marker-style-name="T6"><text:span text:style-name="T6">أنشئ استعلام </text:span><text:span text:style-name="T10">myPermissions</text:span><text:span text:style-name="T6"> في </text:span><text:span text:style-name="T10">auth.graphql</text:span><text:span text:style-name="T6"> يجلب قائمة الـ </text:span><text:span text:style-name="T10">codenames</text:span><text:span text:style-name="T6"> الخاصة بالمستخدم الحالي.</text:span></text:p>
              </text:list-item>
              <text:list-item>
                <text:p text:style-name="P41" loext:marker-style-name="T6"><text:span text:style-name="T6">تأكد من أن الاستعلام يدمج الصلاحيات المباشرة (</text:span><text:span text:style-name="T10">user_permissions</text:span><text:span text:style-name="T6">) مع صلاحيات المجموعة (</text:span><text:span text:style-name="T10">group_permissions</text:span><text:span text:style-name="T6">).</text:span></text:p>
              </text:list-item>
            </text:list>
            <text:p text:style-name="P5" loext:marker-style-name="T6"><text:span text:style-name="T5">2. منطق الظهور في الواجهة (Directive/Logic):</text:span><text:span text:style-name="T5"/></text:p>
            <text:list text:style-name="WWNum58">
              <text:list-item>
                <text:p text:style-name="P42" loext:marker-style-name="T6"><text:span text:style-name="T6">أنشئ 'Custom Directive' أو وظيفة Helper في Vue 3 تسمى </text:span><text:span text:style-name="T10">v-can</text:span><text:span text:style-name="T6"> أو </text:span><text:span text:style-name="T10">hasPerm</text:span><text:span text:style-name="T6">.</text:span></text:p>
              </text:list-item>
              <text:list-item>
                <text:p text:style-name="P43" loext:marker-style-name="T6"><text:span text:style-name="T5">مثال الاستخدام:</text:span><text:span text:style-name="T6"> </text:span><text:span text:style-name="T10">&lt;button v-if="hasPerm('api.delete_product')"&gt; حذف &lt;/button&gt;</text:span><text:span text:style-name="T6">.</text:span></text:p>
              </text:list-item>
            </text:list>
            <text:p text:style-name="P5" loext:marker-style-name="T6"><text:span text:style-name="T5">3. مواءمة المكونات (Component Alignment):</text:span><text:span text:style-name="T5"/></text:p>
            <text:list text:style-name="WWNum59">
              <text:list-item>
                <text:p text:style-name="P44" loext:marker-style-name="T6"><text:span text:style-name="T6">في </text:span><text:span text:style-name="T10">usersManager.vue</text:span><text:span text:style-name="T6">: لا تظهر زر 'تغيير الصلاحيات' إلا إذا كان المستخدم الحالي يملك صلاحية </text:span><text:span text:style-name="T10">auth.change_permission</text:span><text:span text:style-name="T6">.</text:span></text:p>
              </text:list-item>
              <text:list-item>
                <text:p text:style-name="P45" loext:marker-style-name="T6"><text:span text:style-name="T6">في جداول المواد (</text:span><text:span text:style-name="T10">api_material</text:span><text:span text:style-name="T6">): أخفِ أعمدة التعديل والحذف عن المستخدمين الذين يملكون صلاحية 'العرض فقط' (View only).</text:span></text:p>
              </text:list-item>
            </text:list>
            <text:p text:style-name="P5" loext:marker-style-name="T6"><text:span text:style-name="T5">4. طبقة المنطق (Logic Layer):</text:span><text:span text:style-name="T5"/></text:p>
            <text:list text:style-name="WWNum60">
              <text:list-item>
                <text:p text:style-name="P46" loext:marker-style-name="T6"><text:span text:style-name="T6">قم بتحديث </text:span><text:span text:style-name="T10">useAuth.js</text:span><text:span text:style-name="T6"> ليخزن مصفوفة الصلاحيات في </text:span><text:span text:style-name="T10">SessionStorage</text:span><text:span text:style-name="T6"> أو </text:span><text:span text:style-name="T10">Pinia</text:span><text:span text:style-name="T6"> لتجنب طلبها من السيرفر عند كل حركة.</text:span></text:p>
              </text:list-item>
            </text:list>
            <text:p text:style-name="P5" loext:marker-style-name="T6"><text:span text:style-name="T5">5. الأمان البرمجي:</text:span><text:span text:style-name="T5"/></text:p>
            <text:list text:style-name="WWNum61">
              <text:list-item>
                <text:p text:style-name="P47" loext:marker-style-name="T6"><text:span text:style-name="T6">تأكد من أن الواجهة الأمامية تقوم بعمل 'فلترة بصرية' فقط، بينما يقوم الـ Backend (Django) بالتحقق الفعلي لمنع أي محاولة اختراق عبر الـ API."</text:span><text:span text:style-name="T6"/></text:p>
              </text:list-item>
            </text:list>
            <text:h text:style-name="P160" text:outline-level="3" loext:marker-style-name="T2"/>
          </table:table-cell>
          <table:table-cell table:style-name="Table1.A2" office:value-type="string">
            <text:p text:style-name="P25" loext:marker-style-name="T14"><text:span text:style-name="T14">auth_permission</text:span><text:span text:style-name="T14"/></text:p>
          </table:table-cell>
        </table:table-row>
        <table:table-row table:style-name="Table1.1">
          <table:table-cell table:style-name="Table1.A3" office:value-type="string">
            <text:p text:style-name="P16" loext:marker-style-name="T6"><text:span text:style-name="T5">"المهمة: تنفيذ المرحلة الثانية من الإصلاح التنظيمي بالتركيز على 'كيان الأصناف' (api_category) وربطه بالهيكلية الشجرية الجديدة.</text:span><text:span text:style-name="T5"/></text:p>
            <text:p text:style-name="P5" loext:marker-style-name="T6"><text:span text:style-name="T5">1. مطابقة الكيان (Entity Mapping):</text:span><text:span text:style-name="T5"/></text:p>
            <text:list text:style-name="WWNum6">
              <text:list-item>
                <text:p text:style-name="P48" loext:marker-style-name="T6"><text:span text:style-name="T6">افحص </text:span><text:span text:style-name="T10">models.py</text:span><text:span text:style-name="T6"> لجدول </text:span><text:span text:style-name="T10">api_category</text:span><text:span text:style-name="T6"> وتأكد من وجود </text:span><text:span text:style-name="T10">CategoryType</text:span><text:span text:style-name="T6"> في Graphene.</text:span></text:p>
              </text:list-item>
              <text:list-item>
                <text:p text:style-name="P49" loext:marker-style-name="T6"><text:span text:style-name="T6">أنشئ ملف </text:span><text:span text:style-name="T10">categories.graphql</text:span><text:span text:style-name="T6"> في </text:span><text:span text:style-name="T10">src/integration/graphql/</text:span><text:span text:style-name="T6"> يحتوي على استعلام </text:span><text:span text:style-name="T10">allCategories</text:span><text:span text:style-name="T6"> لجلب (Name, Slug, Image, </text:span><text:soft-page-break/><text:span text:style-name="T6">Description).</text:span></text:p>
              </text:list-item>
            </text:list>
            <text:p text:style-name="P5" loext:marker-style-name="T6"><text:span text:style-name="T5">2. مواءمة المسارات (Context Alignment):</text:span><text:span text:style-name="T5"/></text:p>
            <text:list text:style-name="WWNum7">
              <text:list-item>
                <text:p text:style-name="P50" loext:marker-style-name="T6"><text:span text:style-name="T6">قم بتحديث قائمة التصنيفات (Category List/Sidebar) في </text:span><text:span text:style-name="T10">src/modules/public/</text:span><text:span text:style-name="T6"> لتستخدم البيانات الحقيقية من GraphQL بدلاً من البيانات التجريبية.</text:span></text:p>
              </text:list-item>
              <text:list-item>
                <text:p text:style-name="P51" loext:marker-style-name="T6"><text:span text:style-name="T6">تأكد من أن الـ Imports في مكونات الفلترة (Filtering components) تتبع الألياس </text:span><text:span text:style-name="T10">@modules</text:span><text:span text:style-name="T6"> و </text:span><text:span text:style-name="T10">@shared</text:span><text:span text:style-name="T6">.</text:span></text:p>
              </text:list-item>
            </text:list>
            <text:p text:style-name="P5" loext:marker-style-name="T6"><text:span text:style-name="T5">3. طبقة المنطق (Logic Layer):</text:span><text:span text:style-name="T5"/></text:p>
            <text:list text:style-name="WWNum8">
              <text:list-item>
                <text:p text:style-name="P52" loext:marker-style-name="T6"><text:span text:style-name="T6">أنشئ Composable جديد باسم </text:span><text:span text:style-name="T10">useCategories.js</text:span><text:span text:style-name="T6"> في </text:span><text:span text:style-name="T10">src/composables</text:span><text:span text:style-name="T6">.</text:span></text:p>
              </text:list-item>
              <text:list-item>
                <text:p text:style-name="P53" loext:marker-style-name="T6"><text:span text:style-name="T6">يجب أن يوفر هذا الملف حالة تفاعلية للأصناف لسهولة استدعائها في أي مكان (القائمة العلوية، الفلتر، أو لوحة التحكم).</text:span><text:span text:style-name="T6"/></text:p>
              </text:list-item>
            </text:list>
            <text:p text:style-name="P5" loext:marker-style-name="T6"><text:span text:style-name="T5">4. التنظيف (Sanitization):</text:span><text:span text:style-name="T5"/></text:p>
            <text:list text:style-name="WWNum9">
              <text:list-item>
                <text:p text:style-name="P54" loext:marker-style-name="T6"><text:span text:style-name="T6">احذف أي تعريفات قديمة أو يدوية للأصناف في </text:span><text:span text:style-name="T10">Home.vue</text:span><text:span text:style-name="T6"> أو </text:span><text:span text:style-name="T10">App.vue</text:span><text:span text:style-name="T6">.</text:span></text:p>
              </text:list-item>
              <text:list-item>
                <text:p text:style-name="P55" loext:marker-style-name="T6"><text:span text:style-name="T6">تأكد من معالجة حالة "التحميل" (Loading) و"الخطأ" (Error) عند جلب الأصناف من السيرفر.</text:span><text:span text:style-name="T6"/></text:p>
              </text:list-item>
            </text:list>
            <text:p text:style-name="P5" loext:marker-style-name="T6"><text:span text:style-name="T5">5. المزامنة (Field Sync):</text:span><text:span text:style-name="T5"/></text:p>
            <text:list text:style-name="WWNum10">
              <text:list-item>
                <text:p text:style-name="P56" loext:marker-style-name="T6"><text:span text:style-name="T6">بما أنك عدلت الباك-أند بالأمس، تأكد أن حقل </text:span><text:span text:style-name="T10">slug</text:span><text:span text:style-name="T6"> يُستخدم بشكل صحيح في الروابط (Vue Router) بدلاً من الـ </text:span><text:span text:style-name="T10">id</text:span><text:span text:style-name="T6"> إذا كان هذا هو هدفك التنظيمي."</text:span></text:p>
              </text:list-item>
            </text:list>
            <text:p text:style-name="P25"/>
          </table:table-cell>
          <table:table-cell table:style-name="Table1.A3" office:value-type="string">
            <text:p text:style-name="P25" loext:marker-style-name="T13"><text:span text:style-name="T14">api_category</text:span><text:span text:style-name="T20"/></text:p>
          </table:table-cell>
        </table:table-row>
        <table:table-row table:style-name="Table1.1">
          <table:table-cell table:style-name="Table1.A1" office:value-type="string">
            <text:p text:style-name="P157" loext:marker-style-name="T12"/>
          </table:table-cell>
          <table:table-cell table:style-name="Table1.A1" office:value-type="string">
            <text:p text:style-name="P25" loext:marker-style-name="T6"><text:span text:style-name="T15">django_content_type</text:span><text:span text:style-name="T15"/></text:p>
          </table:table-cell>
        </table:table-row>
        <table:table-row table:style-name="Table1.1">
          <table:table-cell table:style-name="Table1.A1" office:value-type="string">
            <text:p text:style-name="P157" loext:marker-style-name="T12"/>
          </table:table-cell>
          <table:table-cell table:style-name="Table1.A1" office:value-type="string">
            <text:p text:style-name="P25" loext:marker-style-name="T15"><text:span text:style-name="T15">django_migrations</text:span><text:span text:style-name="T15"/></text:p>
          </table:table-cell>
        </table:table-row>
        <table:table-row table:style-name="Table1.1">
          <table:table-cell table:style-name="Table1.A1" office:value-type="string">
            <text:p text:style-name="P157" loext:marker-style-name="T12"/>
          </table:table-cell>
          <table:table-cell table:style-name="Table1.A1" office:value-type="string">
            <text:p text:style-name="P25" loext:marker-style-name="T15"><text:span text:style-name="T15">django_session</text:span><text:span text:style-name="T15"/></text:p>
          </table:table-cell>
        </table:table-row>
        <table:table-row table:style-name="Table1.1">
          <table:table-cell table:style-name="Table1.A1" office:value-type="string">
            <text:p text:style-name="P157" loext:marker-style-name="T12"/>
          </table:table-cell>
          <table:table-cell table:style-name="Table1.A1" office:value-type="string">
            <text:p text:style-name="P25" loext:marker-style-name="T15"><text:span text:style-name="T15">auth_user_groups</text:span><text:span text:style-name="T15"/></text:p>
          </table:table-cell>
        </table:table-row>
        <table:table-row table:style-name="Table1.1">
          <table:table-cell table:style-name="Table1.A1" office:value-type="string">
            <text:p text:style-name="P157" loext:marker-style-name="T12"/>
          </table:table-cell>
          <table:table-cell table:style-name="Table1.A1" office:value-type="string">
            <text:p text:style-name="P25" loext:marker-style-name="T15"><text:span text:style-name="T15">auth_user_user_permissions</text:span><text:span text:style-name="T15"/></text:p>
          </table:table-cell>
        </table:table-row>
        <table:table-row table:style-name="Table1.1">
          <table:table-cell table:style-name="Table1.A1" office:value-type="string">
            <text:p text:style-name="P157" loext:marker-style-name="T12"/>
          </table:table-cell>
          <table:table-cell table:style-name="Table1.A1" office:value-type="string">
            <text:p text:style-name="P25" loext:marker-style-name="T15"><text:span text:style-name="T15">auth_group_permissions</text:span><text:span text:style-name="T15"/></text:p>
          </table:table-cell>
        </table:table-row>
        <table:table-row table:style-name="Table1.1">
          <table:table-cell table:style-name="Table1.A2" office:value-type="string">
            <text:p text:style-name="P16" loext:marker-style-name="T6"><text:span text:style-name="T5">"المهمة: تنفيذ المرحلة الثالثة من الإصلاح التنظيمي بالتركيز على 'كيان المواد' (api_material) وربطه بالهيكلية الجديدة.</text:span><text:span text:style-name="T5"/></text:p>
            <text:p text:style-name="P5" loext:marker-style-name="T6"><text:span text:style-name="T5">1. مطابقة الكيان (Entity Mapping):</text:span><text:span text:style-name="T6"> * افحص </text:span><text:span text:style-name="T10">models.py</text:span><text:span text:style-name="T6"> لجدول </text:span><text:span text:style-name="T10">api_material</text:span><text:span text:style-name="T6"> وتأكد من مطابقة الحقول مع </text:span><text:span text:style-name="T10">MaterialType</text:span><text:span text:style-name="T6"> في Graphene. * أنشئ ملف </text:span><text:span text:style-name="T10">materials.graphql</text:span><text:span text:style-name="T6"> في </text:span><text:span text:style-name="T10">src/integration/graphql/</text:span><text:span text:style-name="T6"> يحتوي على استعلامات جلب المواد بجميع خصائصها بما في ذلك حقل الـ </text:span><text:span text:style-name="T10">JSON properties</text:span><text:span text:style-name="T6">.</text:span></text:p>
            <text:p text:style-name="P5" loext:marker-style-name="T6"><text:span text:style-name="T5">2. مواءمة المسارات والسياق (Context Alignment):</text:span><text:span text:style-name="T5"/></text:p>
            <text:list text:style-name="WWNum11">
              <text:list-item>
                <text:p text:style-name="P57" loext:marker-style-name="T6"><text:span text:style-name="T6">قم بتحديث واجهة اختيار المواد (Material Selector) في صفحات تفاصيل المنتج لتسحب البيانات الحقيقية عبر GraphQL.</text:span><text:span text:style-name="T6"/></text:p>
              </text:list-item>
              <text:list-item>
                <text:p text:style-name="P58" loext:marker-style-name="T6"><text:span text:style-name="T6">استبدل أي استدعاءات </text:span><text:span text:style-name="T10">axios</text:span><text:span text:style-name="T6"> قديمة بـ Apollo hooks مستخدماً الألياس </text:span><text:span text:style-name="T10">@integration</text:span><text:span text:style-name="T6">.</text:span></text:p>
              </text:list-item>
            </text:list>
            <text:p text:style-name="P5" loext:marker-style-name="T6"><text:span text:style-name="T5">3. طبقة المنطق (Logic Layer):</text:span><text:span text:style-name="T5"/></text:p>
            <text:list text:style-name="WWNum12">
              <text:list-item>
                <text:p text:style-name="P59" loext:marker-style-name="T6"><text:soft-page-break/><text:span text:style-name="T6">أنشئ Composable جديد باسم </text:span><text:span text:style-name="T10">useMaterials.js</text:span><text:span text:style-name="T6"> في </text:span><text:span text:style-name="T10">src/composables</text:span><text:span text:style-name="T6">.</text:span></text:p>
              </text:list-item>
              <text:list-item>
                <text:p text:style-name="P60" loext:marker-style-name="T6"><text:span text:style-name="T6">يجب أن يوفر هذا الملف وظائف لتصفية المواد (مثلاً جلب المواد الـ </text:span><text:span text:style-name="T10">Premium</text:span><text:span text:style-name="T6"> فقط) وحساب السعر بناءً على المساحة المطلوبة.</text:span></text:p>
              </text:list-item>
            </text:list>
            <text:p text:style-name="P5" loext:marker-style-name="T6"><text:span text:style-name="T5">4. التنظيف ومعالجة البيانات (Sanitization):</text:span><text:span text:style-name="T6"> * تأكد من أن الـ </text:span><text:span text:style-name="T10">properties JSON</text:span><text:span text:style-name="T6"> يتم عمل </text:span><text:span text:style-name="T10">parse</text:span><text:span text:style-name="T6"> لها بشكل صحيح في الواجهة الأمامية لتجنب أخطاء العرض.</text:span></text:p>
            <text:list text:style-name="WWNum13">
              <text:list-item>
                <text:p text:style-name="P61" loext:marker-style-name="T6"><text:span text:style-name="T6">احذف أي بيانات وهمية (Mock data) للمواد كانت تُستخدم للاختبار سابقاً.</text:span><text:span text:style-name="T6"/></text:p>
              </text:list-item>
            </text:list>
            <text:p text:style-name="P5" loext:marker-style-name="T6"><text:span text:style-name="T5">5. المزامنة مع محرك الأسعار:</text:span><text:span text:style-name="T5"/></text:p>
            <text:list text:style-name="WWNum14">
              <text:list-item>
                <text:p text:style-name="P62" loext:marker-style-name="T6"><text:span text:style-name="T6">تأكد من أن أي تغيير في اختيار المادة في الواجهة ينعكس فوراً على السعر الإجمالي للمنتج، بربطه مع جدول </text:span><text:span text:style-name="T10">api_pricingengine</text:span><text:span text:style-name="T6"> لاحقاً."</text:span></text:p>
              </text:list-item>
            </text:list>
            <text:p text:style-name="P25"/>
          </table:table-cell>
          <table:table-cell table:style-name="Table1.A2" office:value-type="string">
            <text:p text:style-name="P25" loext:marker-style-name="T5"><text:span text:style-name="T16">api_material</text:span><text:span text:style-name="T16"/></text:p>
          </table:table-cell>
        </table:table-row>
        <table:table-row table:style-name="Table1.1">
          <table:table-cell table:style-name="Table1.A3" office:value-type="string">
            <text:p text:style-name="P16" loext:marker-style-name="T6"><text:span text:style-name="T5">"المهمة: تنفيذ المرحلة الرابعة بالتركيز الكامل على 'كيان المنتج' (api_product) وربطه بجميع توابعه في الهيكلية الجديدة.</text:span><text:span text:style-name="T5"/></text:p>
            <text:p text:style-name="P5" loext:marker-style-name="T6"><text:span text:style-name="T5">1. مطابقة الكيان الشامل (Full Entity Mapping):</text:span><text:span text:style-name="T6"> * افحص </text:span><text:span text:style-name="T10">models.py</text:span><text:span text:style-name="T6"> وتأكد من أن </text:span><text:span text:style-name="T10">ProductType</text:span><text:span text:style-name="T6"> في Graphene يغطي كافة الحقول الجديدة بما فيها </text:span><text:span text:style-name="T10">base_price</text:span><text:span text:style-name="T6">, </text:span><text:span text:style-name="T10">cost</text:span><text:span text:style-name="T6">, وحقول الـ </text:span><text:span text:style-name="T10">SEO</text:span><text:span text:style-name="T6">. * أنشئ ملف </text:span><text:span text:style-name="T10">products.graphql</text:span><text:span text:style-name="T6"> في </text:span><text:span text:style-name="T10">src/integration/graphql/</text:span><text:span text:style-name="T6"> يتضمن استعلام جلب المنتج مع علاقاته (الصور من </text:span><text:span text:style-name="T10">api_productimage</text:span><text:span text:style-name="T6"> والأصناف من </text:span><text:span text:style-name="T10">api_category</text:span><text:span text:style-name="T6">).</text:span></text:p>
            <text:p text:style-name="P5" loext:marker-style-name="T6"><text:span text:style-name="T5">2. مواءمة المسارات والتبعية (Context &amp; Dependencies):</text:span><text:span text:style-name="T6"> * قم بتحديث صفحة المنتج </text:span><text:span text:style-name="T10">ProductDetail.vue</text:span><text:span text:style-name="T6"> في </text:span><text:span text:style-name="T10">src/modules/public/</text:span><text:span text:style-name="T6"> لتستقبل البيانات من GraphQL بدلاً من REST. * تأكد من أن الصور تُجلب من جدول </text:span><text:span text:style-name="T10">api_productimage</text:span><text:span text:style-name="T6"> المرتبط بـ </text:span><text:span text:style-name="T10">product_id</text:span><text:span text:style-name="T6">.</text:span></text:p>
            <text:p text:style-name="P5" loext:marker-style-name="T6"><text:span text:style-name="T5">3. طبقة المنطق المتقدمة (Logic Layer):</text:span><text:span text:style-name="T5"/></text:p>
            <text:list text:style-name="WWNum15">
              <text:list-item>
                <text:p text:style-name="P63" loext:marker-style-name="T6"><text:span text:style-name="T6">أنشئ Composable باسم </text:span><text:span text:style-name="T10">useProductDetails.js</text:span><text:span text:style-name="T6"> في </text:span><text:span text:style-name="T10">src/composables</text:span><text:span text:style-name="T6">. * يجب أن يحتوي هذا الملف على منطق حساب "السعر النهائي" بدمج </text:span><text:span text:style-name="T10">base_price</text:span><text:span text:style-name="T6"> مع خصم </text:span><text:span text:style-name="T10">discount_percent</text:span><text:span text:style-name="T6">.</text:span></text:p>
              </text:list-item>
            </text:list>
            <text:p text:style-name="P5" loext:marker-style-name="T6"><text:span text:style-name="T5">4. التنظيف وإدارة المخزون (Sanitization):</text:span><text:span text:style-name="T5"/></text:p>
            <text:list text:style-name="WWNum16">
              <text:list-item>
                <text:p text:style-name="P64" loext:marker-style-name="T6"><text:span text:style-name="T6">تأكد من معالجة حقل </text:span><text:span text:style-name="T10">stock</text:span><text:span text:style-name="T6">؛ إذا كان </text:span><text:span text:style-name="T10">0</text:span><text:span text:style-name="T6"> يجب تعطيل زر "إضافة للسلة" في الواجهة. * احذف أي تعريفات مكررة لمتغيرات المنتج في ملفات الـ Vue لتوحيد المصدر.</text:span></text:p>
              </text:list-item>
            </text:list>
            <text:p text:style-name="P5" loext:marker-style-name="T6"><text:span text:style-name="T5">5. مزامنة الأداء (Performance):</text:span><text:span text:style-name="T6"> * تأكد من استخدام الفهارس (Indexes) مثل </text:span><text:span text:style-name="T10">idx_product_slug</text:span><text:span text:style-name="T6"> و </text:span><text:span text:style-name="T10">idx_product_category</text:span><text:span text:style-name="T6"> عند كتابة الاستعلامات لضمان سرعة الاستجابة في المتجر."</text:span></text:p>
            <text:p text:style-name="P25"/>
          </table:table-cell>
          <table:table-cell table:style-name="Table1.A3" office:value-type="string">
            <text:p text:style-name="P25" loext:marker-style-name="T5"><text:span text:style-name="T16">api_product</text:span><text:span text:style-name="T16"/></text:p>
          </table:table-cell>
        </table:table-row>
        <table:table-row table:style-name="Table1.1">
          <table:table-cell table:style-name="Table1.A2" office:value-type="string">
            <text:p text:style-name="P16" loext:marker-style-name="T6"><text:span text:style-name="T5">"المهمة: تنفيذ المرحلة الخامسة بربط 'كيان صور المنتجات' (api_productimage) بجدول المنتجات الأساسي في الهيكلية الجديدة.</text:span><text:span text:style-name="T5"/></text:p>
            <text:p text:style-name="P5" loext:marker-style-name="T6"><text:span text:style-name="T5">1. مطابقة الكيان (Entity Mapping):</text:span><text:span text:style-name="T5"/></text:p>
            <text:list text:style-name="WWNum17">
              <text:list-item>
                <text:p text:style-name="P65" loext:marker-style-name="T6"><text:span text:style-name="T6">تأكد من أن </text:span><text:span text:style-name="T10">ProductType</text:span><text:span text:style-name="T6"> في Graphene يحتوي على حقل </text:span><text:span text:style-name="T10">images</text:span><text:span text:style-name="T6"> (علاقة </text:span><text:soft-page-break/><text:span text:style-name="T10">RelatedName</text:span><text:span text:style-name="T6"> أو </text:span><text:span text:style-name="T10">List</text:span><text:span text:style-name="T6">).</text:span></text:p>
              </text:list-item>
              <text:list-item>
                <text:p text:style-name="P66" loext:marker-style-name="T6"><text:span text:style-name="T6">قم بتحديث استعلام </text:span><text:span text:style-name="T10">products.graphql</text:span><text:span text:style-name="T6"> ليشمل جلب مصفوفة الصور لكل منتج مع حقول (</text:span><text:span text:style-name="T10">image</text:span><text:span text:style-name="T6">, </text:span><text:span text:style-name="T10">alt_text</text:span><text:span text:style-name="T6">, </text:span><text:span text:style-name="T10">is_feature</text:span><text:span text:style-name="T6">).</text:span></text:p>
              </text:list-item>
            </text:list>
            <text:p text:style-name="P5" loext:marker-style-name="T6"><text:span text:style-name="T5">2. مواءمة العرض (UI Alignment):</text:span><text:span text:style-name="T5"/></text:p>
            <text:list text:style-name="WWNum18">
              <text:list-item>
                <text:p text:style-name="P67" loext:marker-style-name="T6"><text:span text:style-name="T6">في </text:span><text:span text:style-name="T10">src/shared/components/ProductCard.vue</text:span><text:span text:style-name="T6"> (واجهة الزبون والداشبورد)، تأكد من عرض الصورة التي تحمل علامة </text:span><text:span text:style-name="T10">is_feature = true</text:span><text:span text:style-name="T6"> كصورة غلاف.</text:span></text:p>
              </text:list-item>
              <text:list-item>
                <text:p text:style-name="P68" loext:marker-style-name="T6"><text:span text:style-name="T6">في صفحة تفاصيل المنتج، قم ببناء "Slider" أو معرض صور يعرض كافة الصور المرتبطة بالمنتج مرتبة حسب حقل </text:span><text:span text:style-name="T10">order</text:span><text:span text:style-name="T6">.</text:span></text:p>
              </text:list-item>
            </text:list>
            <text:p text:style-name="P5" loext:marker-style-name="T6"><text:span text:style-name="T5">3. طبقة المنطق (Logic Layer):</text:span><text:span text:style-name="T5"/></text:p>
            <text:list text:style-name="WWNum19">
              <text:list-item>
                <text:p text:style-name="P69" loext:marker-style-name="T6"><text:span text:style-name="T6">أضف وظيفة إلى </text:span><text:span text:style-name="T10">useProductDetails.js</text:span><text:span text:style-name="T6"> تقوم بفلترة الصور واستخراج الصورة الرئيسية تلقائياً لاستخدامها في سلة التسوق (Cart).</text:span></text:p>
              </text:list-item>
            </text:list>
            <text:p text:style-name="P5" loext:marker-style-name="T6"><text:span text:style-name="T5">4. تحسين الأداء (Optimization):</text:span><text:span text:style-name="T5"/></text:p>
            <text:list text:style-name="WWNum20">
              <text:list-item>
                <text:p text:style-name="P70" loext:marker-style-name="T6"><text:span text:style-name="T6">تأكد من استخدام الـ Index الموجود في ملف الـ SQL (</text:span><text:span text:style-name="T10">idx_productimage_product</text:span><text:span text:style-name="T6">) لضمان جلب الصور بسرعة فائقة عند تصفح المتجر.</text:span></text:p>
              </text:list-item>
              <text:list-item>
                <text:p text:style-name="P71" loext:marker-style-name="T6"><text:span text:style-name="T6">تعامل مع حالة "عدم وجود صورة" بعرض صورة افتراضية (Placeholder) لمنع انكسار التصميم.</text:span><text:span text:style-name="T6"/></text:p>
              </text:list-item>
            </text:list>
            <text:p text:style-name="P5" loext:marker-style-name="T6"><text:span text:style-name="T5">5. لوحة التحكم (Admin Dashboard):</text:span><text:span text:style-name="T5"/></text:p>
            <text:list text:style-name="WWNum21">
              <text:list-item>
                <text:p text:style-name="P72" loext:marker-style-name="T6"><text:span text:style-name="T6">قم ببناء مكون "تحميل الصور" (Image Uploader) في الداشبورد يسمح للمدير برفع صور متعددة للمنتج وتحديد الصورة الأساسية منها."</text:span><text:span text:style-name="T6"/></text:p>
              </text:list-item>
            </text:list>
            <text:p text:style-name="P25"/>
          </table:table-cell>
          <table:table-cell table:style-name="Table1.A2" office:value-type="string">
            <text:p text:style-name="P374"><text:bookmark-start text:name="_GoBack"/><text:span text:style-name="T6">api_productimage</text:span><text:bookmark-end text:name="_GoBack"/></text:p>
          </table:table-cell>
        </table:table-row>
        <table:table-row table:style-name="Table1.1">
          <table:table-cell table:style-name="Table1.A3" office:value-type="string">
            <text:p text:style-name="P16" loext:marker-style-name="T6"><text:span text:style-name="T5">"المهمة: تنفيذ المرحلة السادسة بربط 'كيان تنويعات المنتجات' (api_productvariant) بالهيكلية الجديدة لضمان مرونة الاختيار والتسعير.</text:span><text:span text:style-name="T5"/></text:p>
            <text:p text:style-name="P5" loext:marker-style-name="T6"><text:span text:style-name="T5">1. مطابقة الكيان (Entity Mapping):</text:span><text:span text:style-name="T5"/></text:p>
            <text:list text:style-name="WWNum22">
              <text:list-item>
                <text:p text:style-name="P73" loext:marker-style-name="T6"><text:span text:style-name="T6">تأكد من أن </text:span><text:span text:style-name="T10">ProductType</text:span><text:span text:style-name="T6"> في Graphene يحتوي على قائمة </text:span><text:span text:style-name="T10">variants</text:span><text:span text:style-name="T6">.</text:span></text:p>
              </text:list-item>
              <text:list-item>
                <text:p text:style-name="P74" loext:marker-style-name="T6"><text:span text:style-name="T6">قم بتحديث </text:span><text:span text:style-name="T10">products.graphql</text:span><text:span text:style-name="T6"> ليجلب (SKU, Name, Price Modifier, Stock) لكل تنوع.</text:span></text:p>
              </text:list-item>
            </text:list>
            <text:p text:style-name="P5" loext:marker-style-name="T6"><text:span text:style-name="T5">2. مواءمة واجهة الاختيار (UI Selection Alignment):</text:span><text:span text:style-name="T5"/></text:p>
            <text:list text:style-name="WWNum23">
              <text:list-item>
                <text:p text:style-name="P75" loext:marker-style-name="T6"><text:span text:style-name="T6">في صفحة المنتج (</text:span><text:span text:style-name="T10">ProductDetail.vue</text:span><text:span text:style-name="T6">)، قم ببناء مكون اختيار (Dropdown أو Radio Buttons) يعرض التنويعات المتاحة.</text:span></text:p>
              </text:list-item>
              <text:list-item>
                <text:p text:style-name="P76" loext:marker-style-name="T6"><text:span text:style-name="T6">عند اختيار تنوع معين، يجب أن يتغير الـ SKU المعروض وسعر المنتج فوراً بناءً على الـ </text:span><text:span text:style-name="T10">price_modifier</text:span><text:span text:style-name="T6">.</text:span></text:p>
              </text:list-item>
            </text:list>
            <text:p text:style-name="P5" loext:marker-style-name="T6"><text:span text:style-name="T5">3. طبقة المنطق (Logic Layer):</text:span><text:span text:style-name="T5"/></text:p>
            <text:list text:style-name="WWNum24">
              <text:list-item>
                <text:p text:style-name="P77" loext:marker-style-name="T6"><text:span text:style-name="T6">أضف وظيفة لـ </text:span><text:span text:style-name="T10">useProductDetails.js</text:span><text:span text:style-name="T6"> تسمى </text:span><text:span text:style-name="T10">calculateVariantPrice</text:span><text:span text:style-name="T6">.</text:span></text:p>
              </text:list-item>
              <text:list-item>
                <text:p text:style-name="P78" loext:marker-style-name="T6"><text:span text:style-name="T6">المنطق: </text:span><text:span text:style-name="T10">Final Price = Base Product Price + Variant Price </text:span><text:soft-page-break/><text:span text:style-name="T10">Modifier</text:span><text:span text:style-name="T6">.</text:span></text:p>
              </text:list-item>
            </text:list>
            <text:p text:style-name="P5" loext:marker-style-name="T6"><text:span text:style-name="T5">4. إدارة المخزون والدقة (Stock Management):</text:span><text:span text:style-name="T5"/></text:p>
            <text:list text:style-name="WWNum25">
              <text:list-item>
                <text:p text:style-name="P79" loext:marker-style-name="T6"><text:span text:style-name="T6">إذا كان </text:span><text:span text:style-name="T10">stock</text:span><text:span text:style-name="T6"> الخاص بتنوع معين هو 0، يجب أن يظهر كـ "نفد من المخزون" في قائمة الاختيار ويُعطل زر الإضافة للسلة.</text:span></text:p>
              </text:list-item>
            </text:list>
            <text:p text:style-name="P5" loext:marker-style-name="T6"><text:span text:style-name="T5">5. المزامنة مع السلة (Cart Sync):</text:span><text:span text:style-name="T5"/></text:p>
            <text:list text:style-name="WWNum26">
              <text:list-item>
                <text:p text:style-name="P80" loext:marker-style-name="T6"><text:span text:style-name="T6">تأكد أن عند إضافة منتج للسلة، يتم إرسال الـ </text:span><text:span text:style-name="T10">variant_id</text:span><text:span text:style-name="T6"> وليس فقط الـ </text:span><text:span text:style-name="T10">product_id</text:span><text:span text:style-name="T6"> لضمان تحضير الطلب الصحيح."</text:span></text:p>
              </text:list-item>
            </text:list>
            <text:p text:style-name="P25"/>
          </table:table-cell>
          <table:table-cell table:style-name="Table1.A3" office:value-type="string">
            <text:p text:style-name="P374"><text:span text:style-name="T6">api_productvariant</text:span></text:p>
          </table:table-cell>
        </table:table-row>
        <table:table-row table:style-name="Table1.1">
          <table:table-cell table:style-name="Table1.A2" office:value-type="string">
            <text:p text:style-name="P16" loext:marker-style-name="T6"><text:span text:style-name="T5">"المهمة: تنفيذ المرحلة السابعة بربط 'جدول علاقات الخامات' (api_product_materials) بالهيكلية الجديدة لتمكين اختيار الخامات داخل صفحة المنتج.</text:span><text:span text:style-name="T5"/></text:p>
            <text:p text:style-name="P5" loext:marker-style-name="T6"><text:span text:style-name="T5">1. مطابقة العلاقة (Relationship Mapping):</text:span><text:span text:style-name="T5"/></text:p>
            <text:list text:style-name="WWNum27">
              <text:list-item>
                <text:p text:style-name="P81" loext:marker-style-name="T6"><text:span text:style-name="T6">تأكد من أن </text:span><text:span text:style-name="T10">ProductType</text:span><text:span text:style-name="T6"> في Graphene يحتوي على حقل </text:span><text:span text:style-name="T10">available_materials</text:span><text:span text:style-name="T6"> الذي يسحب البيانات من هذا الجدول الوسيط.</text:span></text:p>
              </text:list-item>
              <text:list-item>
                <text:p text:style-name="P82" loext:marker-style-name="T6"><text:span text:style-name="T6">قم بتحديث استعلام </text:span><text:span text:style-name="T10">products.graphql</text:span><text:span text:style-name="T6"> ليجلب تفاصيل المواد المتاحة لكل منتج (الاسم، السعر الإضافي، والصورة).</text:span></text:p>
              </text:list-item>
            </text:list>
            <text:p text:style-name="P5" loext:marker-style-name="T6"><text:span text:style-name="T5">2. مواءمة واجهة المستخدم (UI Selection):</text:span><text:span text:style-name="T5"/></text:p>
            <text:list text:style-name="WWNum28">
              <text:list-item>
                <text:p text:style-name="P83" loext:marker-style-name="T6"><text:span text:style-name="T6">في صفحة تفاصيل المنتج، قم ببناء 'Selector' للخامات المتاحة لهذا المنتج فقط بناءً على بيانات هذا الجدول.</text:span><text:span text:style-name="T6"/></text:p>
              </text:list-item>
              <text:list-item>
                <text:p text:style-name="P84" loext:marker-style-name="T6"><text:span text:style-name="T6">عند اختيار الزبون لخامة معينة، يجب تحديث السعر النهائي للمنتج بناءً على سعر المتر المربع الموجود في </text:span><text:span text:style-name="T10">api_material</text:span><text:span text:style-name="T6">.</text:span></text:p>
              </text:list-item>
            </text:list>
            <text:p text:style-name="P5" loext:marker-style-name="T6"><text:span text:style-name="T5">3. طبقة المنطق (Logic Layer):</text:span><text:span text:style-name="T5"/></text:p>
            <text:list text:style-name="WWNum29">
              <text:list-item>
                <text:p text:style-name="P85" loext:marker-style-name="T6"><text:span text:style-name="T6">أضف وظيفة في </text:span><text:span text:style-name="T10">useProductDetails.js</text:span><text:span text:style-name="T6"> تتحقق من توفر المادة (</text:span><text:span text:style-name="T10">is_active</text:span><text:span text:style-name="T6">) قبل عرضها كخيار متاح للمنتج.</text:span></text:p>
              </text:list-item>
            </text:list>
            <text:p text:style-name="P5" loext:marker-style-name="T6"><text:span text:style-name="T5">4. تحسين الاستعلامات (SQL Optimization):</text:span><text:span text:style-name="T5"/></text:p>
            <text:list text:style-name="WWNum30">
              <text:list-item>
                <text:p text:style-name="P86" loext:marker-style-name="T6"><text:span text:style-name="T6">استخدم الـ Index الموجود في ملف الـ SQL (</text:span><text:span text:style-name="T10">idx_product_materials_product</text:span><text:span text:style-name="T6">) لضمان سرعة جلب قائمة الخامات عند فتح صفحة أي منتج.</text:span></text:p>
              </text:list-item>
            </text:list>
            <text:p text:style-name="P5" loext:marker-style-name="T6"><text:span text:style-name="T5">5. لوحة التحكم (Admin Dashboard):</text:span><text:span text:style-name="T5"/></text:p>
            <text:list text:style-name="WWNum31">
              <text:list-item>
                <text:p text:style-name="P87" loext:marker-style-name="T6"><text:span text:style-name="T6">قم ببناء واجهة في صفحة "تعديل المنتج" تسمح للمدير بتحديد (Check/Uncheck) المواد التي يمكن تصنيع هذا المنتج منها."</text:span><text:span text:style-name="T6"/></text:p>
              </text:list-item>
            </text:list>
            <text:p text:style-name="P25"/>
          </table:table-cell>
          <table:table-cell table:style-name="Table1.A2" office:value-type="string">
            <text:p text:style-name="P374"><text:span text:style-name="T6">api_product_materials</text:span></text:p>
          </table:table-cell>
        </table:table-row>
        <table:table-row table:style-name="Table1.1">
          <table:table-cell table:style-name="Table1.A3" office:value-type="string">
            <text:p text:style-name="P16" loext:marker-style-name="T6"><text:span text:style-name="T5">"المهمة: تفعيل 'كيان الشحن' (api_shipping) وربطه بواجهة إتمام الشراء (Checkout) في الهيكلية الجديدة.</text:span><text:span text:style-name="T5"/></text:p>
            <text:p text:style-name="P5" loext:marker-style-name="T6"><text:soft-page-break/><text:span text:style-name="T5">1. مطابقة الكيان (Entity Mapping):</text:span><text:span text:style-name="T5"/></text:p>
            <text:list text:style-name="WWNum32">
              <text:list-item>
                <text:p text:style-name="P88" loext:marker-style-name="T6"><text:span text:style-name="T6">تأكد من وجود </text:span><text:span text:style-name="T10">ShippingType</text:span><text:span text:style-name="T6"> في Graphene.</text:span></text:p>
              </text:list-item>
              <text:list-item>
                <text:p text:style-name="P89" loext:marker-style-name="T6"><text:span text:style-name="T6">أنشئ ملف </text:span><text:span text:style-name="T10">shipping.graphql</text:span><text:span text:style-name="T6"> في </text:span><text:span text:style-name="T10">src/integration/graphql/</text:span><text:span text:style-name="T6"> يحتوي على استعلام </text:span><text:span text:style-name="T10">activeShippingZones</text:span><text:span text:style-name="T6"> لجلب الولايات وتكاليفها.</text:span></text:p>
              </text:list-item>
            </text:list>
            <text:p text:style-name="P5" loext:marker-style-name="T6"><text:span text:style-name="T5">2. مواءمة الظهور في واجهة الزبون (Checkout Visibility):</text:span><text:span text:style-name="T5"/></text:p>
            <text:list text:style-name="WWNum33">
              <text:list-item>
                <text:p text:style-name="P90" loext:marker-style-name="T6"><text:span text:style-name="T6">في مكون </text:span><text:span text:style-name="T10">CheckoutForm.vue</text:span><text:span text:style-name="T6"> (أو ما يعادله في </text:span><text:span text:style-name="T10">modules/public</text:span><text:span text:style-name="T6">), قم بإظهار قائمة منسدلة (Dropdown) تعرض الولايات المجلوبة من </text:span><text:span text:style-name="T10">api_shipping</text:span><text:span text:style-name="T6">.</text:span></text:p>
              </text:list-item>
              <text:list-item>
                <text:p text:style-name="P91" loext:marker-style-name="T6"><text:span text:style-name="T6">عند اختيار الزبون لولاية معينة، يجب أن يظهر 'تكلفة الشحن' و 'موعد التسليم المتوقع' فوراً في ملخص الفاتورة.</text:span><text:span text:style-name="T6"/></text:p>
              </text:list-item>
            </text:list>
            <text:p text:style-name="P5" loext:marker-style-name="T6"><text:span text:style-name="T5">3. طبقة المنطق (Logic Layer):</text:span><text:span text:style-name="T5"/></text:p>
            <text:list text:style-name="WWNum34">
              <text:list-item>
                <text:p text:style-name="P92" loext:marker-style-name="T6"><text:span text:style-name="T6">أنشئ Composable باسم </text:span><text:span text:style-name="T10">useShipping.js</text:span><text:span text:style-name="T6"> في </text:span><text:span text:style-name="T10">src/composables</text:span><text:span text:style-name="T6">.</text:span></text:p>
              </text:list-item>
              <text:list-item>
                <text:p text:style-name="P93" loext:marker-style-name="T6"><text:span text:style-name="T6">يجب أن يوفر هذا الملف وظيفة </text:span><text:span text:style-name="T10">calculateTotalWithShipping</text:span><text:span text:style-name="T6"> التي تضيف تكلفة الشحن المختارة إلى إجمالي السلة.</text:span></text:p>
              </text:list-item>
            </text:list>
            <text:p text:style-name="P5" loext:marker-style-name="T6"><text:span text:style-name="T5">4. لوحة التحكم (Admin Dashboard Visibility):</text:span><text:span text:style-name="T5"/></text:p>
            <text:list text:style-name="WWNum35">
              <text:list-item>
                <text:p text:style-name="P94" loext:marker-style-name="T6"><text:span text:style-name="T6">قم بتفعيل ظهور جدول 'إدارة مناطق الشحن' في الداشبورد لتمكين المدير من تعديل أسعار الشحن لكل ولاية دون الدخول لقاعدة البيانات.</text:span><text:span text:style-name="T6"/></text:p>
              </text:list-item>
            </text:list>
            <text:p text:style-name="P5" loext:marker-style-name="T6"><text:span text:style-name="T5">5. التحقق (Validation):</text:span><text:span text:style-name="T5"/></text:p>
            <text:list text:style-name="WWNum36">
              <text:list-item>
                <text:p text:style-name="P95" loext:marker-style-name="T6"><text:span text:style-name="T6">تأكد من أن النظام لا يسمح بإتمام الطلب (</text:span><text:span text:style-name="T10">api_order</text:span><text:span text:style-name="T6">) إلا إذا تم اختيار منطقة شحن صالحة ومفعلة (</text:span><text:span text:style-name="T10">is_active = 1</text:span><text:span text:style-name="T6">)."</text:span></text:p>
              </text:list-item>
            </text:list>
            <text:p text:style-name="P25"/>
          </table:table-cell>
          <table:table-cell table:style-name="Table1.A3" office:value-type="string">
            <text:p text:style-name="P374"><text:span text:style-name="T6">api_shipping</text:span></text:p>
          </table:table-cell>
        </table:table-row>
        <table:table-row table:style-name="Table1.1">
          <table:table-cell table:style-name="Table1.A2" office:value-type="string">
            <text:p text:style-name="P16" loext:marker-style-name="T6"><text:span text:style-name="T5">"المهمة: ربط وتفعيل 'كيان الطلبات' (api_order) في الهيكلية الجديدة وربطه بواجهات المستخدم والإدارة.</text:span><text:span text:style-name="T5"/></text:p>
            <text:p text:style-name="P5" loext:marker-style-name="T6"><text:span text:style-name="T5">1. مطابقة الكيان والعمليات (Entity &amp; Mutation Mapping):</text:span><text:span text:style-name="T5"/></text:p>
            <text:list text:style-name="WWNum37">
              <text:list-item>
                <text:p text:style-name="P96" loext:marker-style-name="T6"><text:span text:style-name="T6">تأكد من وجود </text:span><text:span text:style-name="T10">OrderType</text:span><text:span text:style-name="T6"> في Graphene وقم بإنشاء Mutation باسم </text:span><text:span text:style-name="T10">createOrder</text:span><text:span text:style-name="T6"> تأخذ بيانات السلة وعنوان الشحن.</text:span></text:p>
              </text:list-item>
              <text:list-item>
                <text:p text:style-name="P97" loext:marker-style-name="T6"><text:span text:style-name="T6">أنشئ ملف </text:span><text:span text:style-name="T10">orders.graphql</text:span><text:span text:style-name="T6"> في </text:span><text:span text:style-name="T10">src/integration/graphql/</text:span><text:span text:style-name="T6"> لجلب تاريخ طلبات المستخدم (</text:span><text:span text:style-name="T10">userOrders</text:span><text:span text:style-name="T6">) وتفاصيل طلب معين بالرقم.</text:span></text:p>
              </text:list-item>
            </text:list>
            <text:p text:style-name="P5" loext:marker-style-name="T6"><text:span text:style-name="T5">2. مواءمة الظهور في واجهة الزبون (Customer Visibility):</text:span><text:span text:style-name="T5"/></text:p>
            <text:list text:style-name="WWNum38">
              <text:list-item>
                <text:p text:style-name="P98" loext:marker-style-name="T6"><text:span text:style-name="T6">قم بتفعيل صفحة 'طلباتي' (</text:span><text:span text:style-name="T10">MyOrders.vue</text:span><text:span text:style-name="T6">) في </text:span><text:span text:style-name="T10">modules/public</text:span><text:span text:style-name="T6">. يجب أن تعرض جدولاً يسحب بياناته من </text:span><text:span text:style-name="T10">api_order</text:span><text:span text:style-name="T6">.</text:span></text:p>
              </text:list-item>
              <text:list-item>
                <text:p text:style-name="P99" loext:marker-style-name="T6"><text:span text:style-name="T6">اربط حالة الطلب (</text:span><text:span text:style-name="T10">status</text:span><text:span text:style-name="T6">) بأيقونات ملونة (مثلاً: برتقالي لـ Pending، أخضر لـ Delivered).</text:span></text:p>
              </text:list-item>
            </text:list>
            <text:p text:style-name="P5" loext:marker-style-name="T6"><text:span text:style-name="T5">3. مواءمة الظهور في الداشبورد (Admin Visibility):</text:span><text:span text:style-name="T5"/></text:p>
            <text:list text:style-name="WWNum39">
              <text:list-item>
                <text:p text:style-name="P100" loext:marker-style-name="T6"><text:span text:style-name="T6">قم بتفعيل 'لوحة إدارة الطلبات' في الداشبورد. يجب أن يتمكن المدير من تغيير حالة الطلب (Update Status) وتحديث رقم التتبع.</text:span><text:span text:style-name="T6"/></text:p>
              </text:list-item>
              <text:list-item>
                <text:p text:style-name="P101" loext:marker-style-name="T6"><text:soft-page-break/><text:span text:style-name="T6">اربط الجدول بـ </text:span><text:span text:style-name="T10">api_ordertimeline</text:span><text:span text:style-name="T6"> (الموجود في ملف الـ SQL) لإظهار سجل تحركات الطلب للمدير.</text:span></text:p>
              </text:list-item>
            </text:list>
            <text:p text:style-name="P5" loext:marker-style-name="T6"><text:span text:style-name="T5">4. طبقة المنطق (Logic Layer):</text:span><text:span text:style-name="T5"/></text:p>
            <text:list text:style-name="WWNum40">
              <text:list-item>
                <text:p text:style-name="P102" loext:marker-style-name="T6"><text:span text:style-name="T6">أنشئ Composable باسم </text:span><text:span text:style-name="T10">useOrders.js</text:span><text:span text:style-name="T6"> للتعامل مع منطق إلغاء الطلب أو تحميل فاتورة PDF بناءً على بيانات الجدول.</text:span></text:p>
              </text:list-item>
            </text:list>
            <text:p text:style-name="P5" loext:marker-style-name="T6"><text:span text:style-name="T5">5. المزامنة والأمان:</text:span><text:span text:style-name="T5"/></text:p>
            <text:list text:style-name="WWNum41">
              <text:list-item>
                <text:p text:style-name="P103" loext:marker-style-name="T6"><text:span text:style-name="T6">تأكد من أن الزبون لا يمكنه رؤية إلا طلباته الخاصة (</text:span><text:span text:style-name="T10">user_id</text:span><text:span text:style-name="T6"> مطابق للجلسة)، بينما المدير يرى الكل."</text:span></text:p>
              </text:list-item>
            </text:list>
            <text:p text:style-name="P25"/>
          </table:table-cell>
          <table:table-cell table:style-name="Table1.A2" office:value-type="string">
            <text:p text:style-name="P374"><text:span text:style-name="T6">api_order</text:span></text:p>
          </table:table-cell>
        </table:table-row>
        <table:table-row table:style-name="Table1.1">
          <table:table-cell table:style-name="Table1.A3" office:value-type="string">
            <text:p text:style-name="P16" loext:marker-style-name="T6"><text:span text:style-name="T5">"المهمة: ربط وتفعيل 'عناصر الطلب' (api_orderitem) لضمان ظهور تفاصيل المشتريات بدقة في الواجهتين.</text:span><text:span text:style-name="T5"/></text:p>
            <text:p text:style-name="P5" loext:marker-style-name="T6"><text:span text:style-name="T5">1. طبقة البيانات (GraphQL Layer):</text:span><text:span text:style-name="T5"/></text:p>
            <text:list text:style-name="WWNum62">
              <text:list-item>
                <text:p text:style-name="P104" loext:marker-style-name="T6"><text:span text:style-name="T6">قم بتحديث استعلام </text:span><text:span text:style-name="T10">orderDetail</text:span><text:span text:style-name="T6"> في </text:span><text:span text:style-name="T10">orders.graphql</text:span><text:span text:style-name="T6"> ليشمل مصفوفة </text:span><text:span text:style-name="T10">items</text:span><text:span text:style-name="T6">.</text:span></text:p>
              </text:list-item>
              <text:list-item>
                <text:p text:style-name="P105" loext:marker-style-name="T6"><text:span text:style-name="T6">يجب أن يسحب الاستعلام من </text:span><text:span text:style-name="T10">api_orderitem</text:span><text:span text:style-name="T6">: (اسم المنتج، اسم الخامة </text:span><text:span text:style-name="T10">material_id</text:span><text:span text:style-name="T6"> من جدول المواد، الكمية، وسعر الوحدة).</text:span></text:p>
              </text:list-item>
            </text:list>
            <text:p text:style-name="P5" loext:marker-style-name="T6"><text:span text:style-name="T5">2. مواءمة الظهور في واجهة الزبون (Order Detail Visibility):</text:span><text:span text:style-name="T5"/></text:p>
            <text:list text:style-name="WWNum63">
              <text:list-item>
                <text:p text:style-name="P106" loext:marker-style-name="T6"><text:span text:style-name="T6">في صفحة 'تفاصيل الطلب' (</text:span><text:span text:style-name="T10">OrderDetail.vue</text:span><text:span text:style-name="T6">)، قم ببناء جدول يعرض العناصر المشتراة.</text:span></text:p>
              </text:list-item>
              <text:list-item>
                <text:p text:style-name="P107" loext:marker-style-name="T6"><text:span text:style-name="T6">تأكد من إظهار 'نوع الخامة' المختار بجانب كل منتج، لأن هذا ما يهمه الزبون في VinylArt.</text:span><text:span text:style-name="T6"/></text:p>
              </text:list-item>
            </text:list>
            <text:p text:style-name="P5" loext:marker-style-name="T6"><text:span text:style-name="T5">3. مواءمة الظهور في الداشبورد (Production View):</text:span><text:span text:style-name="T5"/></text:p>
            <text:list text:style-name="WWNum64">
              <text:list-item>
                <text:p text:style-name="P108" loext:marker-style-name="T6"><text:span text:style-name="T6">في لوحة إدارة الطلبات للمدير، يجب أن تظهر قائمة العناصر بوضوح لكي يعرف 'الفني' ما هي الخامات التي يجب تجهيزها للطباعة (مثلاً: المنتج X على خامة 'مطفي').</text:span><text:span text:style-name="T6"/></text:p>
              </text:list-item>
            </text:list>
            <text:p text:style-name="P5" loext:marker-style-name="T6"><text:span text:style-name="T5">4. طبقة المنطق (Logic Layer):</text:span><text:span text:style-name="T5"/></text:p>
            <text:list text:style-name="WWNum65">
              <text:list-item>
                <text:p text:style-name="P109" loext:marker-style-name="T6"><text:span text:style-name="T6">تأكد من أن منطق 'إضافة للسلة' يقوم بإنشاء كائنات </text:span><text:span text:style-name="T10">orderitem</text:span><text:span text:style-name="T6"> مؤقتة في الـ Store قبل تحويلها لطلب حقيقي.</text:span></text:p>
              </text:list-item>
            </text:list>
            <text:p text:style-name="P5" loext:marker-style-name="T6"><text:span text:style-name="T5">5. التوثيق المالي:</text:span><text:span text:style-name="T5"/></text:p>
            <text:list text:style-name="WWNum66">
              <text:list-item>
                <text:p text:style-name="P110" loext:marker-style-name="T6"><text:span text:style-name="T6">اربط بيانات هذا الجدول بمكون 'طباعة الفاتورة' (Invoice PDF) لضمان ظهور تفاصيل دقيقة للزبون."</text:span><text:span text:style-name="T6"/></text:p>
              </text:list-item>
            </text:list>
            <text:p text:style-name="P25"/>
          </table:table-cell>
          <table:table-cell table:style-name="Table1.A3" office:value-type="string">
            <text:p text:style-name="P374"><text:span text:style-name="T6">api_orderitem</text:span></text:p>
          </table:table-cell>
        </table:table-row>
        <table:table-row table:style-name="Table1.1">
          <table:table-cell table:style-name="Table1.A2" office:value-type="string">
            <text:p text:style-name="P16" loext:marker-style-name="T6"><text:span text:style-name="T5">"المهمة: ربط وتفعيل 'سجل أحداث الطلبات' (api_ordertimeline) في الهيكلية الجديدة لإظهار تقدم العمل.</text:span><text:span text:style-name="T5"/></text:p>
            <text:p text:style-name="P5" loext:marker-style-name="T6"><text:span text:style-name="T5">1. طبقة البيانات (GraphQL Layer):</text:span><text:span text:style-name="T5"/></text:p>
            <text:list text:style-name="WWNum67">
              <text:list-item>
                <text:p text:style-name="P111" loext:marker-style-name="T6"><text:soft-page-break/><text:span text:style-name="T6">أنشئ استعلام </text:span><text:span text:style-name="T10">orderTimeline</text:span><text:span text:style-name="T6"> في </text:span><text:span text:style-name="T10">orders.graphql</text:span><text:span text:style-name="T6"> يجلب كافة الأحداث المرتبطة بـ </text:span><text:span text:style-name="T10">order_id</text:span><text:span text:style-name="T6"> مرتبة من الأحدث إلى الأقدم.</text:span></text:p>
              </text:list-item>
              <text:list-item>
                <text:p text:style-name="P112" loext:marker-style-name="T6"><text:span text:style-name="T6">أضف Mutation تسمى </text:span><text:span text:style-name="T10">addTimelineStep</text:span><text:span text:style-name="T6"> تُستخدم في الداشبورد لإضافة تحديث جديد لحالة الطلب.</text:span></text:p>
              </text:list-item>
            </text:list>
            <text:p text:style-name="P5" loext:marker-style-name="T6"><text:span text:style-name="T5">2. مواءمة الظهور في واجهة الزبون (Order Tracking UI):</text:span><text:span text:style-name="T5"/></text:p>
            <text:list text:style-name="WWNum68">
              <text:list-item>
                <text:p text:style-name="P113" loext:marker-style-name="T6"><text:span text:style-name="T6">في صفحة 'تفاصيل الطلب' (</text:span><text:span text:style-name="T10">OrderDetail.vue</text:span><text:span text:style-name="T6">)، قم بتفعيل مكون 'الخط الزمني' (Vertical Timeline).</text:span></text:p>
              </text:list-item>
              <text:list-item>
                <text:p text:style-name="P114" loext:marker-style-name="T6"><text:span text:style-name="T6">اربط كل نقطة في الخط الزمني ببيانات </text:span><text:span text:style-name="T10">api_ordertimeline</text:span><text:span text:style-name="T6"> (الحالة، الوقت، والملاحظات).</text:span></text:p>
              </text:list-item>
            </text:list>
            <text:p text:style-name="P5" loext:marker-style-name="T6"><text:span text:style-name="T5">3. مواءمة الظهور في الداشبورد (Admin Audit Trail):</text:span><text:span text:style-name="T5"/></text:p>
            <text:list text:style-name="WWNum69">
              <text:list-item>
                <text:p text:style-name="P115" loext:marker-style-name="T6"><text:span text:style-name="T6">في لوحة إدارة الطلبات، أضف قسماً يسمى 'تاريخ الطلب' يسمح للمدير (منصور) برؤية من قام بتغيير حالة الطلب ومتى حدث ذلك.</text:span><text:span text:style-name="T6"/></text:p>
              </text:list-item>
            </text:list>
            <text:p text:style-name="P5" loext:marker-style-name="T6"><text:span text:style-name="T5">4. طبقة المنطق (Logic Layer):</text:span><text:span text:style-name="T5"/></text:p>
            <text:list text:style-name="WWNum70">
              <text:list-item>
                <text:p text:style-name="P116" loext:marker-style-name="T6"><text:span text:style-name="T6">برمج 'Signal' أو 'Observer' في Django يقوم تلقائياً بإضافة سجل في </text:span><text:span text:style-name="T10">api_ordertimeline</text:span><text:span text:style-name="T6"> بمجرد تغيير حقل </text:span><text:span text:style-name="T10">status</text:span><text:span text:style-name="T6"> في جدول </text:span><text:span text:style-name="T10">api_order</text:span><text:span text:style-name="T6"> الأساسي.</text:span></text:p>
              </text:list-item>
            </text:list>
            <text:p text:style-name="P5" loext:marker-style-name="T6"><text:span text:style-name="T5">5. التنبيهات (Notifications):</text:span><text:span text:style-name="T5"/></text:p>
            <text:list text:style-name="WWNum71">
              <text:list-item>
                <text:p text:style-name="P117" loext:marker-style-name="T6"><text:span text:style-name="T6">اربط ظهور التحديثات الجديدة في الواجهة بإشعارات لحظية (Toast Notifications) لتنبيه الزبون عند تحرك طلبه للمرحلة التالية."</text:span><text:span text:style-name="T6"/></text:p>
              </text:list-item>
            </text:list>
            <text:p text:style-name="P25"/>
          </table:table-cell>
          <table:table-cell table:style-name="Table1.A2" office:value-type="string">
            <text:p text:style-name="P374"><text:span text:style-name="T6">api_ordertimeline</text:span></text:p>
          </table:table-cell>
        </table:table-row>
        <table:table-row table:style-name="Table1.1">
          <table:table-cell table:style-name="Table1.A3" office:value-type="string">
            <text:p text:style-name="P211" loext:marker-style-name="T6"><text:span text:style-name="T5">"أريد دمج نظام بيانات المؤسسة (Organization Profile) بناءً على جدول </text:span><text:span text:style-name="Source_20_Text"><text:span text:style-name="T18">api_organization</text:span></text:span><text:span text:style-name="T5"> المرفق:</text:span></text:p>
            <text:list text:style-name="L1">
              <text:list-item>
                <text:p text:style-name="P210"><text:span text:style-name="T19">الباكيند </text:span><text:span text:style-name="T7">(Model):</text:span> أنشئ موديل <text:span text:style-name="Source_20_Text">Organization</text:span> في <text:span text:style-name="Source_20_Text">api/models/</text:span>. تأكد من دقة حقول الإحداثيات (latitude, longitude) واستخدم <text:span text:style-name="Source_20_Text">db_table = 'api_organization'</text:span>. أضف القيد الذي يضمن وجود منظمة نشطة واحدة فقط.</text:p>
              </text:list-item>
              <text:list-item>
                <text:p text:style-name="P210"><text:span text:style-name="T19">المهاجرة </text:span><text:span text:style-name="T7">(Migration):</text:span> أنشئ ملف المهاجرة وقم بعمل <text:span text:style-name="Source_20_Text">--fake</text:span> للربط بجدول MySQL الموجود مسبقاً.</text:p>
              </text:list-item>
              <text:list-item>
                <text:p text:style-name="P210"><text:span text:style-name="T19">التحويل </text:span><text:span text:style-name="T7">(Serializer):</text:span> أنشئ <text:span text:style-name="Source_20_Text">OrganizationSerializer</text:span> وتأكد من معالجة حقل اللوجو لإعادة رابط الصورة بشكل صحيح.</text:p>
              </text:list-item>
              <text:list-item>
                <text:p text:style-name="P210"><text:span text:style-name="T19">المخطط </text:span><text:span text:style-name="T7">(GraphQL Schema):</text:span> أضف <text:span text:style-name="Source_20_Text">OrganizationType</text:span> وقم بإنشاء Query يعيد بيانات المؤسسة النشطة حالياً.</text:p>
              </text:list-item>
              <text:list-item>
                <text:p text:style-name="P210"><text:span text:style-name="T19">الفرونت ايند </text:span><text:span text:style-name="T7">(Vue 3 &amp; Apollo):</text:span> &gt; - أنشئ استعلام Apollo لجلب بيانات المؤسسة (الاسم، اللوجو، الهواتف).</text:p>
                <text:list>
                  <text:list-item>
                    <text:p text:style-name="P210">قم بربط هذه البيانات بمكونات الـ Navbar والـ Footer في <text:soft-page-break/>واجهة Vue 3.</text:p>
                  </text:list-item>
                  <text:list-item>
                    <text:p text:style-name="P210">تأكد من دعم عرض البيانات بناءً على اللغة المختارة (ar/en).</text:p>
                  </text:list-item>
                </text:list>
              </text:list-item>
              <text:list-item>
                <text:p text:style-name="P210"><text:span text:style-name="T19">التوافق</text:span><text:span text:style-name="T7">:</text:span> راجع ملف <text:span text:style-name="Source_20_Text">repomix-output.xml</text:span> للتأكد من أن أسماء الحقول في الفرونت ايند تتبع أسلوب المشروع الحالي (مثل استخدام camelCase في الاستعلامات)."</text:p>
              </text:list-item>
            </text:list>
            <text:p text:style-name="P373" loext:marker-style-name="T6"><text:span text:style-name="T5"/></text:p>
          </table:table-cell>
          <table:table-cell table:style-name="Table1.A3" office:value-type="string">
            <text:p text:style-name="P374">api_organization</text:p>
          </table:table-cell>
        </table:table-row>
        <table:table-row table:style-name="Table1.1">
          <table:table-cell table:style-name="Table1.A2" office:value-type="string">
            <text:p text:style-name="P25">"<text:span text:style-name="T17">المهمة: ربط وتفعيل كيان الروابط الاجتماعية</text:span> (api_social) <text:span text:style-name="T17">الموجود في</text:span> MySQL <text:span text:style-name="T17">ودمجه مع واجهة المستخدم ونظام الإدارة</text:span>.</text:p>
            <text:p text:style-name="P25"/>
            <text:p text:style-name="P25">1. <text:span text:style-name="T17">مطابقة الكيان والبيانات</text:span> (Entity &amp; Mapping):</text:p>
            <text:p text:style-name="P25"/>
            <text:p text:style-name="P25"/>
            <text:p text:style-name="P25"/>
            <text:p text:style-name="P25"><text:span text:style-name="T17">تأكد من أن</text:span> SocialMediaType <text:span text:style-name="T17">في</text:span> Graphene <text:span text:style-name="T17">مرتبط بجدول</text:span> api_social <text:span text:style-name="T17">الفعلي في</text:span> MySQL.</text:p>
            <text:p text:style-name="P25"/>
            <text:p text:style-name="P25"><text:span text:style-name="T17">أضف استعلاماً</text:span> (Query) <text:span text:style-name="T17">ضمن</text:span> getOrganization <text:span text:style-name="T17">لجلب الروابط المرتبطة عبر الـ</text:span> ForeignKey (Nested Query).</text:p>
            <text:p text:style-name="P25"/>
            <text:p text:style-name="P25"><text:span text:style-name="T17">أنشئ</text:span> Mutations <text:span text:style-name="T17">شاملة</text:span> (addSocialLink, updateSocialLink, deleteSocialLink) <text:span text:style-name="T17">للسماح للمدير بالتحكم الكامل من الداشبورد</text:span>.</text:p>
            <text:p text:style-name="P25"/>
            <text:p text:style-name="P25">2. <text:span text:style-name="T17">مواءمة الظهور في واجهة الزبون</text:span> (Customer Visibility):</text:p>
            <text:p text:style-name="P25"/>
            <text:p text:style-name="P25"/>
            <text:p text:style-name="P25"/>
            <text:p text:style-name="P25"><text:span text:style-name="T17">تطهير الواجهة: احذف أي روابط اجتماعية ثابتة</text:span> (Hardcoded) <text:span text:style-name="T17">من</text:span> Navbar.vue <text:span text:style-name="T17">و</text:span> Footer.vue.</text:p>
            <text:p text:style-name="P25"/>
            <text:p text:style-name="P25"><text:span text:style-name="T17">الربط الديناميكي: استبدل الأيقونات القديمة بحلقة تكرار</text:span> (v-for) <text:span text:style-name="T17">تسحب بياناتها من الـ</text:span> Pinia Store.</text:p>
            <text:p text:style-name="P25"/>
            <text:p text:style-name="P25"><text:span text:style-name="T17">استخدم حقل</text:span> icon_class (<text:span text:style-name="T17">مثل</text:span> lab la-facebook) <text:span text:style-name="T17">لعرض الأيقونة، وحقل</text:span> url <text:span text:style-name="T17">للرابط، وحقل</text:span> platform_name <text:span text:style-name="T17">للـ</text:span> Alt-text.</text:p>
            <text:p text:style-name="P25"/>
            <text:p text:style-name="P25">3. <text:span text:style-name="T17">مواءمة الظهور في الداشبورد</text:span> (Admin Visibility):</text:p>
            <text:p text:style-name="P25"/>
            <text:p text:style-name="P25"/>
            <text:p text:style-name="P25"/>
            <text:p text:style-name="P25"><text:span text:style-name="T17">قم بتفعيل 'مدير الروابط الاجتماعية' في صفحة إعدادات المؤسسة</text:span>.</text:p>
            <text:p text:style-name="P25"/>
            <text:p text:style-name="P25"><text:span text:style-name="T17">يجب أن يظهر جدول يعرض الروابط الحالية مع إمكانية</text:span>:</text:p>
            <text:p text:style-name="P25"/>
            <text:p text:style-name="P25"><text:span text:style-name="T17">الترتيب: تغيير ترتيب الظهور بناءً على</text:span> order_index.</text:p>
            <text:p text:style-name="P25"/>
            <text:p text:style-name="P25"><text:span text:style-name="T17">الحالة: تفعيل أو تعطيل الرابط</text:span> (is_active) <text:span text:style-name="T17">بضغطة زر</text:span>.</text:p>
            <text:p text:style-name="P25"/>
            <text:p text:style-name="P25">4. <text:span text:style-name="T17">طبقة المنطق والأمان</text:span> (Logic Layer):</text:p>
            <text:p text:style-name="P25"/>
            <text:p text:style-name="P25"><text:soft-page-break/></text:p>
            <text:p text:style-name="P25"/>
            <text:p text:style-name="P25"><text:span text:style-name="T17">حدث الـ</text:span> Composable useAppConfig.js <text:span text:style-name="T17">ليتعامل مع مصفوفة الروابط الاجتماعية القادمة من الـ</text:span> API.</text:p>
            <text:p text:style-name="P25"/>
            <text:p text:style-name="P25"><text:span text:style-name="T17">تأكد من أن الروابط تفتح في نافذة جديدة</text:span> (target="_blank") <text:span text:style-name="T17">لضمان بقاء الزبون في موقع</text:span> Vynilart.</text:p>
            <text:p text:style-name="P25"/>
            <text:p text:style-name="P25">5. <text:span text:style-name="T17">المزامنة اللحظية</text:span>:</text:p>
            <text:p text:style-name="P25"/>
            <text:p text:style-name="P25"/>
            <text:p text:style-name="P25"/>
            <text:p text:style-name="P25"><text:span text:style-name="T17">تأكد من أن أي إضافة لرابط جديد (مثل</text:span> TikTok) <text:span text:style-name="T17">تظهر فوراً في الموقع بمجرد حفظها في القاعدة، دون الحاجة لإعادة بناء</text:span> (Rebuild) <text:span text:style-name="T17">المشروع</text:span>."</text:p>
            <text:p text:style-name="P25"/>
            <text:p text:style-name="P25">"<text:span text:style-name="T17">تطوير واجهة الإضافة</text:span> (Dynamic Modal Interface):</text:p>
            <text:p text:style-name="P25"/>
            <text:p text:style-name="P25"/>
            <text:p text:style-name="P25"/>
            <text:p text:style-name="P25"><text:span text:style-name="T17">نظام الـ</text:span> Modals: <text:span text:style-name="T17">في لوحة التحكم، لا تجعل إضافة الرابط في صفحة جديدة؛ بل اجعلها تفتح في نافذة منبثقة</text:span> (Dialog/Modal) <text:span text:style-name="T17">فوق الصفحة الحالية</text:span>.</text:p>
            <text:p text:style-name="P25"/>
            <text:p text:style-name="P25"><text:span text:style-name="T17">النموذج الذكي</text:span> (Smart Form): <text:span text:style-name="T17">يجب أن تحتوي النافذة على</text:span>:</text:p>
            <text:p text:style-name="P25"/>
            <text:p text:style-name="P25"><text:span text:style-name="T17">زر عنوانه "إظافة لينك جديد" لتظهر</text:span> input <text:s/><text:span text:style-name="T17">لإمكانية إظافة لينكات جديدة لروابط التواصل الاجتماعي بعدد غير محدود</text:span></text:p>
            <text:p text:style-name="P25"/>
            <text:p text:style-name="P25"><text:s/><text:span text:style-name="T17">حقل لإدخال الرابط</text:span> (URL) <text:span text:style-name="T17">مع التحقق من صحته فورياً</text:span>.</text:p>
            <text:p text:style-name="P25"/>
            <text:p text:style-name="P25"><text:span text:style-name="T17">حقل لاختيار الأيقونة</text:span> (Icon Picker) <text:span text:style-name="T17">أو إدخال كود</text:span> icon_class.</text:p>
            <text:p text:style-name="P25"/>
            <text:p text:style-name="P25"><text:span text:style-name="T17">تجربة المستخدم</text:span> (UX): <text:span text:style-name="T17">عند حفظ الرابط، يجب أن تُغلق النافذة تلقائياً وتظهر رسالة نجاح</text:span> (Toast Notification)<text:span text:style-name="T17">، ويتم تحديث القائمة في الخلفية فوراً دون إعادة تحميل الصفحة</text:span> (Real-time Update)."</text:p>
            <text:p text:style-name="P25"/>
            <text:p text:style-name="P25"/>
          </table:table-cell>
          <table:table-cell table:style-name="Table1.A2" office:value-type="string">
            <text:p text:style-name="P375">api_social</text:p>
          </table:table-cell>
        </table:table-row>
        <table:table-row table:style-name="Table1.1">
          <table:table-cell table:style-name="Table1.A3" office:value-type="string">
            <text:p text:style-name="P16" loext:marker-style-name="T6"><text:span text:style-name="T5">"المهمة: ربط وتفعيل كيان طرق الدفع (api_payment) الموجود في MySQL ودمجه مع واجهة المستخدم، نظام الطلبات، ولوحة الإدارة.</text:span><text:span text:style-name="T5"/></text:p>
            <text:p text:style-name="P5" loext:marker-style-name="T6"><text:span text:style-name="T5">1. مطابقة الكيان والعمليات (Entity &amp; Mapping):</text:span><text:span text:style-name="T5"/></text:p>
            <text:list text:style-name="WWNum77">
              <text:list-item>
                <text:p text:style-name="P130" loext:marker-style-name="T6"><text:span text:style-name="T6">تأكد من أن </text:span><text:span text:style-name="T10">PaymentMethodType</text:span><text:span text:style-name="T6"> في Graphene مرتبط بجدول </text:span><text:span text:style-name="T10">api_payment</text:span><text:span text:style-name="T6"> الفعلي.</text:span></text:p>
              </text:list-item>
              <text:list-item>
                <text:p text:style-name="P131" loext:marker-style-name="T6"><text:span text:style-name="T6">أضف استعلاماً </text:span><text:span text:style-name="T10">getActivePaymentMethods</text:span><text:span text:style-name="T6"> لجلب الطرق المتاحة فقط للزبائن (مثل: الدفع عند الاستلام، بريدي موب، تحويل بنكي).</text:span></text:p>
              </text:list-item>
              <text:list-item>
                <text:p text:style-name="P132" loext:marker-style-name="T6"><text:span text:style-name="T6">أنشئ </text:span><text:span text:style-name="T10">Mutations</text:span><text:span text:style-name="T6"> لإدارة هذه الطرق (إضافة، تعديل، حذف) مع دعم حقل الـ </text:span><text:span text:style-name="T11">instructions_ar/en</text:span><text:span text:style-name="T6"> (تعليمات الدفع للزبون).</text:span></text:p>
              </text:list-item>
            </text:list>
            <text:p text:style-name="P5" loext:marker-style-name="T6"><text:span text:style-name="T5">2. مواءمة الظهور في الداشبورد (Admin Logic - Modal System):</text:span><text:span text:style-name="T5"/></text:p>
            <text:list text:style-name="WWNum78">
              <text:list-item>
                <text:p text:style-name="P133" loext:marker-style-name="T6"><text:span text:style-name="T5">إدارة طرق الدفع:</text:span><text:span text:style-name="T6"> في لوحة التحكم، فعل واجهة إدارة الدفع باستخدام </text:span><text:span text:style-name="T5">نظام النوافذ المنبثقة (Modals/Dialogs)</text:span><text:span text:style-name="T6">.</text:span></text:p>
              </text:list-item>
              <text:list-item>
                <text:p text:style-name="P134" loext:marker-style-name="T6"><text:span text:style-name="T6">عند النقر على 'إضافة طريقة دفع'، تفتح نافذة تحتوي على:</text:span><text:span text:style-name="T6"/></text:p>
                <text:list>
                  <text:list-item>
                    <text:p text:style-name="P136" loext:marker-style-name="T6"><text:span text:style-name="T5">اسم الطريقة:</text:span><text:span text:style-name="T6"> (مثلاً: BaridiMob).</text:span></text:p>
                  </text:list-item>
                  <text:list-item>
                    <text:p text:style-name="P136" loext:marker-style-name="T6"><text:soft-page-break/><text:span text:style-name="T5">رقم الحساب/الحساب البريدي الجاري (CCP):</text:span><text:span text:style-name="T6"> حقل خاص للبيانات المالية.</text:span></text:p>
                  </text:list-item>
                  <text:list-item>
                    <text:p text:style-name="P136" loext:marker-style-name="T6"><text:span text:style-name="T5">صورة/أيقونة:</text:span><text:span text:style-name="T6"> حقل لرفع شعار البنك أو الخدمة.</text:span></text:p>
                  </text:list-item>
                  <text:list-item>
                    <text:p text:style-name="P136" loext:marker-style-name="T6"><text:span text:style-name="T5">التعليمات:</text:span><text:span text:style-name="T6"> محرّر نصوص بسيط لشرح كيفية الدفع للزبون.</text:span></text:p>
                  </text:list-item>
                </text:list>
              </text:list-item>
              <text:list-item>
                <text:p text:style-name="P135" loext:marker-style-name="T6"><text:span text:style-name="T6">عند الحفظ، يتم تحديث الجدول فوراً باستخدام </text:span><text:span text:style-name="T10">Apollo Refetch</text:span><text:span text:style-name="T6">.</text:span></text:p>
              </text:list-item>
            </text:list>
            <text:p text:style-name="P5" loext:marker-style-name="T6"><text:span text:style-name="T5">3. مواءمة الظهور في واجهة الزبون (Checkout Integration):</text:span><text:span text:style-name="T5"/></text:p>
            <text:list text:style-name="WWNum79">
              <text:list-item>
                <text:p text:style-name="P137" loext:marker-style-name="T6"><text:span text:style-name="T6">في صفحة إتمام الطلب (Checkout)، استبدل الخيارات الثابتة بحلقة </text:span><text:span text:style-name="T10">v-for</text:span><text:span text:style-name="T6"> تسحب طرق الدفع المتاحة من القاعدة.</text:span></text:p>
              </text:list-item>
              <text:list-item>
                <text:p text:style-name="P138" loext:marker-style-name="T6"><text:span text:style-name="T6">عند اختيار طريقة دفع معينة (مثل بريدي موب)، يجب أن يظهر 'تلميح' (Tooltip) أو نص يشرح للزبون التعليمات التي أدخلها المدير في القاعدة.</text:span><text:span text:style-name="T6"/></text:p>
              </text:list-item>
            </text:list>
            <text:p text:style-name="P5" loext:marker-style-name="T6"><text:span text:style-name="T5">4. طبقة المنطق والأمان (Security &amp; Validation):</text:span><text:span text:style-name="T5"/></text:p>
            <text:list text:style-name="WWNum80">
              <text:list-item>
                <text:p text:style-name="P139" loext:marker-style-name="T6"><text:span text:style-name="T6">تأكد من تشفير أو حماية البيانات الحساسة (مثل أرقام الحسابات) في الـ Response إذا لزم الأمر.</text:span><text:span text:style-name="T6"/></text:p>
              </text:list-item>
              <text:list-item>
                <text:p text:style-name="P140" loext:marker-style-name="T6"><text:span text:style-name="T6">أضف حقل </text:span><text:span text:style-name="T10">is_active</text:span><text:span text:style-name="T6"> للسماح للمدير بتعطيل أي طريقة دفع مؤقتاً (مثلاً عند صيانة تطبيق بريدي موب) دون حذفها.</text:span></text:p>
              </text:list-item>
            </text:list>
            <text:p text:style-name="P5" loext:marker-style-name="T6"><text:span text:style-name="T5">5. المزامنة اللحظية:</text:span><text:span text:style-name="T5"/></text:p>
            <text:list text:style-name="WWNum81">
              <text:list-item>
                <text:p text:style-name="P141" loext:marker-style-name="T6"><text:span text:style-name="T6">تأكد من أن أي تغيير في بيانات الدفع في الداشبورد ينعكس فوراً على رحلة الشراء للزبون، لضمان عدم إرسال الأموال لحساب قديم أو مغلق."</text:span><text:span text:style-name="T6"/></text:p>
              </text:list-item>
            </text:list>
            <text:p text:style-name="P25"/>
          </table:table-cell>
          <table:table-cell table:style-name="Table1.A3" office:value-type="string">
            <text:p text:style-name="P25" loext:marker-style-name="T6"><text:span text:style-name="T6">api_payment</text:span><text:span text:style-name="T6"/></text:p>
          </table:table-cell>
        </table:table-row>
        <table:table-row table:style-name="Table1.1">
          <table:table-cell table:style-name="Table1.A2" office:value-type="string">
            <text:p text:style-name="P16" loext:marker-style-name="T6"><text:span text:style-name="T5">"المهمة: ربط وتفعيل كيان الكوبونات (api_coupon) الموجود في MySQL ودمجه مع نظام السلة، الطلبات، ولوحة الإدارة.</text:span><text:span text:style-name="T5"/></text:p>
            <text:p text:style-name="P5" loext:marker-style-name="T6"><text:span text:style-name="T5">1. مطابقة الكيان والمنطق البرمجي (Entity &amp; Logic):</text:span><text:span text:style-name="T5"/></text:p>
            <text:list text:style-name="WWNum82">
              <text:list-item>
                <text:p text:style-name="P142" loext:marker-style-name="T6"><text:span text:style-name="T6">تأكد من أن </text:span><text:span text:style-name="T10">CouponType</text:span><text:span text:style-name="T6"> في Graphene يحتوي على الحقول الأساسية:</text:span></text:p>
                <text:list>
                  <text:list-item>
                    <text:p text:style-name="P143" loext:marker-style-name="T6"><text:span text:style-name="T10">code</text:span><text:span text:style-name="T6">: رمز الكوبون (Unique).</text:span></text:p>
                  </text:list-item>
                  <text:list-item>
                    <text:p text:style-name="P143" loext:marker-style-name="T6"><text:span text:style-name="T10">discount_type</text:span><text:span text:style-name="T6">: (Percentage % أو Fixed Amount).</text:span></text:p>
                  </text:list-item>
                  <text:list-item>
                    <text:p text:style-name="P143" loext:marker-style-name="T6"><text:span text:style-name="T10">discount_value</text:span><text:span text:style-name="T6">: قيمة الخصم.</text:span></text:p>
                  </text:list-item>
                  <text:list-item>
                    <text:p text:style-name="P143" loext:marker-style-name="T6"><text:span text:style-name="T10">valid_from</text:span><text:span text:style-name="T6"> و </text:span><text:span text:style-name="T10">valid_to</text:span><text:span text:style-name="T6">: تواريخ الصلاحية.</text:span></text:p>
                  </text:list-item>
                  <text:list-item>
                    <text:p text:style-name="P143" loext:marker-style-name="T6"><text:span text:style-name="T10">usage_limit</text:span><text:span text:style-name="T6">: أقصى عدد مرات استخدام.</text:span></text:p>
                  </text:list-item>
                  <text:list-item>
                    <text:p text:style-name="P143" loext:marker-style-name="T6"><text:span text:style-name="T10">min_order_value</text:span><text:span text:style-name="T6">: الحد الأدنى للطلب لتفعيل الكوبون.</text:span></text:p>
                  </text:list-item>
                </text:list>
              </text:list-item>
              <text:list-item>
                <text:p text:style-name="P144" loext:marker-style-name="T6"><text:span text:style-name="T6">أنشئ Mutation باسم </text:span><text:span text:style-name="T10">applyCoupon</text:span><text:span text:style-name="T6"> تأخذ الرمز وتتحقق من صلاحيته (التاريخ، عدد المرات، والمبلغ) وتعيد القيمة المخصومة.</text:span></text:p>
              </text:list-item>
            </text:list>
            <text:p text:style-name="P5" loext:marker-style-name="T6"><text:span text:style-name="T5">2. مواءمة الظهور في الداشبورد (Admin - Advanced Modal):</text:span><text:span text:style-name="T5"/></text:p>
            <text:list text:style-name="WWNum83">
              <text:list-item>
                <text:p text:style-name="P145" loext:marker-style-name="T6"><text:span text:style-name="T6">في لوحة التحكم، فعل واجهة إدارة الكوبونات باستخدام </text:span><text:span text:style-name="T5">النوافذ المنبثقة (Modals)</text:span><text:span text:style-name="T6">.</text:span></text:p>
              </text:list-item>
              <text:list-item>
                <text:p text:style-name="P146" loext:marker-style-name="T6"><text:span text:style-name="T6">عند إضافة كوبون جديد، يجب أن توفر النافذة:</text:span><text:span text:style-name="T6"/></text:p>
                <text:list>
                  <text:list-item>
                    <text:p text:style-name="P146" loext:marker-style-name="T6"><text:span text:style-name="T6">توليد آلي للرموز (Generate Random Code).</text:span><text:span text:style-name="T6"/></text:p>
                  </text:list-item>
                  <text:list-item>
                    <text:p text:style-name="P146" loext:marker-style-name="T6"><text:span text:style-name="T6">اختيار نوع الخصم عبر Toggle أو Select.</text:span><text:span text:style-name="T6"/></text:p>
                  </text:list-item>
                  <text:list-item>
                    <text:p text:style-name="P146" loext:marker-style-name="T6"><text:span text:style-name="T6">تحديد تاريخ البداية والنهاية عبر Calendar Picker.</text:span><text:span text:style-name="T6"/></text:p>
                  </text:list-item>
                </text:list>
              </text:list-item>
              <text:list-item>
                <text:p text:style-name="P147" loext:marker-style-name="T6"><text:span text:style-name="T6">أضف عداداً (Counter) يظهر للمدير كم مرة تم استخدام الكوبون فعلياً من الجدول المرتبط.</text:span><text:span text:style-name="T6"/></text:p>
              </text:list-item>
            </text:list>
            <text:p text:style-name="P5" loext:marker-style-name="T6"><text:soft-page-break/><text:span text:style-name="T5">3. مواءمة الظهور في واجهة الزبون (Checkout Experience):</text:span><text:span text:style-name="T5"/></text:p>
            <text:list text:style-name="WWNum84">
              <text:list-item>
                <text:p text:style-name="P148" loext:marker-style-name="T6"><text:span text:style-name="T6">في صفحة السلة أو إتمام الطلب، أضف حقل 'هل لديك كود خصم؟'.</text:span><text:span text:style-name="T6"/></text:p>
              </text:list-item>
              <text:list-item>
                <text:p text:style-name="P149" loext:marker-style-name="T6"><text:span text:style-name="T6">عند إدخال الكود، استخدم Apollo Mutation للتحقق فوراً دون تحديث الصفحة.</text:span><text:span text:style-name="T6"/></text:p>
              </text:list-item>
              <text:list-item>
                <text:p text:style-name="P149" loext:marker-style-name="T6"><text:span text:style-name="T6">في حال النجاح: أظهر السعر القديم مشطوباً والسعر الجديد مع رسالة ترحيبية.</text:span><text:span text:style-name="T6"/></text:p>
              </text:list-item>
              <text:list-item>
                <text:p text:style-name="P150" loext:marker-style-name="T6"><text:span text:style-name="T6">في حال الخطأ: أظهر رسالة واضحة (مثلاً: 'هذا الكوبون انتهت صلاحيته' أو 'لم تصل للحد الأدنى للشراء').</text:span><text:span text:style-name="T6"/></text:p>
              </text:list-item>
            </text:list>
            <text:p text:style-name="P5" loext:marker-style-name="T6"><text:span text:style-name="T5">4. طبقة الأمان والقيود (Security Constraints):</text:span><text:span text:style-name="T5"/></text:p>
            <text:list text:style-name="WWNum85">
              <text:list-item>
                <text:p text:style-name="P151" loext:marker-style-name="T6"><text:span text:style-name="T6">تأكد من أن الكوبون لا يمكن استخدامه أكثر من مرة لنفس المستخدم (إذا كان مسجلاً).</text:span><text:span text:style-name="T6"/></text:p>
              </text:list-item>
              <text:list-item>
                <text:p text:style-name="P152" loext:marker-style-name="T6"><text:span text:style-name="T6">امنع تطبيق أكثر من كوبون في طلب واحد (إلا إذا قررت شركة Paclos غير ذلك).</text:span><text:span text:style-name="T6"/></text:p>
              </text:list-item>
            </text:list>
            <text:p text:style-name="P5" loext:marker-style-name="T6"><text:span text:style-name="T5">5. المزامنة والتقارير:</text:span><text:span text:style-name="T5"/></text:p>
            <text:list text:style-name="WWNum86">
              <text:list-item>
                <text:p text:style-name="P153" loext:marker-style-name="T6"><text:span text:style-name="T6">تأكد من أن أي كوبون يتم تعطيله من الداشبورد (</text:span><text:span text:style-name="T10">is_active = False</text:span><text:span text:style-name="T6">) يتوقف فوراً في الموقع.</text:span></text:p>
              </text:list-item>
              <text:list-item>
                <text:p text:style-name="P154" loext:marker-style-name="T6"><text:span text:style-name="T6">اربط الكوبون بجدول الطلبات (</text:span><text:span text:style-name="T10">api_order</text:span><text:span text:style-name="T6">) ليعرف المدير أي الطلبات استفادت من الخصومات."</text:span></text:p>
              </text:list-item>
            </text:list>
            <text:p text:style-name="P25"/>
          </table:table-cell>
          <table:table-cell table:style-name="Table1.A2" office:value-type="string">
            <text:p text:style-name="P25" loext:marker-style-name="T6"><text:span text:style-name="T6">api_coupon</text:span><text:span text:style-name="T6"/></text:p>
          </table:table-cell>
        </table:table-row>
        <table:table-row table:style-name="Table1.1">
          <table:table-cell table:style-name="Table1.A3" office:value-type="string">
            <text:p text:style-name="P155" loext:marker-style-name="T6"><text:span text:style-name="T6">"المهمة: بناء وتفعيل نظام إدارة أنواع خدمات التوصيل (Shipping Methods) وربطها ديناميكياً بأسعار الولايات في MySQL.</text:span><text:span text:style-name="T6"/></text:p>
            <text:p text:style-name="P156" loext:marker-style-name="T6"><text:span text:style-name="T6">1. هندسة الكيان الجديد (ShippingMethod Model):</text:span><text:span text:style-name="T6"/></text:p>
            <text:p text:style-name="P156" loext:marker-style-name="T6"><text:span text:style-name="T6">أنشئ/حدث جدول ShippingMethod ليحتوي على:</text:span><text:span text:style-name="T6"/></text:p>
            <text:p text:style-name="P5" loext:marker-style-name="T6"><text:span text:style-name="T6">provider_name: (مثل: Yalidine, ZR, Internal Delivery).</text:span><text:span text:style-name="T6"/></text:p>
            <text:p text:style-name="P5" loext:marker-style-name="T6"><text:span text:style-name="T6">service_type: (مثل: 'توصيل للمنزل', 'استلام من المكتب', 'توصيل سريع').</text:span><text:span text:style-name="T6"/></text:p>
            <text:p text:style-name="P5" loext:marker-style-name="T6"><text:span text:style-name="T6">estimated_delivery_time: (مثل: '24-48 ساعة').</text:span><text:span text:style-name="T6"/></text:p>
            <text:p text:style-name="P5" loext:marker-style-name="T6"><text:span text:style-name="T6">is_active: لتفعيل أو تعطيل الخدمة بالكامل.</text:span><text:span text:style-name="T6"/></text:p>
            <text:p text:style-name="P5" loext:marker-style-name="T6"><text:span text:style-name="T6">logo: أيقونة أو شعار شركة الشحن.</text:span><text:span text:style-name="T6"/></text:p>
            <text:p text:style-name="P156" loext:marker-style-name="T6"><text:span text:style-name="T6">2. نظام الإدارة الكامل في الداشبورد (Full CRUD via Modals):</text:span><text:span text:style-name="T6"/></text:p>
            <text:p text:style-name="P156" loext:marker-style-name="T6"><text:span text:style-name="T6">مَكّن المدير (منصور) من إضافة، تعديل، وحذف أنواع التوصيل عبر نافذة منبثقة (Modal).</text:span><text:span text:style-name="T6"/></text:p>
            <text:p text:style-name="P156" loext:marker-style-name="T6"><text:span text:style-name="T6">عند إضافة نوع جديد، يجب أن يظهر خيار لتحديد هل هذا النوع متاح لجميع الولايات أم لولايات محددة فقط.</text:span><text:span text:style-name="T6"/></text:p>
            <text:p text:style-name="P156" loext:marker-style-name="T6"><text:span text:style-name="T6">3. الربط مع أسعار الولايات (Price Mapping):</text:span><text:span text:style-name="T6"/></text:p>
            <text:p text:style-name="P156" loext:marker-style-name="T6"><text:span text:style-name="T6">اربط كل ShippingMethod بجدول أسعار الولايات. بحيث عندما يختار المدير 'Yalidine'، تظهر له قائمة الولايات ليضع سعر 'المكتب' وسعر 'المنزل' الخاص بهذا الموفر </text:span><text:soft-page-break/><text:span text:style-name="T6">تحديداً.</text:span><text:span text:style-name="T6"/></text:p>
            <text:p text:style-name="P156" loext:marker-style-name="T6"><text:span text:style-name="T6">4. تجربة المستخدم في Checkout:</text:span><text:span text:style-name="T6"/></text:p>
            <text:p text:style-name="P156" loext:marker-style-name="T6"><text:span text:style-name="T6">في صفحة الدفع، لا تظهر الأسعار فقط، بل اجعل الزبون يختار أولاً 'شركة الشحن' أو 'نوع الخدمة' (مثلاً: يختار Yalidine ثم يختار 'مكتب')، ليقوم النظام بحساب السعر بناءً على هذا المزيج (الولاية + نوع الخدمة).</text:span><text:span text:style-name="T6"/></text:p>
            <text:p text:style-name="P156" loext:marker-style-name="T6"><text:span text:style-name="T6">أظهر شعار شركة الشحن والوقت المتوقع للتوصيل بجانب كل خيار.</text:span><text:span text:style-name="T6"/></text:p>
            <text:p text:style-name="P156" loext:marker-style-name="T6"><text:span text:style-name="T6">5. المنطق البرمجي (Backend Logic):</text:span><text:span text:style-name="T6"/></text:p>
            <text:p text:style-name="P156" loext:marker-style-name="T6"><text:span text:style-name="T6">تأكد من أن api_shipping يتعامل مع هذه الأنواع كـ ForeignKeys لضمان عدم حدوث تكرار ولتسهيل التقارير المالية لاحقاً (لمعرفة كم طلب تم عبر Yalidine وكم طلب عبر التوصيل الداخلي)."</text:span><text:span text:style-name="T6"/></text:p>
            <text:p text:style-name="P157" loext:marker-style-name="T12"/>
          </table:table-cell>
          <table:table-cell table:style-name="Table1.A3" office:value-type="string">
            <text:p text:style-name="P25" loext:marker-style-name="T6">api_shipping_method<text:span text:style-name="T6"/></text:p>
          </table:table-cell>
        </table:table-row>
        <table:table-row table:style-name="Table1.1">
          <table:table-cell table:style-name="Table1.A2" office:value-type="string">
            <text:p text:style-name="P161"><text:span text:style-name="T8">"المهمة: ربط وتفعيل كيان عناصر السلة (api_cartitem) الموجود في MySQL ودمجه مع نظام المنتجات، الحسابات، وواجهة المستخدم.</text:span></text:p>
            <text:p text:style-name="P162"><text:span text:style-name="T8">1. مطابقة الكيان والمنطق التفاعلي (Entity &amp; Logic Mapping):</text:span></text:p>
            <text:list text:style-name="WWNum87">
              <text:list-item>
                <text:p text:style-name="P163">تأكد من أن <text:span text:style-name="HTML_20_Code">CartItemType</text:span> في Graphene يربط بين:</text:p>
                <text:list>
                  <text:list-item>
                    <text:p text:style-name="P164"><text:span text:style-name="HTML_20_Code"><text:span text:style-name="T8">product</text:span></text:span>: تفاصيل المنتج (الاسم، السعر، الصورة).</text:p>
                  </text:list-item>
                  <text:list-item>
                    <text:p text:style-name="P164"><text:span text:style-name="HTML_20_Code"><text:span text:style-name="T8">quantity</text:span></text:span>: الكمية المختارة.</text:p>
                  </text:list-item>
                  <text:list-item>
                    <text:p text:style-name="P164"><text:span text:style-name="HTML_20_Code"><text:span text:style-name="T8">user</text:span></text:span>: ربط السلة بحساب المستخدم (ForeignKey).</text:p>
                  </text:list-item>
                </text:list>
              </text:list-item>
              <text:list-item>
                <text:p text:style-name="P164">أنشئ <text:span text:style-name="HTML_20_Code">Mutations</text:span> متطورة:</text:p>
                <text:list>
                  <text:list-item>
                    <text:p text:style-name="P164"><text:span text:style-name="HTML_20_Code">addToCart</text:span>: إضافة منتج مع التحقق من توفر الكمية في المخزون (<text:span text:style-name="HTML_20_Code">api_product</text:span>).</text:p>
                  </text:list-item>
                  <text:list-item>
                    <text:p text:style-name="P164"><text:span text:style-name="HTML_20_Code">updateCartQuantity</text:span>: زيادة أو نقصان الكمية مع تحديث السعر الإجمالي لحظياً.</text:p>
                  </text:list-item>
                  <text:list-item>
                    <text:p text:style-name="P165"><text:span text:style-name="HTML_20_Code">removeFromCart</text:span>: حذف عنصر بلمسة واحدة.</text:p>
                  </text:list-item>
                </text:list>
              </text:list-item>
            </text:list>
            <text:p text:style-name="P162"><text:span text:style-name="T8">2. مواءمة الواجهة الأمامية (Vue 3 Side-Cart &amp; Logic):</text:span></text:p>
            <text:list text:style-name="WWNum88">
              <text:list-item>
                <text:p text:style-name="P166"><text:span text:style-name="T8">السلة الجانبية (Drawer):</text:span> فعل مكون السلة الذي يظهر من الجانب عند إضافة أي منتج.</text:p>
              </text:list-item>
              <text:list-item>
                <text:p text:style-name="P167"><text:span text:style-name="T8">التحكم اللحظي:</text:span> يجب أن يتمكن الزبون من تغيير الكمية (+/-) داخل السلة مباشرة، مع رؤية "المجموع الفرعي" (Subtotal) يتغير أمام عينيه باستخدام <text:span text:style-name="T8">Pinia</text:span>.</text:p>
              </text:list-item>
              <text:list-item>
                <text:p text:style-name="P168"><text:span text:style-name="T8">التحقق من المخزون:</text:span> إذا حاول الزبون إضافة كمية أكبر مما هو موجود في MySQL، أظهر تنبيه (Toast) يخبره بالحد الأقصى المتاح.</text:p>
              </text:list-item>
            </text:list>
            <text:p text:style-name="P162"><text:span text:style-name="T8">3. الربط مع المنظومة (Cross-Table Integration):</text:span></text:p>
            <text:list text:style-name="WWNum89">
              <text:list-item>
                <text:p text:style-name="P169"><text:span text:style-name="T8">الكوبونات:</text:span> اربط السلة بـ <text:span text:style-name="HTML_20_Code">api_coupon</text:span> ليتم حساب الخصم فور إدخال الكود في واجهة السلة.</text:p>
              </text:list-item>
              <text:list-item>
                <text:p text:style-name="P170"><text:span text:style-name="T8">الشحن:</text:span> اربط السلة بـ <text:span text:style-name="HTML_20_Code">api_shipping</text:span> ليتم عرض تكلفة الشحن التقديرية بناءً على محتوى السلة.</text:p>
              </text:list-item>
            </text:list>
            <text:p text:style-name="P162"><text:span text:style-name="T8">4. طبقة الأمان واستمرارية البيانات (Persistence):</text:span></text:p>
            <text:list text:style-name="WWNum90">
              <text:list-item>
                <text:p text:style-name="P171"><text:soft-page-break/>تأكد من أن بيانات السلة تُحفظ في MySQL للمستخدمين المسجلين لكي يجدوها عند الدخول من جهاز آخر.</text:p>
              </text:list-item>
              <text:list-item>
                <text:p text:style-name="P172">بالنسبة للزوار (Guests)، استخدم <text:span text:style-name="HTML_20_Code">LocalStorage</text:span> مع منطق مزامنتها (Merge) مع القاعدة فور تسجيل الدخول.</text:p>
              </text:list-item>
            </text:list>
            <text:p text:style-name="P162"><text:span text:style-name="T8">5. المزامنة اللحظية:</text:span></text:p>
            <text:list text:style-name="WWNum91">
              <text:list-item>
                <text:p text:style-name="P173">أي تغيير في سعر المنتج الأصلي في <text:span text:style-name="HTML_20_Code">api_product</text:span> من قبل المدير، يجب أن ينعكس فوراً في سلال التسوق المفتوحة للزبائن لضمان دقة الفاتورة النهائية."</text:p>
              </text:list-item>
            </text:list>
            <text:p text:style-name="P157" loext:marker-style-name="T12"/>
          </table:table-cell>
          <table:table-cell table:style-name="Table1.A2" office:value-type="string">
            <text:p text:style-name="P25" loext:marker-style-name="T6"><text:span text:style-name="T6">api_cartitem</text:span><text:span text:style-name="T6"/></text:p>
          </table:table-cell>
        </table:table-row>
        <table:table-row table:style-name="Table1.1">
          <table:table-cell table:style-name="Table1.A3" office:value-type="string">
            <text:p text:style-name="P161"><text:span text:style-name="T8">"المهمة: ربط وتفعيل كيان قائمة الأمنيات (api_wishlist) الموجود في MySQL ودمجه مع نظام المنتجات، الإشعارات، وواجهة المستخدم.</text:span></text:p>
            <text:p text:style-name="P162"><text:span text:style-name="T8">1. مطابقة الكيان والمنطق التفاعلي (Entity &amp; Logic Mapping):</text:span></text:p>
            <text:list text:style-name="WWNum92">
              <text:list-item>
                <text:p text:style-name="P174">تأكد من أن <text:span text:style-name="HTML_20_Code">WishlistType</text:span> في Graphene يربط بين:</text:p>
                <text:list>
                  <text:list-item>
                    <text:p text:style-name="P175"><text:span text:style-name="HTML_20_Code"><text:span text:style-name="T8">product</text:span></text:span>: تفاصيل المنتج (الاسم، السعر، التوفر).</text:p>
                  </text:list-item>
                  <text:list-item>
                    <text:p text:style-name="P175"><text:span text:style-name="HTML_20_Code"><text:span text:style-name="T8">user</text:span></text:span>: المستخدم صاحب القائمة (ForeignKey).</text:p>
                  </text:list-item>
                  <text:list-item>
                    <text:p text:style-name="P175"><text:span text:style-name="HTML_20_Code"><text:span text:style-name="T8">added_at</text:span></text:span>: تاريخ الإضافة للتحليل التسويقي.</text:p>
                  </text:list-item>
                </text:list>
              </text:list-item>
              <text:list-item>
                <text:p text:style-name="P175">أنشئ <text:span text:style-name="HTML_20_Code">Mutations</text:span> سريعة:</text:p>
                <text:list>
                  <text:list-item>
                    <text:p text:style-name="P175"><text:span text:style-name="HTML_20_Code">toggleWishlist</text:span>: إضافة أو حذف المنتج بضغطة زر واحدة (Toggle) من بطاقة المنتج.</text:p>
                  </text:list-item>
                  <text:list-item>
                    <text:p text:style-name="P176"><text:span text:style-name="HTML_20_Code">clearWishlist</text:span>: مسح القائمة بالكامل.</text:p>
                  </text:list-item>
                </text:list>
              </text:list-item>
            </text:list>
            <text:p text:style-name="P162"><text:span text:style-name="T8">2. مواءمة الواجهة الأمامية (Vue 3 User Experience):</text:span></text:p>
            <text:list text:style-name="WWNum93">
              <text:list-item>
                <text:p text:style-name="P177"><text:span text:style-name="T8">أيقونة القلب (Heart Icon):</text:span> تفعيل أيقونة القلب على كل بطاقة منتج (<text:span text:style-name="HTML_20_Code">ProductCard.vue</text:span>) وفي صفحة تفاصيل المنتج.</text:p>
              </text:list-item>
              <text:list-item>
                <text:p text:style-name="P178"><text:span text:style-name="T8">الحالة اللحظية:</text:span> يجب أن يتغير لون القلب فوراً عند النقر (بدون إعادة تحميل الصفحة) باستخدام <text:span text:style-name="T8">Pinia Store</text:span>.</text:p>
              </text:list-item>
              <text:list-item>
                <text:p text:style-name="P179"><text:span text:style-name="T8">صفحة القائمة:</text:span> إنشاء صفحة <text:span text:style-name="HTML_20_Code">Wishlist.vue</text:span> تعرض المنتجات المفضلة مع زر 'نقل إلى السلة' (Move to Cart).</text:p>
              </text:list-item>
            </text:list>
            <text:p text:style-name="P162"><text:span text:style-name="T8">3. الربط الذكي مع التنبيهات (</text:span><text:span text:style-name="HTML_20_Code"><text:span text:style-name="T8">api_notification</text:span></text:span><text:span text:style-name="T8">):</text:span></text:p>
            <text:list text:style-name="WWNum94">
              <text:list-item>
                <text:p text:style-name="P180"><text:span text:style-name="T8">تنبيه توفر المنتج:</text:span> إذا كان منتج في "قائمة أمنيات" زبون معيّن "نافذاً من المخزون" ثم قام المدير بتحديث الكمية في <text:span text:style-name="HTML_20_Code">api_product</text:span> -&gt; أرسل تنبيه آلي للزبون: 'المنتج الذي تمنيته متوفر الآن!'.</text:p>
              </text:list-item>
              <text:list-item>
                <text:p text:style-name="P181"><text:span text:style-name="T8">تنبيه التخفيضات:</text:span> إذا قام المدير بعمل تخفيض (Discount) على منتج موجود في قوائم أمنيات الزبائن -&gt; أرسل إشعار فوري لهم.</text:p>
              </text:list-item>
            </text:list>
            <text:p text:style-name="P162"><text:span text:style-name="T8">4. طبقة الأمان والاستمرارية:</text:span></text:p>
            <text:list text:style-name="WWNum95">
              <text:list-item>
                <text:p text:style-name="P182">منع التكرار: تأكد من أن قاعدة البيانات لا تسمح بإضافة نفس المنتج لنفس المستخدم مرتين في القائمة.</text:p>
              </text:list-item>
              <text:list-item>
                <text:p text:style-name="P183">حماية الخصوصية: لا يمكن لأي مستخدم رؤية قائمة أمنيات مستخدم آخر.</text:p>
              </text:list-item>
            </text:list>
            <text:p text:style-name="P162"><text:span text:style-name="T8">5. المزامنة والتحليل للمدير (Admin Insight):</text:span></text:p>
            <text:list text:style-name="WWNum96">
              <text:list-item>
                <text:p text:style-name="P184">في الداشبورد، مَكّن منصور من رؤية 'أكثر المنتجات تمنياً' (Most Wishlisted Products). هذا يساعد شركة Paclos على معرفة التوجهات (Trends) وتوفير <text:soft-page-break/>مخزون أكبر منها."</text:p>
              </text:list-item>
            </text:list>
            <text:p text:style-name="P25"/>
          </table:table-cell>
          <table:table-cell table:style-name="Table1.A3" office:value-type="string">
            <text:p text:style-name="P25" loext:marker-style-name="T6"><text:span text:style-name="T6">api_wishlist</text:span><text:span text:style-name="T6"/></text:p>
          </table:table-cell>
        </table:table-row>
        <table:table-row table:style-name="Table1.1">
          <table:table-cell table:style-name="Table1.A1" office:value-type="string">
            <text:p text:style-name="P157" loext:marker-style-name="T12"/>
          </table:table-cell>
          <table:table-cell table:style-name="Table1.A1" office:value-type="string">
            <text:p text:style-name="P25" loext:marker-style-name="T6"><text:span text:style-name="T6">api_review</text:span><text:span text:style-name="T6"/></text:p>
          </table:table-cell>
        </table:table-row>
        <table:table-row table:style-name="Table1.1">
          <table:table-cell table:style-name="Table1.A1" office:value-type="string">
            <text:p text:style-name="P157" loext:marker-style-name="T12"/>
          </table:table-cell>
          <table:table-cell table:style-name="Table1.A1" office:value-type="string">
            <text:p text:style-name="P25" loext:marker-style-name="T6"><text:span text:style-name="T6">api_reviewreport</text:span><text:span text:style-name="T6"/></text:p>
          </table:table-cell>
        </table:table-row>
        <table:table-row table:style-name="Table1.1">
          <table:table-cell table:style-name="Table1.A1" office:value-type="string">
            <text:p text:style-name="P157" loext:marker-style-name="T12"/>
          </table:table-cell>
          <table:table-cell table:style-name="Table1.A1" office:value-type="string">
            <text:p text:style-name="P25" loext:marker-style-name="T6"><text:span text:style-name="T6">api_designcategory</text:span><text:span text:style-name="T6"/></text:p>
          </table:table-cell>
        </table:table-row>
        <table:table-row table:style-name="Table1.1">
          <table:table-cell table:style-name="Table1.A1" office:value-type="string">
            <text:p text:style-name="P157" loext:marker-style-name="T12"/>
          </table:table-cell>
          <table:table-cell table:style-name="Table1.A1" office:value-type="string">
            <text:p text:style-name="P25" loext:marker-style-name="T6"><text:span text:style-name="T6">api_design</text:span><text:span text:style-name="T6"/></text:p>
          </table:table-cell>
        </table:table-row>
        <table:table-row table:style-name="Table1.1">
          <table:table-cell table:style-name="Table1.A1" office:value-type="string">
            <text:p text:style-name="P157" loext:marker-style-name="T12"/>
          </table:table-cell>
          <table:table-cell table:style-name="Table1.A1" office:value-type="string">
            <text:p text:style-name="P25" loext:marker-style-name="T6"><text:span text:style-name="T6">api_notification</text:span><text:span text:style-name="T6"/></text:p>
          </table:table-cell>
        </table:table-row>
        <table:table-row table:style-name="Table1.1">
          <table:table-cell table:style-name="Table1.A1" office:value-type="string">
            <text:p text:style-name="P157" loext:marker-style-name="T12"/>
          </table:table-cell>
          <table:table-cell table:style-name="Table1.A1" office:value-type="string">
            <text:p text:style-name="P25" loext:marker-style-name="T6"><text:span text:style-name="T6">api_alert</text:span><text:span text:style-name="T6"/></text:p>
          </table:table-cell>
        </table:table-row>
        <table:table-row table:style-name="Table1.1">
          <table:table-cell table:style-name="Table1.A1" office:value-type="string">
            <text:p text:style-name="P157" loext:marker-style-name="T12"/>
          </table:table-cell>
          <table:table-cell table:style-name="Table1.A1" office:value-type="string">
            <text:p text:style-name="P25" loext:marker-style-name="T6"><text:span text:style-name="T6">api_erpnextsynclog</text:span><text:span text:style-name="T6"/></text:p>
          </table:table-cell>
        </table:table-row>
        <table:table-row table:style-name="Table1.1">
          <table:table-cell table:style-name="Table1.A1" office:value-type="string">
            <text:p text:style-name="P157" loext:marker-style-name="T12"/>
          </table:table-cell>
          <table:table-cell table:style-name="Table1.A1" office:value-type="string">
            <text:p text:style-name="P25" loext:marker-style-name="T6"><text:span text:style-name="T6">api_behaviortracking</text:span><text:span text:style-name="T6"/></text:p>
          </table:table-cell>
        </table:table-row>
        <table:table-row table:style-name="Table1.1">
          <table:table-cell table:style-name="Table1.A1" office:value-type="string">
            <text:p text:style-name="P157" loext:marker-style-name="T12"/>
          </table:table-cell>
          <table:table-cell table:style-name="Table1.A1" office:value-type="string">
            <text:p text:style-name="P25" loext:marker-style-name="T6"><text:span text:style-name="T6">api_forecast</text:span><text:span text:style-name="T6"/></text:p>
          </table:table-cell>
        </table:table-row>
        <table:table-row table:style-name="Table1.1">
          <table:table-cell table:style-name="Table1.A1" office:value-type="string">
            <text:p text:style-name="P157" loext:marker-style-name="T12"/>
          </table:table-cell>
          <table:table-cell table:style-name="Table1.A1" office:value-type="string">
            <text:p text:style-name="P25" loext:marker-style-name="T6"><text:span text:style-name="T6">api_customersegment</text:span><text:span text:style-name="T6"/></text:p>
          </table:table-cell>
        </table:table-row>
        <table:table-row table:style-name="Table1.1">
          <table:table-cell table:style-name="Table1.A1" office:value-type="string">
            <text:p text:style-name="P157" loext:marker-style-name="T12"/>
          </table:table-cell>
          <table:table-cell table:style-name="Table1.A1" office:value-type="string">
            <text:p text:style-name="P25" loext:marker-style-name="T6"><text:span text:style-name="T6">api_customersegment_users</text:span><text:span text:style-name="T6"/></text:p>
          </table:table-cell>
        </table:table-row>
        <table:table-row table:style-name="Table1.1">
          <table:table-cell table:style-name="Table1.A1" office:value-type="string">
            <text:p text:style-name="P157" loext:marker-style-name="T12"/>
          </table:table-cell>
          <table:table-cell table:style-name="Table1.A1" office:value-type="string">
            <text:p text:style-name="P25" loext:marker-style-name="T6"><text:span text:style-name="T6">api_pricingengine</text:span><text:span text:style-name="T6"/></text:p>
          </table:table-cell>
        </table:table-row>
        <table:table-row table:style-name="Table1.1">
          <table:table-cell table:style-name="Table1.A1" office:value-type="string">
            <text:p text:style-name="P157" loext:marker-style-name="T12"/>
          </table:table-cell>
          <table:table-cell table:style-name="Table1.A1" office:value-type="string">
            <text:p text:style-name="P25" loext:marker-style-name="T6"><text:span text:style-name="T6">api_blogcategory</text:span><text:span text:style-name="T6"/></text:p>
          </table:table-cell>
        </table:table-row>
        <table:table-row table:style-name="Table1.1">
          <table:table-cell table:style-name="Table1.A1" office:value-type="string">
            <text:p text:style-name="P157" loext:marker-style-name="T12"/>
          </table:table-cell>
          <table:table-cell table:style-name="Table1.A1" office:value-type="string">
            <text:p text:style-name="P25" loext:marker-style-name="T6"><text:span text:style-name="T6">api_blogpost</text:span><text:span text:style-name="T6"/></text:p>
          </table:table-cell>
        </table:table-row>
        <table:table-row table:style-name="Table1.1">
          <table:table-cell table:style-name="Table1.A1" office:value-type="string">
            <text:p text:style-name="P157" loext:marker-style-name="T12"/>
          </table:table-cell>
          <table:table-cell table:style-name="Table1.A1" office:value-type="string">
            <text:p text:style-name="P25" loext:marker-style-name="T6"><text:span text:style-name="T6">api_conversationhistory</text:span><text:span text:style-name="T6"/></text:p>
          </table:table-cell>
        </table:table-row>
        <table:table-row table:style-name="Table1.1">
          <table:table-cell table:style-name="Table1.A1" office:value-type="string">
            <text:p text:style-name="P157" loext:marker-style-name="T12"/>
          </table:table-cell>
          <table:table-cell table:style-name="Table1.A1" office:value-type="string">
            <text:p text:style-name="P25" loext:marker-style-name="T6"><text:span text:style-name="T6">api_dashboardsettings</text:span><text:span text:style-name="T6"/></text:p>
          </table:table-cell>
        </table:table-row>
        <table:table-row table:style-name="Table1.1">
          <table:table-cell table:style-name="Table1.A1" office:value-type="string">
            <text:p text:style-name="P157" loext:marker-style-name="T12"/>
          </table:table-cell>
          <table:table-cell table:style-name="Table1.A1" office:value-type="string">
            <text:p text:style-name="P25" loext:marker-style-name="T6"><text:span text:style-name="T6">api_wishlistsettings</text:span><text:span text:style-name="T6"/></text:p>
          </table:table-cell>
        </table:table-row>
        <table:table-row table:style-name="Table1.1">
          <table:table-cell table:style-name="Table1.A1" office:value-type="string">
            <text:p text:style-name="P157" loext:marker-style-name="T12"/>
          </table:table-cell>
          <table:table-cell table:style-name="Table1.A1" office:value-type="string">
            <text:p text:style-name="P25" loext:marker-style-name="T6"><text:span text:style-name="T6">auth_group_permissions (مكرر)</text:span><text:span text:style-name="T6"/></text:p>
          </table:table-cell>
        </table:table-row>
        <table:table-row table:style-name="Table1.1">
          <table:table-cell table:style-name="Table1.A1" office:value-type="string">
            <text:p text:style-name="P157" loext:marker-style-name="T12"/>
          </table:table-cell>
          <table:table-cell table:style-name="Table1.A1" office:value-type="string">
            <text:p text:style-name="P25" loext:marker-style-name="T6"><text:span text:style-name="T6">api_userprofile_before_update</text:span><text:span text:style-name="T6"/></text:p>
          </table:table-cell>
        </table:table-row>
      </table:table>
      <text:p text:style-name="P212" loext:marker-style-name="T12"/>
      <text:p text:style-name="P212" loext:marker-style-name="T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Standard" loext:linked-style-name="Titre_20_3_20_Car" style:default-outline-level="3" style:list-style-name="" style:class="text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fr" style:country-asian="FR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Heading_20_4" style:display-name="Heading 4" style:family="paragraph" style:parent-style-name="Standard" loext:linked-style-name="Titre_20_4_20_Car" style:default-outline-level="4" style:list-style-name="" style:class="text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fr" style:country-asian="FR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-tête_20_Car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loext:linked-style-name="Pied_20_de_20_page_20_Car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Default_20_Paragraph_20_Font" style:display-name="Default Paragraph Font" style:family="text"/>
    <style:style style:name="Titre_20_3_20_Car" style:display-name="Titre 3 Car" style:family="text" style:parent-style-name="Default_20_Paragraph_20_Font" loext:linked-style-name="Heading_20_3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fr" style:country-asian="FR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Titre_20_4_20_Car" style:display-name="Titre 4 Car" style:family="text" style:parent-style-name="Default_20_Paragraph_20_Font" loext:linked-style-name="Heading_20_4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fr" style:country-asian="FR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HTML_20_Code" style:display-name="HTML Code" style:family="text" style:parent-style-name="Default_20_Paragraph_20_Font"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citation-267" style:family="text" style:parent-style-name="Default_20_Paragraph_20_Font"/>
    <style:style style:name="citation-266" style:family="text" style:parent-style-name="Default_20_Paragraph_20_Font"/>
    <style:style style:name="citation-265" style:family="text" style:parent-style-name="Default_20_Paragraph_20_Font"/>
    <style:style style:name="citation-318" style:family="text" style:parent-style-name="Default_20_Paragraph_20_Font"/>
    <style:style style:name="citation-317" style:family="text" style:parent-style-name="Default_20_Paragraph_20_Font"/>
    <style:style style:name="citation-316" style:family="text" style:parent-style-name="Default_20_Paragraph_20_Font"/>
    <style:style style:name="citation-315" style:family="text" style:parent-style-name="Default_20_Paragraph_20_Font"/>
    <style:style style:name="citation-314" style:family="text" style:parent-style-name="Default_20_Paragraph_20_Font"/>
    <style:style style:name="citation-313" style:family="text" style:parent-style-name="Default_20_Paragraph_20_Font"/>
    <style:style style:name="citation-312" style:family="text" style:parent-style-name="Default_20_Paragraph_20_Font"/>
    <style:style style:name="citation-311" style:family="text" style:parent-style-name="Default_20_Paragraph_20_Font"/>
    <style:style style:name="En-tête_20_Car" style:display-name="En-tête Car" style:family="text" style:parent-style-name="Default_20_Paragraph_20_Font" loext:linked-style-name="Header"/>
    <style:style style:name="Pied_20_de_20_page_20_Car" style:display-name="Pied de page Car" style:family="text" style:parent-style-name="Default_20_Paragraph_20_Font" loext:linked-style-name="Footer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>
      <style:text-properties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>
      <style:text-properties fo:font-size="10pt" style:font-size-asian="10pt"/>
    </style:style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>
      <style:text-properties fo:font-size="10pt" style:font-size-asian="10pt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7" style:display-name="ListLabel 117" style:family="text">
      <style:text-properties fo:font-size="10pt" style:font-size-asian="10pt"/>
    </style:style>
    <style:style style:name="ListLabel_20_118" style:display-name="ListLabel 118" style:family="text">
      <style:text-properties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4" style:display-name="ListLabel 124" style:family="text">
      <style:text-properties fo:font-size="10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ListLabel_20_127" style:display-name="ListLabel 127" style:family="text">
      <style:text-properties fo:font-size="10pt" style:font-size-asian="10pt"/>
    </style:style>
    <style:style style:name="ListLabel_20_128" style:display-name="ListLabel 128" style:family="text">
      <style:text-properties fo:font-size="10pt" style:font-size-asian="10pt"/>
    </style:style>
    <style:style style:name="ListLabel_20_129" style:display-name="ListLabel 129" style:family="text">
      <style:text-properties fo:font-size="10pt" style:font-size-asian="10pt"/>
    </style:style>
    <style:style style:name="ListLabel_20_130" style:display-name="ListLabel 130" style:family="text">
      <style:text-properties fo:font-size="10pt" style:font-size-asian="10pt"/>
    </style:style>
    <style:style style:name="ListLabel_20_131" style:display-name="ListLabel 131" style:family="text">
      <style:text-properties fo:font-size="10pt" style:font-size-asian="10pt"/>
    </style:style>
    <style:style style:name="ListLabel_20_132" style:display-name="ListLabel 132" style:family="text">
      <style:text-properties fo:font-size="10pt" style:font-size-asian="10pt"/>
    </style:style>
    <style:style style:name="ListLabel_20_133" style:display-name="ListLabel 133" style:family="text">
      <style:text-properties fo:font-size="10pt" style:font-size-asian="10pt"/>
    </style:style>
    <style:style style:name="ListLabel_20_134" style:display-name="ListLabel 134" style:family="text">
      <style:text-properties fo:font-size="10pt" style:font-size-asian="10pt"/>
    </style:style>
    <style:style style:name="ListLabel_20_135" style:display-name="ListLabel 135" style:family="text">
      <style:text-properties fo:font-size="10pt" style:font-size-asian="10pt"/>
    </style:style>
    <style:style style:name="ListLabel_20_136" style:display-name="ListLabel 136" style:family="text">
      <style:text-properties fo:font-size="10pt" style:font-size-asian="10pt"/>
    </style:style>
    <style:style style:name="ListLabel_20_137" style:display-name="ListLabel 137" style:family="text">
      <style:text-properties fo:font-size="10pt" style:font-size-asian="10pt"/>
    </style:style>
    <style:style style:name="ListLabel_20_138" style:display-name="ListLabel 138" style:family="text">
      <style:text-properties fo:font-size="10pt" style:font-size-asian="10pt"/>
    </style:style>
    <style:style style:name="ListLabel_20_139" style:display-name="ListLabel 139" style:family="text">
      <style:text-properties fo:font-size="10pt" style:font-size-asian="10pt"/>
    </style:style>
    <style:style style:name="ListLabel_20_140" style:display-name="ListLabel 140" style:family="text">
      <style:text-properties fo:font-size="10pt" style:font-size-asian="10pt"/>
    </style:style>
    <style:style style:name="ListLabel_20_141" style:display-name="ListLabel 141" style:family="text">
      <style:text-properties fo:font-size="10pt" style:font-size-asian="10pt"/>
    </style:style>
    <style:style style:name="ListLabel_20_142" style:display-name="ListLabel 142" style:family="text">
      <style:text-properties fo:font-size="10pt" style:font-size-asian="10pt"/>
    </style:style>
    <style:style style:name="ListLabel_20_143" style:display-name="ListLabel 143" style:family="text">
      <style:text-properties fo:font-size="10pt" style:font-size-asian="10pt"/>
    </style:style>
    <style:style style:name="ListLabel_20_144" style:display-name="ListLabel 144" style:family="text">
      <style:text-properties fo:font-size="10pt" style:font-size-asian="10pt"/>
    </style:style>
    <style:style style:name="ListLabel_20_145" style:display-name="ListLabel 145" style:family="text">
      <style:text-properties fo:font-size="10pt" style:font-size-asian="10pt"/>
    </style:style>
    <style:style style:name="ListLabel_20_146" style:display-name="ListLabel 146" style:family="text">
      <style:text-properties fo:font-size="10pt" style:font-size-asian="10pt"/>
    </style:style>
    <style:style style:name="ListLabel_20_147" style:display-name="ListLabel 147" style:family="text">
      <style:text-properties fo:font-size="10pt" style:font-size-asian="10pt"/>
    </style:style>
    <style:style style:name="ListLabel_20_148" style:display-name="ListLabel 148" style:family="text">
      <style:text-properties fo:font-size="10pt" style:font-size-asian="10pt"/>
    </style:style>
    <style:style style:name="ListLabel_20_149" style:display-name="ListLabel 149" style:family="text">
      <style:text-properties fo:font-size="10pt" style:font-size-asian="10pt"/>
    </style:style>
    <style:style style:name="ListLabel_20_150" style:display-name="ListLabel 150" style:family="text">
      <style:text-properties fo:font-size="10pt" style:font-size-asian="10pt"/>
    </style:style>
    <style:style style:name="ListLabel_20_151" style:display-name="ListLabel 151" style:family="text">
      <style:text-properties fo:font-size="10pt" style:font-size-asian="10pt"/>
    </style:style>
    <style:style style:name="ListLabel_20_152" style:display-name="ListLabel 152" style:family="text">
      <style:text-properties fo:font-size="10pt" style:font-size-asian="10pt"/>
    </style:style>
    <style:style style:name="ListLabel_20_153" style:display-name="ListLabel 153" style:family="text">
      <style:text-properties fo:font-size="10pt" style:font-size-asian="10pt"/>
    </style:style>
    <style:style style:name="ListLabel_20_154" style:display-name="ListLabel 154" style:family="text">
      <style:text-properties fo:font-size="10pt" style:font-size-asian="10pt"/>
    </style:style>
    <style:style style:name="ListLabel_20_155" style:display-name="ListLabel 155" style:family="text">
      <style:text-properties fo:font-size="10pt" style:font-size-asian="10pt"/>
    </style:style>
    <style:style style:name="ListLabel_20_156" style:display-name="ListLabel 156" style:family="text">
      <style:text-properties fo:font-size="10pt" style:font-size-asian="10pt"/>
    </style:style>
    <style:style style:name="ListLabel_20_157" style:display-name="ListLabel 157" style:family="text">
      <style:text-properties fo:font-size="10pt" style:font-size-asian="10pt"/>
    </style:style>
    <style:style style:name="ListLabel_20_158" style:display-name="ListLabel 158" style:family="text">
      <style:text-properties fo:font-size="10pt" style:font-size-asian="10pt"/>
    </style:style>
    <style:style style:name="ListLabel_20_159" style:display-name="ListLabel 159" style:family="text">
      <style:text-properties fo:font-size="10pt" style:font-size-asian="10pt"/>
    </style:style>
    <style:style style:name="ListLabel_20_160" style:display-name="ListLabel 160" style:family="text">
      <style:text-properties fo:font-size="10pt" style:font-size-asian="10pt"/>
    </style:style>
    <style:style style:name="ListLabel_20_161" style:display-name="ListLabel 161" style:family="text">
      <style:text-properties fo:font-size="10pt" style:font-size-asian="10pt"/>
    </style:style>
    <style:style style:name="ListLabel_20_162" style:display-name="ListLabel 162" style:family="text">
      <style:text-properties fo:font-size="10pt" style:font-size-asian="10pt"/>
    </style:style>
    <style:style style:name="ListLabel_20_163" style:display-name="ListLabel 163" style:family="text">
      <style:text-properties fo:font-size="10pt" style:font-size-asian="10pt"/>
    </style:style>
    <style:style style:name="ListLabel_20_164" style:display-name="ListLabel 164" style:family="text">
      <style:text-properties fo:font-size="10pt" style:font-size-asian="10pt"/>
    </style:style>
    <style:style style:name="ListLabel_20_165" style:display-name="ListLabel 165" style:family="text">
      <style:text-properties fo:font-size="10pt" style:font-size-asian="10pt"/>
    </style:style>
    <style:style style:name="ListLabel_20_166" style:display-name="ListLabel 166" style:family="text">
      <style:text-properties fo:font-size="10pt" style:font-size-asian="10pt"/>
    </style:style>
    <style:style style:name="ListLabel_20_167" style:display-name="ListLabel 167" style:family="text">
      <style:text-properties fo:font-size="10pt" style:font-size-asian="10pt"/>
    </style:style>
    <style:style style:name="ListLabel_20_168" style:display-name="ListLabel 168" style:family="text">
      <style:text-properties fo:font-size="10pt" style:font-size-asian="10pt"/>
    </style:style>
    <style:style style:name="ListLabel_20_169" style:display-name="ListLabel 169" style:family="text">
      <style:text-properties fo:font-size="10pt" style:font-size-asian="10pt"/>
    </style:style>
    <style:style style:name="ListLabel_20_170" style:display-name="ListLabel 170" style:family="text">
      <style:text-properties fo:font-size="10pt" style:font-size-asian="10pt"/>
    </style:style>
    <style:style style:name="ListLabel_20_171" style:display-name="ListLabel 171" style:family="text">
      <style:text-properties fo:font-size="10pt" style:font-size-asian="10pt"/>
    </style:style>
    <style:style style:name="ListLabel_20_172" style:display-name="ListLabel 172" style:family="text">
      <style:text-properties fo:font-size="10pt" style:font-size-asian="10pt"/>
    </style:style>
    <style:style style:name="ListLabel_20_173" style:display-name="ListLabel 173" style:family="text">
      <style:text-properties fo:font-size="10pt" style:font-size-asian="10pt"/>
    </style:style>
    <style:style style:name="ListLabel_20_174" style:display-name="ListLabel 174" style:family="text">
      <style:text-properties fo:font-size="10pt" style:font-size-asian="10pt"/>
    </style:style>
    <style:style style:name="ListLabel_20_175" style:display-name="ListLabel 175" style:family="text">
      <style:text-properties fo:font-size="10pt" style:font-size-asian="10pt"/>
    </style:style>
    <style:style style:name="ListLabel_20_176" style:display-name="ListLabel 176" style:family="text">
      <style:text-properties fo:font-size="10pt" style:font-size-asian="10pt"/>
    </style:style>
    <style:style style:name="ListLabel_20_177" style:display-name="ListLabel 177" style:family="text">
      <style:text-properties fo:font-size="10pt" style:font-size-asian="10pt"/>
    </style:style>
    <style:style style:name="ListLabel_20_178" style:display-name="ListLabel 178" style:family="text">
      <style:text-properties fo:font-size="10pt" style:font-size-asian="10pt"/>
    </style:style>
    <style:style style:name="ListLabel_20_179" style:display-name="ListLabel 179" style:family="text">
      <style:text-properties fo:font-size="10pt" style:font-size-asian="10pt"/>
    </style:style>
    <style:style style:name="ListLabel_20_180" style:display-name="ListLabel 180" style:family="text">
      <style:text-properties fo:font-size="10pt" style:font-size-asian="10pt"/>
    </style:style>
    <style:style style:name="ListLabel_20_181" style:display-name="ListLabel 181" style:family="text">
      <style:text-properties fo:font-size="10pt" style:font-size-asian="10pt"/>
    </style:style>
    <style:style style:name="ListLabel_20_182" style:display-name="ListLabel 182" style:family="text">
      <style:text-properties fo:font-size="10pt" style:font-size-asian="10pt"/>
    </style:style>
    <style:style style:name="ListLabel_20_183" style:display-name="ListLabel 183" style:family="text">
      <style:text-properties fo:font-size="10pt" style:font-size-asian="10pt"/>
    </style:style>
    <style:style style:name="ListLabel_20_184" style:display-name="ListLabel 184" style:family="text">
      <style:text-properties fo:font-size="10pt" style:font-size-asian="10pt"/>
    </style:style>
    <style:style style:name="ListLabel_20_185" style:display-name="ListLabel 185" style:family="text">
      <style:text-properties fo:font-size="10pt" style:font-size-asian="10pt"/>
    </style:style>
    <style:style style:name="ListLabel_20_186" style:display-name="ListLabel 186" style:family="text">
      <style:text-properties fo:font-size="10pt" style:font-size-asian="10pt"/>
    </style:style>
    <style:style style:name="ListLabel_20_187" style:display-name="ListLabel 187" style:family="text">
      <style:text-properties fo:font-size="10pt" style:font-size-asian="10pt"/>
    </style:style>
    <style:style style:name="ListLabel_20_188" style:display-name="ListLabel 188" style:family="text">
      <style:text-properties fo:font-size="10pt" style:font-size-asian="10pt"/>
    </style:style>
    <style:style style:name="ListLabel_20_189" style:display-name="ListLabel 189" style:family="text">
      <style:text-properties fo:font-size="10pt" style:font-size-asian="10pt"/>
    </style:style>
    <style:style style:name="ListLabel_20_190" style:display-name="ListLabel 190" style:family="text">
      <style:text-properties fo:font-size="10pt" style:font-size-asian="10pt"/>
    </style:style>
    <style:style style:name="ListLabel_20_191" style:display-name="ListLabel 191" style:family="text">
      <style:text-properties fo:font-size="10pt" style:font-size-asian="10pt"/>
    </style:style>
    <style:style style:name="ListLabel_20_192" style:display-name="ListLabel 192" style:family="text">
      <style:text-properties fo:font-size="10pt" style:font-size-asian="10pt"/>
    </style:style>
    <style:style style:name="ListLabel_20_193" style:display-name="ListLabel 193" style:family="text">
      <style:text-properties fo:font-size="10pt" style:font-size-asian="10pt"/>
    </style:style>
    <style:style style:name="ListLabel_20_194" style:display-name="ListLabel 194" style:family="text">
      <style:text-properties fo:font-size="10pt" style:font-size-asian="10pt"/>
    </style:style>
    <style:style style:name="ListLabel_20_195" style:display-name="ListLabel 195" style:family="text">
      <style:text-properties fo:font-size="10pt" style:font-size-asian="10pt"/>
    </style:style>
    <style:style style:name="ListLabel_20_196" style:display-name="ListLabel 196" style:family="text">
      <style:text-properties fo:font-size="10pt" style:font-size-asian="10pt"/>
    </style:style>
    <style:style style:name="ListLabel_20_197" style:display-name="ListLabel 197" style:family="text">
      <style:text-properties fo:font-size="10pt" style:font-size-asian="10pt"/>
    </style:style>
    <style:style style:name="ListLabel_20_198" style:display-name="ListLabel 198" style:family="text">
      <style:text-properties fo:font-size="10pt" style:font-size-asian="10pt"/>
    </style:style>
    <style:style style:name="ListLabel_20_199" style:display-name="ListLabel 199" style:family="text">
      <style:text-properties fo:font-size="10pt" style:font-size-asian="10pt"/>
    </style:style>
    <style:style style:name="ListLabel_20_200" style:display-name="ListLabel 200" style:family="text">
      <style:text-properties fo:font-size="10pt" style:font-size-asian="10pt"/>
    </style:style>
    <style:style style:name="ListLabel_20_201" style:display-name="ListLabel 201" style:family="text">
      <style:text-properties fo:font-size="10pt" style:font-size-asian="10pt"/>
    </style:style>
    <style:style style:name="ListLabel_20_202" style:display-name="ListLabel 202" style:family="text">
      <style:text-properties fo:font-size="10pt" style:font-size-asian="10pt"/>
    </style:style>
    <style:style style:name="ListLabel_20_203" style:display-name="ListLabel 203" style:family="text">
      <style:text-properties fo:font-size="10pt" style:font-size-asian="10pt"/>
    </style:style>
    <style:style style:name="ListLabel_20_204" style:display-name="ListLabel 204" style:family="text">
      <style:text-properties fo:font-size="10pt" style:font-size-asian="10pt"/>
    </style:style>
    <style:style style:name="ListLabel_20_205" style:display-name="ListLabel 205" style:family="text">
      <style:text-properties fo:font-size="10pt" style:font-size-asian="10pt"/>
    </style:style>
    <style:style style:name="ListLabel_20_206" style:display-name="ListLabel 206" style:family="text">
      <style:text-properties fo:font-size="10pt" style:font-size-asian="10pt"/>
    </style:style>
    <style:style style:name="ListLabel_20_207" style:display-name="ListLabel 207" style:family="text">
      <style:text-properties fo:font-size="10pt" style:font-size-asian="10pt"/>
    </style:style>
    <style:style style:name="ListLabel_20_208" style:display-name="ListLabel 208" style:family="text">
      <style:text-properties fo:font-size="10pt" style:font-size-asian="10pt"/>
    </style:style>
    <style:style style:name="ListLabel_20_209" style:display-name="ListLabel 209" style:family="text">
      <style:text-properties fo:font-size="10pt" style:font-size-asian="10pt"/>
    </style:style>
    <style:style style:name="ListLabel_20_210" style:display-name="ListLabel 210" style:family="text">
      <style:text-properties fo:font-size="10pt" style:font-size-asian="10pt"/>
    </style:style>
    <style:style style:name="ListLabel_20_211" style:display-name="ListLabel 211" style:family="text">
      <style:text-properties fo:font-size="10pt" style:font-size-asian="10pt"/>
    </style:style>
    <style:style style:name="ListLabel_20_212" style:display-name="ListLabel 212" style:family="text">
      <style:text-properties fo:font-size="10pt" style:font-size-asian="10pt"/>
    </style:style>
    <style:style style:name="ListLabel_20_213" style:display-name="ListLabel 213" style:family="text">
      <style:text-properties fo:font-size="10pt" style:font-size-asian="10pt"/>
    </style:style>
    <style:style style:name="ListLabel_20_214" style:display-name="ListLabel 214" style:family="text">
      <style:text-properties fo:font-size="10pt" style:font-size-asian="10pt"/>
    </style:style>
    <style:style style:name="ListLabel_20_215" style:display-name="ListLabel 215" style:family="text">
      <style:text-properties fo:font-size="10pt" style:font-size-asian="10pt"/>
    </style:style>
    <style:style style:name="ListLabel_20_216" style:display-name="ListLabel 216" style:family="text">
      <style:text-properties fo:font-size="10pt" style:font-size-asian="10pt"/>
    </style:style>
    <style:style style:name="ListLabel_20_217" style:display-name="ListLabel 217" style:family="text">
      <style:text-properties fo:font-size="10pt" style:font-size-asian="10pt"/>
    </style:style>
    <style:style style:name="ListLabel_20_218" style:display-name="ListLabel 218" style:family="text">
      <style:text-properties fo:font-size="10pt" style:font-size-asian="10pt"/>
    </style:style>
    <style:style style:name="ListLabel_20_219" style:display-name="ListLabel 219" style:family="text">
      <style:text-properties fo:font-size="10pt" style:font-size-asian="10pt"/>
    </style:style>
    <style:style style:name="ListLabel_20_220" style:display-name="ListLabel 220" style:family="text">
      <style:text-properties fo:font-size="10pt" style:font-size-asian="10pt"/>
    </style:style>
    <style:style style:name="ListLabel_20_221" style:display-name="ListLabel 221" style:family="text">
      <style:text-properties fo:font-size="10pt" style:font-size-asian="10pt"/>
    </style:style>
    <style:style style:name="ListLabel_20_222" style:display-name="ListLabel 222" style:family="text">
      <style:text-properties fo:font-size="10pt" style:font-size-asian="10pt"/>
    </style:style>
    <style:style style:name="ListLabel_20_223" style:display-name="ListLabel 223" style:family="text">
      <style:text-properties fo:font-size="10pt" style:font-size-asian="10pt"/>
    </style:style>
    <style:style style:name="ListLabel_20_224" style:display-name="ListLabel 224" style:family="text">
      <style:text-properties fo:font-size="10pt" style:font-size-asian="10pt"/>
    </style:style>
    <style:style style:name="ListLabel_20_225" style:display-name="ListLabel 225" style:family="text">
      <style:text-properties fo:font-size="10pt" style:font-size-asian="10pt"/>
    </style:style>
    <style:style style:name="ListLabel_20_226" style:display-name="ListLabel 226" style:family="text">
      <style:text-properties fo:font-size="10pt" style:font-size-asian="10pt"/>
    </style:style>
    <style:style style:name="ListLabel_20_227" style:display-name="ListLabel 227" style:family="text">
      <style:text-properties fo:font-size="10pt" style:font-size-asian="10pt"/>
    </style:style>
    <style:style style:name="ListLabel_20_228" style:display-name="ListLabel 228" style:family="text">
      <style:text-properties fo:font-size="10pt" style:font-size-asian="10pt"/>
    </style:style>
    <style:style style:name="ListLabel_20_229" style:display-name="ListLabel 229" style:family="text">
      <style:text-properties fo:font-size="10pt" style:font-size-asian="10pt"/>
    </style:style>
    <style:style style:name="ListLabel_20_230" style:display-name="ListLabel 230" style:family="text">
      <style:text-properties fo:font-size="10pt" style:font-size-asian="10pt"/>
    </style:style>
    <style:style style:name="ListLabel_20_231" style:display-name="ListLabel 231" style:family="text">
      <style:text-properties fo:font-size="10pt" style:font-size-asian="10pt"/>
    </style:style>
    <style:style style:name="ListLabel_20_232" style:display-name="ListLabel 232" style:family="text">
      <style:text-properties fo:font-size="10pt" style:font-size-asian="10pt"/>
    </style:style>
    <style:style style:name="ListLabel_20_233" style:display-name="ListLabel 233" style:family="text">
      <style:text-properties fo:font-size="10pt" style:font-size-asian="10pt"/>
    </style:style>
    <style:style style:name="ListLabel_20_234" style:display-name="ListLabel 234" style:family="text">
      <style:text-properties fo:font-size="10pt" style:font-size-asian="10pt"/>
    </style:style>
    <style:style style:name="ListLabel_20_235" style:display-name="ListLabel 235" style:family="text">
      <style:text-properties fo:font-size="10pt" style:font-size-asian="10pt"/>
    </style:style>
    <style:style style:name="ListLabel_20_236" style:display-name="ListLabel 236" style:family="text">
      <style:text-properties fo:font-size="10pt" style:font-size-asian="10pt"/>
    </style:style>
    <style:style style:name="ListLabel_20_237" style:display-name="ListLabel 237" style:family="text">
      <style:text-properties fo:font-size="10pt" style:font-size-asian="10pt"/>
    </style:style>
    <style:style style:name="ListLabel_20_238" style:display-name="ListLabel 238" style:family="text">
      <style:text-properties fo:font-size="10pt" style:font-size-asian="10pt"/>
    </style:style>
    <style:style style:name="ListLabel_20_239" style:display-name="ListLabel 239" style:family="text">
      <style:text-properties fo:font-size="10pt" style:font-size-asian="10pt"/>
    </style:style>
    <style:style style:name="ListLabel_20_240" style:display-name="ListLabel 240" style:family="text">
      <style:text-properties fo:font-size="10pt" style:font-size-asian="10pt"/>
    </style:style>
    <style:style style:name="ListLabel_20_241" style:display-name="ListLabel 241" style:family="text">
      <style:text-properties fo:font-size="10pt" style:font-size-asian="10pt"/>
    </style:style>
    <style:style style:name="ListLabel_20_242" style:display-name="ListLabel 242" style:family="text">
      <style:text-properties fo:font-size="10pt" style:font-size-asian="10pt"/>
    </style:style>
    <style:style style:name="ListLabel_20_243" style:display-name="ListLabel 243" style:family="text">
      <style:text-properties fo:font-size="10pt" style:font-size-asian="10pt"/>
    </style:style>
    <style:style style:name="ListLabel_20_244" style:display-name="ListLabel 244" style:family="text">
      <style:text-properties fo:font-size="10pt" style:font-size-asian="10pt"/>
    </style:style>
    <style:style style:name="ListLabel_20_245" style:display-name="ListLabel 245" style:family="text">
      <style:text-properties fo:font-size="10pt" style:font-size-asian="10pt"/>
    </style:style>
    <style:style style:name="ListLabel_20_246" style:display-name="ListLabel 246" style:family="text">
      <style:text-properties fo:font-size="10pt" style:font-size-asian="10pt"/>
    </style:style>
    <style:style style:name="ListLabel_20_247" style:display-name="ListLabel 247" style:family="text">
      <style:text-properties fo:font-size="10pt" style:font-size-asian="10pt"/>
    </style:style>
    <style:style style:name="ListLabel_20_248" style:display-name="ListLabel 248" style:family="text">
      <style:text-properties fo:font-size="10pt" style:font-size-asian="10pt"/>
    </style:style>
    <style:style style:name="ListLabel_20_249" style:display-name="ListLabel 249" style:family="text">
      <style:text-properties fo:font-size="10pt" style:font-size-asian="10pt"/>
    </style:style>
    <style:style style:name="ListLabel_20_250" style:display-name="ListLabel 250" style:family="text">
      <style:text-properties fo:font-size="10pt" style:font-size-asian="10pt"/>
    </style:style>
    <style:style style:name="ListLabel_20_251" style:display-name="ListLabel 251" style:family="text">
      <style:text-properties fo:font-size="10pt" style:font-size-asian="10pt"/>
    </style:style>
    <style:style style:name="ListLabel_20_252" style:display-name="ListLabel 252" style:family="text">
      <style:text-properties fo:font-size="10pt" style:font-size-asian="10pt"/>
    </style:style>
    <style:style style:name="ListLabel_20_253" style:display-name="ListLabel 253" style:family="text">
      <style:text-properties fo:font-size="10pt" style:font-size-asian="10pt"/>
    </style:style>
    <style:style style:name="ListLabel_20_254" style:display-name="ListLabel 254" style:family="text">
      <style:text-properties fo:font-size="10pt" style:font-size-asian="10pt"/>
    </style:style>
    <style:style style:name="ListLabel_20_255" style:display-name="ListLabel 255" style:family="text">
      <style:text-properties fo:font-size="10pt" style:font-size-asian="10pt"/>
    </style:style>
    <style:style style:name="ListLabel_20_256" style:display-name="ListLabel 256" style:family="text">
      <style:text-properties fo:font-size="10pt" style:font-size-asian="10pt"/>
    </style:style>
    <style:style style:name="ListLabel_20_257" style:display-name="ListLabel 257" style:family="text">
      <style:text-properties fo:font-size="10pt" style:font-size-asian="10pt"/>
    </style:style>
    <style:style style:name="ListLabel_20_258" style:display-name="ListLabel 258" style:family="text">
      <style:text-properties fo:font-size="10pt" style:font-size-asian="10pt"/>
    </style:style>
    <style:style style:name="ListLabel_20_259" style:display-name="ListLabel 259" style:family="text">
      <style:text-properties fo:font-size="10pt" style:font-size-asian="10pt"/>
    </style:style>
    <style:style style:name="ListLabel_20_260" style:display-name="ListLabel 260" style:family="text">
      <style:text-properties fo:font-size="10pt" style:font-size-asian="10pt"/>
    </style:style>
    <style:style style:name="ListLabel_20_261" style:display-name="ListLabel 261" style:family="text">
      <style:text-properties fo:font-size="10pt" style:font-size-asian="10pt"/>
    </style:style>
    <style:style style:name="ListLabel_20_262" style:display-name="ListLabel 262" style:family="text">
      <style:text-properties fo:font-size="10pt" style:font-size-asian="10pt"/>
    </style:style>
    <style:style style:name="ListLabel_20_263" style:display-name="ListLabel 263" style:family="text">
      <style:text-properties fo:font-size="10pt" style:font-size-asian="10pt"/>
    </style:style>
    <style:style style:name="ListLabel_20_264" style:display-name="ListLabel 264" style:family="text">
      <style:text-properties fo:font-size="10pt" style:font-size-asian="10pt"/>
    </style:style>
    <style:style style:name="ListLabel_20_265" style:display-name="ListLabel 265" style:family="text">
      <style:text-properties fo:font-size="10pt" style:font-size-asian="10pt"/>
    </style:style>
    <style:style style:name="ListLabel_20_266" style:display-name="ListLabel 266" style:family="text">
      <style:text-properties fo:font-size="10pt" style:font-size-asian="10pt"/>
    </style:style>
    <style:style style:name="ListLabel_20_267" style:display-name="ListLabel 267" style:family="text">
      <style:text-properties fo:font-size="10pt" style:font-size-asian="10pt"/>
    </style:style>
    <style:style style:name="ListLabel_20_268" style:display-name="ListLabel 268" style:family="text">
      <style:text-properties fo:font-size="10pt" style:font-size-asian="10pt"/>
    </style:style>
    <style:style style:name="ListLabel_20_269" style:display-name="ListLabel 269" style:family="text">
      <style:text-properties fo:font-size="10pt" style:font-size-asian="10pt"/>
    </style:style>
    <style:style style:name="ListLabel_20_270" style:display-name="ListLabel 270" style:family="text">
      <style:text-properties fo:font-size="10pt" style:font-size-asian="10pt"/>
    </style:style>
    <style:style style:name="ListLabel_20_271" style:display-name="ListLabel 271" style:family="text">
      <style:text-properties fo:font-size="10pt" style:font-size-asian="10pt"/>
    </style:style>
    <style:style style:name="ListLabel_20_272" style:display-name="ListLabel 272" style:family="text">
      <style:text-properties fo:font-size="10pt" style:font-size-asian="10pt"/>
    </style:style>
    <style:style style:name="ListLabel_20_273" style:display-name="ListLabel 273" style:family="text">
      <style:text-properties fo:font-size="10pt" style:font-size-asian="10pt"/>
    </style:style>
    <style:style style:name="ListLabel_20_274" style:display-name="ListLabel 274" style:family="text">
      <style:text-properties fo:font-size="10pt" style:font-size-asian="10pt"/>
    </style:style>
    <style:style style:name="ListLabel_20_275" style:display-name="ListLabel 275" style:family="text">
      <style:text-properties fo:font-size="10pt" style:font-size-asian="10pt"/>
    </style:style>
    <style:style style:name="ListLabel_20_276" style:display-name="ListLabel 276" style:family="text">
      <style:text-properties fo:font-size="10pt" style:font-size-asian="10pt"/>
    </style:style>
    <style:style style:name="ListLabel_20_277" style:display-name="ListLabel 277" style:family="text">
      <style:text-properties fo:font-size="10pt" style:font-size-asian="10pt"/>
    </style:style>
    <style:style style:name="ListLabel_20_278" style:display-name="ListLabel 278" style:family="text">
      <style:text-properties fo:font-size="10pt" style:font-size-asian="10pt"/>
    </style:style>
    <style:style style:name="ListLabel_20_279" style:display-name="ListLabel 279" style:family="text">
      <style:text-properties fo:font-size="10pt" style:font-size-asian="10pt"/>
    </style:style>
    <style:style style:name="ListLabel_20_280" style:display-name="ListLabel 280" style:family="text">
      <style:text-properties fo:font-size="10pt" style:font-size-asian="10pt"/>
    </style:style>
    <style:style style:name="ListLabel_20_281" style:display-name="ListLabel 281" style:family="text">
      <style:text-properties fo:font-size="10pt" style:font-size-asian="10pt"/>
    </style:style>
    <style:style style:name="ListLabel_20_282" style:display-name="ListLabel 282" style:family="text">
      <style:text-properties fo:font-size="10pt" style:font-size-asian="10pt"/>
    </style:style>
    <style:style style:name="ListLabel_20_283" style:display-name="ListLabel 283" style:family="text">
      <style:text-properties fo:font-size="10pt" style:font-size-asian="10pt"/>
    </style:style>
    <style:style style:name="ListLabel_20_284" style:display-name="ListLabel 284" style:family="text">
      <style:text-properties fo:font-size="10pt" style:font-size-asian="10pt"/>
    </style:style>
    <style:style style:name="ListLabel_20_285" style:display-name="ListLabel 285" style:family="text">
      <style:text-properties fo:font-size="10pt" style:font-size-asian="10pt"/>
    </style:style>
    <style:style style:name="ListLabel_20_286" style:display-name="ListLabel 286" style:family="text">
      <style:text-properties fo:font-size="10pt" style:font-size-asian="10pt"/>
    </style:style>
    <style:style style:name="ListLabel_20_287" style:display-name="ListLabel 287" style:family="text">
      <style:text-properties fo:font-size="10pt" style:font-size-asian="10pt"/>
    </style:style>
    <style:style style:name="ListLabel_20_288" style:display-name="ListLabel 288" style:family="text">
      <style:text-properties fo:font-size="10pt" style:font-size-asian="10pt"/>
    </style:style>
    <style:style style:name="ListLabel_20_289" style:display-name="ListLabel 289" style:family="text">
      <style:text-properties fo:font-size="10pt" style:font-size-asian="10pt"/>
    </style:style>
    <style:style style:name="ListLabel_20_290" style:display-name="ListLabel 290" style:family="text">
      <style:text-properties fo:font-size="10pt" style:font-size-asian="10pt"/>
    </style:style>
    <style:style style:name="ListLabel_20_291" style:display-name="ListLabel 291" style:family="text">
      <style:text-properties fo:font-size="10pt" style:font-size-asian="10pt"/>
    </style:style>
    <style:style style:name="ListLabel_20_292" style:display-name="ListLabel 292" style:family="text">
      <style:text-properties fo:font-size="10pt" style:font-size-asian="10pt"/>
    </style:style>
    <style:style style:name="ListLabel_20_293" style:display-name="ListLabel 293" style:family="text">
      <style:text-properties fo:font-size="10pt" style:font-size-asian="10pt"/>
    </style:style>
    <style:style style:name="ListLabel_20_294" style:display-name="ListLabel 294" style:family="text">
      <style:text-properties fo:font-size="10pt" style:font-size-asian="10pt"/>
    </style:style>
    <style:style style:name="ListLabel_20_295" style:display-name="ListLabel 295" style:family="text">
      <style:text-properties fo:font-size="10pt" style:font-size-asian="10pt"/>
    </style:style>
    <style:style style:name="ListLabel_20_296" style:display-name="ListLabel 296" style:family="text">
      <style:text-properties fo:font-size="10pt" style:font-size-asian="10pt"/>
    </style:style>
    <style:style style:name="ListLabel_20_297" style:display-name="ListLabel 297" style:family="text">
      <style:text-properties fo:font-size="10pt" style:font-size-asian="10pt"/>
    </style:style>
    <style:style style:name="ListLabel_20_298" style:display-name="ListLabel 298" style:family="text">
      <style:text-properties fo:font-size="10pt" style:font-size-asian="10pt"/>
    </style:style>
    <style:style style:name="ListLabel_20_299" style:display-name="ListLabel 299" style:family="text">
      <style:text-properties fo:font-size="10pt" style:font-size-asian="10pt"/>
    </style:style>
    <style:style style:name="ListLabel_20_300" style:display-name="ListLabel 300" style:family="text">
      <style:text-properties fo:font-size="10pt" style:font-size-asian="10pt"/>
    </style:style>
    <style:style style:name="ListLabel_20_301" style:display-name="ListLabel 301" style:family="text">
      <style:text-properties fo:font-size="10pt" style:font-size-asian="10pt"/>
    </style:style>
    <style:style style:name="ListLabel_20_302" style:display-name="ListLabel 302" style:family="text">
      <style:text-properties fo:font-size="10pt" style:font-size-asian="10pt"/>
    </style:style>
    <style:style style:name="ListLabel_20_303" style:display-name="ListLabel 303" style:family="text">
      <style:text-properties fo:font-size="10pt" style:font-size-asian="10pt"/>
    </style:style>
    <style:style style:name="ListLabel_20_304" style:display-name="ListLabel 304" style:family="text">
      <style:text-properties fo:font-size="10pt" style:font-size-asian="10pt"/>
    </style:style>
    <style:style style:name="ListLabel_20_305" style:display-name="ListLabel 305" style:family="text">
      <style:text-properties fo:font-size="10pt" style:font-size-asian="10pt"/>
    </style:style>
    <style:style style:name="ListLabel_20_306" style:display-name="ListLabel 306" style:family="text">
      <style:text-properties fo:font-size="10pt" style:font-size-asian="10pt"/>
    </style:style>
    <style:style style:name="ListLabel_20_307" style:display-name="ListLabel 307" style:family="text">
      <style:text-properties fo:font-size="10pt" style:font-size-asian="10pt"/>
    </style:style>
    <style:style style:name="ListLabel_20_308" style:display-name="ListLabel 308" style:family="text">
      <style:text-properties fo:font-size="10pt" style:font-size-asian="10pt"/>
    </style:style>
    <style:style style:name="ListLabel_20_309" style:display-name="ListLabel 309" style:family="text">
      <style:text-properties fo:font-size="10pt" style:font-size-asian="10pt"/>
    </style:style>
    <style:style style:name="ListLabel_20_310" style:display-name="ListLabel 310" style:family="text">
      <style:text-properties fo:font-size="10pt" style:font-size-asian="10pt"/>
    </style:style>
    <style:style style:name="ListLabel_20_311" style:display-name="ListLabel 311" style:family="text">
      <style:text-properties fo:font-size="10pt" style:font-size-asian="10pt"/>
    </style:style>
    <style:style style:name="ListLabel_20_312" style:display-name="ListLabel 312" style:family="text">
      <style:text-properties fo:font-size="10pt" style:font-size-asian="10pt"/>
    </style:style>
    <style:style style:name="ListLabel_20_313" style:display-name="ListLabel 313" style:family="text">
      <style:text-properties fo:font-size="10pt" style:font-size-asian="10pt"/>
    </style:style>
    <style:style style:name="ListLabel_20_314" style:display-name="ListLabel 314" style:family="text">
      <style:text-properties fo:font-size="10pt" style:font-size-asian="10pt"/>
    </style:style>
    <style:style style:name="ListLabel_20_315" style:display-name="ListLabel 315" style:family="text">
      <style:text-properties fo:font-size="10pt" style:font-size-asian="10pt"/>
    </style:style>
    <style:style style:name="ListLabel_20_316" style:display-name="ListLabel 316" style:family="text">
      <style:text-properties fo:font-size="10pt" style:font-size-asian="10pt"/>
    </style:style>
    <style:style style:name="ListLabel_20_317" style:display-name="ListLabel 317" style:family="text">
      <style:text-properties fo:font-size="10pt" style:font-size-asian="10pt"/>
    </style:style>
    <style:style style:name="ListLabel_20_318" style:display-name="ListLabel 318" style:family="text">
      <style:text-properties fo:font-size="10pt" style:font-size-asian="10pt"/>
    </style:style>
    <style:style style:name="ListLabel_20_319" style:display-name="ListLabel 319" style:family="text">
      <style:text-properties fo:font-size="10pt" style:font-size-asian="10pt"/>
    </style:style>
    <style:style style:name="ListLabel_20_320" style:display-name="ListLabel 320" style:family="text">
      <style:text-properties fo:font-size="10pt" style:font-size-asian="10pt"/>
    </style:style>
    <style:style style:name="ListLabel_20_321" style:display-name="ListLabel 321" style:family="text">
      <style:text-properties fo:font-size="10pt" style:font-size-asian="10pt"/>
    </style:style>
    <style:style style:name="ListLabel_20_322" style:display-name="ListLabel 322" style:family="text">
      <style:text-properties fo:font-size="10pt" style:font-size-asian="10pt"/>
    </style:style>
    <style:style style:name="ListLabel_20_323" style:display-name="ListLabel 323" style:family="text">
      <style:text-properties fo:font-size="10pt" style:font-size-asian="10pt"/>
    </style:style>
    <style:style style:name="ListLabel_20_324" style:display-name="ListLabel 324" style:family="text">
      <style:text-properties fo:font-size="10pt" style:font-size-asian="10pt"/>
    </style:style>
    <style:style style:name="ListLabel_20_325" style:display-name="ListLabel 325" style:family="text">
      <style:text-properties fo:font-size="10pt" style:font-size-asian="10pt"/>
    </style:style>
    <style:style style:name="ListLabel_20_326" style:display-name="ListLabel 326" style:family="text">
      <style:text-properties fo:font-size="10pt" style:font-size-asian="10pt"/>
    </style:style>
    <style:style style:name="ListLabel_20_327" style:display-name="ListLabel 327" style:family="text">
      <style:text-properties fo:font-size="10pt" style:font-size-asian="10pt"/>
    </style:style>
    <style:style style:name="ListLabel_20_328" style:display-name="ListLabel 328" style:family="text">
      <style:text-properties fo:font-size="10pt" style:font-size-asian="10pt"/>
    </style:style>
    <style:style style:name="ListLabel_20_329" style:display-name="ListLabel 329" style:family="text">
      <style:text-properties fo:font-size="10pt" style:font-size-asian="10pt"/>
    </style:style>
    <style:style style:name="ListLabel_20_330" style:display-name="ListLabel 330" style:family="text">
      <style:text-properties fo:font-size="10pt" style:font-size-asian="10pt"/>
    </style:style>
    <style:style style:name="ListLabel_20_331" style:display-name="ListLabel 331" style:family="text">
      <style:text-properties fo:font-size="10pt" style:font-size-asian="10pt"/>
    </style:style>
    <style:style style:name="ListLabel_20_332" style:display-name="ListLabel 332" style:family="text">
      <style:text-properties fo:font-size="10pt" style:font-size-asian="10pt"/>
    </style:style>
    <style:style style:name="ListLabel_20_333" style:display-name="ListLabel 333" style:family="text">
      <style:text-properties fo:font-size="10pt" style:font-size-asian="10pt"/>
    </style:style>
    <style:style style:name="ListLabel_20_334" style:display-name="ListLabel 334" style:family="text">
      <style:text-properties fo:font-size="10pt" style:font-size-asian="10pt"/>
    </style:style>
    <style:style style:name="ListLabel_20_335" style:display-name="ListLabel 335" style:family="text">
      <style:text-properties fo:font-size="10pt" style:font-size-asian="10pt"/>
    </style:style>
    <style:style style:name="ListLabel_20_336" style:display-name="ListLabel 336" style:family="text">
      <style:text-properties fo:font-size="10pt" style:font-size-asian="10pt"/>
    </style:style>
    <style:style style:name="ListLabel_20_337" style:display-name="ListLabel 337" style:family="text">
      <style:text-properties fo:font-size="10pt" style:font-size-asian="10pt"/>
    </style:style>
    <style:style style:name="ListLabel_20_338" style:display-name="ListLabel 338" style:family="text">
      <style:text-properties fo:font-size="10pt" style:font-size-asian="10pt"/>
    </style:style>
    <style:style style:name="ListLabel_20_339" style:display-name="ListLabel 339" style:family="text">
      <style:text-properties fo:font-size="10pt" style:font-size-asian="10pt"/>
    </style:style>
    <style:style style:name="ListLabel_20_340" style:display-name="ListLabel 340" style:family="text">
      <style:text-properties fo:font-size="10pt" style:font-size-asian="10pt"/>
    </style:style>
    <style:style style:name="ListLabel_20_341" style:display-name="ListLabel 341" style:family="text">
      <style:text-properties fo:font-size="10pt" style:font-size-asian="10pt"/>
    </style:style>
    <style:style style:name="ListLabel_20_342" style:display-name="ListLabel 342" style:family="text">
      <style:text-properties fo:font-size="10pt" style:font-size-asian="10pt"/>
    </style:style>
    <style:style style:name="ListLabel_20_343" style:display-name="ListLabel 343" style:family="text">
      <style:text-properties fo:font-size="10pt" style:font-size-asian="10pt"/>
    </style:style>
    <style:style style:name="ListLabel_20_344" style:display-name="ListLabel 344" style:family="text">
      <style:text-properties fo:font-size="10pt" style:font-size-asian="10pt"/>
    </style:style>
    <style:style style:name="ListLabel_20_345" style:display-name="ListLabel 345" style:family="text">
      <style:text-properties fo:font-size="10pt" style:font-size-asian="10pt"/>
    </style:style>
    <style:style style:name="ListLabel_20_346" style:display-name="ListLabel 346" style:family="text">
      <style:text-properties fo:font-size="10pt" style:font-size-asian="10pt"/>
    </style:style>
    <style:style style:name="ListLabel_20_347" style:display-name="ListLabel 347" style:family="text">
      <style:text-properties fo:font-size="10pt" style:font-size-asian="10pt"/>
    </style:style>
    <style:style style:name="ListLabel_20_348" style:display-name="ListLabel 348" style:family="text">
      <style:text-properties fo:font-size="10pt" style:font-size-asian="10pt"/>
    </style:style>
    <style:style style:name="ListLabel_20_349" style:display-name="ListLabel 349" style:family="text">
      <style:text-properties fo:font-size="10pt" style:font-size-asian="10pt"/>
    </style:style>
    <style:style style:name="ListLabel_20_350" style:display-name="ListLabel 350" style:family="text">
      <style:text-properties fo:font-size="10pt" style:font-size-asian="10pt"/>
    </style:style>
    <style:style style:name="ListLabel_20_351" style:display-name="ListLabel 351" style:family="text">
      <style:text-properties fo:font-size="10pt" style:font-size-asian="10pt"/>
    </style:style>
    <style:style style:name="ListLabel_20_352" style:display-name="ListLabel 352" style:family="text">
      <style:text-properties fo:font-size="10pt" style:font-size-asian="10pt"/>
    </style:style>
    <style:style style:name="ListLabel_20_353" style:display-name="ListLabel 353" style:family="text">
      <style:text-properties fo:font-size="10pt" style:font-size-asian="10pt"/>
    </style:style>
    <style:style style:name="ListLabel_20_354" style:display-name="ListLabel 354" style:family="text">
      <style:text-properties fo:font-size="10pt" style:font-size-asian="10pt"/>
    </style:style>
    <style:style style:name="ListLabel_20_355" style:display-name="ListLabel 355" style:family="text">
      <style:text-properties fo:font-size="10pt" style:font-size-asian="10pt"/>
    </style:style>
    <style:style style:name="ListLabel_20_356" style:display-name="ListLabel 356" style:family="text">
      <style:text-properties fo:font-size="10pt" style:font-size-asian="10pt"/>
    </style:style>
    <style:style style:name="ListLabel_20_357" style:display-name="ListLabel 357" style:family="text">
      <style:text-properties fo:font-size="10pt" style:font-size-asian="10pt"/>
    </style:style>
    <style:style style:name="ListLabel_20_358" style:display-name="ListLabel 358" style:family="text">
      <style:text-properties fo:font-size="10pt" style:font-size-asian="10pt"/>
    </style:style>
    <style:style style:name="ListLabel_20_359" style:display-name="ListLabel 359" style:family="text">
      <style:text-properties fo:font-size="10pt" style:font-size-asian="10pt"/>
    </style:style>
    <style:style style:name="ListLabel_20_360" style:display-name="ListLabel 360" style:family="text">
      <style:text-properties fo:font-size="10pt" style:font-size-asian="10pt"/>
    </style:style>
    <style:style style:name="ListLabel_20_361" style:display-name="ListLabel 361" style:family="text">
      <style:text-properties fo:font-size="10pt" style:font-size-asian="10pt"/>
    </style:style>
    <style:style style:name="ListLabel_20_362" style:display-name="ListLabel 362" style:family="text">
      <style:text-properties fo:font-size="10pt" style:font-size-asian="10pt"/>
    </style:style>
    <style:style style:name="ListLabel_20_363" style:display-name="ListLabel 363" style:family="text">
      <style:text-properties fo:font-size="10pt" style:font-size-asian="10pt"/>
    </style:style>
    <style:style style:name="ListLabel_20_364" style:display-name="ListLabel 364" style:family="text">
      <style:text-properties fo:font-size="10pt" style:font-size-asian="10pt"/>
    </style:style>
    <style:style style:name="ListLabel_20_365" style:display-name="ListLabel 365" style:family="text">
      <style:text-properties fo:font-size="10pt" style:font-size-asian="10pt"/>
    </style:style>
    <style:style style:name="ListLabel_20_366" style:display-name="ListLabel 366" style:family="text">
      <style:text-properties fo:font-size="10pt" style:font-size-asian="10pt"/>
    </style:style>
    <style:style style:name="ListLabel_20_367" style:display-name="ListLabel 367" style:family="text">
      <style:text-properties fo:font-size="10pt" style:font-size-asian="10pt"/>
    </style:style>
    <style:style style:name="ListLabel_20_368" style:display-name="ListLabel 368" style:family="text">
      <style:text-properties fo:font-size="10pt" style:font-size-asian="10pt"/>
    </style:style>
    <style:style style:name="ListLabel_20_369" style:display-name="ListLabel 369" style:family="text">
      <style:text-properties fo:font-size="10pt" style:font-size-asian="10pt"/>
    </style:style>
    <style:style style:name="ListLabel_20_370" style:display-name="ListLabel 370" style:family="text">
      <style:text-properties fo:font-size="10pt" style:font-size-asian="10pt"/>
    </style:style>
    <style:style style:name="ListLabel_20_371" style:display-name="ListLabel 371" style:family="text">
      <style:text-properties fo:font-size="10pt" style:font-size-asian="10pt"/>
    </style:style>
    <style:style style:name="ListLabel_20_372" style:display-name="ListLabel 372" style:family="text">
      <style:text-properties fo:font-size="10pt" style:font-size-asian="10pt"/>
    </style:style>
    <style:style style:name="ListLabel_20_373" style:display-name="ListLabel 373" style:family="text">
      <style:text-properties fo:font-size="10pt" style:font-size-asian="10pt"/>
    </style:style>
    <style:style style:name="ListLabel_20_374" style:display-name="ListLabel 374" style:family="text">
      <style:text-properties fo:font-size="10pt" style:font-size-asian="10pt"/>
    </style:style>
    <style:style style:name="ListLabel_20_375" style:display-name="ListLabel 375" style:family="text">
      <style:text-properties fo:font-size="10pt" style:font-size-asian="10pt"/>
    </style:style>
    <style:style style:name="ListLabel_20_376" style:display-name="ListLabel 376" style:family="text">
      <style:text-properties fo:font-size="10pt" style:font-size-asian="10pt"/>
    </style:style>
    <style:style style:name="ListLabel_20_377" style:display-name="ListLabel 377" style:family="text">
      <style:text-properties fo:font-size="10pt" style:font-size-asian="10pt"/>
    </style:style>
    <style:style style:name="ListLabel_20_378" style:display-name="ListLabel 378" style:family="text">
      <style:text-properties fo:font-size="10pt" style:font-size-asian="10pt"/>
    </style:style>
    <style:style style:name="ListLabel_20_379" style:display-name="ListLabel 379" style:family="text">
      <style:text-properties fo:font-size="10pt" style:font-size-asian="10pt"/>
    </style:style>
    <style:style style:name="ListLabel_20_380" style:display-name="ListLabel 380" style:family="text">
      <style:text-properties fo:font-size="10pt" style:font-size-asian="10pt"/>
    </style:style>
    <style:style style:name="ListLabel_20_381" style:display-name="ListLabel 381" style:family="text">
      <style:text-properties fo:font-size="10pt" style:font-size-asian="10pt"/>
    </style:style>
    <style:style style:name="ListLabel_20_382" style:display-name="ListLabel 382" style:family="text">
      <style:text-properties fo:font-size="10pt" style:font-size-asian="10pt"/>
    </style:style>
    <style:style style:name="ListLabel_20_383" style:display-name="ListLabel 383" style:family="text">
      <style:text-properties fo:font-size="10pt" style:font-size-asian="10pt"/>
    </style:style>
    <style:style style:name="ListLabel_20_384" style:display-name="ListLabel 384" style:family="text">
      <style:text-properties fo:font-size="10pt" style:font-size-asian="10pt"/>
    </style:style>
    <style:style style:name="ListLabel_20_385" style:display-name="ListLabel 385" style:family="text">
      <style:text-properties fo:font-size="10pt" style:font-size-asian="10pt"/>
    </style:style>
    <style:style style:name="ListLabel_20_386" style:display-name="ListLabel 386" style:family="text">
      <style:text-properties fo:font-size="10pt" style:font-size-asian="10pt"/>
    </style:style>
    <style:style style:name="ListLabel_20_387" style:display-name="ListLabel 387" style:family="text">
      <style:text-properties fo:font-size="10pt" style:font-size-asian="10pt"/>
    </style:style>
    <style:style style:name="ListLabel_20_388" style:display-name="ListLabel 388" style:family="text">
      <style:text-properties fo:font-size="10pt" style:font-size-asian="10pt"/>
    </style:style>
    <style:style style:name="ListLabel_20_389" style:display-name="ListLabel 389" style:family="text">
      <style:text-properties fo:font-size="10pt" style:font-size-asian="10pt"/>
    </style:style>
    <style:style style:name="ListLabel_20_390" style:display-name="ListLabel 390" style:family="text">
      <style:text-properties fo:font-size="10pt" style:font-size-asian="10pt"/>
    </style:style>
    <style:style style:name="ListLabel_20_391" style:display-name="ListLabel 391" style:family="text">
      <style:text-properties fo:font-size="10pt" style:font-size-asian="10pt"/>
    </style:style>
    <style:style style:name="ListLabel_20_392" style:display-name="ListLabel 392" style:family="text">
      <style:text-properties fo:font-size="10pt" style:font-size-asian="10pt"/>
    </style:style>
    <style:style style:name="ListLabel_20_393" style:display-name="ListLabel 393" style:family="text">
      <style:text-properties fo:font-size="10pt" style:font-size-asian="10pt"/>
    </style:style>
    <style:style style:name="ListLabel_20_394" style:display-name="ListLabel 394" style:family="text">
      <style:text-properties fo:font-size="10pt" style:font-size-asian="10pt"/>
    </style:style>
    <style:style style:name="ListLabel_20_395" style:display-name="ListLabel 395" style:family="text">
      <style:text-properties fo:font-size="10pt" style:font-size-asian="10pt"/>
    </style:style>
    <style:style style:name="ListLabel_20_396" style:display-name="ListLabel 396" style:family="text">
      <style:text-properties fo:font-size="10pt" style:font-size-asian="10pt"/>
    </style:style>
    <style:style style:name="ListLabel_20_397" style:display-name="ListLabel 397" style:family="text">
      <style:text-properties fo:font-size="10pt" style:font-size-asian="10pt"/>
    </style:style>
    <style:style style:name="ListLabel_20_398" style:display-name="ListLabel 398" style:family="text">
      <style:text-properties fo:font-size="10pt" style:font-size-asian="10pt"/>
    </style:style>
    <style:style style:name="ListLabel_20_399" style:display-name="ListLabel 399" style:family="text">
      <style:text-properties fo:font-size="10pt" style:font-size-asian="10pt"/>
    </style:style>
    <style:style style:name="ListLabel_20_400" style:display-name="ListLabel 400" style:family="text">
      <style:text-properties fo:font-size="10pt" style:font-size-asian="10pt"/>
    </style:style>
    <style:style style:name="ListLabel_20_401" style:display-name="ListLabel 401" style:family="text">
      <style:text-properties fo:font-size="10pt" style:font-size-asian="10pt"/>
    </style:style>
    <style:style style:name="ListLabel_20_402" style:display-name="ListLabel 402" style:family="text">
      <style:text-properties fo:font-size="10pt" style:font-size-asian="10pt"/>
    </style:style>
    <style:style style:name="ListLabel_20_403" style:display-name="ListLabel 403" style:family="text">
      <style:text-properties fo:font-size="10pt" style:font-size-asian="10pt"/>
    </style:style>
    <style:style style:name="ListLabel_20_404" style:display-name="ListLabel 404" style:family="text">
      <style:text-properties fo:font-size="10pt" style:font-size-asian="10pt"/>
    </style:style>
    <style:style style:name="ListLabel_20_405" style:display-name="ListLabel 405" style:family="text">
      <style:text-properties fo:font-size="10pt" style:font-size-asian="10pt"/>
    </style:style>
    <style:style style:name="ListLabel_20_406" style:display-name="ListLabel 406" style:family="text">
      <style:text-properties fo:font-size="10pt" style:font-size-asian="10pt"/>
    </style:style>
    <style:style style:name="ListLabel_20_407" style:display-name="ListLabel 407" style:family="text">
      <style:text-properties fo:font-size="10pt" style:font-size-asian="10pt"/>
    </style:style>
    <style:style style:name="ListLabel_20_408" style:display-name="ListLabel 408" style:family="text">
      <style:text-properties fo:font-size="10pt" style:font-size-asian="10pt"/>
    </style:style>
    <style:style style:name="ListLabel_20_409" style:display-name="ListLabel 409" style:family="text">
      <style:text-properties fo:font-size="10pt" style:font-size-asian="10pt"/>
    </style:style>
    <style:style style:name="ListLabel_20_410" style:display-name="ListLabel 410" style:family="text">
      <style:text-properties fo:font-size="10pt" style:font-size-asian="10pt"/>
    </style:style>
    <style:style style:name="ListLabel_20_411" style:display-name="ListLabel 411" style:family="text">
      <style:text-properties fo:font-size="10pt" style:font-size-asian="10pt"/>
    </style:style>
    <style:style style:name="ListLabel_20_412" style:display-name="ListLabel 412" style:family="text">
      <style:text-properties fo:font-size="10pt" style:font-size-asian="10pt"/>
    </style:style>
    <style:style style:name="ListLabel_20_413" style:display-name="ListLabel 413" style:family="text">
      <style:text-properties fo:font-size="10pt" style:font-size-asian="10pt"/>
    </style:style>
    <style:style style:name="ListLabel_20_414" style:display-name="ListLabel 414" style:family="text">
      <style:text-properties fo:font-size="10pt" style:font-size-asian="10pt"/>
    </style:style>
    <style:style style:name="ListLabel_20_415" style:display-name="ListLabel 415" style:family="text">
      <style:text-properties fo:font-size="10pt" style:font-size-asian="10pt"/>
    </style:style>
    <style:style style:name="ListLabel_20_416" style:display-name="ListLabel 416" style:family="text">
      <style:text-properties fo:font-size="10pt" style:font-size-asian="10pt"/>
    </style:style>
    <style:style style:name="ListLabel_20_417" style:display-name="ListLabel 417" style:family="text">
      <style:text-properties fo:font-size="10pt" style:font-size-asian="10pt"/>
    </style:style>
    <style:style style:name="ListLabel_20_418" style:display-name="ListLabel 418" style:family="text">
      <style:text-properties fo:font-size="10pt" style:font-size-asian="10pt"/>
    </style:style>
    <style:style style:name="ListLabel_20_419" style:display-name="ListLabel 419" style:family="text">
      <style:text-properties fo:font-size="10pt" style:font-size-asian="10pt"/>
    </style:style>
    <style:style style:name="ListLabel_20_420" style:display-name="ListLabel 420" style:family="text">
      <style:text-properties fo:font-size="10pt" style:font-size-asian="10pt"/>
    </style:style>
    <style:style style:name="ListLabel_20_421" style:display-name="ListLabel 421" style:family="text">
      <style:text-properties fo:font-size="10pt" style:font-size-asian="10pt"/>
    </style:style>
    <style:style style:name="ListLabel_20_422" style:display-name="ListLabel 422" style:family="text">
      <style:text-properties fo:font-size="10pt" style:font-size-asian="10pt"/>
    </style:style>
    <style:style style:name="ListLabel_20_423" style:display-name="ListLabel 423" style:family="text">
      <style:text-properties fo:font-size="10pt" style:font-size-asian="10pt"/>
    </style:style>
    <style:style style:name="ListLabel_20_424" style:display-name="ListLabel 424" style:family="text">
      <style:text-properties fo:font-size="10pt" style:font-size-asian="10pt"/>
    </style:style>
    <style:style style:name="ListLabel_20_425" style:display-name="ListLabel 425" style:family="text">
      <style:text-properties fo:font-size="10pt" style:font-size-asian="10pt"/>
    </style:style>
    <style:style style:name="ListLabel_20_426" style:display-name="ListLabel 426" style:family="text">
      <style:text-properties fo:font-size="10pt" style:font-size-asian="10pt"/>
    </style:style>
    <style:style style:name="ListLabel_20_427" style:display-name="ListLabel 427" style:family="text">
      <style:text-properties fo:font-size="10pt" style:font-size-asian="10pt"/>
    </style:style>
    <style:style style:name="ListLabel_20_428" style:display-name="ListLabel 428" style:family="text">
      <style:text-properties fo:font-size="10pt" style:font-size-asian="10pt"/>
    </style:style>
    <style:style style:name="ListLabel_20_429" style:display-name="ListLabel 429" style:family="text">
      <style:text-properties fo:font-size="10pt" style:font-size-asian="10pt"/>
    </style:style>
    <style:style style:name="ListLabel_20_430" style:display-name="ListLabel 430" style:family="text">
      <style:text-properties fo:font-size="10pt" style:font-size-asian="10pt"/>
    </style:style>
    <style:style style:name="ListLabel_20_431" style:display-name="ListLabel 431" style:family="text">
      <style:text-properties fo:font-size="10pt" style:font-size-asian="10pt"/>
    </style:style>
    <style:style style:name="ListLabel_20_432" style:display-name="ListLabel 432" style:family="text">
      <style:text-properties fo:font-size="10pt" style:font-size-asian="10pt"/>
    </style:style>
    <style:style style:name="ListLabel_20_433" style:display-name="ListLabel 433" style:family="text">
      <style:text-properties fo:font-size="10pt" style:font-size-asian="10pt"/>
    </style:style>
    <style:style style:name="ListLabel_20_434" style:display-name="ListLabel 434" style:family="text">
      <style:text-properties fo:font-size="10pt" style:font-size-asian="10pt"/>
    </style:style>
    <style:style style:name="ListLabel_20_435" style:display-name="ListLabel 435" style:family="text">
      <style:text-properties fo:font-size="10pt" style:font-size-asian="10pt"/>
    </style:style>
    <style:style style:name="ListLabel_20_436" style:display-name="ListLabel 436" style:family="text">
      <style:text-properties fo:font-size="10pt" style:font-size-asian="10pt"/>
    </style:style>
    <style:style style:name="ListLabel_20_437" style:display-name="ListLabel 437" style:family="text">
      <style:text-properties fo:font-size="10pt" style:font-size-asian="10pt"/>
    </style:style>
    <style:style style:name="ListLabel_20_438" style:display-name="ListLabel 438" style:family="text">
      <style:text-properties fo:font-size="10pt" style:font-size-asian="10pt"/>
    </style:style>
    <style:style style:name="ListLabel_20_439" style:display-name="ListLabel 439" style:family="text">
      <style:text-properties fo:font-size="10pt" style:font-size-asian="10pt"/>
    </style:style>
    <style:style style:name="ListLabel_20_440" style:display-name="ListLabel 440" style:family="text">
      <style:text-properties fo:font-size="10pt" style:font-size-asian="10pt"/>
    </style:style>
    <style:style style:name="ListLabel_20_441" style:display-name="ListLabel 441" style:family="text">
      <style:text-properties fo:font-size="10pt" style:font-size-asian="10pt"/>
    </style:style>
    <style:style style:name="ListLabel_20_442" style:display-name="ListLabel 442" style:family="text">
      <style:text-properties fo:font-size="10pt" style:font-size-asian="10pt"/>
    </style:style>
    <style:style style:name="ListLabel_20_443" style:display-name="ListLabel 443" style:family="text">
      <style:text-properties fo:font-size="10pt" style:font-size-asian="10pt"/>
    </style:style>
    <style:style style:name="ListLabel_20_444" style:display-name="ListLabel 444" style:family="text">
      <style:text-properties fo:font-size="10pt" style:font-size-asian="10pt"/>
    </style:style>
    <style:style style:name="ListLabel_20_445" style:display-name="ListLabel 445" style:family="text">
      <style:text-properties fo:font-size="10pt" style:font-size-asian="10pt"/>
    </style:style>
    <style:style style:name="ListLabel_20_446" style:display-name="ListLabel 446" style:family="text">
      <style:text-properties fo:font-size="10pt" style:font-size-asian="10pt"/>
    </style:style>
    <style:style style:name="ListLabel_20_447" style:display-name="ListLabel 447" style:family="text">
      <style:text-properties fo:font-size="10pt" style:font-size-asian="10pt"/>
    </style:style>
    <style:style style:name="ListLabel_20_448" style:display-name="ListLabel 448" style:family="text">
      <style:text-properties fo:font-size="10pt" style:font-size-asian="10pt"/>
    </style:style>
    <style:style style:name="ListLabel_20_449" style:display-name="ListLabel 449" style:family="text">
      <style:text-properties fo:font-size="10pt" style:font-size-asian="10pt"/>
    </style:style>
    <style:style style:name="ListLabel_20_450" style:display-name="ListLabel 450" style:family="text">
      <style:text-properties fo:font-size="10pt" style:font-size-asian="10pt"/>
    </style:style>
    <style:style style:name="ListLabel_20_451" style:display-name="ListLabel 451" style:family="text">
      <style:text-properties fo:font-size="10pt" style:font-size-asian="10pt"/>
    </style:style>
    <style:style style:name="ListLabel_20_452" style:display-name="ListLabel 452" style:family="text">
      <style:text-properties fo:font-size="10pt" style:font-size-asian="10pt"/>
    </style:style>
    <style:style style:name="ListLabel_20_453" style:display-name="ListLabel 453" style:family="text">
      <style:text-properties fo:font-size="10pt" style:font-size-asian="10pt"/>
    </style:style>
    <style:style style:name="ListLabel_20_454" style:display-name="ListLabel 454" style:family="text">
      <style:text-properties fo:font-size="10pt" style:font-size-asian="10pt"/>
    </style:style>
    <style:style style:name="ListLabel_20_455" style:display-name="ListLabel 455" style:family="text">
      <style:text-properties fo:font-size="10pt" style:font-size-asian="10pt"/>
    </style:style>
    <style:style style:name="ListLabel_20_456" style:display-name="ListLabel 456" style:family="text">
      <style:text-properties fo:font-size="10pt" style:font-size-asian="10pt"/>
    </style:style>
    <style:style style:name="ListLabel_20_457" style:display-name="ListLabel 457" style:family="text">
      <style:text-properties fo:font-size="10pt" style:font-size-asian="10pt"/>
    </style:style>
    <style:style style:name="ListLabel_20_458" style:display-name="ListLabel 458" style:family="text">
      <style:text-properties fo:font-size="10pt" style:font-size-asian="10pt"/>
    </style:style>
    <style:style style:name="ListLabel_20_459" style:display-name="ListLabel 459" style:family="text">
      <style:text-properties fo:font-size="10pt" style:font-size-asian="10pt"/>
    </style:style>
    <style:style style:name="ListLabel_20_460" style:display-name="ListLabel 460" style:family="text">
      <style:text-properties fo:font-size="10pt" style:font-size-asian="10pt"/>
    </style:style>
    <style:style style:name="ListLabel_20_461" style:display-name="ListLabel 461" style:family="text">
      <style:text-properties fo:font-size="10pt" style:font-size-asian="10pt"/>
    </style:style>
    <style:style style:name="ListLabel_20_462" style:display-name="ListLabel 462" style:family="text">
      <style:text-properties fo:font-size="10pt" style:font-size-asian="10pt"/>
    </style:style>
    <style:style style:name="ListLabel_20_463" style:display-name="ListLabel 463" style:family="text">
      <style:text-properties fo:font-size="10pt" style:font-size-asian="10pt"/>
    </style:style>
    <style:style style:name="ListLabel_20_464" style:display-name="ListLabel 464" style:family="text">
      <style:text-properties fo:font-size="10pt" style:font-size-asian="10pt"/>
    </style:style>
    <style:style style:name="ListLabel_20_465" style:display-name="ListLabel 465" style:family="text">
      <style:text-properties fo:font-size="10pt" style:font-size-asian="10pt"/>
    </style:style>
    <style:style style:name="ListLabel_20_466" style:display-name="ListLabel 466" style:family="text">
      <style:text-properties fo:font-size="10pt" style:font-size-asian="10pt"/>
    </style:style>
    <style:style style:name="ListLabel_20_467" style:display-name="ListLabel 467" style:family="text">
      <style:text-properties fo:font-size="10pt" style:font-size-asian="10pt"/>
    </style:style>
    <style:style style:name="ListLabel_20_468" style:display-name="ListLabel 468" style:family="text">
      <style:text-properties fo:font-size="10pt" style:font-size-asian="10pt"/>
    </style:style>
    <style:style style:name="ListLabel_20_469" style:display-name="ListLabel 469" style:family="text">
      <style:text-properties fo:font-size="10pt" style:font-size-asian="10pt"/>
    </style:style>
    <style:style style:name="ListLabel_20_470" style:display-name="ListLabel 470" style:family="text">
      <style:text-properties fo:font-size="10pt" style:font-size-asian="10pt"/>
    </style:style>
    <style:style style:name="ListLabel_20_471" style:display-name="ListLabel 471" style:family="text">
      <style:text-properties fo:font-size="10pt" style:font-size-asian="10pt"/>
    </style:style>
    <style:style style:name="ListLabel_20_472" style:display-name="ListLabel 472" style:family="text">
      <style:text-properties fo:font-size="10pt" style:font-size-asian="10pt"/>
    </style:style>
    <style:style style:name="ListLabel_20_473" style:display-name="ListLabel 473" style:family="text">
      <style:text-properties fo:font-size="10pt" style:font-size-asian="10pt"/>
    </style:style>
    <style:style style:name="ListLabel_20_474" style:display-name="ListLabel 474" style:family="text">
      <style:text-properties fo:font-size="10pt" style:font-size-asian="10pt"/>
    </style:style>
    <style:style style:name="ListLabel_20_475" style:display-name="ListLabel 475" style:family="text">
      <style:text-properties fo:font-size="10pt" style:font-size-asian="10pt"/>
    </style:style>
    <style:style style:name="ListLabel_20_476" style:display-name="ListLabel 476" style:family="text">
      <style:text-properties fo:font-size="10pt" style:font-size-asian="10pt"/>
    </style:style>
    <style:style style:name="ListLabel_20_477" style:display-name="ListLabel 477" style:family="text">
      <style:text-properties fo:font-size="10pt" style:font-size-asian="10pt"/>
    </style:style>
    <style:style style:name="ListLabel_20_478" style:display-name="ListLabel 478" style:family="text">
      <style:text-properties fo:font-size="10pt" style:font-size-asian="10pt"/>
    </style:style>
    <style:style style:name="ListLabel_20_479" style:display-name="ListLabel 479" style:family="text">
      <style:text-properties fo:font-size="10pt" style:font-size-asian="10pt"/>
    </style:style>
    <style:style style:name="ListLabel_20_480" style:display-name="ListLabel 480" style:family="text">
      <style:text-properties fo:font-size="10pt" style:font-size-asian="10pt"/>
    </style:style>
    <style:style style:name="ListLabel_20_481" style:display-name="ListLabel 481" style:family="text">
      <style:text-properties fo:font-size="10pt" style:font-size-asian="10pt"/>
    </style:style>
    <style:style style:name="ListLabel_20_482" style:display-name="ListLabel 482" style:family="text">
      <style:text-properties fo:font-size="10pt" style:font-size-asian="10pt"/>
    </style:style>
    <style:style style:name="ListLabel_20_483" style:display-name="ListLabel 483" style:family="text">
      <style:text-properties fo:font-size="10pt" style:font-size-asian="10pt"/>
    </style:style>
    <style:style style:name="ListLabel_20_484" style:display-name="ListLabel 484" style:family="text">
      <style:text-properties fo:font-size="10pt" style:font-size-asian="10pt"/>
    </style:style>
    <style:style style:name="ListLabel_20_485" style:display-name="ListLabel 485" style:family="text">
      <style:text-properties fo:font-size="10pt" style:font-size-asian="10pt"/>
    </style:style>
    <style:style style:name="ListLabel_20_486" style:display-name="ListLabel 486" style:family="text">
      <style:text-properties fo:font-size="10pt" style:font-size-asian="10pt"/>
    </style:style>
    <style:style style:name="ListLabel_20_487" style:display-name="ListLabel 487" style:family="text">
      <style:text-properties fo:font-size="10pt" style:font-size-asian="10pt"/>
    </style:style>
    <style:style style:name="ListLabel_20_488" style:display-name="ListLabel 488" style:family="text">
      <style:text-properties fo:font-size="10pt" style:font-size-asian="10pt"/>
    </style:style>
    <style:style style:name="ListLabel_20_489" style:display-name="ListLabel 489" style:family="text">
      <style:text-properties fo:font-size="10pt" style:font-size-asian="10pt"/>
    </style:style>
    <style:style style:name="ListLabel_20_490" style:display-name="ListLabel 490" style:family="text">
      <style:text-properties fo:font-size="10pt" style:font-size-asian="10pt"/>
    </style:style>
    <style:style style:name="ListLabel_20_491" style:display-name="ListLabel 491" style:family="text">
      <style:text-properties fo:font-size="10pt" style:font-size-asian="10pt"/>
    </style:style>
    <style:style style:name="ListLabel_20_492" style:display-name="ListLabel 492" style:family="text">
      <style:text-properties fo:font-size="10pt" style:font-size-asian="10pt"/>
    </style:style>
    <style:style style:name="ListLabel_20_493" style:display-name="ListLabel 493" style:family="text">
      <style:text-properties fo:font-size="10pt" style:font-size-asian="10pt"/>
    </style:style>
    <style:style style:name="ListLabel_20_494" style:display-name="ListLabel 494" style:family="text">
      <style:text-properties fo:font-size="10pt" style:font-size-asian="10pt"/>
    </style:style>
    <style:style style:name="ListLabel_20_495" style:display-name="ListLabel 495" style:family="text">
      <style:text-properties fo:font-size="10pt" style:font-size-asian="10pt"/>
    </style:style>
    <style:style style:name="ListLabel_20_496" style:display-name="ListLabel 496" style:family="text">
      <style:text-properties fo:font-size="10pt" style:font-size-asian="10pt"/>
    </style:style>
    <style:style style:name="ListLabel_20_497" style:display-name="ListLabel 497" style:family="text">
      <style:text-properties fo:font-size="10pt" style:font-size-asian="10pt"/>
    </style:style>
    <style:style style:name="ListLabel_20_498" style:display-name="ListLabel 498" style:family="text">
      <style:text-properties fo:font-size="10pt" style:font-size-asian="10pt"/>
    </style:style>
    <style:style style:name="ListLabel_20_499" style:display-name="ListLabel 499" style:family="text">
      <style:text-properties fo:font-size="10pt" style:font-size-asian="10pt"/>
    </style:style>
    <style:style style:name="ListLabel_20_500" style:display-name="ListLabel 500" style:family="text">
      <style:text-properties fo:font-size="10pt" style:font-size-asian="10pt"/>
    </style:style>
    <style:style style:name="ListLabel_20_501" style:display-name="ListLabel 501" style:family="text">
      <style:text-properties fo:font-size="10pt" style:font-size-asian="10pt"/>
    </style:style>
    <style:style style:name="ListLabel_20_502" style:display-name="ListLabel 502" style:family="text">
      <style:text-properties fo:font-size="10pt" style:font-size-asian="10pt"/>
    </style:style>
    <style:style style:name="ListLabel_20_503" style:display-name="ListLabel 503" style:family="text">
      <style:text-properties fo:font-size="10pt" style:font-size-asian="10pt"/>
    </style:style>
    <style:style style:name="ListLabel_20_504" style:display-name="ListLabel 504" style:family="text">
      <style:text-properties fo:font-size="10pt" style:font-size-asian="10pt"/>
    </style:style>
    <style:style style:name="ListLabel_20_505" style:display-name="ListLabel 505" style:family="text">
      <style:text-properties fo:font-size="10pt" style:font-size-asian="10pt"/>
    </style:style>
    <style:style style:name="ListLabel_20_506" style:display-name="ListLabel 506" style:family="text">
      <style:text-properties fo:font-size="10pt" style:font-size-asian="10pt"/>
    </style:style>
    <style:style style:name="ListLabel_20_507" style:display-name="ListLabel 507" style:family="text">
      <style:text-properties fo:font-size="10pt" style:font-size-asian="10pt"/>
    </style:style>
    <style:style style:name="ListLabel_20_508" style:display-name="ListLabel 508" style:family="text">
      <style:text-properties fo:font-size="10pt" style:font-size-asian="10pt"/>
    </style:style>
    <style:style style:name="ListLabel_20_509" style:display-name="ListLabel 509" style:family="text">
      <style:text-properties fo:font-size="10pt" style:font-size-asian="10pt"/>
    </style:style>
    <style:style style:name="ListLabel_20_510" style:display-name="ListLabel 510" style:family="text">
      <style:text-properties fo:font-size="10pt" style:font-size-asian="10pt"/>
    </style:style>
    <style:style style:name="ListLabel_20_511" style:display-name="ListLabel 511" style:family="text">
      <style:text-properties fo:font-size="10pt" style:font-size-asian="10pt"/>
    </style:style>
    <style:style style:name="ListLabel_20_512" style:display-name="ListLabel 512" style:family="text">
      <style:text-properties fo:font-size="10pt" style:font-size-asian="10pt"/>
    </style:style>
    <style:style style:name="ListLabel_20_513" style:display-name="ListLabel 513" style:family="text">
      <style:text-properties fo:font-size="10pt" style:font-size-asian="10pt"/>
    </style:style>
    <style:style style:name="ListLabel_20_514" style:display-name="ListLabel 514" style:family="text">
      <style:text-properties fo:font-size="10pt" style:font-size-asian="10pt"/>
    </style:style>
    <style:style style:name="ListLabel_20_515" style:display-name="ListLabel 515" style:family="text">
      <style:text-properties fo:font-size="10pt" style:font-size-asian="10pt"/>
    </style:style>
    <style:style style:name="ListLabel_20_516" style:display-name="ListLabel 516" style:family="text">
      <style:text-properties fo:font-size="10pt" style:font-size-asian="10pt"/>
    </style:style>
    <style:style style:name="ListLabel_20_517" style:display-name="ListLabel 517" style:family="text">
      <style:text-properties fo:font-size="10pt" style:font-size-asian="10pt"/>
    </style:style>
    <style:style style:name="ListLabel_20_518" style:display-name="ListLabel 518" style:family="text">
      <style:text-properties fo:font-size="10pt" style:font-size-asian="10pt"/>
    </style:style>
    <style:style style:name="ListLabel_20_519" style:display-name="ListLabel 519" style:family="text">
      <style:text-properties fo:font-size="10pt" style:font-size-asian="10pt"/>
    </style:style>
    <style:style style:name="ListLabel_20_520" style:display-name="ListLabel 520" style:family="text">
      <style:text-properties fo:font-size="10pt" style:font-size-asian="10pt"/>
    </style:style>
    <style:style style:name="ListLabel_20_521" style:display-name="ListLabel 521" style:family="text">
      <style:text-properties fo:font-size="10pt" style:font-size-asian="10pt"/>
    </style:style>
    <style:style style:name="ListLabel_20_522" style:display-name="ListLabel 522" style:family="text">
      <style:text-properties fo:font-size="10pt" style:font-size-asian="10pt"/>
    </style:style>
    <style:style style:name="ListLabel_20_523" style:display-name="ListLabel 523" style:family="text">
      <style:text-properties fo:font-size="10pt" style:font-size-asian="10pt"/>
    </style:style>
    <style:style style:name="ListLabel_20_524" style:display-name="ListLabel 524" style:family="text">
      <style:text-properties fo:font-size="10pt" style:font-size-asian="10pt"/>
    </style:style>
    <style:style style:name="ListLabel_20_525" style:display-name="ListLabel 525" style:family="text">
      <style:text-properties fo:font-size="10pt" style:font-size-asian="10pt"/>
    </style:style>
    <style:style style:name="ListLabel_20_526" style:display-name="ListLabel 526" style:family="text">
      <style:text-properties fo:font-size="10pt" style:font-size-asian="10pt"/>
    </style:style>
    <style:style style:name="ListLabel_20_527" style:display-name="ListLabel 527" style:family="text">
      <style:text-properties fo:font-size="10pt" style:font-size-asian="10pt"/>
    </style:style>
    <style:style style:name="ListLabel_20_528" style:display-name="ListLabel 528" style:family="text">
      <style:text-properties fo:font-size="10pt" style:font-size-asian="10pt"/>
    </style:style>
    <style:style style:name="ListLabel_20_529" style:display-name="ListLabel 529" style:family="text">
      <style:text-properties fo:font-size="10pt" style:font-size-asian="10pt"/>
    </style:style>
    <style:style style:name="ListLabel_20_530" style:display-name="ListLabel 530" style:family="text">
      <style:text-properties fo:font-size="10pt" style:font-size-asian="10pt"/>
    </style:style>
    <style:style style:name="ListLabel_20_531" style:display-name="ListLabel 531" style:family="text">
      <style:text-properties fo:font-size="10pt" style:font-size-asian="10pt"/>
    </style:style>
    <style:style style:name="ListLabel_20_532" style:display-name="ListLabel 532" style:family="text">
      <style:text-properties fo:font-size="10pt" style:font-size-asian="10pt"/>
    </style:style>
    <style:style style:name="ListLabel_20_533" style:display-name="ListLabel 533" style:family="text">
      <style:text-properties fo:font-size="10pt" style:font-size-asian="10pt"/>
    </style:style>
    <style:style style:name="ListLabel_20_534" style:display-name="ListLabel 534" style:family="text">
      <style:text-properties fo:font-size="10pt" style:font-size-asian="10pt"/>
    </style:style>
    <style:style style:name="ListLabel_20_535" style:display-name="ListLabel 535" style:family="text">
      <style:text-properties fo:font-size="10pt" style:font-size-asian="10pt"/>
    </style:style>
    <style:style style:name="ListLabel_20_536" style:display-name="ListLabel 536" style:family="text">
      <style:text-properties fo:font-size="10pt" style:font-size-asian="10pt"/>
    </style:style>
    <style:style style:name="ListLabel_20_537" style:display-name="ListLabel 537" style:family="text">
      <style:text-properties fo:font-size="10pt" style:font-size-asian="10pt"/>
    </style:style>
    <style:style style:name="ListLabel_20_538" style:display-name="ListLabel 538" style:family="text">
      <style:text-properties fo:font-size="10pt" style:font-size-asian="10pt"/>
    </style:style>
    <style:style style:name="ListLabel_20_539" style:display-name="ListLabel 539" style:family="text">
      <style:text-properties fo:font-size="10pt" style:font-size-asian="10pt"/>
    </style:style>
    <style:style style:name="ListLabel_20_540" style:display-name="ListLabel 540" style:family="text">
      <style:text-properties fo:font-size="10pt" style:font-size-asian="10pt"/>
    </style:style>
    <style:style style:name="ListLabel_20_541" style:display-name="ListLabel 541" style:family="text">
      <style:text-properties fo:font-size="10pt" style:font-size-asian="10pt"/>
    </style:style>
    <style:style style:name="ListLabel_20_542" style:display-name="ListLabel 542" style:family="text">
      <style:text-properties fo:font-size="10pt" style:font-size-asian="10pt"/>
    </style:style>
    <style:style style:name="ListLabel_20_543" style:display-name="ListLabel 543" style:family="text">
      <style:text-properties fo:font-size="10pt" style:font-size-asian="10pt"/>
    </style:style>
    <style:style style:name="ListLabel_20_544" style:display-name="ListLabel 544" style:family="text">
      <style:text-properties fo:font-size="10pt" style:font-size-asian="10pt"/>
    </style:style>
    <style:style style:name="ListLabel_20_545" style:display-name="ListLabel 545" style:family="text">
      <style:text-properties fo:font-size="10pt" style:font-size-asian="10pt"/>
    </style:style>
    <style:style style:name="ListLabel_20_546" style:display-name="ListLabel 546" style:family="text">
      <style:text-properties fo:font-size="10pt" style:font-size-asian="10pt"/>
    </style:style>
    <style:style style:name="ListLabel_20_547" style:display-name="ListLabel 547" style:family="text">
      <style:text-properties fo:font-size="10pt" style:font-size-asian="10pt"/>
    </style:style>
    <style:style style:name="ListLabel_20_548" style:display-name="ListLabel 548" style:family="text">
      <style:text-properties fo:font-size="10pt" style:font-size-asian="10pt"/>
    </style:style>
    <style:style style:name="ListLabel_20_549" style:display-name="ListLabel 549" style:family="text">
      <style:text-properties fo:font-size="10pt" style:font-size-asian="10pt"/>
    </style:style>
    <style:style style:name="ListLabel_20_550" style:display-name="ListLabel 550" style:family="text">
      <style:text-properties fo:font-size="10pt" style:font-size-asian="10pt"/>
    </style:style>
    <style:style style:name="ListLabel_20_551" style:display-name="ListLabel 551" style:family="text">
      <style:text-properties fo:font-size="10pt" style:font-size-asian="10pt"/>
    </style:style>
    <style:style style:name="ListLabel_20_552" style:display-name="ListLabel 552" style:family="text">
      <style:text-properties fo:font-size="10pt" style:font-size-asian="10pt"/>
    </style:style>
    <style:style style:name="ListLabel_20_553" style:display-name="ListLabel 553" style:family="text">
      <style:text-properties fo:font-size="10pt" style:font-size-asian="10pt"/>
    </style:style>
    <style:style style:name="ListLabel_20_554" style:display-name="ListLabel 554" style:family="text">
      <style:text-properties fo:font-size="10pt" style:font-size-asian="10pt"/>
    </style:style>
    <style:style style:name="ListLabel_20_555" style:display-name="ListLabel 555" style:family="text">
      <style:text-properties fo:font-size="10pt" style:font-size-asian="10pt"/>
    </style:style>
    <style:style style:name="ListLabel_20_556" style:display-name="ListLabel 556" style:family="text">
      <style:text-properties fo:font-size="10pt" style:font-size-asian="10pt"/>
    </style:style>
    <style:style style:name="ListLabel_20_557" style:display-name="ListLabel 557" style:family="text">
      <style:text-properties fo:font-size="10pt" style:font-size-asian="10pt"/>
    </style:style>
    <style:style style:name="ListLabel_20_558" style:display-name="ListLabel 558" style:family="text">
      <style:text-properties fo:font-size="10pt" style:font-size-asian="10pt"/>
    </style:style>
    <style:style style:name="ListLabel_20_559" style:display-name="ListLabel 559" style:family="text">
      <style:text-properties fo:font-size="10pt" style:font-size-asian="10pt"/>
    </style:style>
    <style:style style:name="ListLabel_20_560" style:display-name="ListLabel 560" style:family="text">
      <style:text-properties fo:font-size="10pt" style:font-size-asian="10pt"/>
    </style:style>
    <style:style style:name="ListLabel_20_561" style:display-name="ListLabel 561" style:family="text">
      <style:text-properties fo:font-size="10pt" style:font-size-asian="10pt"/>
    </style:style>
    <style:style style:name="ListLabel_20_562" style:display-name="ListLabel 562" style:family="text">
      <style:text-properties fo:font-size="10pt" style:font-size-asian="10pt"/>
    </style:style>
    <style:style style:name="ListLabel_20_563" style:display-name="ListLabel 563" style:family="text">
      <style:text-properties fo:font-size="10pt" style:font-size-asian="10pt"/>
    </style:style>
    <style:style style:name="ListLabel_20_564" style:display-name="ListLabel 564" style:family="text">
      <style:text-properties fo:font-size="10pt" style:font-size-asian="10pt"/>
    </style:style>
    <style:style style:name="ListLabel_20_565" style:display-name="ListLabel 565" style:family="text">
      <style:text-properties fo:font-size="10pt" style:font-size-asian="10pt"/>
    </style:style>
    <style:style style:name="ListLabel_20_566" style:display-name="ListLabel 566" style:family="text">
      <style:text-properties fo:font-size="10pt" style:font-size-asian="10pt"/>
    </style:style>
    <style:style style:name="ListLabel_20_567" style:display-name="ListLabel 567" style:family="text">
      <style:text-properties fo:font-size="10pt" style:font-size-asian="10pt"/>
    </style:style>
    <style:style style:name="ListLabel_20_568" style:display-name="ListLabel 568" style:family="text">
      <style:text-properties fo:font-size="10pt" style:font-size-asian="10pt"/>
    </style:style>
    <style:style style:name="ListLabel_20_569" style:display-name="ListLabel 569" style:family="text">
      <style:text-properties fo:font-size="10pt" style:font-size-asian="10pt"/>
    </style:style>
    <style:style style:name="ListLabel_20_570" style:display-name="ListLabel 570" style:family="text">
      <style:text-properties fo:font-size="10pt" style:font-size-asian="10pt"/>
    </style:style>
    <style:style style:name="ListLabel_20_571" style:display-name="ListLabel 571" style:family="text">
      <style:text-properties fo:font-size="10pt" style:font-size-asian="10pt"/>
    </style:style>
    <style:style style:name="ListLabel_20_572" style:display-name="ListLabel 572" style:family="text">
      <style:text-properties fo:font-size="10pt" style:font-size-asian="10pt"/>
    </style:style>
    <style:style style:name="ListLabel_20_573" style:display-name="ListLabel 573" style:family="text">
      <style:text-properties fo:font-size="10pt" style:font-size-asian="10pt"/>
    </style:style>
    <style:style style:name="ListLabel_20_574" style:display-name="ListLabel 574" style:family="text">
      <style:text-properties fo:font-size="10pt" style:font-size-asian="10pt"/>
    </style:style>
    <style:style style:name="ListLabel_20_575" style:display-name="ListLabel 575" style:family="text">
      <style:text-properties fo:font-size="10pt" style:font-size-asian="10pt"/>
    </style:style>
    <style:style style:name="ListLabel_20_576" style:display-name="ListLabel 576" style:family="text">
      <style:text-properties fo:font-size="10pt" style:font-size-asian="10pt"/>
    </style:style>
    <style:style style:name="ListLabel_20_577" style:display-name="ListLabel 577" style:family="text">
      <style:text-properties fo:font-size="10pt" style:font-size-asian="10pt"/>
    </style:style>
    <style:style style:name="ListLabel_20_578" style:display-name="ListLabel 578" style:family="text">
      <style:text-properties fo:font-size="10pt" style:font-size-asian="10pt"/>
    </style:style>
    <style:style style:name="ListLabel_20_579" style:display-name="ListLabel 579" style:family="text">
      <style:text-properties fo:font-size="10pt" style:font-size-asian="10pt"/>
    </style:style>
    <style:style style:name="ListLabel_20_580" style:display-name="ListLabel 580" style:family="text">
      <style:text-properties fo:font-size="10pt" style:font-size-asian="10pt"/>
    </style:style>
    <style:style style:name="ListLabel_20_581" style:display-name="ListLabel 581" style:family="text">
      <style:text-properties fo:font-size="10pt" style:font-size-asian="10pt"/>
    </style:style>
    <style:style style:name="ListLabel_20_582" style:display-name="ListLabel 582" style:family="text">
      <style:text-properties fo:font-size="10pt" style:font-size-asian="10pt"/>
    </style:style>
    <style:style style:name="ListLabel_20_583" style:display-name="ListLabel 583" style:family="text">
      <style:text-properties fo:font-size="10pt" style:font-size-asian="10pt"/>
    </style:style>
    <style:style style:name="ListLabel_20_584" style:display-name="ListLabel 584" style:family="text">
      <style:text-properties fo:font-size="10pt" style:font-size-asian="10pt"/>
    </style:style>
    <style:style style:name="ListLabel_20_585" style:display-name="ListLabel 585" style:family="text">
      <style:text-properties fo:font-size="10pt" style:font-size-asian="10pt"/>
    </style:style>
    <style:style style:name="ListLabel_20_586" style:display-name="ListLabel 586" style:family="text">
      <style:text-properties fo:font-size="10pt" style:font-size-asian="10pt"/>
    </style:style>
    <style:style style:name="ListLabel_20_587" style:display-name="ListLabel 587" style:family="text">
      <style:text-properties fo:font-size="10pt" style:font-size-asian="10pt"/>
    </style:style>
    <style:style style:name="ListLabel_20_588" style:display-name="ListLabel 588" style:family="text">
      <style:text-properties fo:font-size="10pt" style:font-size-asian="10pt"/>
    </style:style>
    <style:style style:name="ListLabel_20_589" style:display-name="ListLabel 589" style:family="text">
      <style:text-properties fo:font-size="10pt" style:font-size-asian="10pt"/>
    </style:style>
    <style:style style:name="ListLabel_20_590" style:display-name="ListLabel 590" style:family="text">
      <style:text-properties fo:font-size="10pt" style:font-size-asian="10pt"/>
    </style:style>
    <style:style style:name="ListLabel_20_591" style:display-name="ListLabel 591" style:family="text">
      <style:text-properties fo:font-size="10pt" style:font-size-asian="10pt"/>
    </style:style>
    <style:style style:name="ListLabel_20_592" style:display-name="ListLabel 592" style:family="text">
      <style:text-properties fo:font-size="10pt" style:font-size-asian="10pt"/>
    </style:style>
    <style:style style:name="ListLabel_20_593" style:display-name="ListLabel 593" style:family="text">
      <style:text-properties fo:font-size="10pt" style:font-size-asian="10pt"/>
    </style:style>
    <style:style style:name="ListLabel_20_594" style:display-name="ListLabel 594" style:family="text">
      <style:text-properties fo:font-size="10pt" style:font-size-asian="10pt"/>
    </style:style>
    <style:style style:name="ListLabel_20_595" style:display-name="ListLabel 595" style:family="text">
      <style:text-properties fo:font-size="10pt" style:font-size-asian="10pt"/>
    </style:style>
    <style:style style:name="ListLabel_20_596" style:display-name="ListLabel 596" style:family="text">
      <style:text-properties fo:font-size="10pt" style:font-size-asian="10pt"/>
    </style:style>
    <style:style style:name="ListLabel_20_597" style:display-name="ListLabel 597" style:family="text">
      <style:text-properties fo:font-size="10pt" style:font-size-asian="10pt"/>
    </style:style>
    <style:style style:name="ListLabel_20_598" style:display-name="ListLabel 598" style:family="text">
      <style:text-properties fo:font-size="10pt" style:font-size-asian="10pt"/>
    </style:style>
    <style:style style:name="ListLabel_20_599" style:display-name="ListLabel 599" style:family="text">
      <style:text-properties fo:font-size="10pt" style:font-size-asian="10pt"/>
    </style:style>
    <style:style style:name="ListLabel_20_600" style:display-name="ListLabel 600" style:family="text">
      <style:text-properties fo:font-size="10pt" style:font-size-asian="10pt"/>
    </style:style>
    <style:style style:name="ListLabel_20_601" style:display-name="ListLabel 601" style:family="text">
      <style:text-properties fo:font-size="10pt" style:font-size-asian="10pt"/>
    </style:style>
    <style:style style:name="ListLabel_20_602" style:display-name="ListLabel 602" style:family="text">
      <style:text-properties fo:font-size="10pt" style:font-size-asian="10pt"/>
    </style:style>
    <style:style style:name="ListLabel_20_603" style:display-name="ListLabel 603" style:family="text">
      <style:text-properties fo:font-size="10pt" style:font-size-asian="10pt"/>
    </style:style>
    <style:style style:name="ListLabel_20_604" style:display-name="ListLabel 604" style:family="text">
      <style:text-properties fo:font-size="10pt" style:font-size-asian="10pt"/>
    </style:style>
    <style:style style:name="ListLabel_20_605" style:display-name="ListLabel 605" style:family="text">
      <style:text-properties fo:font-size="10pt" style:font-size-asian="10pt"/>
    </style:style>
    <style:style style:name="ListLabel_20_606" style:display-name="ListLabel 606" style:family="text">
      <style:text-properties fo:font-size="10pt" style:font-size-asian="10pt"/>
    </style:style>
    <style:style style:name="ListLabel_20_607" style:display-name="ListLabel 607" style:family="text">
      <style:text-properties fo:font-size="10pt" style:font-size-asian="10pt"/>
    </style:style>
    <style:style style:name="ListLabel_20_608" style:display-name="ListLabel 608" style:family="text">
      <style:text-properties fo:font-size="10pt" style:font-size-asian="10pt"/>
    </style:style>
    <style:style style:name="ListLabel_20_609" style:display-name="ListLabel 609" style:family="text">
      <style:text-properties fo:font-size="10pt" style:font-size-asian="10pt"/>
    </style:style>
    <style:style style:name="ListLabel_20_610" style:display-name="ListLabel 610" style:family="text">
      <style:text-properties fo:font-size="10pt" style:font-size-asian="10pt"/>
    </style:style>
    <style:style style:name="ListLabel_20_611" style:display-name="ListLabel 611" style:family="text">
      <style:text-properties fo:font-size="10pt" style:font-size-asian="10pt"/>
    </style:style>
    <style:style style:name="ListLabel_20_612" style:display-name="ListLabel 612" style:family="text">
      <style:text-properties fo:font-size="10pt" style:font-size-asian="10pt"/>
    </style:style>
    <style:style style:name="ListLabel_20_613" style:display-name="ListLabel 613" style:family="text">
      <style:text-properties fo:font-size="10pt" style:font-size-asian="10pt"/>
    </style:style>
    <style:style style:name="ListLabel_20_614" style:display-name="ListLabel 614" style:family="text">
      <style:text-properties fo:font-size="10pt" style:font-size-asian="10pt"/>
    </style:style>
    <style:style style:name="ListLabel_20_615" style:display-name="ListLabel 615" style:family="text">
      <style:text-properties fo:font-size="10pt" style:font-size-asian="10pt"/>
    </style:style>
    <style:style style:name="ListLabel_20_616" style:display-name="ListLabel 616" style:family="text">
      <style:text-properties fo:font-size="10pt" style:font-size-asian="10pt"/>
    </style:style>
    <style:style style:name="ListLabel_20_617" style:display-name="ListLabel 617" style:family="text">
      <style:text-properties fo:font-size="10pt" style:font-size-asian="10pt"/>
    </style:style>
    <style:style style:name="ListLabel_20_618" style:display-name="ListLabel 618" style:family="text">
      <style:text-properties fo:font-size="10pt" style:font-size-asian="10pt"/>
    </style:style>
    <style:style style:name="ListLabel_20_619" style:display-name="ListLabel 619" style:family="text">
      <style:text-properties fo:font-size="10pt" style:font-size-asian="10pt"/>
    </style:style>
    <style:style style:name="ListLabel_20_620" style:display-name="ListLabel 620" style:family="text">
      <style:text-properties fo:font-size="10pt" style:font-size-asian="10pt"/>
    </style:style>
    <style:style style:name="ListLabel_20_621" style:display-name="ListLabel 621" style:family="text">
      <style:text-properties fo:font-size="10pt" style:font-size-asian="10pt"/>
    </style:style>
    <style:style style:name="ListLabel_20_622" style:display-name="ListLabel 622" style:family="text">
      <style:text-properties fo:font-size="10pt" style:font-size-asian="10pt"/>
    </style:style>
    <style:style style:name="ListLabel_20_623" style:display-name="ListLabel 623" style:family="text">
      <style:text-properties fo:font-size="10pt" style:font-size-asian="10pt"/>
    </style:style>
    <style:style style:name="ListLabel_20_624" style:display-name="ListLabel 624" style:family="text">
      <style:text-properties fo:font-size="10pt" style:font-size-asian="10pt"/>
    </style:style>
    <style:style style:name="ListLabel_20_625" style:display-name="ListLabel 625" style:family="text">
      <style:text-properties fo:font-size="10pt" style:font-size-asian="10pt"/>
    </style:style>
    <style:style style:name="ListLabel_20_626" style:display-name="ListLabel 626" style:family="text">
      <style:text-properties fo:font-size="10pt" style:font-size-asian="10pt"/>
    </style:style>
    <style:style style:name="ListLabel_20_627" style:display-name="ListLabel 627" style:family="text">
      <style:text-properties fo:font-size="10pt" style:font-size-asian="10pt"/>
    </style:style>
    <style:style style:name="ListLabel_20_628" style:display-name="ListLabel 628" style:family="text">
      <style:text-properties fo:font-size="10pt" style:font-size-asian="10pt"/>
    </style:style>
    <style:style style:name="ListLabel_20_629" style:display-name="ListLabel 629" style:family="text">
      <style:text-properties fo:font-size="10pt" style:font-size-asian="10pt"/>
    </style:style>
    <style:style style:name="ListLabel_20_630" style:display-name="ListLabel 630" style:family="text">
      <style:text-properties fo:font-size="10pt" style:font-size-asian="10pt"/>
    </style:style>
    <style:style style:name="ListLabel_20_631" style:display-name="ListLabel 631" style:family="text">
      <style:text-properties fo:font-size="10pt" style:font-size-asian="10pt"/>
    </style:style>
    <style:style style:name="ListLabel_20_632" style:display-name="ListLabel 632" style:family="text">
      <style:text-properties fo:font-size="10pt" style:font-size-asian="10pt"/>
    </style:style>
    <style:style style:name="ListLabel_20_633" style:display-name="ListLabel 633" style:family="text">
      <style:text-properties fo:font-size="10pt" style:font-size-asian="10pt"/>
    </style:style>
    <style:style style:name="ListLabel_20_634" style:display-name="ListLabel 634" style:family="text">
      <style:text-properties fo:font-size="10pt" style:font-size-asian="10pt"/>
    </style:style>
    <style:style style:name="ListLabel_20_635" style:display-name="ListLabel 635" style:family="text">
      <style:text-properties fo:font-size="10pt" style:font-size-asian="10pt"/>
    </style:style>
    <style:style style:name="ListLabel_20_636" style:display-name="ListLabel 636" style:family="text">
      <style:text-properties fo:font-size="10pt" style:font-size-asian="10pt"/>
    </style:style>
    <style:style style:name="ListLabel_20_637" style:display-name="ListLabel 637" style:family="text">
      <style:text-properties fo:font-size="10pt" style:font-size-asian="10pt"/>
    </style:style>
    <style:style style:name="ListLabel_20_638" style:display-name="ListLabel 638" style:family="text">
      <style:text-properties fo:font-size="10pt" style:font-size-asian="10pt"/>
    </style:style>
    <style:style style:name="ListLabel_20_639" style:display-name="ListLabel 639" style:family="text">
      <style:text-properties fo:font-size="10pt" style:font-size-asian="10pt"/>
    </style:style>
    <style:style style:name="ListLabel_20_640" style:display-name="ListLabel 640" style:family="text">
      <style:text-properties fo:font-size="10pt" style:font-size-asian="10pt"/>
    </style:style>
    <style:style style:name="ListLabel_20_641" style:display-name="ListLabel 641" style:family="text">
      <style:text-properties fo:font-size="10pt" style:font-size-asian="10pt"/>
    </style:style>
    <style:style style:name="ListLabel_20_642" style:display-name="ListLabel 642" style:family="text">
      <style:text-properties fo:font-size="10pt" style:font-size-asian="10pt"/>
    </style:style>
    <style:style style:name="ListLabel_20_643" style:display-name="ListLabel 643" style:family="text">
      <style:text-properties fo:font-size="10pt" style:font-size-asian="10pt"/>
    </style:style>
    <style:style style:name="ListLabel_20_644" style:display-name="ListLabel 644" style:family="text">
      <style:text-properties fo:font-size="10pt" style:font-size-asian="10pt"/>
    </style:style>
    <style:style style:name="ListLabel_20_645" style:display-name="ListLabel 645" style:family="text">
      <style:text-properties fo:font-size="10pt" style:font-size-asian="10pt"/>
    </style:style>
    <style:style style:name="ListLabel_20_646" style:display-name="ListLabel 646" style:family="text">
      <style:text-properties fo:font-size="10pt" style:font-size-asian="10pt"/>
    </style:style>
    <style:style style:name="ListLabel_20_647" style:display-name="ListLabel 647" style:family="text">
      <style:text-properties fo:font-size="10pt" style:font-size-asian="10pt"/>
    </style:style>
    <style:style style:name="ListLabel_20_648" style:display-name="ListLabel 648" style:family="text">
      <style:text-properties fo:font-size="10pt" style:font-size-asian="10pt"/>
    </style:style>
    <style:style style:name="ListLabel_20_649" style:display-name="ListLabel 649" style:family="text">
      <style:text-properties fo:font-size="10pt" style:font-size-asian="10pt"/>
    </style:style>
    <style:style style:name="ListLabel_20_650" style:display-name="ListLabel 650" style:family="text">
      <style:text-properties fo:font-size="10pt" style:font-size-asian="10pt"/>
    </style:style>
    <style:style style:name="ListLabel_20_651" style:display-name="ListLabel 651" style:family="text">
      <style:text-properties fo:font-size="10pt" style:font-size-asian="10pt"/>
    </style:style>
    <style:style style:name="ListLabel_20_652" style:display-name="ListLabel 652" style:family="text">
      <style:text-properties fo:font-size="10pt" style:font-size-asian="10pt"/>
    </style:style>
    <style:style style:name="ListLabel_20_653" style:display-name="ListLabel 653" style:family="text">
      <style:text-properties fo:font-size="10pt" style:font-size-asian="10pt"/>
    </style:style>
    <style:style style:name="ListLabel_20_654" style:display-name="ListLabel 654" style:family="text">
      <style:text-properties fo:font-size="10pt" style:font-size-asian="10pt"/>
    </style:style>
    <style:style style:name="ListLabel_20_655" style:display-name="ListLabel 655" style:family="text">
      <style:text-properties fo:font-size="10pt" style:font-size-asian="10pt"/>
    </style:style>
    <style:style style:name="ListLabel_20_656" style:display-name="ListLabel 656" style:family="text">
      <style:text-properties fo:font-size="10pt" style:font-size-asian="10pt"/>
    </style:style>
    <style:style style:name="ListLabel_20_657" style:display-name="ListLabel 657" style:family="text">
      <style:text-properties fo:font-size="10pt" style:font-size-asian="10pt"/>
    </style:style>
    <style:style style:name="ListLabel_20_658" style:display-name="ListLabel 658" style:family="text">
      <style:text-properties fo:font-size="10pt" style:font-size-asian="10pt"/>
    </style:style>
    <style:style style:name="ListLabel_20_659" style:display-name="ListLabel 659" style:family="text">
      <style:text-properties fo:font-size="10pt" style:font-size-asian="10pt"/>
    </style:style>
    <style:style style:name="ListLabel_20_660" style:display-name="ListLabel 660" style:family="text">
      <style:text-properties fo:font-size="10pt" style:font-size-asian="10pt"/>
    </style:style>
    <style:style style:name="ListLabel_20_661" style:display-name="ListLabel 661" style:family="text">
      <style:text-properties fo:font-size="10pt" style:font-size-asian="10pt"/>
    </style:style>
    <style:style style:name="ListLabel_20_662" style:display-name="ListLabel 662" style:family="text">
      <style:text-properties fo:font-size="10pt" style:font-size-asian="10pt"/>
    </style:style>
    <style:style style:name="ListLabel_20_663" style:display-name="ListLabel 663" style:family="text">
      <style:text-properties fo:font-size="10pt" style:font-size-asian="10pt"/>
    </style:style>
    <style:style style:name="ListLabel_20_664" style:display-name="ListLabel 664" style:family="text">
      <style:text-properties fo:font-size="10pt" style:font-size-asian="10pt"/>
    </style:style>
    <style:style style:name="ListLabel_20_665" style:display-name="ListLabel 665" style:family="text">
      <style:text-properties fo:font-size="10pt" style:font-size-asian="10pt"/>
    </style:style>
    <style:style style:name="ListLabel_20_666" style:display-name="ListLabel 666" style:family="text">
      <style:text-properties fo:font-size="10pt" style:font-size-asian="10pt"/>
    </style:style>
    <style:style style:name="ListLabel_20_667" style:display-name="ListLabel 667" style:family="text">
      <style:text-properties fo:font-size="10pt" style:font-size-asian="10pt"/>
    </style:style>
    <style:style style:name="ListLabel_20_668" style:display-name="ListLabel 668" style:family="text">
      <style:text-properties fo:font-size="10pt" style:font-size-asian="10pt"/>
    </style:style>
    <style:style style:name="ListLabel_20_669" style:display-name="ListLabel 669" style:family="text">
      <style:text-properties fo:font-size="10pt" style:font-size-asian="10pt"/>
    </style:style>
    <style:style style:name="ListLabel_20_670" style:display-name="ListLabel 670" style:family="text">
      <style:text-properties fo:font-size="10pt" style:font-size-asian="10pt"/>
    </style:style>
    <style:style style:name="ListLabel_20_671" style:display-name="ListLabel 671" style:family="text">
      <style:text-properties fo:font-size="10pt" style:font-size-asian="10pt"/>
    </style:style>
    <style:style style:name="ListLabel_20_672" style:display-name="ListLabel 672" style:family="text">
      <style:text-properties fo:font-size="10pt" style:font-size-asian="10pt"/>
    </style:style>
    <style:style style:name="ListLabel_20_673" style:display-name="ListLabel 673" style:family="text">
      <style:text-properties fo:font-size="10pt" style:font-size-asian="10pt"/>
    </style:style>
    <style:style style:name="ListLabel_20_674" style:display-name="ListLabel 674" style:family="text">
      <style:text-properties fo:font-size="10pt" style:font-size-asian="10pt"/>
    </style:style>
    <style:style style:name="ListLabel_20_675" style:display-name="ListLabel 675" style:family="text">
      <style:text-properties fo:font-size="10pt" style:font-size-asian="10pt"/>
    </style:style>
    <style:style style:name="ListLabel_20_676" style:display-name="ListLabel 676" style:family="text">
      <style:text-properties fo:font-size="10pt" style:font-size-asian="10pt"/>
    </style:style>
    <style:style style:name="ListLabel_20_677" style:display-name="ListLabel 677" style:family="text">
      <style:text-properties fo:font-size="10pt" style:font-size-asian="10pt"/>
    </style:style>
    <style:style style:name="ListLabel_20_678" style:display-name="ListLabel 678" style:family="text">
      <style:text-properties fo:font-size="10pt" style:font-size-asian="10pt"/>
    </style:style>
    <style:style style:name="ListLabel_20_679" style:display-name="ListLabel 679" style:family="text">
      <style:text-properties fo:font-size="10pt" style:font-size-asian="10pt"/>
    </style:style>
    <style:style style:name="ListLabel_20_680" style:display-name="ListLabel 680" style:family="text">
      <style:text-properties fo:font-size="10pt" style:font-size-asian="10pt"/>
    </style:style>
    <style:style style:name="ListLabel_20_681" style:display-name="ListLabel 681" style:family="text">
      <style:text-properties fo:font-size="10pt" style:font-size-asian="10pt"/>
    </style:style>
    <style:style style:name="ListLabel_20_682" style:display-name="ListLabel 682" style:family="text">
      <style:text-properties fo:font-size="10pt" style:font-size-asian="10pt"/>
    </style:style>
    <style:style style:name="ListLabel_20_683" style:display-name="ListLabel 683" style:family="text">
      <style:text-properties fo:font-size="10pt" style:font-size-asian="10pt"/>
    </style:style>
    <style:style style:name="ListLabel_20_684" style:display-name="ListLabel 684" style:family="text">
      <style:text-properties fo:font-size="10pt" style:font-size-asian="10pt"/>
    </style:style>
    <style:style style:name="ListLabel_20_685" style:display-name="ListLabel 685" style:family="text">
      <style:text-properties fo:font-size="10pt" style:font-size-asian="10pt"/>
    </style:style>
    <style:style style:name="ListLabel_20_686" style:display-name="ListLabel 686" style:family="text">
      <style:text-properties fo:font-size="10pt" style:font-size-asian="10pt"/>
    </style:style>
    <style:style style:name="ListLabel_20_687" style:display-name="ListLabel 687" style:family="text">
      <style:text-properties fo:font-size="10pt" style:font-size-asian="10pt"/>
    </style:style>
    <style:style style:name="ListLabel_20_688" style:display-name="ListLabel 688" style:family="text">
      <style:text-properties fo:font-size="10pt" style:font-size-asian="10pt"/>
    </style:style>
    <style:style style:name="ListLabel_20_689" style:display-name="ListLabel 689" style:family="text">
      <style:text-properties fo:font-size="10pt" style:font-size-asian="10pt"/>
    </style:style>
    <style:style style:name="ListLabel_20_690" style:display-name="ListLabel 690" style:family="text">
      <style:text-properties fo:font-size="10pt" style:font-size-asian="10pt"/>
    </style:style>
    <style:style style:name="ListLabel_20_691" style:display-name="ListLabel 691" style:family="text">
      <style:text-properties fo:font-size="10pt" style:font-size-asian="10pt"/>
    </style:style>
    <style:style style:name="ListLabel_20_692" style:display-name="ListLabel 692" style:family="text">
      <style:text-properties fo:font-size="10pt" style:font-size-asian="10pt"/>
    </style:style>
    <style:style style:name="ListLabel_20_693" style:display-name="ListLabel 693" style:family="text">
      <style:text-properties fo:font-size="10pt" style:font-size-asian="10pt"/>
    </style:style>
    <style:style style:name="ListLabel_20_694" style:display-name="ListLabel 694" style:family="text">
      <style:text-properties fo:font-size="10pt" style:font-size-asian="10pt"/>
    </style:style>
    <style:style style:name="ListLabel_20_695" style:display-name="ListLabel 695" style:family="text">
      <style:text-properties fo:font-size="10pt" style:font-size-asian="10pt"/>
    </style:style>
    <style:style style:name="ListLabel_20_696" style:display-name="ListLabel 696" style:family="text">
      <style:text-properties fo:font-size="10pt" style:font-size-asian="10pt"/>
    </style:style>
    <style:style style:name="ListLabel_20_697" style:display-name="ListLabel 697" style:family="text">
      <style:text-properties fo:font-size="10pt" style:font-size-asian="10pt"/>
    </style:style>
    <style:style style:name="ListLabel_20_698" style:display-name="ListLabel 698" style:family="text">
      <style:text-properties fo:font-size="10pt" style:font-size-asian="10pt"/>
    </style:style>
    <style:style style:name="ListLabel_20_699" style:display-name="ListLabel 699" style:family="text">
      <style:text-properties fo:font-size="10pt" style:font-size-asian="10pt"/>
    </style:style>
    <style:style style:name="ListLabel_20_700" style:display-name="ListLabel 700" style:family="text">
      <style:text-properties fo:font-size="10pt" style:font-size-asian="10pt"/>
    </style:style>
    <style:style style:name="ListLabel_20_701" style:display-name="ListLabel 701" style:family="text">
      <style:text-properties fo:font-size="10pt" style:font-size-asian="10pt"/>
    </style:style>
    <style:style style:name="ListLabel_20_702" style:display-name="ListLabel 702" style:family="text">
      <style:text-properties fo:font-size="10pt" style:font-size-asian="10pt"/>
    </style:style>
    <style:style style:name="ListLabel_20_703" style:display-name="ListLabel 703" style:family="text">
      <style:text-properties fo:font-size="10pt" style:font-size-asian="10pt"/>
    </style:style>
    <style:style style:name="ListLabel_20_704" style:display-name="ListLabel 704" style:family="text">
      <style:text-properties fo:font-size="10pt" style:font-size-asian="10pt"/>
    </style:style>
    <style:style style:name="ListLabel_20_705" style:display-name="ListLabel 705" style:family="text">
      <style:text-properties fo:font-size="10pt" style:font-size-asian="10pt"/>
    </style:style>
    <style:style style:name="ListLabel_20_706" style:display-name="ListLabel 706" style:family="text">
      <style:text-properties fo:font-size="10pt" style:font-size-asian="10pt"/>
    </style:style>
    <style:style style:name="ListLabel_20_707" style:display-name="ListLabel 707" style:family="text">
      <style:text-properties fo:font-size="10pt" style:font-size-asian="10pt"/>
    </style:style>
    <style:style style:name="ListLabel_20_708" style:display-name="ListLabel 708" style:family="text">
      <style:text-properties fo:font-size="10pt" style:font-size-asian="10pt"/>
    </style:style>
    <style:style style:name="ListLabel_20_709" style:display-name="ListLabel 709" style:family="text">
      <style:text-properties fo:font-size="10pt" style:font-size-asian="10pt"/>
    </style:style>
    <style:style style:name="ListLabel_20_710" style:display-name="ListLabel 710" style:family="text">
      <style:text-properties fo:font-size="10pt" style:font-size-asian="10pt"/>
    </style:style>
    <style:style style:name="ListLabel_20_711" style:display-name="ListLabel 711" style:family="text">
      <style:text-properties fo:font-size="10pt" style:font-size-asian="10pt"/>
    </style:style>
    <style:style style:name="ListLabel_20_712" style:display-name="ListLabel 712" style:family="text">
      <style:text-properties fo:font-size="10pt" style:font-size-asian="10pt"/>
    </style:style>
    <style:style style:name="ListLabel_20_713" style:display-name="ListLabel 713" style:family="text">
      <style:text-properties fo:font-size="10pt" style:font-size-asian="10pt"/>
    </style:style>
    <style:style style:name="ListLabel_20_714" style:display-name="ListLabel 714" style:family="text">
      <style:text-properties fo:font-size="10pt" style:font-size-asian="10pt"/>
    </style:style>
    <style:style style:name="ListLabel_20_715" style:display-name="ListLabel 715" style:family="text">
      <style:text-properties fo:font-size="10pt" style:font-size-asian="10pt"/>
    </style:style>
    <style:style style:name="ListLabel_20_716" style:display-name="ListLabel 716" style:family="text">
      <style:text-properties fo:font-size="10pt" style:font-size-asian="10pt"/>
    </style:style>
    <style:style style:name="ListLabel_20_717" style:display-name="ListLabel 717" style:family="text">
      <style:text-properties fo:font-size="10pt" style:font-size-asian="10pt"/>
    </style:style>
    <style:style style:name="ListLabel_20_718" style:display-name="ListLabel 718" style:family="text">
      <style:text-properties fo:font-size="10pt" style:font-size-asian="10pt"/>
    </style:style>
    <style:style style:name="ListLabel_20_719" style:display-name="ListLabel 719" style:family="text">
      <style:text-properties fo:font-size="10pt" style:font-size-asian="10pt"/>
    </style:style>
    <style:style style:name="ListLabel_20_720" style:display-name="ListLabel 720" style:family="text">
      <style:text-properties fo:font-size="10pt" style:font-size-asian="10pt"/>
    </style:style>
    <style:style style:name="ListLabel_20_721" style:display-name="ListLabel 721" style:family="text">
      <style:text-properties fo:font-size="10pt" style:font-size-asian="10pt"/>
    </style:style>
    <style:style style:name="ListLabel_20_722" style:display-name="ListLabel 722" style:family="text">
      <style:text-properties fo:font-size="10pt" style:font-size-asian="10pt"/>
    </style:style>
    <style:style style:name="ListLabel_20_723" style:display-name="ListLabel 723" style:family="text">
      <style:text-properties fo:font-size="10pt" style:font-size-asian="10pt"/>
    </style:style>
    <style:style style:name="ListLabel_20_724" style:display-name="ListLabel 724" style:family="text">
      <style:text-properties fo:font-size="10pt" style:font-size-asian="10pt"/>
    </style:style>
    <style:style style:name="ListLabel_20_725" style:display-name="ListLabel 725" style:family="text">
      <style:text-properties fo:font-size="10pt" style:font-size-asian="10pt"/>
    </style:style>
    <style:style style:name="ListLabel_20_726" style:display-name="ListLabel 726" style:family="text">
      <style:text-properties fo:font-size="10pt" style:font-size-asian="10pt"/>
    </style:style>
    <style:style style:name="ListLabel_20_727" style:display-name="ListLabel 727" style:family="text">
      <style:text-properties fo:font-size="10pt" style:font-size-asian="10pt"/>
    </style:style>
    <style:style style:name="ListLabel_20_728" style:display-name="ListLabel 728" style:family="text">
      <style:text-properties fo:font-size="10pt" style:font-size-asian="10pt"/>
    </style:style>
    <style:style style:name="ListLabel_20_729" style:display-name="ListLabel 729" style:family="text">
      <style:text-properties fo:font-size="10pt" style:font-size-asian="10pt"/>
    </style:style>
    <style:style style:name="ListLabel_20_730" style:display-name="ListLabel 730" style:family="text">
      <style:text-properties fo:font-size="10pt" style:font-size-asian="10pt"/>
    </style:style>
    <style:style style:name="ListLabel_20_731" style:display-name="ListLabel 731" style:family="text">
      <style:text-properties fo:font-size="10pt" style:font-size-asian="10pt"/>
    </style:style>
    <style:style style:name="ListLabel_20_732" style:display-name="ListLabel 732" style:family="text">
      <style:text-properties fo:font-size="10pt" style:font-size-asian="10pt"/>
    </style:style>
    <style:style style:name="ListLabel_20_733" style:display-name="ListLabel 733" style:family="text">
      <style:text-properties fo:font-size="10pt" style:font-size-asian="10pt"/>
    </style:style>
    <style:style style:name="ListLabel_20_734" style:display-name="ListLabel 734" style:family="text">
      <style:text-properties fo:font-size="10pt" style:font-size-asian="10pt"/>
    </style:style>
    <style:style style:name="ListLabel_20_735" style:display-name="ListLabel 735" style:family="text">
      <style:text-properties fo:font-size="10pt" style:font-size-asian="10pt"/>
    </style:style>
    <style:style style:name="ListLabel_20_736" style:display-name="ListLabel 736" style:family="text">
      <style:text-properties fo:font-size="10pt" style:font-size-asian="10pt"/>
    </style:style>
    <style:style style:name="ListLabel_20_737" style:display-name="ListLabel 737" style:family="text">
      <style:text-properties fo:font-size="10pt" style:font-size-asian="10pt"/>
    </style:style>
    <style:style style:name="ListLabel_20_738" style:display-name="ListLabel 738" style:family="text">
      <style:text-properties fo:font-size="10pt" style:font-size-asian="10pt"/>
    </style:style>
    <style:style style:name="ListLabel_20_739" style:display-name="ListLabel 739" style:family="text">
      <style:text-properties fo:font-size="10pt" style:font-size-asian="10pt"/>
    </style:style>
    <style:style style:name="ListLabel_20_740" style:display-name="ListLabel 740" style:family="text">
      <style:text-properties fo:font-size="10pt" style:font-size-asian="10pt"/>
    </style:style>
    <style:style style:name="ListLabel_20_741" style:display-name="ListLabel 741" style:family="text">
      <style:text-properties fo:font-size="10pt" style:font-size-asian="10pt"/>
    </style:style>
    <style:style style:name="ListLabel_20_742" style:display-name="ListLabel 742" style:family="text">
      <style:text-properties fo:font-size="10pt" style:font-size-asian="10pt"/>
    </style:style>
    <style:style style:name="ListLabel_20_743" style:display-name="ListLabel 743" style:family="text">
      <style:text-properties fo:font-size="10pt" style:font-size-asian="10pt"/>
    </style:style>
    <style:style style:name="ListLabel_20_744" style:display-name="ListLabel 744" style:family="text">
      <style:text-properties fo:font-size="10pt" style:font-size-asian="10pt"/>
    </style:style>
    <style:style style:name="ListLabel_20_745" style:display-name="ListLabel 745" style:family="text">
      <style:text-properties fo:font-size="10pt" style:font-size-asian="10pt"/>
    </style:style>
    <style:style style:name="ListLabel_20_746" style:display-name="ListLabel 746" style:family="text">
      <style:text-properties fo:font-size="10pt" style:font-size-asian="10pt"/>
    </style:style>
    <style:style style:name="ListLabel_20_747" style:display-name="ListLabel 747" style:family="text">
      <style:text-properties fo:font-size="10pt" style:font-size-asian="10pt"/>
    </style:style>
    <style:style style:name="ListLabel_20_748" style:display-name="ListLabel 748" style:family="text">
      <style:text-properties fo:font-size="10pt" style:font-size-asian="10pt"/>
    </style:style>
    <style:style style:name="ListLabel_20_749" style:display-name="ListLabel 749" style:family="text">
      <style:text-properties fo:font-size="10pt" style:font-size-asian="10pt"/>
    </style:style>
    <style:style style:name="ListLabel_20_750" style:display-name="ListLabel 750" style:family="text">
      <style:text-properties fo:font-size="10pt" style:font-size-asian="10pt"/>
    </style:style>
    <style:style style:name="ListLabel_20_751" style:display-name="ListLabel 751" style:family="text">
      <style:text-properties fo:font-size="10pt" style:font-size-asian="10pt"/>
    </style:style>
    <style:style style:name="ListLabel_20_752" style:display-name="ListLabel 752" style:family="text">
      <style:text-properties fo:font-size="10pt" style:font-size-asian="10pt"/>
    </style:style>
    <style:style style:name="ListLabel_20_753" style:display-name="ListLabel 753" style:family="text">
      <style:text-properties fo:font-size="10pt" style:font-size-asian="10pt"/>
    </style:style>
    <style:style style:name="ListLabel_20_754" style:display-name="ListLabel 754" style:family="text">
      <style:text-properties fo:font-size="10pt" style:font-size-asian="10pt"/>
    </style:style>
    <style:style style:name="ListLabel_20_755" style:display-name="ListLabel 755" style:family="text">
      <style:text-properties fo:font-size="10pt" style:font-size-asian="10pt"/>
    </style:style>
    <style:style style:name="ListLabel_20_756" style:display-name="ListLabel 756" style:family="text">
      <style:text-properties fo:font-size="10pt" style:font-size-asian="10pt"/>
    </style:style>
    <style:style style:name="ListLabel_20_757" style:display-name="ListLabel 757" style:family="text">
      <style:text-properties fo:font-size="10pt" style:font-size-asian="10pt"/>
    </style:style>
    <style:style style:name="ListLabel_20_758" style:display-name="ListLabel 758" style:family="text">
      <style:text-properties fo:font-size="10pt" style:font-size-asian="10pt"/>
    </style:style>
    <style:style style:name="ListLabel_20_759" style:display-name="ListLabel 759" style:family="text">
      <style:text-properties fo:font-size="10pt" style:font-size-asian="10pt"/>
    </style:style>
    <style:style style:name="ListLabel_20_760" style:display-name="ListLabel 760" style:family="text">
      <style:text-properties fo:font-size="10pt" style:font-size-asian="10pt"/>
    </style:style>
    <style:style style:name="ListLabel_20_761" style:display-name="ListLabel 761" style:family="text">
      <style:text-properties fo:font-size="10pt" style:font-size-asian="10pt"/>
    </style:style>
    <style:style style:name="ListLabel_20_762" style:display-name="ListLabel 762" style:family="text">
      <style:text-properties fo:font-size="10pt" style:font-size-asian="10pt"/>
    </style:style>
    <style:style style:name="ListLabel_20_763" style:display-name="ListLabel 763" style:family="text">
      <style:text-properties fo:font-size="10pt" style:font-size-asian="10pt"/>
    </style:style>
    <style:style style:name="ListLabel_20_764" style:display-name="ListLabel 764" style:family="text">
      <style:text-properties fo:font-size="10pt" style:font-size-asian="10pt"/>
    </style:style>
    <style:style style:name="ListLabel_20_765" style:display-name="ListLabel 765" style:family="text">
      <style:text-properties fo:font-size="10pt" style:font-size-asian="10pt"/>
    </style:style>
    <style:style style:name="ListLabel_20_766" style:display-name="ListLabel 766" style:family="text">
      <style:text-properties fo:font-size="10pt" style:font-size-asian="10pt"/>
    </style:style>
    <style:style style:name="ListLabel_20_767" style:display-name="ListLabel 767" style:family="text">
      <style:text-properties fo:font-size="10pt" style:font-size-asian="10pt"/>
    </style:style>
    <style:style style:name="ListLabel_20_768" style:display-name="ListLabel 768" style:family="text">
      <style:text-properties fo:font-size="10pt" style:font-size-asian="10pt"/>
    </style:style>
    <style:style style:name="ListLabel_20_769" style:display-name="ListLabel 769" style:family="text">
      <style:text-properties fo:font-size="10pt" style:font-size-asian="10pt"/>
    </style:style>
    <style:style style:name="ListLabel_20_770" style:display-name="ListLabel 770" style:family="text">
      <style:text-properties fo:font-size="10pt" style:font-size-asian="10pt"/>
    </style:style>
    <style:style style:name="ListLabel_20_771" style:display-name="ListLabel 771" style:family="text">
      <style:text-properties fo:font-size="10pt" style:font-size-asian="10pt"/>
    </style:style>
    <style:style style:name="ListLabel_20_772" style:display-name="ListLabel 772" style:family="text">
      <style:text-properties fo:font-size="10pt" style:font-size-asian="10pt"/>
    </style:style>
    <style:style style:name="ListLabel_20_773" style:display-name="ListLabel 773" style:family="text">
      <style:text-properties fo:font-size="10pt" style:font-size-asian="10pt"/>
    </style:style>
    <style:style style:name="ListLabel_20_774" style:display-name="ListLabel 774" style:family="text">
      <style:text-properties fo:font-size="10pt" style:font-size-asian="10pt"/>
    </style:style>
    <style:style style:name="ListLabel_20_775" style:display-name="ListLabel 775" style:family="text">
      <style:text-properties fo:font-size="10pt" style:font-size-asian="10pt"/>
    </style:style>
    <style:style style:name="ListLabel_20_776" style:display-name="ListLabel 776" style:family="text">
      <style:text-properties fo:font-size="10pt" style:font-size-asian="10pt"/>
    </style:style>
    <style:style style:name="ListLabel_20_777" style:display-name="ListLabel 777" style:family="text">
      <style:text-properties fo:font-size="10pt" style:font-size-asian="10pt"/>
    </style:style>
    <style:style style:name="ListLabel_20_778" style:display-name="ListLabel 778" style:family="text">
      <style:text-properties fo:font-size="10pt" style:font-size-asian="10pt"/>
    </style:style>
    <style:style style:name="ListLabel_20_779" style:display-name="ListLabel 779" style:family="text">
      <style:text-properties fo:font-size="10pt" style:font-size-asian="10pt"/>
    </style:style>
    <style:style style:name="ListLabel_20_780" style:display-name="ListLabel 780" style:family="text">
      <style:text-properties fo:font-size="10pt" style:font-size-asian="10pt"/>
    </style:style>
    <style:style style:name="ListLabel_20_781" style:display-name="ListLabel 781" style:family="text">
      <style:text-properties fo:font-size="10pt" style:font-size-asian="10pt"/>
    </style:style>
    <style:style style:name="ListLabel_20_782" style:display-name="ListLabel 782" style:family="text">
      <style:text-properties fo:font-size="10pt" style:font-size-asian="10pt"/>
    </style:style>
    <style:style style:name="ListLabel_20_783" style:display-name="ListLabel 783" style:family="text">
      <style:text-properties fo:font-size="10pt" style:font-size-asian="10pt"/>
    </style:style>
    <style:style style:name="ListLabel_20_784" style:display-name="ListLabel 784" style:family="text">
      <style:text-properties fo:font-size="10pt" style:font-size-asian="10pt"/>
    </style:style>
    <style:style style:name="ListLabel_20_785" style:display-name="ListLabel 785" style:family="text">
      <style:text-properties fo:font-size="10pt" style:font-size-asian="10pt"/>
    </style:style>
    <style:style style:name="ListLabel_20_786" style:display-name="ListLabel 786" style:family="text">
      <style:text-properties fo:font-size="10pt" style:font-size-asian="10pt"/>
    </style:style>
    <style:style style:name="ListLabel_20_787" style:display-name="ListLabel 787" style:family="text">
      <style:text-properties fo:font-size="10pt" style:font-size-asian="10pt"/>
    </style:style>
    <style:style style:name="ListLabel_20_788" style:display-name="ListLabel 788" style:family="text">
      <style:text-properties fo:font-size="10pt" style:font-size-asian="10pt"/>
    </style:style>
    <style:style style:name="ListLabel_20_789" style:display-name="ListLabel 789" style:family="text">
      <style:text-properties fo:font-size="10pt" style:font-size-asian="10pt"/>
    </style:style>
    <style:style style:name="ListLabel_20_790" style:display-name="ListLabel 790" style:family="text">
      <style:text-properties fo:font-size="10pt" style:font-size-asian="10pt"/>
    </style:style>
    <style:style style:name="ListLabel_20_791" style:display-name="ListLabel 791" style:family="text">
      <style:text-properties fo:font-size="10pt" style:font-size-asian="10pt"/>
    </style:style>
    <style:style style:name="ListLabel_20_792" style:display-name="ListLabel 792" style:family="text">
      <style:text-properties fo:font-size="10pt" style:font-size-asian="10pt"/>
    </style:style>
    <style:style style:name="ListLabel_20_793" style:display-name="ListLabel 793" style:family="text">
      <style:text-properties fo:font-size="10pt" style:font-size-asian="10pt"/>
    </style:style>
    <style:style style:name="ListLabel_20_794" style:display-name="ListLabel 794" style:family="text">
      <style:text-properties fo:font-size="10pt" style:font-size-asian="10pt"/>
    </style:style>
    <style:style style:name="ListLabel_20_795" style:display-name="ListLabel 795" style:family="text">
      <style:text-properties fo:font-size="10pt" style:font-size-asian="10pt"/>
    </style:style>
    <style:style style:name="ListLabel_20_796" style:display-name="ListLabel 796" style:family="text">
      <style:text-properties fo:font-size="10pt" style:font-size-asian="10pt"/>
    </style:style>
    <style:style style:name="ListLabel_20_797" style:display-name="ListLabel 797" style:family="text">
      <style:text-properties fo:font-size="10pt" style:font-size-asian="10pt"/>
    </style:style>
    <style:style style:name="ListLabel_20_798" style:display-name="ListLabel 798" style:family="text">
      <style:text-properties fo:font-size="10pt" style:font-size-asian="10pt"/>
    </style:style>
    <style:style style:name="ListLabel_20_799" style:display-name="ListLabel 799" style:family="text">
      <style:text-properties fo:font-size="10pt" style:font-size-asian="10pt"/>
    </style:style>
    <style:style style:name="ListLabel_20_800" style:display-name="ListLabel 800" style:family="text">
      <style:text-properties fo:font-size="10pt" style:font-size-asian="10pt"/>
    </style:style>
    <style:style style:name="ListLabel_20_801" style:display-name="ListLabel 801" style:family="text">
      <style:text-properties fo:font-size="10pt" style:font-size-asian="10pt"/>
    </style:style>
    <style:style style:name="ListLabel_20_802" style:display-name="ListLabel 802" style:family="text">
      <style:text-properties fo:font-size="10pt" style:font-size-asian="10pt"/>
    </style:style>
    <style:style style:name="ListLabel_20_803" style:display-name="ListLabel 803" style:family="text">
      <style:text-properties fo:font-size="10pt" style:font-size-asian="10pt"/>
    </style:style>
    <style:style style:name="ListLabel_20_804" style:display-name="ListLabel 804" style:family="text">
      <style:text-properties fo:font-size="10pt" style:font-size-asian="10pt"/>
    </style:style>
    <style:style style:name="ListLabel_20_805" style:display-name="ListLabel 805" style:family="text">
      <style:text-properties fo:font-size="10pt" style:font-size-asian="10pt"/>
    </style:style>
    <style:style style:name="ListLabel_20_806" style:display-name="ListLabel 806" style:family="text">
      <style:text-properties fo:font-size="10pt" style:font-size-asian="10pt"/>
    </style:style>
    <style:style style:name="ListLabel_20_807" style:display-name="ListLabel 807" style:family="text">
      <style:text-properties fo:font-size="10pt" style:font-size-asian="10pt"/>
    </style:style>
    <style:style style:name="ListLabel_20_808" style:display-name="ListLabel 808" style:family="text">
      <style:text-properties fo:font-size="10pt" style:font-size-asian="10pt"/>
    </style:style>
    <style:style style:name="ListLabel_20_809" style:display-name="ListLabel 809" style:family="text">
      <style:text-properties fo:font-size="10pt" style:font-size-asian="10pt"/>
    </style:style>
    <style:style style:name="ListLabel_20_810" style:display-name="ListLabel 810" style:family="text">
      <style:text-properties fo:font-size="10pt" style:font-size-asian="10pt"/>
    </style:style>
    <style:style style:name="ListLabel_20_811" style:display-name="ListLabel 811" style:family="text">
      <style:text-properties fo:font-size="10pt" style:font-size-asian="10pt"/>
    </style:style>
    <style:style style:name="ListLabel_20_812" style:display-name="ListLabel 812" style:family="text">
      <style:text-properties fo:font-size="10pt" style:font-size-asian="10pt"/>
    </style:style>
    <style:style style:name="ListLabel_20_813" style:display-name="ListLabel 813" style:family="text">
      <style:text-properties fo:font-size="10pt" style:font-size-asian="10pt"/>
    </style:style>
    <style:style style:name="ListLabel_20_814" style:display-name="ListLabel 814" style:family="text">
      <style:text-properties fo:font-size="10pt" style:font-size-asian="10pt"/>
    </style:style>
    <style:style style:name="ListLabel_20_815" style:display-name="ListLabel 815" style:family="text">
      <style:text-properties fo:font-size="10pt" style:font-size-asian="10pt"/>
    </style:style>
    <style:style style:name="ListLabel_20_816" style:display-name="ListLabel 816" style:family="text">
      <style:text-properties fo:font-size="10pt" style:font-size-asian="10pt"/>
    </style:style>
    <style:style style:name="ListLabel_20_817" style:display-name="ListLabel 817" style:family="text">
      <style:text-properties fo:font-size="10pt" style:font-size-asian="10pt"/>
    </style:style>
    <style:style style:name="ListLabel_20_818" style:display-name="ListLabel 818" style:family="text">
      <style:text-properties fo:font-size="10pt" style:font-size-asian="10pt"/>
    </style:style>
    <style:style style:name="ListLabel_20_819" style:display-name="ListLabel 819" style:family="text">
      <style:text-properties fo:font-size="10pt" style:font-size-asian="10pt"/>
    </style:style>
    <style:style style:name="ListLabel_20_820" style:display-name="ListLabel 820" style:family="text">
      <style:text-properties fo:font-size="10pt" style:font-size-asian="10pt"/>
    </style:style>
    <style:style style:name="ListLabel_20_821" style:display-name="ListLabel 821" style:family="text">
      <style:text-properties fo:font-size="10pt" style:font-size-asian="10pt"/>
    </style:style>
    <style:style style:name="ListLabel_20_822" style:display-name="ListLabel 822" style:family="text">
      <style:text-properties fo:font-size="10pt" style:font-size-asian="10pt"/>
    </style:style>
    <style:style style:name="ListLabel_20_823" style:display-name="ListLabel 823" style:family="text">
      <style:text-properties fo:font-size="10pt" style:font-size-asian="10pt"/>
    </style:style>
    <style:style style:name="ListLabel_20_824" style:display-name="ListLabel 824" style:family="text">
      <style:text-properties fo:font-size="10pt" style:font-size-asian="10pt"/>
    </style:style>
    <style:style style:name="ListLabel_20_825" style:display-name="ListLabel 825" style:family="text">
      <style:text-properties fo:font-size="10pt" style:font-size-asian="10pt"/>
    </style:style>
    <style:style style:name="ListLabel_20_826" style:display-name="ListLabel 826" style:family="text">
      <style:text-properties fo:font-size="10pt" style:font-size-asian="10pt"/>
    </style:style>
    <style:style style:name="ListLabel_20_827" style:display-name="ListLabel 827" style:family="text">
      <style:text-properties fo:font-size="10pt" style:font-size-asian="10pt"/>
    </style:style>
    <style:style style:name="ListLabel_20_828" style:display-name="ListLabel 828" style:family="text">
      <style:text-properties fo:font-size="10pt" style:font-size-asian="10pt"/>
    </style:style>
    <style:style style:name="ListLabel_20_829" style:display-name="ListLabel 829" style:family="text">
      <style:text-properties fo:font-size="10pt" style:font-size-asian="10pt"/>
    </style:style>
    <style:style style:name="ListLabel_20_830" style:display-name="ListLabel 830" style:family="text">
      <style:text-properties fo:font-size="10pt" style:font-size-asian="10pt"/>
    </style:style>
    <style:style style:name="ListLabel_20_831" style:display-name="ListLabel 831" style:family="text">
      <style:text-properties fo:font-size="10pt" style:font-size-asian="10pt"/>
    </style:style>
    <style:style style:name="ListLabel_20_832" style:display-name="ListLabel 832" style:family="text">
      <style:text-properties fo:font-size="10pt" style:font-size-asian="10pt"/>
    </style:style>
    <style:style style:name="ListLabel_20_833" style:display-name="ListLabel 833" style:family="text">
      <style:text-properties fo:font-size="10pt" style:font-size-asian="10pt"/>
    </style:style>
    <style:style style:name="ListLabel_20_834" style:display-name="ListLabel 834" style:family="text">
      <style:text-properties fo:font-size="10pt" style:font-size-asian="10pt"/>
    </style:style>
    <style:style style:name="ListLabel_20_835" style:display-name="ListLabel 835" style:family="text">
      <style:text-properties fo:font-size="10pt" style:font-size-asian="10pt"/>
    </style:style>
    <style:style style:name="ListLabel_20_836" style:display-name="ListLabel 836" style:family="text">
      <style:text-properties fo:font-size="10pt" style:font-size-asian="10pt"/>
    </style:style>
    <style:style style:name="ListLabel_20_837" style:display-name="ListLabel 837" style:family="text">
      <style:text-properties fo:font-size="10pt" style:font-size-asian="10pt"/>
    </style:style>
    <style:style style:name="ListLabel_20_838" style:display-name="ListLabel 838" style:family="text">
      <style:text-properties fo:font-size="10pt" style:font-size-asian="10pt"/>
    </style:style>
    <style:style style:name="ListLabel_20_839" style:display-name="ListLabel 839" style:family="text">
      <style:text-properties fo:font-size="10pt" style:font-size-asian="10pt"/>
    </style:style>
    <style:style style:name="ListLabel_20_840" style:display-name="ListLabel 840" style:family="text">
      <style:text-properties fo:font-size="10pt" style:font-size-asian="10pt"/>
    </style:style>
    <style:style style:name="ListLabel_20_841" style:display-name="ListLabel 841" style:family="text">
      <style:text-properties fo:font-size="10pt" style:font-size-asian="10pt"/>
    </style:style>
    <style:style style:name="ListLabel_20_842" style:display-name="ListLabel 842" style:family="text">
      <style:text-properties fo:font-size="10pt" style:font-size-asian="10pt"/>
    </style:style>
    <style:style style:name="ListLabel_20_843" style:display-name="ListLabel 843" style:family="text">
      <style:text-properties fo:font-size="10pt" style:font-size-asian="10pt"/>
    </style:style>
    <style:style style:name="ListLabel_20_844" style:display-name="ListLabel 844" style:family="text">
      <style:text-properties fo:font-size="10pt" style:font-size-asian="10pt"/>
    </style:style>
    <style:style style:name="ListLabel_20_845" style:display-name="ListLabel 845" style:family="text">
      <style:text-properties fo:font-size="10pt" style:font-size-asian="10pt"/>
    </style:style>
    <style:style style:name="ListLabel_20_846" style:display-name="ListLabel 846" style:family="text">
      <style:text-properties fo:font-size="10pt" style:font-size-asian="10pt"/>
    </style:style>
    <style:style style:name="ListLabel_20_847" style:display-name="ListLabel 847" style:family="text">
      <style:text-properties fo:font-size="10pt" style:font-size-asian="10pt"/>
    </style:style>
    <style:style style:name="ListLabel_20_848" style:display-name="ListLabel 848" style:family="text">
      <style:text-properties fo:font-size="10pt" style:font-size-asian="10pt"/>
    </style:style>
    <style:style style:name="ListLabel_20_849" style:display-name="ListLabel 849" style:family="text">
      <style:text-properties fo:font-size="10pt" style:font-size-asian="10pt"/>
    </style:style>
    <style:style style:name="ListLabel_20_850" style:display-name="ListLabel 850" style:family="text">
      <style:text-properties fo:font-size="10pt" style:font-size-asian="10pt"/>
    </style:style>
    <style:style style:name="ListLabel_20_851" style:display-name="ListLabel 851" style:family="text">
      <style:text-properties fo:font-size="10pt" style:font-size-asian="10pt"/>
    </style:style>
    <style:style style:name="ListLabel_20_852" style:display-name="ListLabel 852" style:family="text">
      <style:text-properties fo:font-size="10pt" style:font-size-asian="10pt"/>
    </style:style>
    <style:style style:name="ListLabel_20_853" style:display-name="ListLabel 853" style:family="text">
      <style:text-properties fo:font-size="10pt" style:font-size-asian="10pt"/>
    </style:style>
    <style:style style:name="ListLabel_20_854" style:display-name="ListLabel 854" style:family="text">
      <style:text-properties fo:font-size="10pt" style:font-size-asian="10pt"/>
    </style:style>
    <style:style style:name="ListLabel_20_855" style:display-name="ListLabel 855" style:family="text">
      <style:text-properties fo:font-size="10pt" style:font-size-asian="10pt"/>
    </style:style>
    <style:style style:name="ListLabel_20_856" style:display-name="ListLabel 856" style:family="text">
      <style:text-properties fo:font-size="10pt" style:font-size-asian="10pt"/>
    </style:style>
    <style:style style:name="ListLabel_20_857" style:display-name="ListLabel 857" style:family="text">
      <style:text-properties fo:font-size="10pt" style:font-size-asian="10pt"/>
    </style:style>
    <style:style style:name="ListLabel_20_858" style:display-name="ListLabel 858" style:family="text">
      <style:text-properties fo:font-size="10pt" style:font-size-asian="10pt"/>
    </style:style>
    <style:style style:name="ListLabel_20_859" style:display-name="ListLabel 859" style:family="text">
      <style:text-properties fo:font-size="10pt" style:font-size-asian="10pt"/>
    </style:style>
    <style:style style:name="ListLabel_20_860" style:display-name="ListLabel 860" style:family="text">
      <style:text-properties fo:font-size="10pt" style:font-size-asian="10pt"/>
    </style:style>
    <style:style style:name="ListLabel_20_861" style:display-name="ListLabel 861" style:family="text">
      <style:text-properties fo:font-size="10pt" style:font-size-asian="10pt"/>
    </style:style>
    <style:style style:name="ListLabel_20_862" style:display-name="ListLabel 862" style:family="text">
      <style:text-properties fo:font-size="10pt" style:font-size-asian="10pt"/>
    </style:style>
    <style:style style:name="ListLabel_20_863" style:display-name="ListLabel 863" style:family="text">
      <style:text-properties fo:font-size="10pt" style:font-size-asian="10pt"/>
    </style:style>
    <style:style style:name="ListLabel_20_864" style:display-name="ListLabel 864" style:family="text">
      <style:text-properties fo:font-size="10pt" style:font-size-asian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2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1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2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2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2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ListLabel_20_2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3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3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style-name="ListLabel_20_2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5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5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text:style-name="ListLabel_20_2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6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6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text:style-name="ListLabel_20_27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7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7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text:style-name="ListLabel_20_28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8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8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text:style-name="ListLabel_20_28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9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9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text:style-name="ListLabel_20_29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9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0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30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3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3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3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3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3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text:style-name="ListLabel_20_30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0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0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3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3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3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3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3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3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bullet text:level="1" text:style-name="ListLabel_20_3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1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3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3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3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3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3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3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bullet text:level="1" text:style-name="ListLabel_20_3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2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32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3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3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3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3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3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bullet text:level="1" text:style-name="ListLabel_20_3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3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33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3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3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3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3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3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bullet text:level="1" text:style-name="ListLabel_20_3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4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34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3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3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3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3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3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bullet text:level="1" text:style-name="ListLabel_20_3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5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35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3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3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3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3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3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bullet text:level="1" text:style-name="ListLabel_20_3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6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36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3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3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3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3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3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bullet text:level="1" text:style-name="ListLabel_20_3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7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37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3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3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3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3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3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bullet text:level="1" text:style-name="ListLabel_20_37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8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38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3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3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3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3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3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4">
      <text:list-level-style-bullet text:level="1" text:style-name="ListLabel_20_3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8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39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3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3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3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3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3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5">
      <text:list-level-style-bullet text:level="1" text:style-name="ListLabel_20_3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9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0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40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4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4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4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4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6">
      <text:list-level-style-bullet text:level="1" text:style-name="ListLabel_20_40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40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4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0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4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4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4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4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4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7">
      <text:list-level-style-bullet text:level="1" text:style-name="ListLabel_20_4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41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4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4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4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4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4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4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8">
      <text:list-level-style-bullet text:level="1" text:style-name="ListLabel_20_4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42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4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42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4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4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4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4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9">
      <text:list-level-style-bullet text:level="1" text:style-name="ListLabel_20_4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43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4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43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4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4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4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4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0">
      <text:list-level-style-bullet text:level="1" text:style-name="ListLabel_20_4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44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4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44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4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4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4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4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1">
      <text:list-level-style-bullet text:level="1" text:style-name="ListLabel_20_45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45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4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45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4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4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4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4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2">
      <text:list-level-style-bullet text:level="1" text:style-name="ListLabel_20_46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46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4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46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4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4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4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4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3">
      <text:list-level-style-bullet text:level="1" text:style-name="ListLabel_20_46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47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4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47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4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4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4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4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4">
      <text:list-level-style-bullet text:level="1" text:style-name="ListLabel_20_47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47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4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48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4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4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4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4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5">
      <text:list-level-style-bullet text:level="1" text:style-name="ListLabel_20_48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48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4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49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4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4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4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4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6">
      <text:list-level-style-bullet text:level="1" text:style-name="ListLabel_20_49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49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4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0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50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5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5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5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7">
      <text:list-level-style-bullet text:level="1" text:style-name="ListLabel_20_50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50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5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5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0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5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5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5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5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8">
      <text:list-level-style-bullet text:level="1" text:style-name="ListLabel_20_5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51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5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5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5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5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5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5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9">
      <text:list-level-style-bullet text:level="1" text:style-name="ListLabel_20_5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52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5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5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52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5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5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5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0">
      <text:list-level-style-bullet text:level="1" text:style-name="ListLabel_20_5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53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5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5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53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5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5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5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1">
      <text:list-level-style-bullet text:level="1" text:style-name="ListLabel_20_5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54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5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5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54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5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5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5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2">
      <text:list-level-style-bullet text:level="1" text:style-name="ListLabel_20_5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55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5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5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55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5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5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5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3">
      <text:list-level-style-bullet text:level="1" text:style-name="ListLabel_20_55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56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5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5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56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5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5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5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4">
      <text:list-level-style-bullet text:level="1" text:style-name="ListLabel_20_56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56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5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5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57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5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5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5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5">
      <text:list-level-style-bullet text:level="1" text:style-name="ListLabel_20_57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57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5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5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58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5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5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5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6">
      <text:list-level-style-bullet text:level="1" text:style-name="ListLabel_20_58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58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5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5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59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5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5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5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7">
      <text:list-level-style-bullet text:level="1" text:style-name="ListLabel_20_59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59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5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5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0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60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6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6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8">
      <text:list-level-style-bullet text:level="1" text:style-name="ListLabel_20_60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60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6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6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6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0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6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6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6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9">
      <text:list-level-style-bullet text:level="1" text:style-name="ListLabel_20_6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61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6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6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6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6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6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6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0">
      <text:list-level-style-bullet text:level="1" text:style-name="ListLabel_20_6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62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6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6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6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62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6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6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1">
      <text:list-level-style-bullet text:level="1" text:style-name="ListLabel_20_6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63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6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6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6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63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6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6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2">
      <text:list-level-style-bullet text:level="1" text:style-name="ListLabel_20_6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64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6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6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6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64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6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6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3">
      <text:list-level-style-bullet text:level="1" text:style-name="ListLabel_20_6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65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6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6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6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65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6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6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4">
      <text:list-level-style-bullet text:level="1" text:style-name="ListLabel_20_6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65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6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6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6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66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6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6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5">
      <text:list-level-style-bullet text:level="1" text:style-name="ListLabel_20_6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66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6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6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6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67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6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6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6">
      <text:list-level-style-bullet text:level="1" text:style-name="ListLabel_20_67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67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6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6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6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68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6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6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7">
      <text:list-level-style-bullet text:level="1" text:style-name="ListLabel_20_6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68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6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6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6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69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6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6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8">
      <text:list-level-style-bullet text:level="1" text:style-name="ListLabel_20_6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69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6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6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6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0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70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7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9">
      <text:list-level-style-bullet text:level="1" text:style-name="ListLabel_20_70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70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7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7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7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7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0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7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7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0">
      <text:list-level-style-bullet text:level="1" text:style-name="ListLabel_20_7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71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7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7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7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7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7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7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1">
      <text:list-level-style-bullet text:level="1" text:style-name="ListLabel_20_7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72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7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7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7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7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72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7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2">
      <text:list-level-style-bullet text:level="1" text:style-name="ListLabel_20_7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73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7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7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7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7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73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7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3">
      <text:list-level-style-bullet text:level="1" text:style-name="ListLabel_20_7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74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7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7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7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7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74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7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4">
      <text:list-level-style-bullet text:level="1" text:style-name="ListLabel_20_74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74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7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7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7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7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75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7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5">
      <text:list-level-style-bullet text:level="1" text:style-name="ListLabel_20_7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75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7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7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7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7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76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7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6">
      <text:list-level-style-bullet text:level="1" text:style-name="ListLabel_20_76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76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7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7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7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7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77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7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7">
      <text:list-level-style-bullet text:level="1" text:style-name="ListLabel_20_77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77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7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7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7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7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78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7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8">
      <text:list-level-style-bullet text:level="1" text:style-name="ListLabel_20_78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78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7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7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7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7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79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7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9">
      <text:list-level-style-bullet text:level="1" text:style-name="ListLabel_20_79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79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7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7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7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7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0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80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0">
      <text:list-level-style-bullet text:level="1" text:style-name="ListLabel_20_80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80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8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8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8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8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8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0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8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1">
      <text:list-level-style-bullet text:level="1" text:style-name="ListLabel_20_8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81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8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8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8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8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8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8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2">
      <text:list-level-style-bullet text:level="1" text:style-name="ListLabel_20_8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82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8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8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8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8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8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82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3">
      <text:list-level-style-bullet text:level="1" text:style-name="ListLabel_20_8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83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8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8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8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8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8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83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4">
      <text:list-level-style-bullet text:level="1" text:style-name="ListLabel_20_8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83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8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8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8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8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8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84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5">
      <text:list-level-style-bullet text:level="1" text:style-name="ListLabel_20_8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84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8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8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8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8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8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85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6">
      <text:list-level-style-bullet text:level="1" text:style-name="ListLabel_20_8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85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8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8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8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8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8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86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Thème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5in" fo:margin-bottom="0.4917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2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nsour</meta:initial-creator>
    <meta:editing-cycles>33</meta:editing-cycles>
    <meta:creation-date>2026-04-03T23:19:00</meta:creation-date>
    <dc:date>2026-04-07T12:27:50.562601221</dc:date>
    <meta:editing-duration>PT16H39M20S</meta:editing-duration>
    <meta:generator>LibreOffice/24.2.7.2$Linux_X86_64 LibreOffice_project/420$Build-2</meta:generator>
    <meta:document-statistic meta:table-count="1" meta:image-count="0" meta:object-count="0" meta:page-count="18" meta:paragraph-count="398" meta:word-count="4457" meta:character-count="28802" meta:non-whitespace-character-count="24930"/>
    <meta:user-defined meta:name="AppVersion">14.0000</meta:user-defined>
    <meta:template xlink:type="simple" xlink:actuate="onRequest" xlink:title="Normal.dotm" xlink:href=""/>
  </office:meta>
</office:document-meta>
</file>